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ew users" table:style-name="ta1">
        <table:shapes>
          <draw:frame draw:z-index="0" draw:style-name="gr1" draw:text-style-name="P1" svg:width="159.99mm" svg:height="89.99mm" svg:x="208.82mm" svg:y="1mm">
            <draw:object draw:notify-on-update-of-ranges="'New users'.A1:'New users'.A1 'New users'.A2:'New users'.A133 'New users'.B1:'New users'.B1 'New users'.B2:'New users'.B133 'New users'.C1:'New users'.C1 'New users'.C2:'New users'.C133 'New users'.D1:'New users'.D1 'New users'.D2:'New users'.D13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users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" calcext:value-type="float">
            <text:p>8</text:p>
          </table:table-cell>
          <table:table-cell table:style-name="ce6" table:formula="of:=SUM([.B2:.B13])/12" office:value-type="float" office:value="7.83333333333333" calcext:value-type="float">
            <text:p>7,8333333333</text:p>
          </table:table-cell>
          <table:table-cell table:number-columns-repeated="1016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0" calcext:value-type="float">
            <text:p>10</text:p>
          </table:table-cell>
          <table:table-cell table:formula="of:=SUM([.B3:.B14])/12" office:value-type="float" office:value="8.16666666666667" calcext:value-type="float">
            <text:p>8,1666666667</text:p>
          </table:table-cell>
          <table:table-cell table:number-columns-repeated="1016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" calcext:value-type="float">
            <text:p>5</text:p>
          </table:table-cell>
          <table:table-cell table:formula="of:=SUM([.B4:.B15])/12" office:value-type="float" office:value="7.83333333333333" calcext:value-type="float">
            <text:p>7,8333333333</text:p>
          </table:table-cell>
          <table:table-cell table:number-columns-repeated="1016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" calcext:value-type="float">
            <text:p>6</text:p>
          </table:table-cell>
          <table:table-cell table:formula="of:=SUM([.B5:.B16])/12" office:value-type="float" office:value="7.5" calcext:value-type="float">
            <text:p>7,5</text:p>
          </table:table-cell>
          <table:table-cell table:number-columns-repeated="1016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5" calcext:value-type="float">
            <text:p>5</text:p>
          </table:table-cell>
          <table:table-cell table:formula="of:=SUM([.B6:.B17])/12" office:value-type="float" office:value="7.25" calcext:value-type="float">
            <text:p>7,25</text:p>
          </table:table-cell>
          <table:table-cell table:number-columns-repeated="1016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" calcext:value-type="float">
            <text:p>13</text:p>
          </table:table-cell>
          <table:table-cell table:formula="of:=SUM([.B7:.B18])/12" office:value-type="float" office:value="7.66666666666667" calcext:value-type="float">
            <text:p>7,6666666667</text:p>
          </table:table-cell>
          <table:table-cell table:number-columns-repeated="1016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" calcext:value-type="float">
            <text:p>12</text:p>
          </table:table-cell>
          <table:table-cell table:formula="of:=SUM([.B8:.B19])/12" office:value-type="float" office:value="8.16666666666667" calcext:value-type="float">
            <text:p>8,1666666667</text:p>
          </table:table-cell>
          <table:table-cell table:number-columns-repeated="1016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" calcext:value-type="float">
            <text:p>4</text:p>
          </table:table-cell>
          <table:table-cell table:formula="of:=SUM([.B9:.B20])/12" office:value-type="float" office:value="7.75" calcext:value-type="float">
            <text:p>7,75</text:p>
          </table:table-cell>
          <table:table-cell table:number-columns-repeated="1016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9" calcext:value-type="float">
            <text:p>9</text:p>
          </table:table-cell>
          <table:table-cell table:formula="of:=SUM([.B10:.B21])/12" office:value-type="float" office:value="7.25" calcext:value-type="float">
            <text:p>7,25</text:p>
          </table:table-cell>
          <table:table-cell table:number-columns-repeated="1016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9" calcext:value-type="float">
            <text:p>9</text:p>
          </table:table-cell>
          <table:table-cell table:formula="of:=SUM([.B11:.B22])/12" office:value-type="float" office:value="7.75" calcext:value-type="float">
            <text:p>7,75</text:p>
          </table:table-cell>
          <table:table-cell table:number-columns-repeated="1016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" calcext:value-type="float">
            <text:p>14</text:p>
          </table:table-cell>
          <table:table-cell table:formula="of:=SUM([.B12:.B23])/12" office:value-type="float" office:value="8.41666666666667" calcext:value-type="float">
            <text:p>8,4166666667</text:p>
          </table:table-cell>
          <table:table-cell table:number-columns-repeated="1016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" calcext:value-type="float">
            <text:p>9</text:p>
          </table:table-cell>
          <table:table-cell table:formula="of:=SUM([.B13:.B24])/12" office:value-type="float" office:value="8.66666666666667" calcext:value-type="float">
            <text:p>8,6666666667</text:p>
          </table:table-cell>
          <table:table-cell table:number-columns-repeated="1016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7" calcext:value-type="float">
            <text:p>7</text:p>
          </table:table-cell>
          <table:table-cell table:formula="of:=SUM([.B14:.B25])/12" office:value-type="float" office:value="8.58333333333333" calcext:value-type="float">
            <text:p>8,5833333333</text:p>
          </table:table-cell>
          <table:table-cell table:formula="of:=[.C25]-[.C13]" office:value-type="float" office:value="0.750000000000001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" calcext:value-type="float">
            <text:p>10</text:p>
          </table:table-cell>
          <table:table-cell table:formula="of:=SUM([.B15:.B26])/12" office:value-type="float" office:value="8.58333333333333" calcext:value-type="float">
            <text:p>8,5833333333</text:p>
          </table:table-cell>
          <table:table-cell table:formula="of:=[.C26]-[.C14]" office:value-type="float" office:value="0.416666666666668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" calcext:value-type="float">
            <text:p>8</text:p>
          </table:table-cell>
          <table:table-cell table:formula="of:=SUM([.B16:.B27])/12" office:value-type="float" office:value="8.83333333333333" calcext:value-type="float">
            <text:p>8,8333333333</text:p>
          </table:table-cell>
          <table:table-cell table:formula="of:=[.C27]-[.C1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1" calcext:value-type="float">
            <text:p>21</text:p>
          </table:table-cell>
          <table:table-cell table:formula="of:=SUM([.B17:.B28])/12" office:value-type="float" office:value="10.0833333333333" calcext:value-type="float">
            <text:p>10,0833333333</text:p>
          </table:table-cell>
          <table:table-cell table:formula="of:=[.C28]-[.C16]" office:value-type="float" office:value="2.58333333333333" calcext:value-type="float">
            <text:p>2,5833333333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" calcext:value-type="float">
            <text:p>10</text:p>
          </table:table-cell>
          <table:table-cell table:formula="of:=SUM([.B18:.B29])/12" office:value-type="float" office:value="10.5" calcext:value-type="float">
            <text:p>10,5</text:p>
          </table:table-cell>
          <table:table-cell table:formula="of:=[.C29]-[.C17]" office:value-type="float" office:value="3.25" calcext:value-type="float">
            <text:p>3,25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9" calcext:value-type="float">
            <text:p>9</text:p>
          </table:table-cell>
          <table:table-cell table:formula="of:=SUM([.B19:.B30])/12" office:value-type="float" office:value="10.1666666666667" calcext:value-type="float">
            <text:p>10,1666666667</text:p>
          </table:table-cell>
          <table:table-cell table:formula="of:=[.C30]-[.C18]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9" calcext:value-type="float">
            <text:p>9</text:p>
          </table:table-cell>
          <table:table-cell table:formula="of:=SUM([.B20:.B31])/12" office:value-type="float" office:value="9.91666666666667" calcext:value-type="float">
            <text:p>9,9166666667</text:p>
          </table:table-cell>
          <table:table-cell table:formula="of:=[.C31]-[.C19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" calcext:value-type="float">
            <text:p>9</text:p>
          </table:table-cell>
          <table:table-cell table:formula="of:=SUM([.B21:.B32])/12" office:value-type="float" office:value="10.3333333333333" calcext:value-type="float">
            <text:p>10,3333333333</text:p>
          </table:table-cell>
          <table:table-cell table:formula="of:=[.C32]-[.C20]" office:value-type="float" office:value="2.58333333333333" calcext:value-type="float">
            <text:p>2,5833333333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" calcext:value-type="float">
            <text:p>5</text:p>
          </table:table-cell>
          <table:table-cell table:formula="of:=SUM([.B22:.B33])/12" office:value-type="float" office:value="10" calcext:value-type="float">
            <text:p>10</text:p>
          </table:table-cell>
          <table:table-cell table:formula="of:=[.C33]-[.C21]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7" calcext:value-type="float">
            <text:p>7</text:p>
          </table:table-cell>
          <table:table-cell table:formula="of:=SUM([.B23:.B34])/12" office:value-type="float" office:value="9.83333333333333" calcext:value-type="float">
            <text:p>9,8333333333</text:p>
          </table:table-cell>
          <table:table-cell table:formula="of:=[.C34]-[.C22]" office:value-type="float" office:value="2.08333333333333" calcext:value-type="float">
            <text:p>2,0833333333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2" calcext:value-type="float">
            <text:p>12</text:p>
          </table:table-cell>
          <table:table-cell table:formula="of:=SUM([.B24:.B35])/12" office:value-type="float" office:value="9.66666666666667" calcext:value-type="float">
            <text:p>9,6666666667</text:p>
          </table:table-cell>
          <table:table-cell table:formula="of:=[.C35]-[.C23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" calcext:value-type="float">
            <text:p>6</text:p>
          </table:table-cell>
          <table:table-cell table:formula="of:=SUM([.B25:.B36])/12" office:value-type="float" office:value="9.41666666666667" calcext:value-type="float">
            <text:p>9,4166666667</text:p>
          </table:table-cell>
          <table:table-cell table:formula="of:=[.C36]-[.C24]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9" calcext:value-type="float">
            <text:p>9</text:p>
          </table:table-cell>
          <table:table-cell table:formula="of:=SUM([.B26:.B37])/12" office:value-type="float" office:value="9.58333333333333" calcext:value-type="float">
            <text:p>9,5833333333</text:p>
          </table:table-cell>
          <table:table-cell table:formula="of:=[.C37]-[.C2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7" calcext:value-type="float">
            <text:p>7</text:p>
          </table:table-cell>
          <table:table-cell table:formula="of:=SUM([.B27:.B38])/12" office:value-type="float" office:value="9.33333333333333" calcext:value-type="float">
            <text:p>9,3333333333</text:p>
          </table:table-cell>
          <table:table-cell table:formula="of:=[.C38]-[.C26]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" calcext:value-type="float">
            <text:p>10</text:p>
          </table:table-cell>
          <table:table-cell table:formula="of:=SUM([.B28:.B39])/12" office:value-type="float" office:value="9.5" calcext:value-type="float">
            <text:p>9,5</text:p>
          </table:table-cell>
          <table:table-cell table:formula="of:=[.C39]-[.C27]" office:value-type="float" office:value="0.666666666666666" calcext:value-type="float">
            <text:p>0,6666666667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0" calcext:value-type="float">
            <text:p>10</text:p>
          </table:table-cell>
          <table:table-cell table:formula="of:=SUM([.B29:.B40])/12" office:value-type="float" office:value="8.58333333333333" calcext:value-type="float">
            <text:p>8,5833333333</text:p>
          </table:table-cell>
          <table:table-cell table:formula="of:=[.C40]-[.C28]" office:value-type="float" office:value="-1.5" calcext:value-type="float">
            <text:p>-1,5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2" calcext:value-type="float">
            <text:p>12</text:p>
          </table:table-cell>
          <table:table-cell table:formula="of:=SUM([.B30:.B41])/12" office:value-type="float" office:value="8.75" calcext:value-type="float">
            <text:p>8,75</text:p>
          </table:table-cell>
          <table:table-cell table:formula="of:=[.C41]-[.C29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5" calcext:value-type="float">
            <text:p>5</text:p>
          </table:table-cell>
          <table:table-cell table:formula="of:=SUM([.B31:.B42])/12" office:value-type="float" office:value="8.41666666666667" calcext:value-type="float">
            <text:p>8,4166666667</text:p>
          </table:table-cell>
          <table:table-cell table:formula="of:=[.C42]-[.C30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" calcext:value-type="float">
            <text:p>5</text:p>
          </table:table-cell>
          <table:table-cell table:formula="of:=SUM([.B32:.B43])/12" office:value-type="float" office:value="8.08333333333333" calcext:value-type="float">
            <text:p>8,0833333333</text:p>
          </table:table-cell>
          <table:table-cell table:formula="of:=[.C43]-[.C31]" office:value-type="float" office:value="-1.83333333333333" calcext:value-type="float">
            <text:p>-1,8333333333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6" calcext:value-type="float">
            <text:p>6</text:p>
          </table:table-cell>
          <table:table-cell table:formula="of:=SUM([.B33:.B44])/12" office:value-type="float" office:value="7.83333333333333" calcext:value-type="float">
            <text:p>7,8333333333</text:p>
          </table:table-cell>
          <table:table-cell table:formula="of:=[.C44]-[.C32]" office:value-type="float" office:value="-2.5" calcext:value-type="float">
            <text:p>-2,5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" calcext:value-type="float">
            <text:p>10</text:p>
          </table:table-cell>
          <table:table-cell table:formula="of:=SUM([.B34:.B45])/12" office:value-type="float" office:value="8.25" calcext:value-type="float">
            <text:p>8,25</text:p>
          </table:table-cell>
          <table:table-cell table:formula="of:=[.C45]-[.C33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5" calcext:value-type="float">
            <text:p>5</text:p>
          </table:table-cell>
          <table:table-cell table:formula="of:=SUM([.B35:.B46])/12" office:value-type="float" office:value="8.08333333333333" calcext:value-type="float">
            <text:p>8,0833333333</text:p>
          </table:table-cell>
          <table:table-cell table:formula="of:=[.C46]-[.C34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0" calcext:value-type="float">
            <text:p>20</text:p>
          </table:table-cell>
          <table:table-cell table:formula="of:=SUM([.B36:.B47])/12" office:value-type="float" office:value="8.75" calcext:value-type="float">
            <text:p>8,75</text:p>
          </table:table-cell>
          <table:table-cell table:formula="of:=[.C47]-[.C35]" office:value-type="float" office:value="-0.916666666666666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1" calcext:value-type="float">
            <text:p>11</text:p>
          </table:table-cell>
          <table:table-cell table:formula="of:=SUM([.B37:.B48])/12" office:value-type="float" office:value="9.16666666666667" calcext:value-type="float">
            <text:p>9,1666666667</text:p>
          </table:table-cell>
          <table:table-cell table:formula="of:=[.C48]-[.C36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4" calcext:value-type="float">
            <text:p>4</text:p>
          </table:table-cell>
          <table:table-cell table:formula="of:=SUM([.B38:.B49])/12" office:value-type="float" office:value="8.75" calcext:value-type="float">
            <text:p>8,75</text:p>
          </table:table-cell>
          <table:table-cell table:formula="of:=[.C49]-[.C37]" office:value-type="float" office:value="-0.833333333333334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" calcext:value-type="float">
            <text:p>12</text:p>
          </table:table-cell>
          <table:table-cell table:formula="of:=SUM([.B39:.B50])/12" office:value-type="float" office:value="9.16666666666667" calcext:value-type="float">
            <text:p>9,1666666667</text:p>
          </table:table-cell>
          <table:table-cell table:formula="of:=[.C50]-[.C38]" office:value-type="float" office:value="-0.166666666666668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5" calcext:value-type="float">
            <text:p>5</text:p>
          </table:table-cell>
          <table:table-cell table:formula="of:=SUM([.B40:.B51])/12" office:value-type="float" office:value="8.75" calcext:value-type="float">
            <text:p>8,75</text:p>
          </table:table-cell>
          <table:table-cell table:formula="of:=[.C51]-[.C39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3" calcext:value-type="float">
            <text:p>13</text:p>
          </table:table-cell>
          <table:table-cell table:formula="of:=SUM([.B41:.B52])/12" office:value-type="float" office:value="9" calcext:value-type="float">
            <text:p>9</text:p>
          </table:table-cell>
          <table:table-cell table:formula="of:=[.C52]-[.C40]" office:value-type="float" office:value="0.416666666666666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7" calcext:value-type="float">
            <text:p>7</text:p>
          </table:table-cell>
          <table:table-cell table:formula="of:=SUM([.B42:.B53])/12" office:value-type="float" office:value="8.58333333333333" calcext:value-type="float">
            <text:p>8,5833333333</text:p>
          </table:table-cell>
          <table:table-cell table:formula="of:=[.C53]-[.C41]" office:value-type="float" office:value="-0.166666666666666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4" calcext:value-type="float">
            <text:p>14</text:p>
          </table:table-cell>
          <table:table-cell table:formula="of:=SUM([.B43:.B54])/12" office:value-type="float" office:value="9.33333333333333" calcext:value-type="float">
            <text:p>9,3333333333</text:p>
          </table:table-cell>
          <table:table-cell table:formula="of:=[.C54]-[.C42]" office:value-type="float" office:value="0.916666666666668" calcext:value-type="float">
            <text:p>0,9166666667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7" calcext:value-type="float">
            <text:p>7</text:p>
          </table:table-cell>
          <table:table-cell table:formula="of:=SUM([.B44:.B55])/12" office:value-type="float" office:value="9.5" calcext:value-type="float">
            <text:p>9,5</text:p>
          </table:table-cell>
          <table:table-cell table:formula="of:=[.C55]-[.C43]" office:value-type="float" office:value="1.41666666666667" calcext:value-type="float">
            <text:p>1,4166666667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8" calcext:value-type="float">
            <text:p>8</text:p>
          </table:table-cell>
          <table:table-cell table:formula="of:=SUM([.B45:.B56])/12" office:value-type="float" office:value="9.66666666666667" calcext:value-type="float">
            <text:p>9,6666666667</text:p>
          </table:table-cell>
          <table:table-cell table:formula="of:=[.C56]-[.C44]" office:value-type="float" office:value="1.83333333333333" calcext:value-type="float">
            <text:p>1,8333333333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1" calcext:value-type="float">
            <text:p>11</text:p>
          </table:table-cell>
          <table:table-cell table:formula="of:=SUM([.B46:.B57])/12" office:value-type="float" office:value="9.75" calcext:value-type="float">
            <text:p>9,75</text:p>
          </table:table-cell>
          <table:table-cell table:formula="of:=[.C57]-[.C45]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" calcext:value-type="float">
            <text:p>6</text:p>
          </table:table-cell>
          <table:table-cell table:formula="of:=SUM([.B47:.B58])/12" office:value-type="float" office:value="9.83333333333333" calcext:value-type="float">
            <text:p>9,8333333333</text:p>
          </table:table-cell>
          <table:table-cell table:formula="of:=[.C58]-[.C46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" calcext:value-type="float">
            <text:p>10</text:p>
          </table:table-cell>
          <table:table-cell table:formula="of:=SUM([.B48:.B59])/12" office:value-type="float" office:value="9" calcext:value-type="float">
            <text:p>9</text:p>
          </table:table-cell>
          <table:table-cell table:formula="of:=[.C59]-[.C47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" calcext:value-type="float">
            <text:p>8</text:p>
          </table:table-cell>
          <table:table-cell table:formula="of:=SUM([.B49:.B60])/12" office:value-type="float" office:value="8.75" calcext:value-type="float">
            <text:p>8,75</text:p>
          </table:table-cell>
          <table:table-cell table:formula="of:=[.C60]-[.C48]" office:value-type="float" office:value="-0.416666666666666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" calcext:value-type="float">
            <text:p>6</text:p>
          </table:table-cell>
          <table:table-cell table:formula="of:=SUM([.B50:.B61])/12" office:value-type="float" office:value="8.91666666666667" calcext:value-type="float">
            <text:p>8,9166666667</text:p>
          </table:table-cell>
          <table:table-cell table:formula="of:=[.C61]-[.C49]" office:value-type="float" office:value="0.166666666666666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4" calcext:value-type="float">
            <text:p>14</text:p>
          </table:table-cell>
          <table:table-cell table:formula="of:=SUM([.B51:.B62])/12" office:value-type="float" office:value="9.08333333333333" calcext:value-type="float">
            <text:p>9,0833333333</text:p>
          </table:table-cell>
          <table:table-cell table:formula="of:=[.C62]-[.C50]" office:value-type="float" office:value="-0.0833333333333322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2" calcext:value-type="float">
            <text:p>12</text:p>
          </table:table-cell>
          <table:table-cell table:formula="of:=SUM([.B52:.B63])/12" office:value-type="float" office:value="9.66666666666667" calcext:value-type="float">
            <text:p>9,6666666667</text:p>
          </table:table-cell>
          <table:table-cell table:formula="of:=[.C63]-[.C51]" office:value-type="float" office:value="0.916666666666666" calcext:value-type="float">
            <text:p>0,9166666667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4" calcext:value-type="float">
            <text:p>14</text:p>
          </table:table-cell>
          <table:table-cell table:formula="of:=SUM([.B53:.B64])/12" office:value-type="float" office:value="9.75" calcext:value-type="float">
            <text:p>9,75</text:p>
          </table:table-cell>
          <table:table-cell table:formula="of:=[.C64]-[.C52]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3" calcext:value-type="float">
            <text:p>13</text:p>
          </table:table-cell>
          <table:table-cell table:formula="of:=SUM([.B54:.B65])/12" office:value-type="float" office:value="10.25" calcext:value-type="float">
            <text:p>10,25</text:p>
          </table:table-cell>
          <table:table-cell table:formula="of:=[.C65]-[.C53]" office:value-type="float" office:value="1.66666666666667" calcext:value-type="float">
            <text:p>1,6666666667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" calcext:value-type="float">
            <text:p>16</text:p>
          </table:table-cell>
          <table:table-cell table:formula="of:=SUM([.B55:.B66])/12" office:value-type="float" office:value="10.4166666666667" calcext:value-type="float">
            <text:p>10,4166666667</text:p>
          </table:table-cell>
          <table:table-cell table:formula="of:=[.C66]-[.C54]" office:value-type="float" office:value="1.08333333333333" calcext:value-type="float">
            <text:p>1,0833333333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1" calcext:value-type="float">
            <text:p>11</text:p>
          </table:table-cell>
          <table:table-cell table:formula="of:=SUM([.B56:.B67])/12" office:value-type="float" office:value="10.75" calcext:value-type="float">
            <text:p>10,75</text:p>
          </table:table-cell>
          <table:table-cell table:formula="of:=[.C67]-[.C55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" calcext:value-type="float">
            <text:p>5</text:p>
          </table:table-cell>
          <table:table-cell table:formula="of:=SUM([.B57:.B68])/12" office:value-type="float" office:value="10.5" calcext:value-type="float">
            <text:p>10,5</text:p>
          </table:table-cell>
          <table:table-cell table:formula="of:=[.C68]-[.C56]" office:value-type="float" office:value="0.833333333333334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6" calcext:value-type="float">
            <text:p>6</text:p>
          </table:table-cell>
          <table:table-cell table:formula="of:=SUM([.B58:.B69])/12" office:value-type="float" office:value="10.0833333333333" calcext:value-type="float">
            <text:p>10,0833333333</text:p>
          </table:table-cell>
          <table:table-cell table:formula="of:=[.C69]-[.C57]" office:value-type="float" office:value="0.333333333333334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6" calcext:value-type="float">
            <text:p>6</text:p>
          </table:table-cell>
          <table:table-cell table:formula="of:=SUM([.B59:.B70])/12" office:value-type="float" office:value="10.0833333333333" calcext:value-type="float">
            <text:p>10,0833333333</text:p>
          </table:table-cell>
          <table:table-cell table:formula="of:=[.C70]-[.C58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9" calcext:value-type="float">
            <text:p>9</text:p>
          </table:table-cell>
          <table:table-cell table:formula="of:=SUM([.B60:.B71])/12" office:value-type="float" office:value="10" calcext:value-type="float">
            <text:p>10</text:p>
          </table:table-cell>
          <table:table-cell table:formula="of:=[.C71]-[.C5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" calcext:value-type="float">
            <text:p>15</text:p>
          </table:table-cell>
          <table:table-cell table:formula="of:=SUM([.B61:.B72])/12" office:value-type="float" office:value="10.5833333333333" calcext:value-type="float">
            <text:p>10,5833333333</text:p>
          </table:table-cell>
          <table:table-cell table:formula="of:=[.C72]-[.C60]" office:value-type="float" office:value="1.83333333333333" calcext:value-type="float">
            <text:p>1,8333333333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6" calcext:value-type="float">
            <text:p>6</text:p>
          </table:table-cell>
          <table:table-cell table:formula="of:=SUM([.B62:.B73])/12" office:value-type="float" office:value="10.5833333333333" calcext:value-type="float">
            <text:p>10,5833333333</text:p>
          </table:table-cell>
          <table:table-cell table:formula="of:=[.C73]-[.C61]" office:value-type="float" office:value="1.66666666666667" calcext:value-type="float">
            <text:p>1,6666666667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" calcext:value-type="float">
            <text:p>6</text:p>
          </table:table-cell>
          <table:table-cell table:formula="of:=SUM([.B63:.B74])/12" office:value-type="float" office:value="9.91666666666667" calcext:value-type="float">
            <text:p>9,9166666667</text:p>
          </table:table-cell>
          <table:table-cell table:formula="of:=[.C74]-[.C62]" office:value-type="float" office:value="0.833333333333332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6" calcext:value-type="float">
            <text:p>6</text:p>
          </table:table-cell>
          <table:table-cell table:formula="of:=SUM([.B64:.B75])/12" office:value-type="float" office:value="9.41666666666667" calcext:value-type="float">
            <text:p>9,4166666667</text:p>
          </table:table-cell>
          <table:table-cell table:formula="of:=[.C75]-[.C63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5" calcext:value-type="float">
            <text:p>5</text:p>
          </table:table-cell>
          <table:table-cell table:formula="of:=SUM([.B65:.B76])/12" office:value-type="float" office:value="8.66666666666667" calcext:value-type="float">
            <text:p>8,6666666667</text:p>
          </table:table-cell>
          <table:table-cell table:formula="of:=[.C76]-[.C64]" office:value-type="float" office:value="-1.08333333333333" calcext:value-type="float">
            <text:p>-1,083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" calcext:value-type="float">
            <text:p>8</text:p>
          </table:table-cell>
          <table:table-cell table:formula="of:=SUM([.B66:.B77])/12" office:value-type="float" office:value="8.25" calcext:value-type="float">
            <text:p>8,25</text:p>
          </table:table-cell>
          <table:table-cell table:formula="of:=[.C77]-[.C65]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0" calcext:value-type="float">
            <text:p>10</text:p>
          </table:table-cell>
          <table:table-cell table:formula="of:=SUM([.B67:.B78])/12" office:value-type="float" office:value="7.75" calcext:value-type="float">
            <text:p>7,75</text:p>
          </table:table-cell>
          <table:table-cell table:formula="of:=[.C78]-[.C66]" office:value-type="float" office:value="-2.66666666666667" calcext:value-type="float">
            <text:p>-2,66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5" calcext:value-type="float">
            <text:p>5</text:p>
          </table:table-cell>
          <table:table-cell table:formula="of:=SUM([.B68:.B79])/12" office:value-type="float" office:value="7.25" calcext:value-type="float">
            <text:p>7,25</text:p>
          </table:table-cell>
          <table:table-cell table:formula="of:=[.C79]-[.C67]" office:value-type="float" office:value="-3.5" calcext:value-type="float">
            <text:p>-3,5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7" calcext:value-type="float">
            <text:p>17</text:p>
          </table:table-cell>
          <table:table-cell table:formula="of:=SUM([.B69:.B80])/12" office:value-type="float" office:value="8.25" calcext:value-type="float">
            <text:p>8,25</text:p>
          </table:table-cell>
          <table:table-cell table:formula="of:=[.C80]-[.C68]" office:value-type="float" office:value="-2.25" calcext:value-type="float">
            <text:p>-2,2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4" calcext:value-type="float">
            <text:p>14</text:p>
          </table:table-cell>
          <table:table-cell table:formula="of:=SUM([.B70:.B81])/12" office:value-type="float" office:value="8.91666666666667" calcext:value-type="float">
            <text:p>8,9166666667</text:p>
          </table:table-cell>
          <table:table-cell table:formula="of:=[.C81]-[.C69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1" calcext:value-type="float">
            <text:p>11</text:p>
          </table:table-cell>
          <table:table-cell table:formula="of:=SUM([.B71:.B82])/12" office:value-type="float" office:value="9.33333333333333" calcext:value-type="float">
            <text:p>9,3333333333</text:p>
          </table:table-cell>
          <table:table-cell table:formula="of:=[.C82]-[.C70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1" calcext:value-type="float">
            <text:p>11</text:p>
          </table:table-cell>
          <table:table-cell table:formula="of:=SUM([.B72:.B83])/12" office:value-type="float" office:value="9.5" calcext:value-type="float">
            <text:p>9,5</text:p>
          </table:table-cell>
          <table:table-cell table:formula="of:=[.C83]-[.C71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" calcext:value-type="float">
            <text:p>14</text:p>
          </table:table-cell>
          <table:table-cell table:formula="of:=SUM([.B73:.B84])/12" office:value-type="float" office:value="9.41666666666667" calcext:value-type="float">
            <text:p>9,4166666667</text:p>
          </table:table-cell>
          <table:table-cell table:formula="of:=[.C84]-[.C72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" calcext:value-type="float">
            <text:p>9</text:p>
          </table:table-cell>
          <table:table-cell table:formula="of:=SUM([.B74:.B85])/12" office:value-type="float" office:value="9.66666666666667" calcext:value-type="float">
            <text:p>9,6666666667</text:p>
          </table:table-cell>
          <table:table-cell table:formula="of:=[.C85]-[.C73]" office:value-type="float" office:value="-0.916666666666668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7" calcext:value-type="float">
            <text:p>7</text:p>
          </table:table-cell>
          <table:table-cell table:formula="of:=SUM([.B75:.B86])/12" office:value-type="float" office:value="9.75" calcext:value-type="float">
            <text:p>9,75</text:p>
          </table:table-cell>
          <table:table-cell table:formula="of:=[.C86]-[.C74]" office:value-type="float" office:value="-0.166666666666666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" calcext:value-type="float">
            <text:p>11</text:p>
          </table:table-cell>
          <table:table-cell table:formula="of:=SUM([.B76:.B87])/12" office:value-type="float" office:value="10.1666666666667" calcext:value-type="float">
            <text:p>10,1666666667</text:p>
          </table:table-cell>
          <table:table-cell table:formula="of:=[.C87]-[.C75]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1" calcext:value-type="float">
            <text:p>11</text:p>
          </table:table-cell>
          <table:table-cell table:formula="of:=SUM([.B77:.B88])/12" office:value-type="float" office:value="10.6666666666667" calcext:value-type="float">
            <text:p>10,6666666667</text:p>
          </table:table-cell>
          <table:table-cell table:formula="of:=[.C88]-[.C76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2" calcext:value-type="float">
            <text:p>12</text:p>
          </table:table-cell>
          <table:table-cell table:formula="of:=SUM([.B78:.B89])/12" office:value-type="float" office:value="11" calcext:value-type="float">
            <text:p>11</text:p>
          </table:table-cell>
          <table:table-cell table:formula="of:=[.C89]-[.C77]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3" calcext:value-type="float">
            <text:p>13</text:p>
          </table:table-cell>
          <table:table-cell table:formula="of:=SUM([.B79:.B90])/12" office:value-type="float" office:value="11.25" calcext:value-type="float">
            <text:p>11,25</text:p>
          </table:table-cell>
          <table:table-cell table:formula="of:=[.C90]-[.C78]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7" calcext:value-type="float">
            <text:p>7</text:p>
          </table:table-cell>
          <table:table-cell table:formula="of:=SUM([.B80:.B91])/12" office:value-type="float" office:value="11.4166666666667" calcext:value-type="float">
            <text:p>11,4166666667</text:p>
          </table:table-cell>
          <table:table-cell table:formula="of:=[.C91]-[.C79]" office:value-type="float" office:value="4.16666666666667" calcext:value-type="float">
            <text:p>4,1666666667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7" calcext:value-type="float">
            <text:p>7</text:p>
          </table:table-cell>
          <table:table-cell table:formula="of:=SUM([.B81:.B92])/12" office:value-type="float" office:value="10.5833333333333" calcext:value-type="float">
            <text:p>10,5833333333</text:p>
          </table:table-cell>
          <table:table-cell table:formula="of:=[.C92]-[.C80]" office:value-type="float" office:value="2.33333333333333" calcext:value-type="float">
            <text:p>2,3333333333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0" calcext:value-type="float">
            <text:p>10</text:p>
          </table:table-cell>
          <table:table-cell table:formula="of:=SUM([.B82:.B93])/12" office:value-type="float" office:value="10.25" calcext:value-type="float">
            <text:p>10,25</text:p>
          </table:table-cell>
          <table:table-cell table:formula="of:=[.C93]-[.C81]" office:value-type="float" office:value="1.33333333333333" calcext:value-type="float">
            <text:p>1,333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" calcext:value-type="float">
            <text:p>12</text:p>
          </table:table-cell>
          <table:table-cell table:formula="of:=SUM([.B83:.B94])/12" office:value-type="float" office:value="10.3333333333333" calcext:value-type="float">
            <text:p>10,3333333333</text:p>
          </table:table-cell>
          <table:table-cell table:formula="of:=[.C94]-[.C82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3" calcext:value-type="float">
            <text:p>3</text:p>
          </table:table-cell>
          <table:table-cell table:formula="of:=SUM([.B84:.B95])/12" office:value-type="float" office:value="9.66666666666667" calcext:value-type="float">
            <text:p>9,6666666667</text:p>
          </table:table-cell>
          <table:table-cell table:formula="of:=[.C95]-[.C83]" office:value-type="float" office:value="0.166666666666666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" calcext:value-type="float">
            <text:p>16</text:p>
          </table:table-cell>
          <table:table-cell table:formula="of:=SUM([.B85:.B96])/12" office:value-type="float" office:value="9.83333333333333" calcext:value-type="float">
            <text:p>9,8333333333</text:p>
          </table:table-cell>
          <table:table-cell table:formula="of:=[.C96]-[.C84]" office:value-type="float" office:value="0.416666666666668" calcext:value-type="float">
            <text:p>0,4166666667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1" calcext:value-type="float">
            <text:p>11</text:p>
          </table:table-cell>
          <table:table-cell table:formula="of:=SUM([.B86:.B97])/12" office:value-type="float" office:value="10" calcext:value-type="float">
            <text:p>10</text:p>
          </table:table-cell>
          <table:table-cell table:formula="of:=[.C97]-[.C85]" office:value-type="float" office:value="0.333333333333334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6" calcext:value-type="float">
            <text:p>6</text:p>
          </table:table-cell>
          <table:table-cell table:formula="of:=SUM([.B87:.B98])/12" office:value-type="float" office:value="9.91666666666667" calcext:value-type="float">
            <text:p>9,9166666667</text:p>
          </table:table-cell>
          <table:table-cell table:formula="of:=[.C98]-[.C86]" office:value-type="float" office:value="0.166666666666666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" calcext:value-type="float">
            <text:p>5</text:p>
          </table:table-cell>
          <table:table-cell table:formula="of:=SUM([.B88:.B99])/12" office:value-type="float" office:value="9.41666666666667" calcext:value-type="float">
            <text:p>9,4166666667</text:p>
          </table:table-cell>
          <table:table-cell table:formula="of:=[.C99]-[.C87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" calcext:value-type="float">
            <text:p>3</text:p>
          </table:table-cell>
          <table:table-cell table:formula="of:=SUM([.B89:.B100])/12" office:value-type="float" office:value="8.75" calcext:value-type="float">
            <text:p>8,75</text:p>
          </table:table-cell>
          <table:table-cell table:formula="of:=[.C100]-[.C88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2" calcext:value-type="float">
            <text:p>12</text:p>
          </table:table-cell>
          <table:table-cell table:formula="of:=SUM([.B90:.B101])/12" office:value-type="float" office:value="8.75" calcext:value-type="float">
            <text:p>8,75</text:p>
          </table:table-cell>
          <table:table-cell table:formula="of:=[.C101]-[.C89]" office:value-type="float" office:value="-2.25" calcext:value-type="float">
            <text:p>-2,25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" calcext:value-type="float">
            <text:p>6</text:p>
          </table:table-cell>
          <table:table-cell table:formula="of:=SUM([.B91:.B102])/12" office:value-type="float" office:value="8.16666666666667" calcext:value-type="float">
            <text:p>8,1666666667</text:p>
          </table:table-cell>
          <table:table-cell table:formula="of:=[.C102]-[.C90]" office:value-type="float" office:value="-3.08333333333333" calcext:value-type="float">
            <text:p>-3,0833333333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" calcext:value-type="float">
            <text:p>3</text:p>
          </table:table-cell>
          <table:table-cell table:formula="of:=SUM([.B92:.B103])/12" office:value-type="float" office:value="7.83333333333333" calcext:value-type="float">
            <text:p>7,8333333333</text:p>
          </table:table-cell>
          <table:table-cell table:formula="of:=[.C103]-[.C91]" office:value-type="float" office:value="-3.58333333333333" calcext:value-type="float">
            <text:p>-3,5833333333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1" calcext:value-type="float">
            <text:p>11</text:p>
          </table:table-cell>
          <table:table-cell table:formula="of:=SUM([.B93:.B104])/12" office:value-type="float" office:value="8.16666666666667" calcext:value-type="float">
            <text:p>8,1666666667</text:p>
          </table:table-cell>
          <table:table-cell table:formula="of:=[.C104]-[.C92]" office:value-type="float" office:value="-2.41666666666667" calcext:value-type="float">
            <text:p>-2,4166666667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" calcext:value-type="float">
            <text:p>8</text:p>
          </table:table-cell>
          <table:table-cell table:formula="of:=SUM([.B94:.B105])/12" office:value-type="float" office:value="8" calcext:value-type="float">
            <text:p>8</text:p>
          </table:table-cell>
          <table:table-cell table:formula="of:=[.C105]-[.C93]" office:value-type="float" office:value="-2.25" calcext:value-type="float">
            <text:p>-2,25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3" calcext:value-type="float">
            <text:p>13</text:p>
          </table:table-cell>
          <table:table-cell table:formula="of:=SUM([.B95:.B106])/12" office:value-type="float" office:value="8.08333333333333" calcext:value-type="float">
            <text:p>8,0833333333</text:p>
          </table:table-cell>
          <table:table-cell table:formula="of:=[.C106]-[.C94]" office:value-type="float" office:value="-2.25" calcext:value-type="float">
            <text:p>-2,25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" calcext:value-type="float">
            <text:p>4</text:p>
          </table:table-cell>
          <table:table-cell table:formula="of:=SUM([.B96:.B107])/12" office:value-type="float" office:value="8.16666666666667" calcext:value-type="float">
            <text:p>8,1666666667</text:p>
          </table:table-cell>
          <table:table-cell table:formula="of:=[.C107]-[.C95]" office:value-type="float" office:value="-1.5" calcext:value-type="float">
            <text:p>-1,5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2" calcext:value-type="float">
            <text:p>12</text:p>
          </table:table-cell>
          <table:table-cell table:formula="of:=SUM([.B97:.B108])/12" office:value-type="float" office:value="7.83333333333333" calcext:value-type="float">
            <text:p>7,8333333333</text:p>
          </table:table-cell>
          <table:table-cell table:formula="of:=[.C108]-[.C96]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" calcext:value-type="float">
            <text:p>3</text:p>
          </table:table-cell>
          <table:table-cell table:formula="of:=SUM([.B98:.B109])/12" office:value-type="float" office:value="7.16666666666667" calcext:value-type="float">
            <text:p>7,1666666667</text:p>
          </table:table-cell>
          <table:table-cell table:formula="of:=[.C109]-[.C97]" office:value-type="float" office:value="-2.83333333333333" calcext:value-type="float">
            <text:p>-2,833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" calcext:value-type="float">
            <text:p>10</text:p>
          </table:table-cell>
          <table:table-cell table:formula="of:=SUM([.B99:.B110])/12" office:value-type="float" office:value="7.5" calcext:value-type="float">
            <text:p>7,5</text:p>
          </table:table-cell>
          <table:table-cell table:formula="of:=[.C110]-[.C98]" office:value-type="float" office:value="-2.41666666666667" calcext:value-type="float">
            <text:p>-2,416666666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5" calcext:value-type="float">
            <text:p>5</text:p>
          </table:table-cell>
          <table:table-cell table:formula="of:=SUM([.B100:.B111])/12" office:value-type="float" office:value="7.5" calcext:value-type="float">
            <text:p>7,5</text:p>
          </table:table-cell>
          <table:table-cell table:formula="of:=[.C111]-[.C99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" calcext:value-type="float">
            <text:p>9</text:p>
          </table:table-cell>
          <table:table-cell table:formula="of:=SUM([.B101:.B112])/12" office:value-type="float" office:value="8" calcext:value-type="float">
            <text:p>8</text:p>
          </table:table-cell>
          <table:table-cell table:formula="of:=[.C112]-[.C100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" calcext:value-type="float">
            <text:p>5</text:p>
          </table:table-cell>
          <table:table-cell table:formula="of:=SUM([.B102:.B113])/12" office:value-type="float" office:value="7.41666666666667" calcext:value-type="float">
            <text:p>7,4166666667</text:p>
          </table:table-cell>
          <table:table-cell table:formula="of:=[.C113]-[.C101]" office:value-type="float" office:value="-1.33333333333333" calcext:value-type="float">
            <text:p>-1,3333333333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5" calcext:value-type="float">
            <text:p>15</text:p>
          </table:table-cell>
          <table:table-cell table:formula="of:=SUM([.B103:.B114])/12" office:value-type="float" office:value="8.16666666666667" calcext:value-type="float">
            <text:p>8,1666666667</text:p>
          </table:table-cell>
          <table:table-cell table:formula="of:=[.C114]-[.C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" calcext:value-type="float">
            <text:p>6</text:p>
          </table:table-cell>
          <table:table-cell table:formula="of:=SUM([.B104:.B115])/12" office:value-type="float" office:value="8.41666666666667" calcext:value-type="float">
            <text:p>8,4166666667</text:p>
          </table:table-cell>
          <table:table-cell table:formula="of:=[.C115]-[.C103]" office:value-type="float" office:value="0.583333333333333" calcext:value-type="float">
            <text:p>0,5833333333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8" calcext:value-type="float">
            <text:p>8</text:p>
          </table:table-cell>
          <table:table-cell table:formula="of:=SUM([.B105:.B116])/12" office:value-type="float" office:value="8.16666666666667" calcext:value-type="float">
            <text:p>8,1666666667</text:p>
          </table:table-cell>
          <table:table-cell table:formula="of:=[.C116]-[.C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" calcext:value-type="float">
            <text:p>4</text:p>
          </table:table-cell>
          <table:table-cell table:formula="of:=SUM([.B106:.B117])/12" office:value-type="float" office:value="7.83333333333333" calcext:value-type="float">
            <text:p>7,8333333333</text:p>
          </table:table-cell>
          <table:table-cell table:formula="of:=[.C117]-[.C105]" office:value-type="float" office:value="-0.16666666666666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" calcext:value-type="float">
            <text:p>5</text:p>
          </table:table-cell>
          <table:table-cell table:formula="of:=SUM([.B107:.B118])/12" office:value-type="float" office:value="7.16666666666667" calcext:value-type="float">
            <text:p>7,1666666667</text:p>
          </table:table-cell>
          <table:table-cell table:formula="of:=[.C118]-[.C106]" office:value-type="float" office:value="-0.91666666666666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" calcext:value-type="float">
            <text:p>6</text:p>
          </table:table-cell>
          <table:table-cell table:formula="of:=SUM([.B108:.B119])/12" office:value-type="float" office:value="7.33333333333333" calcext:value-type="float">
            <text:p>7,3333333333</text:p>
          </table:table-cell>
          <table:table-cell table:formula="of:=[.C119]-[.C107]" office:value-type="float" office:value="-0.833333333333333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" calcext:value-type="float">
            <text:p>7</text:p>
          </table:table-cell>
          <table:table-cell table:formula="of:=SUM([.B109:.B120])/12" office:value-type="float" office:value="6.91666666666667" calcext:value-type="float">
            <text:p>6,9166666667</text:p>
          </table:table-cell>
          <table:table-cell table:formula="of:=[.C120]-[.C108]" office:value-type="float" office:value="-0.916666666666666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" calcext:value-type="float">
            <text:p>5</text:p>
          </table:table-cell>
          <table:table-cell table:formula="of:=SUM([.B110:.B121])/12" office:value-type="float" office:value="7.08333333333333" calcext:value-type="float">
            <text:p>7,0833333333</text:p>
          </table:table-cell>
          <table:table-cell table:formula="of:=[.C121]-[.C109]" office:value-type="float" office:value="-0.0833333333333339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" calcext:value-type="float">
            <text:p>7</text:p>
          </table:table-cell>
          <table:table-cell table:formula="of:=SUM([.B111:.B122])/12" office:value-type="float" office:value="6.83333333333333" calcext:value-type="float">
            <text:p>6,8333333333</text:p>
          </table:table-cell>
          <table:table-cell table:formula="of:=[.C122]-[.C110]" office:value-type="float" office:value="-0.666666666666667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" calcext:value-type="float">
            <text:p>3</text:p>
          </table:table-cell>
          <table:table-cell table:formula="of:=SUM([.B112:.B123])/12" office:value-type="float" office:value="6.66666666666667" calcext:value-type="float">
            <text:p>6,6666666667</text:p>
          </table:table-cell>
          <table:table-cell table:formula="of:=[.C123]-[.C111]" office:value-type="float" office:value="-0.833333333333333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1" calcext:value-type="float">
            <text:p>11</text:p>
          </table:table-cell>
          <table:table-cell table:formula="of:=SUM([.B113:.B124])/12" office:value-type="float" office:value="6.83333333333333" calcext:value-type="float">
            <text:p>6,8333333333</text:p>
          </table:table-cell>
          <table:table-cell table:formula="of:=[.C124]-[.C112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" calcext:value-type="float">
            <text:p>7</text:p>
          </table:table-cell>
          <table:table-cell table:formula="of:=SUM([.B114:.B125])/12" office:value-type="float" office:value="7" calcext:value-type="float">
            <text:p>7</text:p>
          </table:table-cell>
          <table:table-cell table:formula="of:=[.C125]-[.C113]" office:value-type="float" office:value="-0.416666666666667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" calcext:value-type="float">
            <text:p>6</text:p>
          </table:table-cell>
          <table:table-cell table:formula="of:=SUM([.B115:.B126])/12" office:value-type="float" office:value="6.25" calcext:value-type="float">
            <text:p>6,25</text:p>
          </table:table-cell>
          <table:table-cell table:formula="of:=[.C126]-[.C114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8" calcext:value-type="float">
            <text:p>8</text:p>
          </table:table-cell>
          <table:table-cell table:formula="of:=SUM([.B116:.B127])/12" office:value-type="float" office:value="6.41666666666667" calcext:value-type="float">
            <text:p>6,4166666667</text:p>
          </table:table-cell>
          <table:table-cell table:formula="of:=[.C127]-[.C115]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" calcext:value-type="float">
            <text:p>1</text:p>
          </table:table-cell>
          <table:table-cell table:formula="of:=SUM([.B117:.B128])/12" office:value-type="float" office:value="5.83333333333333" calcext:value-type="float">
            <text:p>5,8333333333</text:p>
          </table:table-cell>
          <table:table-cell table:formula="of:=[.C128]-[.C116]" office:value-type="float" office:value="-2.33333333333333" calcext:value-type="float">
            <text:p>-2,333333333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7" calcext:value-type="float">
            <text:p>7</text:p>
          </table:table-cell>
          <table:table-cell table:formula="of:=SUM([.B118:.B129])/12" office:value-type="float" office:value="6.08333333333333" calcext:value-type="float">
            <text:p>6,0833333333</text:p>
          </table:table-cell>
          <table:table-cell table:formula="of:=[.C129]-[.C117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4" calcext:value-type="float">
            <text:p>4</text:p>
          </table:table-cell>
          <table:table-cell table:formula="of:=SUM([.B119:.B130])/12" office:value-type="float" office:value="6" calcext:value-type="float">
            <text:p>6</text:p>
          </table:table-cell>
          <table:table-cell table:formula="of:=[.C130]-[.C118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5" calcext:value-type="float">
            <text:p>5</text:p>
          </table:table-cell>
          <table:table-cell table:formula="of:=SUM([.B120:.B131])/12" office:value-type="float" office:value="5.91666666666667" calcext:value-type="float">
            <text:p>5,9166666667</text:p>
          </table:table-cell>
          <table:table-cell table:formula="of:=[.C131]-[.C119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" calcext:value-type="float">
            <text:p>7</text:p>
          </table:table-cell>
          <table:table-cell table:formula="of:=SUM([.B121:.B132])/12" office:value-type="float" office:value="5.91666666666667" calcext:value-type="float">
            <text:p>5,9166666667</text:p>
          </table:table-cell>
          <table:table-cell table:formula="of:=[.C132]-[.C120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" calcext:value-type="float">
            <text:p>3</text:p>
          </table:table-cell>
          <table:table-cell table:formula="of:=SUM([.B122:.B133])/12" office:value-type="float" office:value="5.75" calcext:value-type="float">
            <text:p>5,75</text:p>
          </table:table-cell>
          <table:table-cell table:formula="of:=[.C133]-[.C121]" office:value-type="float" office:value="-1.33333333333333" calcext:value-type="float">
            <text:p>-1,3333333333</text:p>
          </table:table-cell>
          <table:table-cell table:number-columns-repeated="1015"/>
        </table:table-row>
      </table:table>
      <table:table table:name="&gt;5" table:style-name="ta1">
        <table:shapes>
          <draw:frame draw:z-index="0" draw:style-name="gr1" draw:text-style-name="P1" svg:width="159.99mm" svg:height="89.99mm" svg:x="208.82mm" svg:y="1mm">
            <draw:object draw:notify-on-update-of-ranges="'&gt;5'.A1:'&gt;5'.A1 '&gt;5'.A2:'&gt;5'.A133 '&gt;5'.B1:'&gt;5'.B1 '&gt;5'.B2:'&gt;5'.B133 '&gt;5'.C1:'&gt;5'.C1 '&gt;5'.C2:'&gt;5'.C133 '&gt;5'.D1:'&gt;5'.D1 '&gt;5'.D2:'&gt;5'.D1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Users with &gt;5 edits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0" calcext:value-type="float">
            <text:p>40</text:p>
          </table:table-cell>
          <table:table-cell table:formula="of:=SUM([.B2:.B13])/12" office:value-type="float" office:value="34.1666666666667" calcext:value-type="float">
            <text:p>34,1666666667</text:p>
          </table:table-cell>
          <table:table-cell table:number-columns-repeated="1016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2" calcext:value-type="float">
            <text:p>42</text:p>
          </table:table-cell>
          <table:table-cell table:formula="of:=SUM([.B3:.B14])/12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3" calcext:value-type="float">
            <text:p>33</text:p>
          </table:table-cell>
          <table:table-cell table:formula="of:=SUM([.B4:.B15])/12" office:value-type="float" office:value="36.75" calcext:value-type="float">
            <text:p>36,75</text:p>
          </table:table-cell>
          <table:table-cell table:number-columns-repeated="1016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9" calcext:value-type="float">
            <text:p>39</text:p>
          </table:table-cell>
          <table:table-cell table:formula="of:=SUM([.B5:.B16])/12" office:value-type="float" office:value="37.25" calcext:value-type="float">
            <text:p>37,25</text:p>
          </table:table-cell>
          <table:table-cell table:number-columns-repeated="1016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2" calcext:value-type="float">
            <text:p>42</text:p>
          </table:table-cell>
          <table:table-cell table:formula="of:=SUM([.B6:.B17])/12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39" calcext:value-type="float">
            <text:p>39</text:p>
          </table:table-cell>
          <table:table-cell table:formula="of:=SUM([.B7:.B18])/12" office:value-type="float" office:value="38.25" calcext:value-type="float">
            <text:p>38,25</text:p>
          </table:table-cell>
          <table:table-cell table:number-columns-repeated="1016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37" calcext:value-type="float">
            <text:p>37</text:p>
          </table:table-cell>
          <table:table-cell table:formula="of:=SUM([.B8:.B19])/12" office:value-type="float" office:value="38.5" calcext:value-type="float">
            <text:p>38,5</text:p>
          </table:table-cell>
          <table:table-cell table:number-columns-repeated="1016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26" calcext:value-type="float">
            <text:p>26</text:p>
          </table:table-cell>
          <table:table-cell table:formula="of:=SUM([.B9:.B20])/12" office:value-type="float" office:value="37.5" calcext:value-type="float">
            <text:p>37,5</text:p>
          </table:table-cell>
          <table:table-cell table:number-columns-repeated="1016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36" calcext:value-type="float">
            <text:p>36</text:p>
          </table:table-cell>
          <table:table-cell table:formula="of:=SUM([.B10:.B21])/12" office:value-type="float" office:value="36.3333333333333" calcext:value-type="float">
            <text:p>36,3333333333</text:p>
          </table:table-cell>
          <table:table-cell table:number-columns-repeated="1016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8" calcext:value-type="float">
            <text:p>38</text:p>
          </table:table-cell>
          <table:table-cell table:formula="of:=SUM([.B11:.B22])/12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48" calcext:value-type="float">
            <text:p>48</text:p>
          </table:table-cell>
          <table:table-cell table:formula="of:=SUM([.B12:.B23])/12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3" calcext:value-type="float">
            <text:p>63</text:p>
          </table:table-cell>
          <table:table-cell table:formula="of:=SUM([.B13:.B24])/12" office:value-type="float" office:value="40.25" calcext:value-type="float">
            <text:p>40,25</text:p>
          </table:table-cell>
          <table:table-cell table:number-columns-repeated="1016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53" calcext:value-type="float">
            <text:p>53</text:p>
          </table:table-cell>
          <table:table-cell table:formula="of:=SUM([.B14:.B25])/12" office:value-type="float" office:value="41.3333333333333" calcext:value-type="float">
            <text:p>41,3333333333</text:p>
          </table:table-cell>
          <table:table-cell table:formula="of:=[.C25]-[.C13]" office:value-type="float" office:value="7.16666666666667" calcext:value-type="float">
            <text:p>7,1666666667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51" calcext:value-type="float">
            <text:p>51</text:p>
          </table:table-cell>
          <table:table-cell table:formula="of:=SUM([.B15:.B26])/12" office:value-type="float" office:value="42.0833333333333" calcext:value-type="float">
            <text:p>42,0833333333</text:p>
          </table:table-cell>
          <table:table-cell table:formula="of:=[.C26]-[.C14]" office:value-type="float" office:value="6.08333333333334" calcext:value-type="float">
            <text:p>6,0833333333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45" calcext:value-type="float">
            <text:p>45</text:p>
          </table:table-cell>
          <table:table-cell table:formula="of:=SUM([.B16:.B27])/12" office:value-type="float" office:value="43.0833333333333" calcext:value-type="float">
            <text:p>43,0833333333</text:p>
          </table:table-cell>
          <table:table-cell table:formula="of:=[.C27]-[.C15]" office:value-type="float" office:value="6.33333333333334" calcext:value-type="float">
            <text:p>6,3333333333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56" calcext:value-type="float">
            <text:p>56</text:p>
          </table:table-cell>
          <table:table-cell table:formula="of:=SUM([.B17:.B28])/12" office:value-type="float" office:value="44.5" calcext:value-type="float">
            <text:p>44,5</text:p>
          </table:table-cell>
          <table:table-cell table:formula="of:=[.C28]-[.C16]" office:value-type="float" office:value="7.25" calcext:value-type="float">
            <text:p>7,25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1" calcext:value-type="float">
            <text:p>51</text:p>
          </table:table-cell>
          <table:table-cell table:formula="of:=SUM([.B18:.B29])/12" office:value-type="float" office:value="45.25" calcext:value-type="float">
            <text:p>45,25</text:p>
          </table:table-cell>
          <table:table-cell table:formula="of:=[.C29]-[.C17]" office:value-type="float" office:value="7.25" calcext:value-type="float">
            <text:p>7,25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44" calcext:value-type="float">
            <text:p>44</text:p>
          </table:table-cell>
          <table:table-cell table:formula="of:=SUM([.B19:.B30])/12" office:value-type="float" office:value="45.6666666666667" calcext:value-type="float">
            <text:p>45,6666666667</text:p>
          </table:table-cell>
          <table:table-cell table:formula="of:=[.C30]-[.C18]" office:value-type="float" office:value="7.41666666666666" calcext:value-type="float">
            <text:p>7,4166666667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46" calcext:value-type="float">
            <text:p>46</text:p>
          </table:table-cell>
          <table:table-cell table:formula="of:=SUM([.B20:.B31])/12" office:value-type="float" office:value="46.4166666666667" calcext:value-type="float">
            <text:p>46,4166666667</text:p>
          </table:table-cell>
          <table:table-cell table:formula="of:=[.C31]-[.C19]" office:value-type="float" office:value="7.91666666666666" calcext:value-type="float">
            <text:p>7,9166666667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44" calcext:value-type="float">
            <text:p>44</text:p>
          </table:table-cell>
          <table:table-cell table:formula="of:=SUM([.B21:.B32])/12" office:value-type="float" office:value="47.9166666666667" calcext:value-type="float">
            <text:p>47,9166666667</text:p>
          </table:table-cell>
          <table:table-cell table:formula="of:=[.C32]-[.C20]" office:value-type="float" office:value="10.4166666666667" calcext:value-type="float">
            <text:p>10,4166666667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45" calcext:value-type="float">
            <text:p>45</text:p>
          </table:table-cell>
          <table:table-cell table:formula="of:=SUM([.B22:.B33])/12" office:value-type="float" office:value="48.6666666666667" calcext:value-type="float">
            <text:p>48,6666666667</text:p>
          </table:table-cell>
          <table:table-cell table:formula="of:=[.C33]-[.C21]" office:value-type="float" office:value="12.3333333333333" calcext:value-type="float">
            <text:p>12,3333333333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42" calcext:value-type="float">
            <text:p>42</text:p>
          </table:table-cell>
          <table:table-cell table:formula="of:=SUM([.B23:.B34])/12" office:value-type="float" office:value="49" calcext:value-type="float">
            <text:p>49</text:p>
          </table:table-cell>
          <table:table-cell table:formula="of:=[.C34]-[.C22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54" calcext:value-type="float">
            <text:p>54</text:p>
          </table:table-cell>
          <table:table-cell table:formula="of:=SUM([.B24:.B35])/12" office:value-type="float" office:value="49.5" calcext:value-type="float">
            <text:p>49,5</text:p>
          </table:table-cell>
          <table:table-cell table:formula="of:=[.C35]-[.C23]" office:value-type="float" office:value="11.5" calcext:value-type="float">
            <text:p>11,5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41" calcext:value-type="float">
            <text:p>41</text:p>
          </table:table-cell>
          <table:table-cell table:formula="of:=SUM([.B25:.B36])/12" office:value-type="float" office:value="47.6666666666667" calcext:value-type="float">
            <text:p>47,6666666667</text:p>
          </table:table-cell>
          <table:table-cell table:formula="of:=[.C36]-[.C24]" office:value-type="float" office:value="7.41666666666666" calcext:value-type="float">
            <text:p>7,4166666667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4" calcext:value-type="float">
            <text:p>54</text:p>
          </table:table-cell>
          <table:table-cell table:formula="of:=SUM([.B26:.B37])/12" office:value-type="float" office:value="47.75" calcext:value-type="float">
            <text:p>47,75</text:p>
          </table:table-cell>
          <table:table-cell table:formula="of:=[.C37]-[.C25]" office:value-type="float" office:value="6.41666666666666" calcext:value-type="float">
            <text:p>6,4166666667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1" calcext:value-type="float">
            <text:p>61</text:p>
          </table:table-cell>
          <table:table-cell table:formula="of:=SUM([.B27:.B38])/12" office:value-type="float" office:value="48.5833333333333" calcext:value-type="float">
            <text:p>48,5833333333</text:p>
          </table:table-cell>
          <table:table-cell table:formula="of:=[.C38]-[.C26]" office:value-type="float" office:value="6.5" calcext:value-type="float">
            <text:p>6,5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54" calcext:value-type="float">
            <text:p>54</text:p>
          </table:table-cell>
          <table:table-cell table:formula="of:=SUM([.B28:.B39])/12" office:value-type="float" office:value="49.3333333333333" calcext:value-type="float">
            <text:p>49,3333333333</text:p>
          </table:table-cell>
          <table:table-cell table:formula="of:=[.C39]-[.C27]" office:value-type="float" office:value="6.25" calcext:value-type="float">
            <text:p>6,25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53" calcext:value-type="float">
            <text:p>53</text:p>
          </table:table-cell>
          <table:table-cell table:formula="of:=SUM([.B29:.B40])/12" office:value-type="float" office:value="49.0833333333333" calcext:value-type="float">
            <text:p>49,0833333333</text:p>
          </table:table-cell>
          <table:table-cell table:formula="of:=[.C40]-[.C28]" office:value-type="float" office:value="4.58333333333334" calcext:value-type="float">
            <text:p>4,5833333333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53" calcext:value-type="float">
            <text:p>53</text:p>
          </table:table-cell>
          <table:table-cell table:formula="of:=SUM([.B30:.B41])/12" office:value-type="float" office:value="49.25" calcext:value-type="float">
            <text:p>49,25</text:p>
          </table:table-cell>
          <table:table-cell table:formula="of:=[.C41]-[.C29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47" calcext:value-type="float">
            <text:p>47</text:p>
          </table:table-cell>
          <table:table-cell table:formula="of:=SUM([.B31:.B42])/12" office:value-type="float" office:value="49.5" calcext:value-type="float">
            <text:p>49,5</text:p>
          </table:table-cell>
          <table:table-cell table:formula="of:=[.C42]-[.C30]" office:value-type="float" office:value="3.83333333333334" calcext:value-type="float">
            <text:p>3,8333333333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40" calcext:value-type="float">
            <text:p>40</text:p>
          </table:table-cell>
          <table:table-cell table:formula="of:=SUM([.B32:.B43])/12" office:value-type="float" office:value="49" calcext:value-type="float">
            <text:p>49</text:p>
          </table:table-cell>
          <table:table-cell table:formula="of:=[.C43]-[.C31]" office:value-type="float" office:value="2.58333333333334" calcext:value-type="float">
            <text:p>2,5833333333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5" calcext:value-type="float">
            <text:p>55</text:p>
          </table:table-cell>
          <table:table-cell table:formula="of:=SUM([.B33:.B44])/12" office:value-type="float" office:value="49.9166666666667" calcext:value-type="float">
            <text:p>49,9166666667</text:p>
          </table:table-cell>
          <table:table-cell table:formula="of:=[.C44]-[.C32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54" calcext:value-type="float">
            <text:p>54</text:p>
          </table:table-cell>
          <table:table-cell table:formula="of:=SUM([.B34:.B45])/12" office:value-type="float" office:value="50.6666666666667" calcext:value-type="float">
            <text:p>50,6666666667</text:p>
          </table:table-cell>
          <table:table-cell table:formula="of:=[.C45]-[.C3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47" calcext:value-type="float">
            <text:p>47</text:p>
          </table:table-cell>
          <table:table-cell table:formula="of:=SUM([.B35:.B46])/12" office:value-type="float" office:value="51.0833333333333" calcext:value-type="float">
            <text:p>51,0833333333</text:p>
          </table:table-cell>
          <table:table-cell table:formula="of:=[.C46]-[.C34]" office:value-type="float" office:value="2.08333333333334" calcext:value-type="float">
            <text:p>2,0833333333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55" calcext:value-type="float">
            <text:p>55</text:p>
          </table:table-cell>
          <table:table-cell table:formula="of:=SUM([.B36:.B47])/12" office:value-type="float" office:value="51.1666666666667" calcext:value-type="float">
            <text:p>51,1666666667</text:p>
          </table:table-cell>
          <table:table-cell table:formula="of:=[.C47]-[.C35]" office:value-type="float" office:value="1.66666666666666" calcext:value-type="float">
            <text:p>1,6666666667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55" calcext:value-type="float">
            <text:p>55</text:p>
          </table:table-cell>
          <table:table-cell table:formula="of:=SUM([.B37:.B48])/12" office:value-type="float" office:value="52.3333333333333" calcext:value-type="float">
            <text:p>52,3333333333</text:p>
          </table:table-cell>
          <table:table-cell table:formula="of:=[.C48]-[.C36]" office:value-type="float" office:value="4.66666666666667" calcext:value-type="float">
            <text:p>4,6666666667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56" calcext:value-type="float">
            <text:p>56</text:p>
          </table:table-cell>
          <table:table-cell table:formula="of:=SUM([.B38:.B49])/12" office:value-type="float" office:value="52.5" calcext:value-type="float">
            <text:p>52,5</text:p>
          </table:table-cell>
          <table:table-cell table:formula="of:=[.C49]-[.C37]" office:value-type="float" office:value="4.75" calcext:value-type="float">
            <text:p>4,75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56" calcext:value-type="float">
            <text:p>56</text:p>
          </table:table-cell>
          <table:table-cell table:formula="of:=SUM([.B39:.B50])/12" office:value-type="float" office:value="52.0833333333333" calcext:value-type="float">
            <text:p>52,0833333333</text:p>
          </table:table-cell>
          <table:table-cell table:formula="of:=[.C50]-[.C38]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47" calcext:value-type="float">
            <text:p>47</text:p>
          </table:table-cell>
          <table:table-cell table:formula="of:=SUM([.B40:.B51])/12" office:value-type="float" office:value="51.5" calcext:value-type="float">
            <text:p>51,5</text:p>
          </table:table-cell>
          <table:table-cell table:formula="of:=[.C51]-[.C39]" office:value-type="float" office:value="2.16666666666666" calcext:value-type="float">
            <text:p>2,16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61" calcext:value-type="float">
            <text:p>61</text:p>
          </table:table-cell>
          <table:table-cell table:formula="of:=SUM([.B41:.B52])/12" office:value-type="float" office:value="52.1666666666667" calcext:value-type="float">
            <text:p>52,1666666667</text:p>
          </table:table-cell>
          <table:table-cell table:formula="of:=[.C52]-[.C40]" office:value-type="float" office:value="3.08333333333333" calcext:value-type="float">
            <text:p>3,0833333333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54" calcext:value-type="float">
            <text:p>54</text:p>
          </table:table-cell>
          <table:table-cell table:formula="of:=SUM([.B42:.B53])/12" office:value-type="float" office:value="52.25" calcext:value-type="float">
            <text:p>52,25</text:p>
          </table:table-cell>
          <table:table-cell table:formula="of:=[.C53]-[.C41]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59" calcext:value-type="float">
            <text:p>59</text:p>
          </table:table-cell>
          <table:table-cell table:formula="of:=SUM([.B43:.B54])/12" office:value-type="float" office:value="53.25" calcext:value-type="float">
            <text:p>53,25</text:p>
          </table:table-cell>
          <table:table-cell table:formula="of:=[.C54]-[.C42]" office:value-type="float" office:value="3.75" calcext:value-type="float">
            <text:p>3,75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50" calcext:value-type="float">
            <text:p>50</text:p>
          </table:table-cell>
          <table:table-cell table:formula="of:=SUM([.B44:.B55])/12" office:value-type="float" office:value="54.0833333333333" calcext:value-type="float">
            <text:p>54,0833333333</text:p>
          </table:table-cell>
          <table:table-cell table:formula="of:=[.C55]-[.C43]" office:value-type="float" office:value="5.08333333333334" calcext:value-type="float">
            <text:p>5,0833333333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3" calcext:value-type="float">
            <text:p>53</text:p>
          </table:table-cell>
          <table:table-cell table:formula="of:=SUM([.B45:.B56])/12" office:value-type="float" office:value="53.9166666666667" calcext:value-type="float">
            <text:p>53,9166666667</text:p>
          </table:table-cell>
          <table:table-cell table:formula="of:=[.C56]-[.C44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52" calcext:value-type="float">
            <text:p>52</text:p>
          </table:table-cell>
          <table:table-cell table:formula="of:=SUM([.B46:.B57])/12" office:value-type="float" office:value="53.75" calcext:value-type="float">
            <text:p>53,75</text:p>
          </table:table-cell>
          <table:table-cell table:formula="of:=[.C57]-[.C45]" office:value-type="float" office:value="3.08333333333334" calcext:value-type="float">
            <text:p>3,0833333333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40" calcext:value-type="float">
            <text:p>40</text:p>
          </table:table-cell>
          <table:table-cell table:formula="of:=SUM([.B47:.B58])/12" office:value-type="float" office:value="53.1666666666667" calcext:value-type="float">
            <text:p>53,1666666667</text:p>
          </table:table-cell>
          <table:table-cell table:formula="of:=[.C58]-[.C46]" office:value-type="float" office:value="2.08333333333333" calcext:value-type="float">
            <text:p>2,0833333333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44" calcext:value-type="float">
            <text:p>44</text:p>
          </table:table-cell>
          <table:table-cell table:formula="of:=SUM([.B48:.B59])/12" office:value-type="float" office:value="52.25" calcext:value-type="float">
            <text:p>52,25</text:p>
          </table:table-cell>
          <table:table-cell table:formula="of:=[.C59]-[.C47]" office:value-type="float" office:value="1.08333333333334" calcext:value-type="float">
            <text:p>1,0833333333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54" calcext:value-type="float">
            <text:p>54</text:p>
          </table:table-cell>
          <table:table-cell table:formula="of:=SUM([.B49:.B60])/12" office:value-type="float" office:value="52.1666666666667" calcext:value-type="float">
            <text:p>52,1666666667</text:p>
          </table:table-cell>
          <table:table-cell table:formula="of:=[.C60]-[.C48]" office:value-type="float" office:value="-0.166666666666671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49" calcext:value-type="float">
            <text:p>49</text:p>
          </table:table-cell>
          <table:table-cell table:formula="of:=SUM([.B50:.B61])/12" office:value-type="float" office:value="51.5833333333333" calcext:value-type="float">
            <text:p>51,5833333333</text:p>
          </table:table-cell>
          <table:table-cell table:formula="of:=[.C61]-[.C49]" office:value-type="float" office:value="-0.916666666666664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4" calcext:value-type="float">
            <text:p>64</text:p>
          </table:table-cell>
          <table:table-cell table:formula="of:=SUM([.B51:.B62])/12" office:value-type="float" office:value="52.25" calcext:value-type="float">
            <text:p>52,25</text:p>
          </table:table-cell>
          <table:table-cell table:formula="of:=[.C62]-[.C50]" office:value-type="float" office:value="0.166666666666664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54" calcext:value-type="float">
            <text:p>54</text:p>
          </table:table-cell>
          <table:table-cell table:formula="of:=SUM([.B52:.B63])/12" office:value-type="float" office:value="52.8333333333333" calcext:value-type="float">
            <text:p>52,8333333333</text:p>
          </table:table-cell>
          <table:table-cell table:formula="of:=[.C63]-[.C51]" office:value-type="float" office:value="1.33333333333334" calcext:value-type="float">
            <text:p>1,3333333333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50" calcext:value-type="float">
            <text:p>50</text:p>
          </table:table-cell>
          <table:table-cell table:formula="of:=SUM([.B53:.B64])/12" office:value-type="float" office:value="51.9166666666667" calcext:value-type="float">
            <text:p>51,9166666667</text:p>
          </table:table-cell>
          <table:table-cell table:formula="of:=[.C64]-[.C52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48" calcext:value-type="float">
            <text:p>48</text:p>
          </table:table-cell>
          <table:table-cell table:formula="of:=SUM([.B54:.B65])/12" office:value-type="float" office:value="51.4166666666667" calcext:value-type="float">
            <text:p>51,4166666667</text:p>
          </table:table-cell>
          <table:table-cell table:formula="of:=[.C65]-[.C53]" office:value-type="float" office:value="-0.833333333333336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58" calcext:value-type="float">
            <text:p>58</text:p>
          </table:table-cell>
          <table:table-cell table:formula="of:=SUM([.B55:.B66])/12" office:value-type="float" office:value="51.3333333333333" calcext:value-type="float">
            <text:p>51,3333333333</text:p>
          </table:table-cell>
          <table:table-cell table:formula="of:=[.C66]-[.C54]" office:value-type="float" office:value="-1.91666666666666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61" calcext:value-type="float">
            <text:p>61</text:p>
          </table:table-cell>
          <table:table-cell table:formula="of:=SUM([.B56:.B67])/12" office:value-type="float" office:value="52.25" calcext:value-type="float">
            <text:p>52,25</text:p>
          </table:table-cell>
          <table:table-cell table:formula="of:=[.C67]-[.C55]" office:value-type="float" office:value="-1.83333333333334" calcext:value-type="float">
            <text:p>-1,8333333333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44" calcext:value-type="float">
            <text:p>44</text:p>
          </table:table-cell>
          <table:table-cell table:formula="of:=SUM([.B57:.B68])/12" office:value-type="float" office:value="51.5" calcext:value-type="float">
            <text:p>51,5</text:p>
          </table:table-cell>
          <table:table-cell table:formula="of:=[.C68]-[.C56]" office:value-type="float" office:value="-2.41666666666666" calcext:value-type="float">
            <text:p>-2,4166666667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43" calcext:value-type="float">
            <text:p>43</text:p>
          </table:table-cell>
          <table:table-cell table:formula="of:=SUM([.B58:.B69])/12" office:value-type="float" office:value="50.75" calcext:value-type="float">
            <text:p>50,75</text:p>
          </table:table-cell>
          <table:table-cell table:formula="of:=[.C69]-[.C57]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5" calcext:value-type="float">
            <text:p>55</text:p>
          </table:table-cell>
          <table:table-cell table:formula="of:=SUM([.B59:.B70])/12" office:value-type="float" office:value="52" calcext:value-type="float">
            <text:p>52</text:p>
          </table:table-cell>
          <table:table-cell table:formula="of:=[.C70]-[.C58]" office:value-type="float" office:value="-1.16666666666666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41" calcext:value-type="float">
            <text:p>41</text:p>
          </table:table-cell>
          <table:table-cell table:formula="of:=SUM([.B60:.B71])/12" office:value-type="float" office:value="51.75" calcext:value-type="float">
            <text:p>51,75</text:p>
          </table:table-cell>
          <table:table-cell table:formula="of:=[.C71]-[.C59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53" calcext:value-type="float">
            <text:p>53</text:p>
          </table:table-cell>
          <table:table-cell table:formula="of:=SUM([.B61:.B72])/12" office:value-type="float" office:value="51.6666666666667" calcext:value-type="float">
            <text:p>51,6666666667</text:p>
          </table:table-cell>
          <table:table-cell table:formula="of:=[.C72]-[.C60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48" calcext:value-type="float">
            <text:p>48</text:p>
          </table:table-cell>
          <table:table-cell table:formula="of:=SUM([.B62:.B73])/12" office:value-type="float" office:value="51.5833333333333" calcext:value-type="float">
            <text:p>51,5833333333</text:p>
          </table:table-cell>
          <table:table-cell table:formula="of:=[.C73]-[.C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55" calcext:value-type="float">
            <text:p>55</text:p>
          </table:table-cell>
          <table:table-cell table:formula="of:=SUM([.B63:.B74])/12" office:value-type="float" office:value="50.8333333333333" calcext:value-type="float">
            <text:p>50,8333333333</text:p>
          </table:table-cell>
          <table:table-cell table:formula="of:=[.C74]-[.C62]" office:value-type="float" office:value="-1.41666666666666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0" calcext:value-type="float">
            <text:p>50</text:p>
          </table:table-cell>
          <table:table-cell table:formula="of:=SUM([.B64:.B75])/12" office:value-type="float" office:value="50.5" calcext:value-type="float">
            <text:p>50,5</text:p>
          </table:table-cell>
          <table:table-cell table:formula="of:=[.C75]-[.C63]" office:value-type="float" office:value="-2.33333333333334" calcext:value-type="float">
            <text:p>-2,33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45" calcext:value-type="float">
            <text:p>45</text:p>
          </table:table-cell>
          <table:table-cell table:formula="of:=SUM([.B65:.B76])/12" office:value-type="float" office:value="50.0833333333333" calcext:value-type="float">
            <text:p>50,0833333333</text:p>
          </table:table-cell>
          <table:table-cell table:formula="of:=[.C76]-[.C64]" office:value-type="float" office:value="-1.83333333333333" calcext:value-type="float">
            <text:p>-1,833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1" calcext:value-type="float">
            <text:p>51</text:p>
          </table:table-cell>
          <table:table-cell table:formula="of:=SUM([.B66:.B77])/12" office:value-type="float" office:value="50.3333333333333" calcext:value-type="float">
            <text:p>50,3333333333</text:p>
          </table:table-cell>
          <table:table-cell table:formula="of:=[.C77]-[.C65]" office:value-type="float" office:value="-1.08333333333333" calcext:value-type="float">
            <text:p>-1,083333333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47" calcext:value-type="float">
            <text:p>47</text:p>
          </table:table-cell>
          <table:table-cell table:formula="of:=SUM([.B67:.B78])/12" office:value-type="float" office:value="49.4166666666667" calcext:value-type="float">
            <text:p>49,4166666667</text:p>
          </table:table-cell>
          <table:table-cell table:formula="of:=[.C78]-[.C66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7" calcext:value-type="float">
            <text:p>37</text:p>
          </table:table-cell>
          <table:table-cell table:formula="of:=SUM([.B68:.B79])/12" office:value-type="float" office:value="47.4166666666667" calcext:value-type="float">
            <text:p>47,4166666667</text:p>
          </table:table-cell>
          <table:table-cell table:formula="of:=[.C79]-[.C67]" office:value-type="float" office:value="-4.83333333333334" calcext:value-type="float">
            <text:p>-4,8333333333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53" calcext:value-type="float">
            <text:p>53</text:p>
          </table:table-cell>
          <table:table-cell table:formula="of:=SUM([.B69:.B80])/12" office:value-type="float" office:value="48.1666666666667" calcext:value-type="float">
            <text:p>48,1666666667</text:p>
          </table:table-cell>
          <table:table-cell table:formula="of:=[.C80]-[.C68]" office:value-type="float" office:value="-3.33333333333334" calcext:value-type="float">
            <text:p>-3,3333333333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7" calcext:value-type="float">
            <text:p>57</text:p>
          </table:table-cell>
          <table:table-cell table:formula="of:=SUM([.B70:.B81])/12" office:value-type="float" office:value="49.3333333333333" calcext:value-type="float">
            <text:p>49,3333333333</text:p>
          </table:table-cell>
          <table:table-cell table:formula="of:=[.C81]-[.C69]" office:value-type="float" office:value="-1.41666666666666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52" calcext:value-type="float">
            <text:p>52</text:p>
          </table:table-cell>
          <table:table-cell table:formula="of:=SUM([.B71:.B82])/12" office:value-type="float" office:value="49.0833333333333" calcext:value-type="float">
            <text:p>49,0833333333</text:p>
          </table:table-cell>
          <table:table-cell table:formula="of:=[.C82]-[.C70]" office:value-type="float" office:value="-2.91666666666666" calcext:value-type="float">
            <text:p>-2,9166666667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1" calcext:value-type="float">
            <text:p>51</text:p>
          </table:table-cell>
          <table:table-cell table:formula="of:=SUM([.B72:.B83])/12" office:value-type="float" office:value="49.9166666666667" calcext:value-type="float">
            <text:p>49,9166666667</text:p>
          </table:table-cell>
          <table:table-cell table:formula="of:=[.C83]-[.C71]" office:value-type="float" office:value="-1.83333333333334" calcext:value-type="float">
            <text:p>-1,8333333333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61" calcext:value-type="float">
            <text:p>61</text:p>
          </table:table-cell>
          <table:table-cell table:formula="of:=SUM([.B73:.B84])/12" office:value-type="float" office:value="50.5833333333333" calcext:value-type="float">
            <text:p>50,5833333333</text:p>
          </table:table-cell>
          <table:table-cell table:formula="of:=[.C84]-[.C72]" office:value-type="float" office:value="-1.08333333333333" calcext:value-type="float">
            <text:p>-1,0833333333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3" calcext:value-type="float">
            <text:p>43</text:p>
          </table:table-cell>
          <table:table-cell table:formula="of:=SUM([.B74:.B85])/12" office:value-type="float" office:value="50.1666666666667" calcext:value-type="float">
            <text:p>50,1666666667</text:p>
          </table:table-cell>
          <table:table-cell table:formula="of:=[.C85]-[.C73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43" calcext:value-type="float">
            <text:p>43</text:p>
          </table:table-cell>
          <table:table-cell table:formula="of:=SUM([.B75:.B86])/12" office:value-type="float" office:value="49.1666666666667" calcext:value-type="float">
            <text:p>49,1666666667</text:p>
          </table:table-cell>
          <table:table-cell table:formula="of:=[.C86]-[.C74]" office:value-type="float" office:value="-1.66666666666667" calcext:value-type="float">
            <text:p>-1,6666666667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47" calcext:value-type="float">
            <text:p>47</text:p>
          </table:table-cell>
          <table:table-cell table:formula="of:=SUM([.B76:.B87])/12" office:value-type="float" office:value="48.9166666666667" calcext:value-type="float">
            <text:p>48,9166666667</text:p>
          </table:table-cell>
          <table:table-cell table:formula="of:=[.C87]-[.C75]" office:value-type="float" office:value="-1.58333333333334" calcext:value-type="float">
            <text:p>-1,58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0" calcext:value-type="float">
            <text:p>50</text:p>
          </table:table-cell>
          <table:table-cell table:formula="of:=SUM([.B77:.B88])/12" office:value-type="float" office:value="49.3333333333333" calcext:value-type="float">
            <text:p>49,3333333333</text:p>
          </table:table-cell>
          <table:table-cell table:formula="of:=[.C88]-[.C76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7" calcext:value-type="float">
            <text:p>57</text:p>
          </table:table-cell>
          <table:table-cell table:formula="of:=SUM([.B78:.B89])/12" office:value-type="float" office:value="49.8333333333333" calcext:value-type="float">
            <text:p>49,8333333333</text:p>
          </table:table-cell>
          <table:table-cell table:formula="of:=[.C89]-[.C77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5" calcext:value-type="float">
            <text:p>55</text:p>
          </table:table-cell>
          <table:table-cell table:formula="of:=SUM([.B79:.B90])/12" office:value-type="float" office:value="50.5" calcext:value-type="float">
            <text:p>50,5</text:p>
          </table:table-cell>
          <table:table-cell table:formula="of:=[.C90]-[.C78]" office:value-type="float" office:value="1.08333333333334" calcext:value-type="float">
            <text:p>1,08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2" calcext:value-type="float">
            <text:p>42</text:p>
          </table:table-cell>
          <table:table-cell table:formula="of:=SUM([.B80:.B91])/12" office:value-type="float" office:value="50.9166666666667" calcext:value-type="float">
            <text:p>50,9166666667</text:p>
          </table:table-cell>
          <table:table-cell table:formula="of:=[.C91]-[.C79]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37" calcext:value-type="float">
            <text:p>37</text:p>
          </table:table-cell>
          <table:table-cell table:formula="of:=SUM([.B81:.B92])/12" office:value-type="float" office:value="49.5833333333333" calcext:value-type="float">
            <text:p>49,5833333333</text:p>
          </table:table-cell>
          <table:table-cell table:formula="of:=[.C92]-[.C80]" office:value-type="float" office:value="1.41666666666667" calcext:value-type="float">
            <text:p>1,4166666667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4" calcext:value-type="float">
            <text:p>44</text:p>
          </table:table-cell>
          <table:table-cell table:formula="of:=SUM([.B82:.B93])/12" office:value-type="float" office:value="48.5" calcext:value-type="float">
            <text:p>48,5</text:p>
          </table:table-cell>
          <table:table-cell table:formula="of:=[.C93]-[.C81]" office:value-type="float" office:value="-0.833333333333336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44" calcext:value-type="float">
            <text:p>44</text:p>
          </table:table-cell>
          <table:table-cell table:formula="of:=SUM([.B83:.B94])/12" office:value-type="float" office:value="47.8333333333333" calcext:value-type="float">
            <text:p>47,8333333333</text:p>
          </table:table-cell>
          <table:table-cell table:formula="of:=[.C94]-[.C82]" office:value-type="float" office:value="-1.25" calcext:value-type="float">
            <text:p>-1,25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40" calcext:value-type="float">
            <text:p>40</text:p>
          </table:table-cell>
          <table:table-cell table:formula="of:=SUM([.B84:.B95])/12" office:value-type="float" office:value="46.9166666666667" calcext:value-type="float">
            <text:p>46,9166666667</text:p>
          </table:table-cell>
          <table:table-cell table:formula="of:=[.C95]-[.C83]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55" calcext:value-type="float">
            <text:p>55</text:p>
          </table:table-cell>
          <table:table-cell table:formula="of:=SUM([.B85:.B96])/12" office:value-type="float" office:value="46.4166666666667" calcext:value-type="float">
            <text:p>46,4166666667</text:p>
          </table:table-cell>
          <table:table-cell table:formula="of:=[.C96]-[.C84]" office:value-type="float" office:value="-4.16666666666667" calcext:value-type="float">
            <text:p>-4,1666666667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52" calcext:value-type="float">
            <text:p>52</text:p>
          </table:table-cell>
          <table:table-cell table:formula="of:=SUM([.B86:.B97])/12" office:value-type="float" office:value="47.1666666666667" calcext:value-type="float">
            <text:p>47,1666666667</text:p>
          </table:table-cell>
          <table:table-cell table:formula="of:=[.C97]-[.C85]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47" calcext:value-type="float">
            <text:p>47</text:p>
          </table:table-cell>
          <table:table-cell table:formula="of:=SUM([.B87:.B98])/12" office:value-type="float" office:value="47.5" calcext:value-type="float">
            <text:p>47,5</text:p>
          </table:table-cell>
          <table:table-cell table:formula="of:=[.C98]-[.C86]" office:value-type="float" office:value="-1.66666666666666" calcext:value-type="float">
            <text:p>-1,6666666667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5" calcext:value-type="float">
            <text:p>55</text:p>
          </table:table-cell>
          <table:table-cell table:formula="of:=SUM([.B88:.B99])/12" office:value-type="float" office:value="48.1666666666667" calcext:value-type="float">
            <text:p>48,1666666667</text:p>
          </table:table-cell>
          <table:table-cell table:formula="of:=[.C99]-[.C87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" calcext:value-type="float">
            <text:p>50</text:p>
          </table:table-cell>
          <table:table-cell table:formula="of:=SUM([.B89:.B100])/12" office:value-type="float" office:value="48.1666666666667" calcext:value-type="float">
            <text:p>48,1666666667</text:p>
          </table:table-cell>
          <table:table-cell table:formula="of:=[.C100]-[.C88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45" calcext:value-type="float">
            <text:p>45</text:p>
          </table:table-cell>
          <table:table-cell table:formula="of:=SUM([.B90:.B101])/12" office:value-type="float" office:value="47.1666666666667" calcext:value-type="float">
            <text:p>47,1666666667</text:p>
          </table:table-cell>
          <table:table-cell table:formula="of:=[.C101]-[.C89]" office:value-type="float" office:value="-2.66666666666667" calcext:value-type="float">
            <text:p>-2,6666666667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43" calcext:value-type="float">
            <text:p>43</text:p>
          </table:table-cell>
          <table:table-cell table:formula="of:=SUM([.B91:.B102])/12" office:value-type="float" office:value="46.1666666666667" calcext:value-type="float">
            <text:p>46,1666666667</text:p>
          </table:table-cell>
          <table:table-cell table:formula="of:=[.C102]-[.C90]" office:value-type="float" office:value="-4.33333333333334" calcext:value-type="float">
            <text:p>-4,3333333333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3" calcext:value-type="float">
            <text:p>33</text:p>
          </table:table-cell>
          <table:table-cell table:formula="of:=SUM([.B92:.B103])/12" office:value-type="float" office:value="45.4166666666667" calcext:value-type="float">
            <text:p>45,4166666667</text:p>
          </table:table-cell>
          <table:table-cell table:formula="of:=[.C103]-[.C91]" office:value-type="float" office:value="-5.5" calcext:value-type="float">
            <text:p>-5,5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33" calcext:value-type="float">
            <text:p>33</text:p>
          </table:table-cell>
          <table:table-cell table:formula="of:=SUM([.B93:.B104])/12" office:value-type="float" office:value="45.0833333333333" calcext:value-type="float">
            <text:p>45,0833333333</text:p>
          </table:table-cell>
          <table:table-cell table:formula="of:=[.C104]-[.C92]" office:value-type="float" office:value="-4.5" calcext:value-type="float">
            <text:p>-4,5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33" calcext:value-type="float">
            <text:p>33</text:p>
          </table:table-cell>
          <table:table-cell table:formula="of:=SUM([.B94:.B105])/12" office:value-type="float" office:value="44.1666666666667" calcext:value-type="float">
            <text:p>44,1666666667</text:p>
          </table:table-cell>
          <table:table-cell table:formula="of:=[.C105]-[.C93]" office:value-type="float" office:value="-4.33333333333334" calcext:value-type="float">
            <text:p>-4,3333333333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" calcext:value-type="float">
            <text:p>38</text:p>
          </table:table-cell>
          <table:table-cell table:formula="of:=SUM([.B95:.B106])/12" office:value-type="float" office:value="43.6666666666667" calcext:value-type="float">
            <text:p>43,6666666667</text:p>
          </table:table-cell>
          <table:table-cell table:formula="of:=[.C106]-[.C94]" office:value-type="float" office:value="-4.16666666666667" calcext:value-type="float">
            <text:p>-4,1666666667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7" calcext:value-type="float">
            <text:p>37</text:p>
          </table:table-cell>
          <table:table-cell table:formula="of:=SUM([.B96:.B107])/12" office:value-type="float" office:value="43.4166666666667" calcext:value-type="float">
            <text:p>43,4166666667</text:p>
          </table:table-cell>
          <table:table-cell table:formula="of:=[.C107]-[.C95]" office:value-type="float" office:value="-3.5" calcext:value-type="float">
            <text:p>-3,5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9" calcext:value-type="float">
            <text:p>39</text:p>
          </table:table-cell>
          <table:table-cell table:formula="of:=SUM([.B97:.B108])/12" office:value-type="float" office:value="42.0833333333333" calcext:value-type="float">
            <text:p>42,0833333333</text:p>
          </table:table-cell>
          <table:table-cell table:formula="of:=[.C108]-[.C96]" office:value-type="float" office:value="-4.33333333333333" calcext:value-type="float">
            <text:p>-4,3333333333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9" calcext:value-type="float">
            <text:p>39</text:p>
          </table:table-cell>
          <table:table-cell table:formula="of:=SUM([.B98:.B109])/12" office:value-type="float" office:value="41" calcext:value-type="float">
            <text:p>41</text:p>
          </table:table-cell>
          <table:table-cell table:formula="of:=[.C109]-[.C97]" office:value-type="float" office:value="-6.16666666666666" calcext:value-type="float">
            <text:p>-6,1666666667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42" calcext:value-type="float">
            <text:p>42</text:p>
          </table:table-cell>
          <table:table-cell table:formula="of:=SUM([.B99:.B110])/12" office:value-type="float" office:value="40.5833333333333" calcext:value-type="float">
            <text:p>40,5833333333</text:p>
          </table:table-cell>
          <table:table-cell table:formula="of:=[.C110]-[.C98]" office:value-type="float" office:value="-6.91666666666666" calcext:value-type="float">
            <text:p>-6,916666666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0" calcext:value-type="float">
            <text:p>40</text:p>
          </table:table-cell>
          <table:table-cell table:formula="of:=SUM([.B100:.B111])/12" office:value-type="float" office:value="39.3333333333333" calcext:value-type="float">
            <text:p>39,3333333333</text:p>
          </table:table-cell>
          <table:table-cell table:formula="of:=[.C111]-[.C99]" office:value-type="float" office:value="-8.83333333333333" calcext:value-type="float">
            <text:p>-8,8333333333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5" calcext:value-type="float">
            <text:p>45</text:p>
          </table:table-cell>
          <table:table-cell table:formula="of:=SUM([.B101:.B112])/12" office:value-type="float" office:value="38.9166666666667" calcext:value-type="float">
            <text:p>38,9166666667</text:p>
          </table:table-cell>
          <table:table-cell table:formula="of:=[.C112]-[.C100]" office:value-type="float" office:value="-9.25" calcext:value-type="float">
            <text:p>-9,25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5" calcext:value-type="float">
            <text:p>35</text:p>
          </table:table-cell>
          <table:table-cell table:formula="of:=SUM([.B102:.B113])/12" office:value-type="float" office:value="38.0833333333333" calcext:value-type="float">
            <text:p>38,0833333333</text:p>
          </table:table-cell>
          <table:table-cell table:formula="of:=[.C113]-[.C101]" office:value-type="float" office:value="-9.08333333333333" calcext:value-type="float">
            <text:p>-9,0833333333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5" calcext:value-type="float">
            <text:p>45</text:p>
          </table:table-cell>
          <table:table-cell table:formula="of:=SUM([.B103:.B114])/12" office:value-type="float" office:value="38.25" calcext:value-type="float">
            <text:p>38,25</text:p>
          </table:table-cell>
          <table:table-cell table:formula="of:=[.C114]-[.C102]" office:value-type="float" office:value="-7.91666666666666" calcext:value-type="float">
            <text:p>-7,9166666667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6" calcext:value-type="float">
            <text:p>36</text:p>
          </table:table-cell>
          <table:table-cell table:formula="of:=SUM([.B104:.B115])/12" office:value-type="float" office:value="38.5" calcext:value-type="float">
            <text:p>38,5</text:p>
          </table:table-cell>
          <table:table-cell table:formula="of:=[.C115]-[.C103]" office:value-type="float" office:value="-6.91666666666666" calcext:value-type="float">
            <text:p>-6,9166666667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8" calcext:value-type="float">
            <text:p>38</text:p>
          </table:table-cell>
          <table:table-cell table:formula="of:=SUM([.B105:.B116])/12" office:value-type="float" office:value="38.9166666666667" calcext:value-type="float">
            <text:p>38,9166666667</text:p>
          </table:table-cell>
          <table:table-cell table:formula="of:=[.C116]-[.C104]" office:value-type="float" office:value="-6.16666666666667" calcext:value-type="float">
            <text:p>-6,1666666667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4" calcext:value-type="float">
            <text:p>34</text:p>
          </table:table-cell>
          <table:table-cell table:formula="of:=SUM([.B106:.B117])/12" office:value-type="float" office:value="39" calcext:value-type="float">
            <text:p>39</text:p>
          </table:table-cell>
          <table:table-cell table:formula="of:=[.C117]-[.C105]" office:value-type="float" office:value="-5.16666666666666" calcext:value-type="float">
            <text:p>-5,1666666667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2" calcext:value-type="float">
            <text:p>32</text:p>
          </table:table-cell>
          <table:table-cell table:formula="of:=SUM([.B107:.B118])/12" office:value-type="float" office:value="38.5" calcext:value-type="float">
            <text:p>38,5</text:p>
          </table:table-cell>
          <table:table-cell table:formula="of:=[.C118]-[.C106]" office:value-type="float" office:value="-5.16666666666666" calcext:value-type="float">
            <text:p>-5,166666666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7" calcext:value-type="float">
            <text:p>37</text:p>
          </table:table-cell>
          <table:table-cell table:formula="of:=SUM([.B108:.B119])/12" office:value-type="float" office:value="38.5" calcext:value-type="float">
            <text:p>38,5</text:p>
          </table:table-cell>
          <table:table-cell table:formula="of:=[.C119]-[.C107]" office:value-type="float" office:value="-4.91666666666666" calcext:value-type="float">
            <text:p>-4,9166666667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5" calcext:value-type="float">
            <text:p>35</text:p>
          </table:table-cell>
          <table:table-cell table:formula="of:=SUM([.B109:.B120])/12" office:value-type="float" office:value="38.1666666666667" calcext:value-type="float">
            <text:p>38,1666666667</text:p>
          </table:table-cell>
          <table:table-cell table:formula="of:=[.C120]-[.C108]" office:value-type="float" office:value="-3.91666666666667" calcext:value-type="float">
            <text:p>-3,9166666667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4" calcext:value-type="float">
            <text:p>34</text:p>
          </table:table-cell>
          <table:table-cell table:formula="of:=SUM([.B110:.B121])/12" office:value-type="float" office:value="37.75" calcext:value-type="float">
            <text:p>37,75</text:p>
          </table:table-cell>
          <table:table-cell table:formula="of:=[.C121]-[.C109]" office:value-type="float" office:value="-3.25" calcext:value-type="float">
            <text:p>-3,25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2" calcext:value-type="float">
            <text:p>42</text:p>
          </table:table-cell>
          <table:table-cell table:formula="of:=SUM([.B111:.B122])/12" office:value-type="float" office:value="37.75" calcext:value-type="float">
            <text:p>37,75</text:p>
          </table:table-cell>
          <table:table-cell table:formula="of:=[.C122]-[.C110]" office:value-type="float" office:value="-2.83333333333334" calcext:value-type="float">
            <text:p>-2,8333333333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8" calcext:value-type="float">
            <text:p>28</text:p>
          </table:table-cell>
          <table:table-cell table:formula="of:=SUM([.B112:.B123])/12" office:value-type="float" office:value="36.75" calcext:value-type="float">
            <text:p>36,75</text:p>
          </table:table-cell>
          <table:table-cell table:formula="of:=[.C123]-[.C111]" office:value-type="float" office:value="-2.58333333333334" calcext:value-type="float">
            <text:p>-2,58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38" calcext:value-type="float">
            <text:p>38</text:p>
          </table:table-cell>
          <table:table-cell table:formula="of:=SUM([.B113:.B124])/12" office:value-type="float" office:value="36.1666666666667" calcext:value-type="float">
            <text:p>36,1666666667</text:p>
          </table:table-cell>
          <table:table-cell table:formula="of:=[.C124]-[.C112]" office:value-type="float" office:value="-2.75" calcext:value-type="float">
            <text:p>-2,7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7" calcext:value-type="float">
            <text:p>37</text:p>
          </table:table-cell>
          <table:table-cell table:formula="of:=SUM([.B114:.B125])/12" office:value-type="float" office:value="36.3333333333333" calcext:value-type="float">
            <text:p>36,3333333333</text:p>
          </table:table-cell>
          <table:table-cell table:formula="of:=[.C125]-[.C113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6" calcext:value-type="float">
            <text:p>36</text:p>
          </table:table-cell>
          <table:table-cell table:formula="of:=SUM([.B115:.B126])/12" office:value-type="float" office:value="35.5833333333333" calcext:value-type="float">
            <text:p>35,5833333333</text:p>
          </table:table-cell>
          <table:table-cell table:formula="of:=[.C126]-[.C114]" office:value-type="float" office:value="-2.66666666666666" calcext:value-type="float">
            <text:p>-2,6666666667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2" calcext:value-type="float">
            <text:p>32</text:p>
          </table:table-cell>
          <table:table-cell table:formula="of:=SUM([.B116:.B127])/12" office:value-type="float" office:value="35.25" calcext:value-type="float">
            <text:p>35,25</text:p>
          </table:table-cell>
          <table:table-cell table:formula="of:=[.C127]-[.C115]" office:value-type="float" office:value="-3.25" calcext:value-type="float">
            <text:p>-3,25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6" calcext:value-type="float">
            <text:p>36</text:p>
          </table:table-cell>
          <table:table-cell table:formula="of:=SUM([.B117:.B128])/12" office:value-type="float" office:value="35.0833333333333" calcext:value-type="float">
            <text:p>35,0833333333</text:p>
          </table:table-cell>
          <table:table-cell table:formula="of:=[.C128]-[.C116]" office:value-type="float" office:value="-3.83333333333333" calcext:value-type="float">
            <text:p>-3,833333333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6" calcext:value-type="float">
            <text:p>36</text:p>
          </table:table-cell>
          <table:table-cell table:formula="of:=SUM([.B118:.B129])/12" office:value-type="float" office:value="35.25" calcext:value-type="float">
            <text:p>35,25</text:p>
          </table:table-cell>
          <table:table-cell table:formula="of:=[.C129]-[.C117]" office:value-type="float" office:value="-3.75" calcext:value-type="float">
            <text:p>-3,75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1" calcext:value-type="float">
            <text:p>31</text:p>
          </table:table-cell>
          <table:table-cell table:formula="of:=SUM([.B119:.B130])/12" office:value-type="float" office:value="35.1666666666667" calcext:value-type="float">
            <text:p>35,1666666667</text:p>
          </table:table-cell>
          <table:table-cell table:formula="of:=[.C130]-[.C118]" office:value-type="float" office:value="-3.33333333333334" calcext:value-type="float">
            <text:p>-3,3333333333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39" calcext:value-type="float">
            <text:p>39</text:p>
          </table:table-cell>
          <table:table-cell table:formula="of:=SUM([.B120:.B131])/12" office:value-type="float" office:value="35.3333333333333" calcext:value-type="float">
            <text:p>35,3333333333</text:p>
          </table:table-cell>
          <table:table-cell table:formula="of:=[.C131]-[.C119]" office:value-type="float" office:value="-3.16666666666666" calcext:value-type="float">
            <text:p>-3,16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7" calcext:value-type="float">
            <text:p>37</text:p>
          </table:table-cell>
          <table:table-cell table:formula="of:=SUM([.B121:.B132])/12" office:value-type="float" office:value="35.5" calcext:value-type="float">
            <text:p>35,5</text:p>
          </table:table-cell>
          <table:table-cell table:formula="of:=[.C132]-[.C120]" office:value-type="float" office:value="-2.66666666666666" calcext:value-type="float">
            <text:p>-2,6666666667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3" calcext:value-type="float">
            <text:p>33</text:p>
          </table:table-cell>
          <table:table-cell table:formula="of:=SUM([.B122:.B133])/12" office:value-type="float" office:value="35.4166666666667" calcext:value-type="float">
            <text:p>35,4166666667</text:p>
          </table:table-cell>
          <table:table-cell table:formula="of:=[.C133]-[.C121]" office:value-type="float" office:value="-2.33333333333334" calcext:value-type="float">
            <text:p>-2,3333333333</text:p>
          </table:table-cell>
          <table:table-cell table:number-columns-repeated="1015"/>
        </table:table-row>
      </table:table>
      <table:table table:name="&gt;100" table:style-name="ta1">
        <table:shapes>
          <draw:frame draw:z-index="0" draw:style-name="gr1" draw:text-style-name="P1" svg:width="159.99mm" svg:height="89.99mm" svg:x="208.82mm" svg:y="1mm">
            <draw:object draw:notify-on-update-of-ranges="'&gt;100'.A1:'&gt;100'.A1 '&gt;100'.A2:'&gt;100'.A133 '&gt;100'.B1:'&gt;100'.B1 '&gt;100'.B2:'&gt;100'.B133 '&gt;100'.C1:'&gt;100'.C1 '&gt;100'.C2:'&gt;100'.C133 '&gt;100'.D1:'&gt;100'.D1 '&gt;100'.D2:'&gt;100'.D1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with &gt;100 edits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0" calcext:value-type="float">
            <text:p>10</text:p>
          </table:table-cell>
          <table:table-cell table:formula="of:=SUM([.B2:.B13])/12" office:value-type="float" office:value="9.75" calcext:value-type="float">
            <text:p>9,75</text:p>
          </table:table-cell>
          <table:table-cell table:number-columns-repeated="1016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0" calcext:value-type="float">
            <text:p>10</text:p>
          </table:table-cell>
          <table:table-cell table:formula="of:=SUM([.B3:.B14])/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" calcext:value-type="float">
            <text:p>6</text:p>
          </table:table-cell>
          <table:table-cell table:formula="of:=SUM([.B4:.B15])/12" office:value-type="float" office:value="9.91666666666667" calcext:value-type="float">
            <text:p>9,9166666667</text:p>
          </table:table-cell>
          <table:table-cell table:number-columns-repeated="1016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9" calcext:value-type="float">
            <text:p>9</text:p>
          </table:table-cell>
          <table:table-cell table:formula="of:=SUM([.B5:.B16])/12" office:value-type="float" office:value="9.58333333333333" calcext:value-type="float">
            <text:p>9,5833333333</text:p>
          </table:table-cell>
          <table:table-cell table:number-columns-repeated="1016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8" calcext:value-type="float">
            <text:p>8</text:p>
          </table:table-cell>
          <table:table-cell table:formula="of:=SUM([.B6:.B17])/12" office:value-type="float" office:value="9.25" calcext:value-type="float">
            <text:p>9,25</text:p>
          </table:table-cell>
          <table:table-cell table:number-columns-repeated="1016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9" calcext:value-type="float">
            <text:p>9</text:p>
          </table:table-cell>
          <table:table-cell table:formula="of:=SUM([.B7:.B18])/12" office:value-type="float" office:value="8.91666666666667" calcext:value-type="float">
            <text:p>8,9166666667</text:p>
          </table:table-cell>
          <table:table-cell table:number-columns-repeated="1016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" calcext:value-type="float">
            <text:p>8</text:p>
          </table:table-cell>
          <table:table-cell table:formula="of:=SUM([.B8:.B19])/12" office:value-type="float" office:value="8.75" calcext:value-type="float">
            <text:p>8,75</text:p>
          </table:table-cell>
          <table:table-cell table:number-columns-repeated="1016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" calcext:value-type="float">
            <text:p>7</text:p>
          </table:table-cell>
          <table:table-cell table:formula="of:=SUM([.B9:.B20])/12" office:value-type="float" office:value="8.58333333333333" calcext:value-type="float">
            <text:p>8,5833333333</text:p>
          </table:table-cell>
          <table:table-cell table:number-columns-repeated="1016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7" calcext:value-type="float">
            <text:p>7</text:p>
          </table:table-cell>
          <table:table-cell table:formula="of:=SUM([.B10:.B21])/12" office:value-type="float" office:value="8.41666666666667" calcext:value-type="float">
            <text:p>8,4166666667</text:p>
          </table:table-cell>
          <table:table-cell table:number-columns-repeated="1016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" calcext:value-type="float">
            <text:p>7</text:p>
          </table:table-cell>
          <table:table-cell table:formula="of:=SUM([.B11:.B22])/12" office:value-type="float" office:value="8.33333333333333" calcext:value-type="float">
            <text:p>8,3333333333</text:p>
          </table:table-cell>
          <table:table-cell table:number-columns-repeated="1016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1" calcext:value-type="float">
            <text:p>11</text:p>
          </table:table-cell>
          <table:table-cell table:formula="of:=SUM([.B12:.B23])/12" office:value-type="float" office:value="8.66666666666667" calcext:value-type="float">
            <text:p>8,6666666667</text:p>
          </table:table-cell>
          <table:table-cell table:number-columns-repeated="1016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1" calcext:value-type="float">
            <text:p>11</text:p>
          </table:table-cell>
          <table:table-cell table:formula="of:=SUM([.B13:.B24])/12" office:value-type="float" office:value="8.58333333333333" calcext:value-type="float">
            <text:p>8,5833333333</text:p>
          </table:table-cell>
          <table:table-cell table:number-columns-repeated="1016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6" calcext:value-type="float">
            <text:p>16</text:p>
          </table:table-cell>
          <table:table-cell table:formula="of:=SUM([.B14:.B25])/12" office:value-type="float" office:value="9.08333333333333" calcext:value-type="float">
            <text:p>9,0833333333</text:p>
          </table:table-cell>
          <table:table-cell table:formula="of:=[.C25]-[.C13]" office:value-type="float" office:value="-0.666666666666666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1" calcext:value-type="float">
            <text:p>11</text:p>
          </table:table-cell>
          <table:table-cell table:formula="of:=SUM([.B15:.B26])/12" office:value-type="float" office:value="9.16666666666667" calcext:value-type="float">
            <text:p>9,1666666667</text:p>
          </table:table-cell>
          <table:table-cell table:formula="of:=[.C26]-[.C14]" office:value-type="float" office:value="-0.833333333333334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" calcext:value-type="float">
            <text:p>8</text:p>
          </table:table-cell>
          <table:table-cell table:formula="of:=SUM([.B16:.B27])/12" office:value-type="float" office:value="9.33333333333333" calcext:value-type="float">
            <text:p>9,3333333333</text:p>
          </table:table-cell>
          <table:table-cell table:formula="of:=[.C27]-[.C15]" office:value-type="float" office:value="-0.583333333333332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" calcext:value-type="float">
            <text:p>7</text:p>
          </table:table-cell>
          <table:table-cell table:formula="of:=SUM([.B17:.B28])/12" office:value-type="float" office:value="9.16666666666667" calcext:value-type="float">
            <text:p>9,1666666667</text:p>
          </table:table-cell>
          <table:table-cell table:formula="of:=[.C28]-[.C16]" office:value-type="float" office:value="-0.416666666666668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8" calcext:value-type="float">
            <text:p>8</text:p>
          </table:table-cell>
          <table:table-cell table:formula="of:=SUM([.B18:.B29])/12" office:value-type="float" office:value="9.16666666666667" calcext:value-type="float">
            <text:p>9,1666666667</text:p>
          </table:table-cell>
          <table:table-cell table:formula="of:=[.C29]-[.C17]" office:value-type="float" office:value="-0.0833333333333339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" calcext:value-type="float">
            <text:p>10</text:p>
          </table:table-cell>
          <table:table-cell table:formula="of:=SUM([.B19:.B30])/12" office:value-type="float" office:value="9.25" calcext:value-type="float">
            <text:p>9,25</text:p>
          </table:table-cell>
          <table:table-cell table:formula="of:=[.C30]-[.C18]" office:value-type="float" office:value="0.333333333333334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" calcext:value-type="float">
            <text:p>8</text:p>
          </table:table-cell>
          <table:table-cell table:formula="of:=SUM([.B20:.B31])/12" office:value-type="float" office:value="9.25" calcext:value-type="float">
            <text:p>9,25</text:p>
          </table:table-cell>
          <table:table-cell table:formula="of:=[.C31]-[.C19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" calcext:value-type="float">
            <text:p>9</text:p>
          </table:table-cell>
          <table:table-cell table:formula="of:=SUM([.B21:.B32])/12" office:value-type="float" office:value="9.41666666666667" calcext:value-type="float">
            <text:p>9,4166666667</text:p>
          </table:table-cell>
          <table:table-cell table:formula="of:=[.C32]-[.C20]" office:value-type="float" office:value="0.833333333333332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8" calcext:value-type="float">
            <text:p>8</text:p>
          </table:table-cell>
          <table:table-cell table:formula="of:=SUM([.B22:.B33])/12" office:value-type="float" office:value="9.5" calcext:value-type="float">
            <text:p>9,5</text:p>
          </table:table-cell>
          <table:table-cell table:formula="of:=[.C33]-[.C21]" office:value-type="float" office:value="1.08333333333333" calcext:value-type="float">
            <text:p>1,0833333333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8" calcext:value-type="float">
            <text:p>8</text:p>
          </table:table-cell>
          <table:table-cell table:formula="of:=SUM([.B23:.B34])/12" office:value-type="float" office:value="9.58333333333333" calcext:value-type="float">
            <text:p>9,5833333333</text:p>
          </table:table-cell>
          <table:table-cell table:formula="of:=[.C34]-[.C22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8" calcext:value-type="float">
            <text:p>8</text:p>
          </table:table-cell>
          <table:table-cell table:formula="of:=SUM([.B24:.B35])/12" office:value-type="float" office:value="9.33333333333333" calcext:value-type="float">
            <text:p>9,3333333333</text:p>
          </table:table-cell>
          <table:table-cell table:formula="of:=[.C35]-[.C23]" office:value-type="float" office:value="0.666666666666668" calcext:value-type="float">
            <text:p>0,6666666667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" calcext:value-type="float">
            <text:p>6</text:p>
          </table:table-cell>
          <table:table-cell table:formula="of:=SUM([.B25:.B36])/12" office:value-type="float" office:value="8.91666666666667" calcext:value-type="float">
            <text:p>8,9166666667</text:p>
          </table:table-cell>
          <table:table-cell table:formula="of:=[.C36]-[.C24]" office:value-type="float" office:value="0.333333333333332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3" calcext:value-type="float">
            <text:p>13</text:p>
          </table:table-cell>
          <table:table-cell table:formula="of:=SUM([.B26:.B37])/12" office:value-type="float" office:value="8.66666666666667" calcext:value-type="float">
            <text:p>8,6666666667</text:p>
          </table:table-cell>
          <table:table-cell table:formula="of:=[.C37]-[.C25]" office:value-type="float" office:value="-0.416666666666668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4" calcext:value-type="float">
            <text:p>14</text:p>
          </table:table-cell>
          <table:table-cell table:formula="of:=SUM([.B27:.B38])/12" office:value-type="float" office:value="8.91666666666667" calcext:value-type="float">
            <text:p>8,9166666667</text:p>
          </table:table-cell>
          <table:table-cell table:formula="of:=[.C38]-[.C26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" calcext:value-type="float">
            <text:p>16</text:p>
          </table:table-cell>
          <table:table-cell table:formula="of:=SUM([.B28:.B39])/12" office:value-type="float" office:value="9.58333333333333" calcext:value-type="float">
            <text:p>9,5833333333</text:p>
          </table:table-cell>
          <table:table-cell table:formula="of:=[.C39]-[.C27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" calcext:value-type="float">
            <text:p>11</text:p>
          </table:table-cell>
          <table:table-cell table:formula="of:=SUM([.B29:.B40])/12" office:value-type="float" office:value="9.91666666666667" calcext:value-type="float">
            <text:p>9,9166666667</text:p>
          </table:table-cell>
          <table:table-cell table:formula="of:=[.C40]-[.C28]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" calcext:value-type="float">
            <text:p>15</text:p>
          </table:table-cell>
          <table:table-cell table:formula="of:=SUM([.B30:.B41])/12" office:value-type="float" office:value="10.5" calcext:value-type="float">
            <text:p>10,5</text:p>
          </table:table-cell>
          <table:table-cell table:formula="of:=[.C41]-[.C29]" office:value-type="float" office:value="1.33333333333333" calcext:value-type="float">
            <text:p>1,3333333333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0" calcext:value-type="float">
            <text:p>10</text:p>
          </table:table-cell>
          <table:table-cell table:formula="of:=SUM([.B31:.B42])/12" office:value-type="float" office:value="10.5" calcext:value-type="float">
            <text:p>10,5</text:p>
          </table:table-cell>
          <table:table-cell table:formula="of:=[.C42]-[.C30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7" calcext:value-type="float">
            <text:p>7</text:p>
          </table:table-cell>
          <table:table-cell table:formula="of:=SUM([.B32:.B43])/12" office:value-type="float" office:value="10.4166666666667" calcext:value-type="float">
            <text:p>10,4166666667</text:p>
          </table:table-cell>
          <table:table-cell table:formula="of:=[.C43]-[.C31]" office:value-type="float" office:value="1.16666666666667" calcext:value-type="float">
            <text:p>1,1666666667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" calcext:value-type="float">
            <text:p>11</text:p>
          </table:table-cell>
          <table:table-cell table:formula="of:=SUM([.B33:.B44])/12" office:value-type="float" office:value="10.5833333333333" calcext:value-type="float">
            <text:p>10,5833333333</text:p>
          </table:table-cell>
          <table:table-cell table:formula="of:=[.C44]-[.C32]" office:value-type="float" office:value="1.16666666666667" calcext:value-type="float">
            <text:p>1,1666666667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7" calcext:value-type="float">
            <text:p>7</text:p>
          </table:table-cell>
          <table:table-cell table:formula="of:=SUM([.B34:.B45])/12" office:value-type="float" office:value="10.5" calcext:value-type="float">
            <text:p>10,5</text:p>
          </table:table-cell>
          <table:table-cell table:formula="of:=[.C45]-[.C33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" calcext:value-type="float">
            <text:p>6</text:p>
          </table:table-cell>
          <table:table-cell table:formula="of:=SUM([.B35:.B46])/12" office:value-type="float" office:value="10.3333333333333" calcext:value-type="float">
            <text:p>10,3333333333</text:p>
          </table:table-cell>
          <table:table-cell table:formula="of:=[.C46]-[.C34]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8" calcext:value-type="float">
            <text:p>8</text:p>
          </table:table-cell>
          <table:table-cell table:formula="of:=SUM([.B36:.B47])/12" office:value-type="float" office:value="10.3333333333333" calcext:value-type="float">
            <text:p>10,3333333333</text:p>
          </table:table-cell>
          <table:table-cell table:formula="of:=[.C47]-[.C35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" calcext:value-type="float">
            <text:p>10</text:p>
          </table:table-cell>
          <table:table-cell table:formula="of:=SUM([.B37:.B48])/12" office:value-type="float" office:value="10.6666666666667" calcext:value-type="float">
            <text:p>10,6666666667</text:p>
          </table:table-cell>
          <table:table-cell table:formula="of:=[.C48]-[.C36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" calcext:value-type="float">
            <text:p>10</text:p>
          </table:table-cell>
          <table:table-cell table:formula="of:=SUM([.B38:.B49])/12" office:value-type="float" office:value="10.4166666666667" calcext:value-type="float">
            <text:p>10,4166666667</text:p>
          </table:table-cell>
          <table:table-cell table:formula="of:=[.C49]-[.C37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" calcext:value-type="float">
            <text:p>12</text:p>
          </table:table-cell>
          <table:table-cell table:formula="of:=SUM([.B39:.B50])/12" office:value-type="float" office:value="10.25" calcext:value-type="float">
            <text:p>10,25</text:p>
          </table:table-cell>
          <table:table-cell table:formula="of:=[.C50]-[.C38]" office:value-type="float" office:value="1.33333333333333" calcext:value-type="float">
            <text:p>1,3333333333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6" calcext:value-type="float">
            <text:p>6</text:p>
          </table:table-cell>
          <table:table-cell table:formula="of:=SUM([.B40:.B51])/12" office:value-type="float" office:value="9.41666666666667" calcext:value-type="float">
            <text:p>9,4166666667</text:p>
          </table:table-cell>
          <table:table-cell table:formula="of:=[.C51]-[.C39]" office:value-type="float" office:value="-0.166666666666668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2" calcext:value-type="float">
            <text:p>12</text:p>
          </table:table-cell>
          <table:table-cell table:formula="of:=SUM([.B41:.B52])/12" office:value-type="float" office:value="9.5" calcext:value-type="float">
            <text:p>9,5</text:p>
          </table:table-cell>
          <table:table-cell table:formula="of:=[.C52]-[.C40]" office:value-type="float" office:value="-0.416666666666666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" calcext:value-type="float">
            <text:p>9</text:p>
          </table:table-cell>
          <table:table-cell table:formula="of:=SUM([.B42:.B53])/12" office:value-type="float" office:value="9" calcext:value-type="float">
            <text:p>9</text:p>
          </table:table-cell>
          <table:table-cell table:formula="of:=[.C53]-[.C41]" office:value-type="float" office:value="-1.5" calcext:value-type="float">
            <text:p>-1,5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2" calcext:value-type="float">
            <text:p>12</text:p>
          </table:table-cell>
          <table:table-cell table:formula="of:=SUM([.B43:.B54])/12" office:value-type="float" office:value="9.16666666666667" calcext:value-type="float">
            <text:p>9,1666666667</text:p>
          </table:table-cell>
          <table:table-cell table:formula="of:=[.C54]-[.C42]" office:value-type="float" office:value="-1.33333333333333" calcext:value-type="float">
            <text:p>-1,3333333333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0" calcext:value-type="float">
            <text:p>10</text:p>
          </table:table-cell>
          <table:table-cell table:formula="of:=SUM([.B44:.B55])/12" office:value-type="float" office:value="9.41666666666667" calcext:value-type="float">
            <text:p>9,4166666667</text:p>
          </table:table-cell>
          <table:table-cell table:formula="of:=[.C55]-[.C43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" calcext:value-type="float">
            <text:p>9</text:p>
          </table:table-cell>
          <table:table-cell table:formula="of:=SUM([.B45:.B56])/12" office:value-type="float" office:value="9.25" calcext:value-type="float">
            <text:p>9,25</text:p>
          </table:table-cell>
          <table:table-cell table:formula="of:=[.C56]-[.C44]" office:value-type="float" office:value="-1.33333333333333" calcext:value-type="float">
            <text:p>-1,3333333333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" calcext:value-type="float">
            <text:p>10</text:p>
          </table:table-cell>
          <table:table-cell table:formula="of:=SUM([.B46:.B57])/12" office:value-type="float" office:value="9.5" calcext:value-type="float">
            <text:p>9,5</text:p>
          </table:table-cell>
          <table:table-cell table:formula="of:=[.C57]-[.C45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0" calcext:value-type="float">
            <text:p>10</text:p>
          </table:table-cell>
          <table:table-cell table:formula="of:=SUM([.B47:.B58])/12" office:value-type="float" office:value="9.83333333333333" calcext:value-type="float">
            <text:p>9,8333333333</text:p>
          </table:table-cell>
          <table:table-cell table:formula="of:=[.C58]-[.C46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1" calcext:value-type="float">
            <text:p>11</text:p>
          </table:table-cell>
          <table:table-cell table:formula="of:=SUM([.B48:.B59])/12" office:value-type="float" office:value="10.0833333333333" calcext:value-type="float">
            <text:p>10,0833333333</text:p>
          </table:table-cell>
          <table:table-cell table:formula="of:=[.C59]-[.C47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2" calcext:value-type="float">
            <text:p>12</text:p>
          </table:table-cell>
          <table:table-cell table:formula="of:=SUM([.B49:.B60])/12" office:value-type="float" office:value="10.25" calcext:value-type="float">
            <text:p>10,25</text:p>
          </table:table-cell>
          <table:table-cell table:formula="of:=[.C60]-[.C48]" office:value-type="float" office:value="-0.416666666666666" calcext:value-type="float">
            <text:p>-0,41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" calcext:value-type="float">
            <text:p>8</text:p>
          </table:table-cell>
          <table:table-cell table:formula="of:=SUM([.B50:.B61])/12" office:value-type="float" office:value="10.0833333333333" calcext:value-type="float">
            <text:p>10,0833333333</text:p>
          </table:table-cell>
          <table:table-cell table:formula="of:=[.C61]-[.C49]" office:value-type="float" office:value="-0.333333333333332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3" calcext:value-type="float">
            <text:p>13</text:p>
          </table:table-cell>
          <table:table-cell table:formula="of:=SUM([.B51:.B62])/12" office:value-type="float" office:value="10.1666666666667" calcext:value-type="float">
            <text:p>10,1666666667</text:p>
          </table:table-cell>
          <table:table-cell table:formula="of:=[.C62]-[.C50]" office:value-type="float" office:value="-0.0833333333333339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2" calcext:value-type="float">
            <text:p>12</text:p>
          </table:table-cell>
          <table:table-cell table:formula="of:=SUM([.B52:.B63])/12" office:value-type="float" office:value="10.6666666666667" calcext:value-type="float">
            <text:p>10,6666666667</text:p>
          </table:table-cell>
          <table:table-cell table:formula="of:=[.C63]-[.C51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" calcext:value-type="float">
            <text:p>13</text:p>
          </table:table-cell>
          <table:table-cell table:formula="of:=SUM([.B53:.B64])/12" office:value-type="float" office:value="10.75" calcext:value-type="float">
            <text:p>10,75</text:p>
          </table:table-cell>
          <table:table-cell table:formula="of:=[.C64]-[.C52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9" calcext:value-type="float">
            <text:p>9</text:p>
          </table:table-cell>
          <table:table-cell table:formula="of:=SUM([.B54:.B65])/12" office:value-type="float" office:value="10.75" calcext:value-type="float">
            <text:p>10,75</text:p>
          </table:table-cell>
          <table:table-cell table:formula="of:=[.C65]-[.C53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1" calcext:value-type="float">
            <text:p>11</text:p>
          </table:table-cell>
          <table:table-cell table:formula="of:=SUM([.B55:.B66])/12" office:value-type="float" office:value="10.6666666666667" calcext:value-type="float">
            <text:p>10,6666666667</text:p>
          </table:table-cell>
          <table:table-cell table:formula="of:=[.C66]-[.C54]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8" calcext:value-type="float">
            <text:p>8</text:p>
          </table:table-cell>
          <table:table-cell table:formula="of:=SUM([.B56:.B67])/12" office:value-type="float" office:value="10.5" calcext:value-type="float">
            <text:p>10,5</text:p>
          </table:table-cell>
          <table:table-cell table:formula="of:=[.C67]-[.C55]" office:value-type="float" office:value="1.08333333333333" calcext:value-type="float">
            <text:p>1,0833333333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" calcext:value-type="float">
            <text:p>9</text:p>
          </table:table-cell>
          <table:table-cell table:formula="of:=SUM([.B57:.B68])/12" office:value-type="float" office:value="10.5" calcext:value-type="float">
            <text:p>10,5</text:p>
          </table:table-cell>
          <table:table-cell table:formula="of:=[.C68]-[.C56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8" calcext:value-type="float">
            <text:p>8</text:p>
          </table:table-cell>
          <table:table-cell table:formula="of:=SUM([.B58:.B69])/12" office:value-type="float" office:value="10.3333333333333" calcext:value-type="float">
            <text:p>10,3333333333</text:p>
          </table:table-cell>
          <table:table-cell table:formula="of:=[.C69]-[.C57]" office:value-type="float" office:value="0.833333333333334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" calcext:value-type="float">
            <text:p>10</text:p>
          </table:table-cell>
          <table:table-cell table:formula="of:=SUM([.B59:.B70])/12" office:value-type="float" office:value="10.3333333333333" calcext:value-type="float">
            <text:p>10,3333333333</text:p>
          </table:table-cell>
          <table:table-cell table:formula="of:=[.C70]-[.C58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" calcext:value-type="float">
            <text:p>11</text:p>
          </table:table-cell>
          <table:table-cell table:formula="of:=SUM([.B60:.B71])/12" office:value-type="float" office:value="10.3333333333333" calcext:value-type="float">
            <text:p>10,3333333333</text:p>
          </table:table-cell>
          <table:table-cell table:formula="of:=[.C71]-[.C59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3" calcext:value-type="float">
            <text:p>13</text:p>
          </table:table-cell>
          <table:table-cell table:formula="of:=SUM([.B61:.B72])/12" office:value-type="float" office:value="10.4166666666667" calcext:value-type="float">
            <text:p>10,4166666667</text:p>
          </table:table-cell>
          <table:table-cell table:formula="of:=[.C72]-[.C60]" office:value-type="float" office:value="0.166666666666666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" calcext:value-type="float">
            <text:p>8</text:p>
          </table:table-cell>
          <table:table-cell table:formula="of:=SUM([.B62:.B73])/12" office:value-type="float" office:value="10.4166666666667" calcext:value-type="float">
            <text:p>10,4166666667</text:p>
          </table:table-cell>
          <table:table-cell table:formula="of:=[.C73]-[.C61]" office:value-type="float" office:value="0.333333333333332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4" calcext:value-type="float">
            <text:p>14</text:p>
          </table:table-cell>
          <table:table-cell table:formula="of:=SUM([.B63:.B74])/12" office:value-type="float" office:value="10.5" calcext:value-type="float">
            <text:p>10,5</text:p>
          </table:table-cell>
          <table:table-cell table:formula="of:=[.C74]-[.C62]" office:value-type="float" office:value="0.333333333333334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1" calcext:value-type="float">
            <text:p>11</text:p>
          </table:table-cell>
          <table:table-cell table:formula="of:=SUM([.B64:.B75])/12" office:value-type="float" office:value="10.4166666666667" calcext:value-type="float">
            <text:p>10,4166666667</text:p>
          </table:table-cell>
          <table:table-cell table:formula="of:=[.C75]-[.C63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9" calcext:value-type="float">
            <text:p>9</text:p>
          </table:table-cell>
          <table:table-cell table:formula="of:=SUM([.B65:.B76])/12" office:value-type="float" office:value="10.0833333333333" calcext:value-type="float">
            <text:p>10,0833333333</text:p>
          </table:table-cell>
          <table:table-cell table:formula="of:=[.C76]-[.C64]" office:value-type="float" office:value="-0.666666666666666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" calcext:value-type="float">
            <text:p>10</text:p>
          </table:table-cell>
          <table:table-cell table:formula="of:=SUM([.B66:.B77])/12" office:value-type="float" office:value="10.1666666666667" calcext:value-type="float">
            <text:p>10,1666666667</text:p>
          </table:table-cell>
          <table:table-cell table:formula="of:=[.C77]-[.C65]" office:value-type="float" office:value="-0.583333333333334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" calcext:value-type="float">
            <text:p>16</text:p>
          </table:table-cell>
          <table:table-cell table:formula="of:=SUM([.B67:.B78])/12" office:value-type="float" office:value="10.5833333333333" calcext:value-type="float">
            <text:p>10,5833333333</text:p>
          </table:table-cell>
          <table:table-cell table:formula="of:=[.C78]-[.C66]" office:value-type="float" office:value="-0.0833333333333322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" calcext:value-type="float">
            <text:p>10</text:p>
          </table:table-cell>
          <table:table-cell table:formula="of:=SUM([.B68:.B79])/12" office:value-type="float" office:value="10.75" calcext:value-type="float">
            <text:p>10,75</text:p>
          </table:table-cell>
          <table:table-cell table:formula="of:=[.C79]-[.C67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" calcext:value-type="float">
            <text:p>10</text:p>
          </table:table-cell>
          <table:table-cell table:formula="of:=SUM([.B69:.B80])/12" office:value-type="float" office:value="10.8333333333333" calcext:value-type="float">
            <text:p>10,8333333333</text:p>
          </table:table-cell>
          <table:table-cell table:formula="of:=[.C80]-[.C68]" office:value-type="float" office:value="0.333333333333334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" calcext:value-type="float">
            <text:p>12</text:p>
          </table:table-cell>
          <table:table-cell table:formula="of:=SUM([.B70:.B81])/12" office:value-type="float" office:value="11.1666666666667" calcext:value-type="float">
            <text:p>11,1666666667</text:p>
          </table:table-cell>
          <table:table-cell table:formula="of:=[.C81]-[.C69]" office:value-type="float" office:value="0.833333333333332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" calcext:value-type="float">
            <text:p>10</text:p>
          </table:table-cell>
          <table:table-cell table:formula="of:=SUM([.B71:.B82])/12" office:value-type="float" office:value="11.1666666666667" calcext:value-type="float">
            <text:p>11,1666666667</text:p>
          </table:table-cell>
          <table:table-cell table:formula="of:=[.C82]-[.C70]" office:value-type="float" office:value="0.833333333333332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9" calcext:value-type="float">
            <text:p>9</text:p>
          </table:table-cell>
          <table:table-cell table:formula="of:=SUM([.B72:.B83])/12" office:value-type="float" office:value="11" calcext:value-type="float">
            <text:p>11</text:p>
          </table:table-cell>
          <table:table-cell table:formula="of:=[.C83]-[.C71]" office:value-type="float" office:value="0.666666666666666" calcext:value-type="float">
            <text:p>0,666666666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2" calcext:value-type="float">
            <text:p>12</text:p>
          </table:table-cell>
          <table:table-cell table:formula="of:=SUM([.B73:.B84])/12" office:value-type="float" office:value="10.9166666666667" calcext:value-type="float">
            <text:p>10,9166666667</text:p>
          </table:table-cell>
          <table:table-cell table:formula="of:=[.C84]-[.C72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6" calcext:value-type="float">
            <text:p>6</text:p>
          </table:table-cell>
          <table:table-cell table:formula="of:=SUM([.B74:.B85])/12" office:value-type="float" office:value="10.75" calcext:value-type="float">
            <text:p>10,75</text:p>
          </table:table-cell>
          <table:table-cell table:formula="of:=[.C85]-[.C73]" office:value-type="float" office:value="0.333333333333334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" calcext:value-type="float">
            <text:p>10</text:p>
          </table:table-cell>
          <table:table-cell table:formula="of:=SUM([.B75:.B86])/12" office:value-type="float" office:value="10.4166666666667" calcext:value-type="float">
            <text:p>10,4166666667</text:p>
          </table:table-cell>
          <table:table-cell table:formula="of:=[.C86]-[.C74]" office:value-type="float" office:value="-0.0833333333333339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2" calcext:value-type="float">
            <text:p>12</text:p>
          </table:table-cell>
          <table:table-cell table:formula="of:=SUM([.B76:.B87])/12" office:value-type="float" office:value="10.5" calcext:value-type="float">
            <text:p>10,5</text:p>
          </table:table-cell>
          <table:table-cell table:formula="of:=[.C87]-[.C75]" office:value-type="float" office:value="0.0833333333333339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8" calcext:value-type="float">
            <text:p>8</text:p>
          </table:table-cell>
          <table:table-cell table:formula="of:=SUM([.B77:.B88])/12" office:value-type="float" office:value="10.4166666666667" calcext:value-type="float">
            <text:p>10,4166666667</text:p>
          </table:table-cell>
          <table:table-cell table:formula="of:=[.C88]-[.C76]" office:value-type="float" office:value="0.333333333333332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9" calcext:value-type="float">
            <text:p>9</text:p>
          </table:table-cell>
          <table:table-cell table:formula="of:=SUM([.B78:.B89])/12" office:value-type="float" office:value="10.3333333333333" calcext:value-type="float">
            <text:p>10,3333333333</text:p>
          </table:table-cell>
          <table:table-cell table:formula="of:=[.C89]-[.C77]" office:value-type="float" office:value="0.166666666666668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0" calcext:value-type="float">
            <text:p>10</text:p>
          </table:table-cell>
          <table:table-cell table:formula="of:=SUM([.B79:.B90])/12" office:value-type="float" office:value="9.83333333333333" calcext:value-type="float">
            <text:p>9,8333333333</text:p>
          </table:table-cell>
          <table:table-cell table:formula="of:=[.C90]-[.C78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" calcext:value-type="float">
            <text:p>14</text:p>
          </table:table-cell>
          <table:table-cell table:formula="of:=SUM([.B80:.B91])/12" office:value-type="float" office:value="10.1666666666667" calcext:value-type="float">
            <text:p>10,1666666667</text:p>
          </table:table-cell>
          <table:table-cell table:formula="of:=[.C91]-[.C79]" office:value-type="float" office:value="-0.583333333333334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" calcext:value-type="float">
            <text:p>9</text:p>
          </table:table-cell>
          <table:table-cell table:formula="of:=SUM([.B81:.B92])/12" office:value-type="float" office:value="10.0833333333333" calcext:value-type="float">
            <text:p>10,0833333333</text:p>
          </table:table-cell>
          <table:table-cell table:formula="of:=[.C92]-[.C80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4" calcext:value-type="float">
            <text:p>14</text:p>
          </table:table-cell>
          <table:table-cell table:formula="of:=SUM([.B82:.B93])/12" office:value-type="float" office:value="10.25" calcext:value-type="float">
            <text:p>10,25</text:p>
          </table:table-cell>
          <table:table-cell table:formula="of:=[.C93]-[.C81]" office:value-type="float" office:value="-0.916666666666666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1" calcext:value-type="float">
            <text:p>11</text:p>
          </table:table-cell>
          <table:table-cell table:formula="of:=SUM([.B83:.B94])/12" office:value-type="float" office:value="10.3333333333333" calcext:value-type="float">
            <text:p>10,3333333333</text:p>
          </table:table-cell>
          <table:table-cell table:formula="of:=[.C94]-[.C82]" office:value-type="float" office:value="-0.833333333333332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1" calcext:value-type="float">
            <text:p>11</text:p>
          </table:table-cell>
          <table:table-cell table:formula="of:=SUM([.B84:.B95])/12" office:value-type="float" office:value="10.5" calcext:value-type="float">
            <text:p>10,5</text:p>
          </table:table-cell>
          <table:table-cell table:formula="of:=[.C95]-[.C83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0" calcext:value-type="float">
            <text:p>10</text:p>
          </table:table-cell>
          <table:table-cell table:formula="of:=SUM([.B85:.B96])/12" office:value-type="float" office:value="10.3333333333333" calcext:value-type="float">
            <text:p>10,3333333333</text:p>
          </table:table-cell>
          <table:table-cell table:formula="of:=[.C96]-[.C84]" office:value-type="float" office:value="-0.583333333333332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" calcext:value-type="float">
            <text:p>7</text:p>
          </table:table-cell>
          <table:table-cell table:formula="of:=SUM([.B86:.B97])/12" office:value-type="float" office:value="10.4166666666667" calcext:value-type="float">
            <text:p>10,4166666667</text:p>
          </table:table-cell>
          <table:table-cell table:formula="of:=[.C97]-[.C85]" office:value-type="float" office:value="-0.333333333333334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3" calcext:value-type="float">
            <text:p>13</text:p>
          </table:table-cell>
          <table:table-cell table:formula="of:=SUM([.B87:.B98])/12" office:value-type="float" office:value="10.6666666666667" calcext:value-type="float">
            <text:p>10,6666666667</text:p>
          </table:table-cell>
          <table:table-cell table:formula="of:=[.C98]-[.C86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" calcext:value-type="float">
            <text:p>6</text:p>
          </table:table-cell>
          <table:table-cell table:formula="of:=SUM([.B88:.B99])/12" office:value-type="float" office:value="10.1666666666667" calcext:value-type="float">
            <text:p>10,1666666667</text:p>
          </table:table-cell>
          <table:table-cell table:formula="of:=[.C99]-[.C87]" office:value-type="float" office:value="-0.333333333333334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2" calcext:value-type="float">
            <text:p>12</text:p>
          </table:table-cell>
          <table:table-cell table:formula="of:=SUM([.B89:.B100])/12" office:value-type="float" office:value="10.5" calcext:value-type="float">
            <text:p>10,5</text:p>
          </table:table-cell>
          <table:table-cell table:formula="of:=[.C100]-[.C88]" office:value-type="float" office:value="0.0833333333333339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9" calcext:value-type="float">
            <text:p>9</text:p>
          </table:table-cell>
          <table:table-cell table:formula="of:=SUM([.B90:.B101])/12" office:value-type="float" office:value="10.5" calcext:value-type="float">
            <text:p>10,5</text:p>
          </table:table-cell>
          <table:table-cell table:formula="of:=[.C101]-[.C89]" office:value-type="float" office:value="0.166666666666666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3" calcext:value-type="float">
            <text:p>13</text:p>
          </table:table-cell>
          <table:table-cell table:formula="of:=SUM([.B91:.B102])/12" office:value-type="float" office:value="10.75" calcext:value-type="float">
            <text:p>10,75</text:p>
          </table:table-cell>
          <table:table-cell table:formula="of:=[.C102]-[.C90]" office:value-type="float" office:value="0.916666666666666" calcext:value-type="float">
            <text:p>0,9166666667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" calcext:value-type="float">
            <text:p>8</text:p>
          </table:table-cell>
          <table:table-cell table:formula="of:=SUM([.B92:.B103])/12" office:value-type="float" office:value="10.25" calcext:value-type="float">
            <text:p>10,25</text:p>
          </table:table-cell>
          <table:table-cell table:formula="of:=[.C103]-[.C91]" office:value-type="float" office:value="0.0833333333333339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8" calcext:value-type="float">
            <text:p>8</text:p>
          </table:table-cell>
          <table:table-cell table:formula="of:=SUM([.B93:.B104])/12" office:value-type="float" office:value="10.1666666666667" calcext:value-type="float">
            <text:p>10,1666666667</text:p>
          </table:table-cell>
          <table:table-cell table:formula="of:=[.C104]-[.C92]" office:value-type="float" office:value="0.0833333333333322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1" calcext:value-type="float">
            <text:p>11</text:p>
          </table:table-cell>
          <table:table-cell table:formula="of:=SUM([.B94:.B105])/12" office:value-type="float" office:value="9.91666666666667" calcext:value-type="float">
            <text:p>9,9166666667</text:p>
          </table:table-cell>
          <table:table-cell table:formula="of:=[.C105]-[.C93]" office:value-type="float" office:value="-0.333333333333334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" calcext:value-type="float">
            <text:p>7</text:p>
          </table:table-cell>
          <table:table-cell table:formula="of:=SUM([.B95:.B106])/12" office:value-type="float" office:value="9.58333333333333" calcext:value-type="float">
            <text:p>9,5833333333</text:p>
          </table:table-cell>
          <table:table-cell table:formula="of:=[.C106]-[.C94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7" calcext:value-type="float">
            <text:p>7</text:p>
          </table:table-cell>
          <table:table-cell table:formula="of:=SUM([.B96:.B107])/12" office:value-type="float" office:value="9.25" calcext:value-type="float">
            <text:p>9,25</text:p>
          </table:table-cell>
          <table:table-cell table:formula="of:=[.C107]-[.C95]" office:value-type="float" office:value="-1.25" calcext:value-type="float">
            <text:p>-1,25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7" calcext:value-type="float">
            <text:p>7</text:p>
          </table:table-cell>
          <table:table-cell table:formula="of:=SUM([.B97:.B108])/12" office:value-type="float" office:value="9" calcext:value-type="float">
            <text:p>9</text:p>
          </table:table-cell>
          <table:table-cell table:formula="of:=[.C108]-[.C96]" office:value-type="float" office:value="-1.33333333333333" calcext:value-type="float">
            <text:p>-1,3333333333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" calcext:value-type="float">
            <text:p>7</text:p>
          </table:table-cell>
          <table:table-cell table:formula="of:=SUM([.B98:.B109])/12" office:value-type="float" office:value="9" calcext:value-type="float">
            <text:p>9</text:p>
          </table:table-cell>
          <table:table-cell table:formula="of:=[.C109]-[.C97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9" calcext:value-type="float">
            <text:p>9</text:p>
          </table:table-cell>
          <table:table-cell table:formula="of:=SUM([.B99:.B110])/12" office:value-type="float" office:value="8.66666666666667" calcext:value-type="float">
            <text:p>8,6666666667</text:p>
          </table:table-cell>
          <table:table-cell table:formula="of:=[.C110]-[.C98]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" calcext:value-type="float">
            <text:p>9</text:p>
          </table:table-cell>
          <table:table-cell table:formula="of:=SUM([.B100:.B111])/12" office:value-type="float" office:value="8.91666666666667" calcext:value-type="float">
            <text:p>8,9166666667</text:p>
          </table:table-cell>
          <table:table-cell table:formula="of:=[.C111]-[.C99]" office:value-type="float" office:value="-1.25" calcext:value-type="float">
            <text:p>-1,25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8" calcext:value-type="float">
            <text:p>8</text:p>
          </table:table-cell>
          <table:table-cell table:formula="of:=SUM([.B101:.B112])/12" office:value-type="float" office:value="8.58333333333333" calcext:value-type="float">
            <text:p>8,5833333333</text:p>
          </table:table-cell>
          <table:table-cell table:formula="of:=[.C112]-[.C100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6" calcext:value-type="float">
            <text:p>6</text:p>
          </table:table-cell>
          <table:table-cell table:formula="of:=SUM([.B102:.B113])/12" office:value-type="float" office:value="8.33333333333333" calcext:value-type="float">
            <text:p>8,3333333333</text:p>
          </table:table-cell>
          <table:table-cell table:formula="of:=[.C113]-[.C101]" office:value-type="float" office:value="-2.16666666666667" calcext:value-type="float">
            <text:p>-2,1666666667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" calcext:value-type="float">
            <text:p>4</text:p>
          </table:table-cell>
          <table:table-cell table:formula="of:=SUM([.B103:.B114])/12" office:value-type="float" office:value="7.58333333333333" calcext:value-type="float">
            <text:p>7,5833333333</text:p>
          </table:table-cell>
          <table:table-cell table:formula="of:=[.C114]-[.C102]" office:value-type="float" office:value="-3.16666666666667" calcext:value-type="float">
            <text:p>-3,1666666667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8" calcext:value-type="float">
            <text:p>8</text:p>
          </table:table-cell>
          <table:table-cell table:formula="of:=SUM([.B104:.B115])/12" office:value-type="float" office:value="7.58333333333333" calcext:value-type="float">
            <text:p>7,5833333333</text:p>
          </table:table-cell>
          <table:table-cell table:formula="of:=[.C115]-[.C103]" office:value-type="float" office:value="-2.66666666666667" calcext:value-type="float">
            <text:p>-2,6666666667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9" calcext:value-type="float">
            <text:p>9</text:p>
          </table:table-cell>
          <table:table-cell table:formula="of:=SUM([.B105:.B116])/12" office:value-type="float" office:value="7.66666666666667" calcext:value-type="float">
            <text:p>7,6666666667</text:p>
          </table:table-cell>
          <table:table-cell table:formula="of:=[.C116]-[.C104]" office:value-type="float" office:value="-2.5" calcext:value-type="float">
            <text:p>-2,5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" calcext:value-type="float">
            <text:p>7</text:p>
          </table:table-cell>
          <table:table-cell table:formula="of:=SUM([.B106:.B117])/12" office:value-type="float" office:value="7.33333333333333" calcext:value-type="float">
            <text:p>7,3333333333</text:p>
          </table:table-cell>
          <table:table-cell table:formula="of:=[.C117]-[.C105]" office:value-type="float" office:value="-2.58333333333333" calcext:value-type="float">
            <text:p>-2,5833333333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" calcext:value-type="float">
            <text:p>5</text:p>
          </table:table-cell>
          <table:table-cell table:formula="of:=SUM([.B107:.B118])/12" office:value-type="float" office:value="7.16666666666667" calcext:value-type="float">
            <text:p>7,1666666667</text:p>
          </table:table-cell>
          <table:table-cell table:formula="of:=[.C118]-[.C106]" office:value-type="float" office:value="-2.41666666666667" calcext:value-type="float">
            <text:p>-2,416666666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7" calcext:value-type="float">
            <text:p>7</text:p>
          </table:table-cell>
          <table:table-cell table:formula="of:=SUM([.B108:.B119])/12" office:value-type="float" office:value="7.16666666666667" calcext:value-type="float">
            <text:p>7,1666666667</text:p>
          </table:table-cell>
          <table:table-cell table:formula="of:=[.C119]-[.C107]" office:value-type="float" office:value="-2.08333333333333" calcext:value-type="float">
            <text:p>-2,0833333333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" calcext:value-type="float">
            <text:p>7</text:p>
          </table:table-cell>
          <table:table-cell table:formula="of:=SUM([.B109:.B120])/12" office:value-type="float" office:value="7.16666666666667" calcext:value-type="float">
            <text:p>7,1666666667</text:p>
          </table:table-cell>
          <table:table-cell table:formula="of:=[.C120]-[.C108]" office:value-type="float" office:value="-1.83333333333333" calcext:value-type="float">
            <text:p>-1,8333333333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7" calcext:value-type="float">
            <text:p>7</text:p>
          </table:table-cell>
          <table:table-cell table:formula="of:=SUM([.B110:.B121])/12" office:value-type="float" office:value="7.16666666666667" calcext:value-type="float">
            <text:p>7,1666666667</text:p>
          </table:table-cell>
          <table:table-cell table:formula="of:=[.C121]-[.C109]" office:value-type="float" office:value="-1.83333333333333" calcext:value-type="float">
            <text:p>-1,8333333333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0" calcext:value-type="float">
            <text:p>10</text:p>
          </table:table-cell>
          <table:table-cell table:formula="of:=SUM([.B111:.B122])/12" office:value-type="float" office:value="7.25" calcext:value-type="float">
            <text:p>7,25</text:p>
          </table:table-cell>
          <table:table-cell table:formula="of:=[.C122]-[.C110]" office:value-type="float" office:value="-1.41666666666667" calcext:value-type="float">
            <text:p>-1,4166666667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8" calcext:value-type="float">
            <text:p>8</text:p>
          </table:table-cell>
          <table:table-cell table:formula="of:=SUM([.B112:.B123])/12" office:value-type="float" office:value="7.16666666666667" calcext:value-type="float">
            <text:p>7,1666666667</text:p>
          </table:table-cell>
          <table:table-cell table:formula="of:=[.C123]-[.C111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" calcext:value-type="float">
            <text:p>7</text:p>
          </table:table-cell>
          <table:table-cell table:formula="of:=SUM([.B113:.B124])/12" office:value-type="float" office:value="7.08333333333333" calcext:value-type="float">
            <text:p>7,0833333333</text:p>
          </table:table-cell>
          <table:table-cell table:formula="of:=[.C124]-[.C112]" office:value-type="float" office:value="-1.5" calcext:value-type="float">
            <text:p>-1,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9" calcext:value-type="float">
            <text:p>9</text:p>
          </table:table-cell>
          <table:table-cell table:formula="of:=SUM([.B114:.B125])/12" office:value-type="float" office:value="7.33333333333333" calcext:value-type="float">
            <text:p>7,3333333333</text:p>
          </table:table-cell>
          <table:table-cell table:formula="of:=[.C125]-[.C113]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" calcext:value-type="float">
            <text:p>5</text:p>
          </table:table-cell>
          <table:table-cell table:formula="of:=SUM([.B115:.B126])/12" office:value-type="float" office:value="7.41666666666667" calcext:value-type="float">
            <text:p>7,4166666667</text:p>
          </table:table-cell>
          <table:table-cell table:formula="of:=[.C126]-[.C114]" office:value-type="float" office:value="-0.166666666666666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" calcext:value-type="float">
            <text:p>7</text:p>
          </table:table-cell>
          <table:table-cell table:formula="of:=SUM([.B116:.B127])/12" office:value-type="float" office:value="7.33333333333333" calcext:value-type="float">
            <text:p>7,3333333333</text:p>
          </table:table-cell>
          <table:table-cell table:formula="of:=[.C127]-[.C115]" office:value-type="float" office:value="-0.25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" calcext:value-type="float">
            <text:p>7</text:p>
          </table:table-cell>
          <table:table-cell table:formula="of:=SUM([.B117:.B128])/12" office:value-type="float" office:value="7.16666666666667" calcext:value-type="float">
            <text:p>7,1666666667</text:p>
          </table:table-cell>
          <table:table-cell table:formula="of:=[.C128]-[.C116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8" calcext:value-type="float">
            <text:p>8</text:p>
          </table:table-cell>
          <table:table-cell table:formula="of:=SUM([.B118:.B129])/12" office:value-type="float" office:value="7.25" calcext:value-type="float">
            <text:p>7,25</text:p>
          </table:table-cell>
          <table:table-cell table:formula="of:=[.C129]-[.C117]" office:value-type="float" office:value="-0.083333333333333" calcext:value-type="float">
            <text:p>-0,08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" calcext:value-type="float">
            <text:p>7</text:p>
          </table:table-cell>
          <table:table-cell table:formula="of:=SUM([.B119:.B130])/12" office:value-type="float" office:value="7.41666666666667" calcext:value-type="float">
            <text:p>7,4166666667</text:p>
          </table:table-cell>
          <table:table-cell table:formula="of:=[.C130]-[.C118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" calcext:value-type="float">
            <text:p>6</text:p>
          </table:table-cell>
          <table:table-cell table:formula="of:=SUM([.B120:.B131])/12" office:value-type="float" office:value="7.33333333333333" calcext:value-type="float">
            <text:p>7,3333333333</text:p>
          </table:table-cell>
          <table:table-cell table:formula="of:=[.C131]-[.C119]" office:value-type="float" office:value="0.166666666666666" calcext:value-type="float">
            <text:p>0,16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" calcext:value-type="float">
            <text:p>6</text:p>
          </table:table-cell>
          <table:table-cell table:formula="of:=SUM([.B121:.B132])/12" office:value-type="float" office:value="7.25" calcext:value-type="float">
            <text:p>7,25</text:p>
          </table:table-cell>
          <table:table-cell table:formula="of:=[.C132]-[.C120]" office:value-type="float" office:value="0.083333333333333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" calcext:value-type="float">
            <text:p>7</text:p>
          </table:table-cell>
          <table:table-cell table:formula="of:=SUM([.B122:.B133])/12" office:value-type="float" office:value="7.25" calcext:value-type="float">
            <text:p>7,25</text:p>
          </table:table-cell>
          <table:table-cell table:formula="of:=[.C133]-[.C121]" office:value-type="float" office:value="0.083333333333333" calcext:value-type="float">
            <text:p>0,0833333333</text:p>
          </table:table-cell>
          <table:table-cell table:number-columns-repeated="1015"/>
        </table:table-row>
      </table:table>
      <table:table table:name="New articles" table:style-name="ta1">
        <table:shapes>
          <draw:frame draw:z-index="0" draw:style-name="gr1" draw:text-style-name="P1" svg:width="159.99mm" svg:height="89.99mm" svg:x="208.82mm" svg:y="1mm">
            <draw:object draw:notify-on-update-of-ranges="'New articles'.A1:'New articles'.A1 'New articles'.A2:'New articles'.A133 'New articles'.B1:'New articles'.B1 'New articles'.B2:'New articles'.B133 'New articles'.C1:'New articles'.C1 'New articles'.C2:'New articles'.C133 'New articles'.D1:'New articles'.D1 'New articles'.D2:'New articles'.D1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articles per day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9" calcext:value-type="float">
            <text:p>19</text:p>
          </table:table-cell>
          <table:table-cell table:formula="of:=SUM([.B2:.B13])/12" office:value-type="float" office:value="27.3333333333333" calcext:value-type="float">
            <text:p>27,3333333333</text:p>
          </table:table-cell>
          <table:table-cell table:number-columns-repeated="1016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20" calcext:value-type="float">
            <text:p>20</text:p>
          </table:table-cell>
          <table:table-cell table:formula="of:=SUM([.B3:.B14])/12" office:value-type="float" office:value="27.5" calcext:value-type="float">
            <text:p>27,5</text:p>
          </table:table-cell>
          <table:table-cell table:number-columns-repeated="1016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6" calcext:value-type="float">
            <text:p>16</text:p>
          </table:table-cell>
          <table:table-cell table:formula="of:=SUM([.B4:.B15])/12" office:value-type="float" office:value="26.0833333333333" calcext:value-type="float">
            <text:p>26,0833333333</text:p>
          </table:table-cell>
          <table:table-cell table:number-columns-repeated="1016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9" calcext:value-type="float">
            <text:p>19</text:p>
          </table:table-cell>
          <table:table-cell table:formula="of:=SUM([.B5:.B16])/12" office:value-type="float" office:value="25.1666666666667" calcext:value-type="float">
            <text:p>25,1666666667</text:p>
          </table:table-cell>
          <table:table-cell table:number-columns-repeated="1016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5" calcext:value-type="float">
            <text:p>15</text:p>
          </table:table-cell>
          <table:table-cell table:formula="of:=SUM([.B6:.B17])/12" office:value-type="float" office:value="21.75" calcext:value-type="float">
            <text:p>21,75</text:p>
          </table:table-cell>
          <table:table-cell table:number-columns-repeated="1016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</text:p>
          </table:table-cell>
          <table:table-cell table:formula="of:=SUM([.B7:.B18])/12" office:value-type="float" office:value="19.25" calcext:value-type="float">
            <text:p>19,25</text:p>
          </table:table-cell>
          <table:table-cell table:number-columns-repeated="1016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4" calcext:value-type="float">
            <text:p>14</text:p>
          </table:table-cell>
          <table:table-cell table:formula="of:=SUM([.B8:.B19])/12" office:value-type="float" office:value="18.4166666666667" calcext:value-type="float">
            <text:p>18,4166666667</text:p>
          </table:table-cell>
          <table:table-cell table:number-columns-repeated="1016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" calcext:value-type="float">
            <text:p>7</text:p>
          </table:table-cell>
          <table:table-cell table:formula="of:=SUM([.B9:.B20])/12" office:value-type="float" office:value="17.25" calcext:value-type="float">
            <text:p>17,25</text:p>
          </table:table-cell>
          <table:table-cell table:number-columns-repeated="1016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1" calcext:value-type="float">
            <text:p>11</text:p>
          </table:table-cell>
          <table:table-cell table:formula="of:=SUM([.B10:.B21])/12" office:value-type="float" office:value="16.5833333333333" calcext:value-type="float">
            <text:p>16,5833333333</text:p>
          </table:table-cell>
          <table:table-cell table:number-columns-repeated="1016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20" calcext:value-type="float">
            <text:p>20</text:p>
          </table:table-cell>
          <table:table-cell table:formula="of:=SUM([.B11:.B22])/12" office:value-type="float" office:value="16.8333333333333" calcext:value-type="float">
            <text:p>16,8333333333</text:p>
          </table:table-cell>
          <table:table-cell table:number-columns-repeated="1016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6" calcext:value-type="float">
            <text:p>16</text:p>
          </table:table-cell>
          <table:table-cell table:formula="of:=SUM([.B12:.B23])/12" office:value-type="float" office:value="16.5" calcext:value-type="float">
            <text:p>16,5</text:p>
          </table:table-cell>
          <table:table-cell table:number-columns-repeated="1016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" calcext:value-type="float">
            <text:p>21</text:p>
          </table:table-cell>
          <table:table-cell table:formula="of:=SUM([.B13:.B24])/12" office:value-type="float" office:value="16.1666666666667" calcext:value-type="float">
            <text:p>16,1666666667</text:p>
          </table:table-cell>
          <table:table-cell table:number-columns-repeated="1016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23" calcext:value-type="float">
            <text:p>23</text:p>
          </table:table-cell>
          <table:table-cell table:formula="of:=SUM([.B14:.B25])/12" office:value-type="float" office:value="16.5" calcext:value-type="float">
            <text:p>16,5</text:p>
          </table:table-cell>
          <table:table-cell table:formula="of:=[.C25]-[.C13]" office:value-type="float" office:value="-10.8333333333333" calcext:value-type="float">
            <text:p>-10,8333333333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4" calcext:value-type="float">
            <text:p>24</text:p>
          </table:table-cell>
          <table:table-cell table:formula="of:=SUM([.B15:.B26])/12" office:value-type="float" office:value="16.8333333333333" calcext:value-type="float">
            <text:p>16,8333333333</text:p>
          </table:table-cell>
          <table:table-cell table:formula="of:=[.C26]-[.C14]" office:value-type="float" office:value="-10.6666666666667" calcext:value-type="float">
            <text:p>-10,6666666667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4" calcext:value-type="float">
            <text:p>24</text:p>
          </table:table-cell>
          <table:table-cell table:formula="of:=SUM([.B16:.B27])/12" office:value-type="float" office:value="17.5" calcext:value-type="float">
            <text:p>17,5</text:p>
          </table:table-cell>
          <table:table-cell table:formula="of:=[.C27]-[.C15]" office:value-type="float" office:value="-8.58333333333333" calcext:value-type="float">
            <text:p>-8,5833333333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0" calcext:value-type="float">
            <text:p>20</text:p>
          </table:table-cell>
          <table:table-cell table:formula="of:=SUM([.B17:.B28])/12" office:value-type="float" office:value="17.5833333333333" calcext:value-type="float">
            <text:p>17,5833333333</text:p>
          </table:table-cell>
          <table:table-cell table:formula="of:=[.C28]-[.C16]" office:value-type="float" office:value="-7.58333333333334" calcext:value-type="float">
            <text:p>-7,5833333333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7" calcext:value-type="float">
            <text:p>27</text:p>
          </table:table-cell>
          <table:table-cell table:formula="of:=SUM([.B18:.B29])/12" office:value-type="float" office:value="18.5833333333333" calcext:value-type="float">
            <text:p>18,5833333333</text:p>
          </table:table-cell>
          <table:table-cell table:formula="of:=[.C29]-[.C17]" office:value-type="float" office:value="-3.16666666666667" calcext:value-type="float">
            <text:p>-3,1666666667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30" calcext:value-type="float">
            <text:p>30</text:p>
          </table:table-cell>
          <table:table-cell table:formula="of:=SUM([.B19:.B30])/12" office:value-type="float" office:value="19.75" calcext:value-type="float">
            <text:p>19,75</text:p>
          </table:table-cell>
          <table:table-cell table:formula="of:=[.C30]-[.C18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31" calcext:value-type="float">
            <text:p>31</text:p>
          </table:table-cell>
          <table:table-cell table:formula="of:=SUM([.B20:.B31])/12" office:value-type="float" office:value="21.1666666666667" calcext:value-type="float">
            <text:p>21,1666666667</text:p>
          </table:table-cell>
          <table:table-cell table:formula="of:=[.C31]-[.C19]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6" calcext:value-type="float">
            <text:p>26</text:p>
          </table:table-cell>
          <table:table-cell table:formula="of:=SUM([.B21:.B32])/12" office:value-type="float" office:value="22.75" calcext:value-type="float">
            <text:p>22,75</text:p>
          </table:table-cell>
          <table:table-cell table:formula="of:=[.C32]-[.C20]" office:value-type="float" office:value="5.5" calcext:value-type="float">
            <text:p>5,5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1" calcext:value-type="float">
            <text:p>21</text:p>
          </table:table-cell>
          <table:table-cell table:formula="of:=SUM([.B22:.B33])/12" office:value-type="float" office:value="23.5833333333333" calcext:value-type="float">
            <text:p>23,5833333333</text:p>
          </table:table-cell>
          <table:table-cell table:formula="of:=[.C33]-[.C21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4" calcext:value-type="float">
            <text:p>24</text:p>
          </table:table-cell>
          <table:table-cell table:formula="of:=SUM([.B23:.B34])/12" office:value-type="float" office:value="23.9166666666667" calcext:value-type="float">
            <text:p>23,9166666667</text:p>
          </table:table-cell>
          <table:table-cell table:formula="of:=[.C34]-[.C22]" office:value-type="float" office:value="7.08333333333334" calcext:value-type="float">
            <text:p>7,0833333333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31" calcext:value-type="float">
            <text:p>31</text:p>
          </table:table-cell>
          <table:table-cell table:formula="of:=SUM([.B24:.B35])/12" office:value-type="float" office:value="25.1666666666667" calcext:value-type="float">
            <text:p>25,1666666667</text:p>
          </table:table-cell>
          <table:table-cell table:formula="of:=[.C35]-[.C23]" office:value-type="float" office:value="8.66666666666667" calcext:value-type="float">
            <text:p>8,6666666667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9" calcext:value-type="float">
            <text:p>29</text:p>
          </table:table-cell>
          <table:table-cell table:formula="of:=SUM([.B25:.B36])/12" office:value-type="float" office:value="25.8333333333333" calcext:value-type="float">
            <text:p>25,8333333333</text:p>
          </table:table-cell>
          <table:table-cell table:formula="of:=[.C36]-[.C24]" office:value-type="float" office:value="9.66666666666666" calcext:value-type="float">
            <text:p>9,6666666667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1" calcext:value-type="float">
            <text:p>21</text:p>
          </table:table-cell>
          <table:table-cell table:formula="of:=SUM([.B26:.B37])/12" office:value-type="float" office:value="25.6666666666667" calcext:value-type="float">
            <text:p>25,6666666667</text:p>
          </table:table-cell>
          <table:table-cell table:formula="of:=[.C37]-[.C25]" office:value-type="float" office:value="9.16666666666667" calcext:value-type="float">
            <text:p>9,1666666667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8" calcext:value-type="float">
            <text:p>28</text:p>
          </table:table-cell>
          <table:table-cell table:formula="of:=SUM([.B27:.B38])/12" office:value-type="float" office:value="26" calcext:value-type="float">
            <text:p>26</text:p>
          </table:table-cell>
          <table:table-cell table:formula="of:=[.C38]-[.C26]" office:value-type="float" office:value="9.16666666666667" calcext:value-type="float">
            <text:p>9,1666666667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44" calcext:value-type="float">
            <text:p>44</text:p>
          </table:table-cell>
          <table:table-cell table:formula="of:=SUM([.B28:.B39])/12" office:value-type="float" office:value="27.6666666666667" calcext:value-type="float">
            <text:p>27,6666666667</text:p>
          </table:table-cell>
          <table:table-cell table:formula="of:=[.C39]-[.C27]" office:value-type="float" office:value="10.1666666666667" calcext:value-type="float">
            <text:p>10,1666666667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6" calcext:value-type="float">
            <text:p>66</text:p>
          </table:table-cell>
          <table:table-cell table:formula="of:=SUM([.B29:.B40])/12" office:value-type="float" office:value="31.5" calcext:value-type="float">
            <text:p>31,5</text:p>
          </table:table-cell>
          <table:table-cell table:formula="of:=[.C40]-[.C28]" office:value-type="float" office:value="13.9166666666667" calcext:value-type="float">
            <text:p>13,9166666667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02" calcext:value-type="float">
            <text:p>102</text:p>
          </table:table-cell>
          <table:table-cell table:formula="of:=SUM([.B30:.B41])/12" office:value-type="float" office:value="37.75" calcext:value-type="float">
            <text:p>37,75</text:p>
          </table:table-cell>
          <table:table-cell table:formula="of:=[.C41]-[.C29]" office:value-type="float" office:value="19.1666666666667" calcext:value-type="float">
            <text:p>19,1666666667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7" calcext:value-type="float">
            <text:p>67</text:p>
          </table:table-cell>
          <table:table-cell table:formula="of:=SUM([.B31:.B42])/12" office:value-type="float" office:value="40.8333333333333" calcext:value-type="float">
            <text:p>40,8333333333</text:p>
          </table:table-cell>
          <table:table-cell table:formula="of:=[.C42]-[.C30]" office:value-type="float" office:value="21.0833333333333" calcext:value-type="float">
            <text:p>21,0833333333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" calcext:value-type="float">
            <text:p>17</text:p>
          </table:table-cell>
          <table:table-cell table:formula="of:=SUM([.B32:.B43])/12" office:value-type="float" office:value="39.6666666666667" calcext:value-type="float">
            <text:p>39,6666666667</text:p>
          </table:table-cell>
          <table:table-cell table:formula="of:=[.C43]-[.C31]" office:value-type="float" office:value="18.5" calcext:value-type="float">
            <text:p>18,5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23" calcext:value-type="float">
            <text:p>23</text:p>
          </table:table-cell>
          <table:table-cell table:formula="of:=SUM([.B33:.B44])/12" office:value-type="float" office:value="39.4166666666667" calcext:value-type="float">
            <text:p>39,4166666667</text:p>
          </table:table-cell>
          <table:table-cell table:formula="of:=[.C44]-[.C32]" office:value-type="float" office:value="16.6666666666667" calcext:value-type="float">
            <text:p>16,6666666667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8" calcext:value-type="float">
            <text:p>28</text:p>
          </table:table-cell>
          <table:table-cell table:formula="of:=SUM([.B34:.B45])/12" office:value-type="float" office:value="40" calcext:value-type="float">
            <text:p>40</text:p>
          </table:table-cell>
          <table:table-cell table:formula="of:=[.C45]-[.C33]" office:value-type="float" office:value="16.4166666666667" calcext:value-type="float">
            <text:p>16,4166666667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8" calcext:value-type="float">
            <text:p>28</text:p>
          </table:table-cell>
          <table:table-cell table:formula="of:=SUM([.B35:.B46])/12" office:value-type="float" office:value="40.3333333333333" calcext:value-type="float">
            <text:p>40,3333333333</text:p>
          </table:table-cell>
          <table:table-cell table:formula="of:=[.C46]-[.C34]" office:value-type="float" office:value="16.4166666666667" calcext:value-type="float">
            <text:p>16,4166666667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41" calcext:value-type="float">
            <text:p>41</text:p>
          </table:table-cell>
          <table:table-cell table:formula="of:=SUM([.B36:.B47])/12" office:value-type="float" office:value="41.1666666666667" calcext:value-type="float">
            <text:p>41,1666666667</text:p>
          </table:table-cell>
          <table:table-cell table:formula="of:=[.C47]-[.C35]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34" calcext:value-type="float">
            <text:p>34</text:p>
          </table:table-cell>
          <table:table-cell table:formula="of:=SUM([.B37:.B48])/12" office:value-type="float" office:value="41.5833333333333" calcext:value-type="float">
            <text:p>41,5833333333</text:p>
          </table:table-cell>
          <table:table-cell table:formula="of:=[.C48]-[.C36]" office:value-type="float" office:value="15.75" calcext:value-type="float">
            <text:p>15,75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43" calcext:value-type="float">
            <text:p>43</text:p>
          </table:table-cell>
          <table:table-cell table:formula="of:=SUM([.B38:.B49])/12" office:value-type="float" office:value="43.4166666666667" calcext:value-type="float">
            <text:p>43,4166666667</text:p>
          </table:table-cell>
          <table:table-cell table:formula="of:=[.C49]-[.C37]" office:value-type="float" office:value="17.75" calcext:value-type="float">
            <text:p>17,75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40" calcext:value-type="float">
            <text:p>40</text:p>
          </table:table-cell>
          <table:table-cell table:formula="of:=SUM([.B39:.B50])/12" office:value-type="float" office:value="44.4166666666667" calcext:value-type="float">
            <text:p>44,4166666667</text:p>
          </table:table-cell>
          <table:table-cell table:formula="of:=[.C50]-[.C38]" office:value-type="float" office:value="18.4166666666667" calcext:value-type="float">
            <text:p>18,4166666667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34" calcext:value-type="float">
            <text:p>34</text:p>
          </table:table-cell>
          <table:table-cell table:formula="of:=SUM([.B40:.B51])/12" office:value-type="float" office:value="43.5833333333333" calcext:value-type="float">
            <text:p>43,5833333333</text:p>
          </table:table-cell>
          <table:table-cell table:formula="of:=[.C51]-[.C39]" office:value-type="float" office:value="15.9166666666667" calcext:value-type="float">
            <text:p>15,91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8" calcext:value-type="float">
            <text:p>28</text:p>
          </table:table-cell>
          <table:table-cell table:formula="of:=SUM([.B41:.B52])/12" office:value-type="float" office:value="40.4166666666667" calcext:value-type="float">
            <text:p>40,4166666667</text:p>
          </table:table-cell>
          <table:table-cell table:formula="of:=[.C52]-[.C40]" office:value-type="float" office:value="8.91666666666666" calcext:value-type="float">
            <text:p>8,9166666667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8" calcext:value-type="float">
            <text:p>28</text:p>
          </table:table-cell>
          <table:table-cell table:formula="of:=SUM([.B42:.B53])/12" office:value-type="float" office:value="34.25" calcext:value-type="float">
            <text:p>34,25</text:p>
          </table:table-cell>
          <table:table-cell table:formula="of:=[.C53]-[.C41]" office:value-type="float" office:value="-3.5" calcext:value-type="float">
            <text:p>-3,5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9" calcext:value-type="float">
            <text:p>29</text:p>
          </table:table-cell>
          <table:table-cell table:formula="of:=SUM([.B43:.B54])/12" office:value-type="float" office:value="31.0833333333333" calcext:value-type="float">
            <text:p>31,0833333333</text:p>
          </table:table-cell>
          <table:table-cell table:formula="of:=[.C54]-[.C42]" office:value-type="float" office:value="-9.75" calcext:value-type="float">
            <text:p>-9,75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0" calcext:value-type="float">
            <text:p>20</text:p>
          </table:table-cell>
          <table:table-cell table:formula="of:=SUM([.B44:.B55])/12" office:value-type="float" office:value="31.3333333333333" calcext:value-type="float">
            <text:p>31,3333333333</text:p>
          </table:table-cell>
          <table:table-cell table:formula="of:=[.C55]-[.C43]" office:value-type="float" office:value="-8.33333333333333" calcext:value-type="float">
            <text:p>-8,3333333333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0" calcext:value-type="float">
            <text:p>20</text:p>
          </table:table-cell>
          <table:table-cell table:formula="of:=SUM([.B45:.B56])/12" office:value-type="float" office:value="31.0833333333333" calcext:value-type="float">
            <text:p>31,0833333333</text:p>
          </table:table-cell>
          <table:table-cell table:formula="of:=[.C56]-[.C44]" office:value-type="float" office:value="-8.33333333333333" calcext:value-type="float">
            <text:p>-8,3333333333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3" calcext:value-type="float">
            <text:p>13</text:p>
          </table:table-cell>
          <table:table-cell table:formula="of:=SUM([.B46:.B57])/12" office:value-type="float" office:value="29.8333333333333" calcext:value-type="float">
            <text:p>29,8333333333</text:p>
          </table:table-cell>
          <table:table-cell table:formula="of:=[.C57]-[.C45]" office:value-type="float" office:value="-10.1666666666667" calcext:value-type="float">
            <text:p>-10,1666666667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9" calcext:value-type="float">
            <text:p>29</text:p>
          </table:table-cell>
          <table:table-cell table:formula="of:=SUM([.B47:.B58])/12" office:value-type="float" office:value="29.9166666666667" calcext:value-type="float">
            <text:p>29,9166666667</text:p>
          </table:table-cell>
          <table:table-cell table:formula="of:=[.C58]-[.C46]" office:value-type="float" office:value="-10.4166666666667" calcext:value-type="float">
            <text:p>-10,4166666667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5" calcext:value-type="float">
            <text:p>25</text:p>
          </table:table-cell>
          <table:table-cell table:formula="of:=SUM([.B48:.B59])/12" office:value-type="float" office:value="28.5833333333333" calcext:value-type="float">
            <text:p>28,5833333333</text:p>
          </table:table-cell>
          <table:table-cell table:formula="of:=[.C59]-[.C47]" office:value-type="float" office:value="-12.5833333333333" calcext:value-type="float">
            <text:p>-12,5833333333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1" calcext:value-type="float">
            <text:p>21</text:p>
          </table:table-cell>
          <table:table-cell table:formula="of:=SUM([.B49:.B60])/12" office:value-type="float" office:value="27.5" calcext:value-type="float">
            <text:p>27,5</text:p>
          </table:table-cell>
          <table:table-cell table:formula="of:=[.C60]-[.C48]" office:value-type="float" office:value="-14.0833333333333" calcext:value-type="float">
            <text:p>-14,0833333333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7" calcext:value-type="float">
            <text:p>17</text:p>
          </table:table-cell>
          <table:table-cell table:formula="of:=SUM([.B50:.B61])/12" office:value-type="float" office:value="25.3333333333333" calcext:value-type="float">
            <text:p>25,3333333333</text:p>
          </table:table-cell>
          <table:table-cell table:formula="of:=[.C61]-[.C49]" office:value-type="float" office:value="-18.0833333333333" calcext:value-type="float">
            <text:p>-18,0833333333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8" calcext:value-type="float">
            <text:p>28</text:p>
          </table:table-cell>
          <table:table-cell table:formula="of:=SUM([.B51:.B62])/12" office:value-type="float" office:value="24.3333333333333" calcext:value-type="float">
            <text:p>24,3333333333</text:p>
          </table:table-cell>
          <table:table-cell table:formula="of:=[.C62]-[.C50]" office:value-type="float" office:value="-20.0833333333333" calcext:value-type="float">
            <text:p>-20,0833333333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3" calcext:value-type="float">
            <text:p>23</text:p>
          </table:table-cell>
          <table:table-cell table:formula="of:=SUM([.B52:.B63])/12" office:value-type="float" office:value="23.4166666666667" calcext:value-type="float">
            <text:p>23,4166666667</text:p>
          </table:table-cell>
          <table:table-cell table:formula="of:=[.C63]-[.C51]" office:value-type="float" office:value="-20.1666666666667" calcext:value-type="float">
            <text:p>-20,1666666667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32" calcext:value-type="float">
            <text:p>32</text:p>
          </table:table-cell>
          <table:table-cell table:formula="of:=SUM([.B53:.B64])/12" office:value-type="float" office:value="23.75" calcext:value-type="float">
            <text:p>23,75</text:p>
          </table:table-cell>
          <table:table-cell table:formula="of:=[.C64]-[.C52]" office:value-type="float" office:value="-16.6666666666667" calcext:value-type="float">
            <text:p>-16,6666666667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33" calcext:value-type="float">
            <text:p>33</text:p>
          </table:table-cell>
          <table:table-cell table:formula="of:=SUM([.B54:.B65])/12" office:value-type="float" office:value="24.1666666666667" calcext:value-type="float">
            <text:p>24,1666666667</text:p>
          </table:table-cell>
          <table:table-cell table:formula="of:=[.C65]-[.C53]" office:value-type="float" office:value="-10.0833333333333" calcext:value-type="float">
            <text:p>-10,0833333333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8" calcext:value-type="float">
            <text:p>28</text:p>
          </table:table-cell>
          <table:table-cell table:formula="of:=SUM([.B55:.B66])/12" office:value-type="float" office:value="24.0833333333333" calcext:value-type="float">
            <text:p>24,0833333333</text:p>
          </table:table-cell>
          <table:table-cell table:formula="of:=[.C66]-[.C54]" office:value-type="float" office:value="-7" calcext:value-type="float">
            <text:p>-7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" calcext:value-type="float">
            <text:p>21</text:p>
          </table:table-cell>
          <table:table-cell table:formula="of:=SUM([.B56:.B67])/12" office:value-type="float" office:value="24.1666666666667" calcext:value-type="float">
            <text:p>24,1666666667</text:p>
          </table:table-cell>
          <table:table-cell table:formula="of:=[.C67]-[.C55]" office:value-type="float" office:value="-7.16666666666666" calcext:value-type="float">
            <text:p>-7,1666666667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" calcext:value-type="float">
            <text:p>13</text:p>
          </table:table-cell>
          <table:table-cell table:formula="of:=SUM([.B57:.B68])/12" office:value-type="float" office:value="23.5833333333333" calcext:value-type="float">
            <text:p>23,5833333333</text:p>
          </table:table-cell>
          <table:table-cell table:formula="of:=[.C68]-[.C56]" office:value-type="float" office:value="-7.5" calcext:value-type="float">
            <text:p>-7,5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8" calcext:value-type="float">
            <text:p>18</text:p>
          </table:table-cell>
          <table:table-cell table:formula="of:=SUM([.B58:.B69])/12" office:value-type="float" office:value="24" calcext:value-type="float">
            <text:p>24</text:p>
          </table:table-cell>
          <table:table-cell table:formula="of:=[.C69]-[.C57]" office:value-type="float" office:value="-5.83333333333333" calcext:value-type="float">
            <text:p>-5,8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1" calcext:value-type="float">
            <text:p>31</text:p>
          </table:table-cell>
          <table:table-cell table:formula="of:=SUM([.B59:.B70])/12" office:value-type="float" office:value="24.1666666666667" calcext:value-type="float">
            <text:p>24,1666666667</text:p>
          </table:table-cell>
          <table:table-cell table:formula="of:=[.C70]-[.C58]" office:value-type="float" office:value="-5.75" calcext:value-type="float">
            <text:p>-5,75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3" calcext:value-type="float">
            <text:p>33</text:p>
          </table:table-cell>
          <table:table-cell table:formula="of:=SUM([.B60:.B71])/12" office:value-type="float" office:value="24.8333333333333" calcext:value-type="float">
            <text:p>24,8333333333</text:p>
          </table:table-cell>
          <table:table-cell table:formula="of:=[.C71]-[.C59]" office:value-type="float" office:value="-3.75" calcext:value-type="float">
            <text:p>-3,75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7" calcext:value-type="float">
            <text:p>27</text:p>
          </table:table-cell>
          <table:table-cell table:formula="of:=SUM([.B61:.B72])/12" office:value-type="float" office:value="25.3333333333333" calcext:value-type="float">
            <text:p>25,3333333333</text:p>
          </table:table-cell>
          <table:table-cell table:formula="of:=[.C72]-[.C60]" office:value-type="float" office:value="-2.16666666666667" calcext:value-type="float">
            <text:p>-2,1666666667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1" calcext:value-type="float">
            <text:p>31</text:p>
          </table:table-cell>
          <table:table-cell table:formula="of:=SUM([.B62:.B73])/12" office:value-type="float" office:value="26.5" calcext:value-type="float">
            <text:p>26,5</text:p>
          </table:table-cell>
          <table:table-cell table:formula="of:=[.C73]-[.C61]" office:value-type="float" office:value="1.16666666666667" calcext:value-type="float">
            <text:p>1,1666666667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4" calcext:value-type="float">
            <text:p>24</text:p>
          </table:table-cell>
          <table:table-cell table:formula="of:=SUM([.B63:.B74])/12" office:value-type="float" office:value="26.1666666666667" calcext:value-type="float">
            <text:p>26,1666666667</text:p>
          </table:table-cell>
          <table:table-cell table:formula="of:=[.C74]-[.C62]" office:value-type="float" office:value="1.83333333333334" calcext:value-type="float">
            <text:p>1,8333333333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5" calcext:value-type="float">
            <text:p>35</text:p>
          </table:table-cell>
          <table:table-cell table:formula="of:=SUM([.B64:.B75])/12" office:value-type="float" office:value="27.1666666666667" calcext:value-type="float">
            <text:p>27,1666666667</text:p>
          </table:table-cell>
          <table:table-cell table:formula="of:=[.C75]-[.C63]" office:value-type="float" office:value="3.75" calcext:value-type="float">
            <text:p>3,75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2" calcext:value-type="float">
            <text:p>32</text:p>
          </table:table-cell>
          <table:table-cell table:formula="of:=SUM([.B65:.B76])/12" office:value-type="float" office:value="27.1666666666667" calcext:value-type="float">
            <text:p>27,1666666667</text:p>
          </table:table-cell>
          <table:table-cell table:formula="of:=[.C76]-[.C64]" office:value-type="float" office:value="3.41666666666667" calcext:value-type="float">
            <text:p>3,4166666667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8" calcext:value-type="float">
            <text:p>28</text:p>
          </table:table-cell>
          <table:table-cell table:formula="of:=SUM([.B66:.B77])/12" office:value-type="float" office:value="26.75" calcext:value-type="float">
            <text:p>26,75</text:p>
          </table:table-cell>
          <table:table-cell table:formula="of:=[.C77]-[.C65]" office:value-type="float" office:value="2.58333333333333" calcext:value-type="float">
            <text:p>2,583333333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9" calcext:value-type="float">
            <text:p>39</text:p>
          </table:table-cell>
          <table:table-cell table:formula="of:=SUM([.B67:.B78])/12" office:value-type="float" office:value="27.6666666666667" calcext:value-type="float">
            <text:p>27,6666666667</text:p>
          </table:table-cell>
          <table:table-cell table:formula="of:=[.C78]-[.C66]" office:value-type="float" office:value="3.58333333333334" calcext:value-type="float">
            <text:p>3,583333333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3" calcext:value-type="float">
            <text:p>83</text:p>
          </table:table-cell>
          <table:table-cell table:formula="of:=SUM([.B68:.B79])/12" office:value-type="float" office:value="32.8333333333333" calcext:value-type="float">
            <text:p>32,8333333333</text:p>
          </table:table-cell>
          <table:table-cell table:formula="of:=[.C79]-[.C67]" office:value-type="float" office:value="8.66666666666667" calcext:value-type="float">
            <text:p>8,6666666667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60" calcext:value-type="float">
            <text:p>60</text:p>
          </table:table-cell>
          <table:table-cell table:formula="of:=SUM([.B69:.B80])/12" office:value-type="float" office:value="36.75" calcext:value-type="float">
            <text:p>36,75</text:p>
          </table:table-cell>
          <table:table-cell table:formula="of:=[.C80]-[.C68]" office:value-type="float" office:value="13.1666666666667" calcext:value-type="float">
            <text:p>13,1666666667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0" calcext:value-type="float">
            <text:p>20</text:p>
          </table:table-cell>
          <table:table-cell table:formula="of:=SUM([.B70:.B81])/12" office:value-type="float" office:value="36.9166666666667" calcext:value-type="float">
            <text:p>36,9166666667</text:p>
          </table:table-cell>
          <table:table-cell table:formula="of:=[.C81]-[.C69]" office:value-type="float" office:value="12.9166666666667" calcext:value-type="float">
            <text:p>12,916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6" calcext:value-type="float">
            <text:p>36</text:p>
          </table:table-cell>
          <table:table-cell table:formula="of:=SUM([.B71:.B82])/12" office:value-type="float" office:value="37.3333333333333" calcext:value-type="float">
            <text:p>37,3333333333</text:p>
          </table:table-cell>
          <table:table-cell table:formula="of:=[.C82]-[.C70]" office:value-type="float" office:value="13.1666666666667" calcext:value-type="float">
            <text:p>13,1666666667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5" calcext:value-type="float">
            <text:p>25</text:p>
          </table:table-cell>
          <table:table-cell table:formula="of:=SUM([.B72:.B83])/12" office:value-type="float" office:value="36.6666666666667" calcext:value-type="float">
            <text:p>36,6666666667</text:p>
          </table:table-cell>
          <table:table-cell table:formula="of:=[.C83]-[.C71]" office:value-type="float" office:value="11.8333333333333" calcext:value-type="float">
            <text:p>11,8333333333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5" calcext:value-type="float">
            <text:p>35</text:p>
          </table:table-cell>
          <table:table-cell table:formula="of:=SUM([.B73:.B84])/12" office:value-type="float" office:value="37.3333333333333" calcext:value-type="float">
            <text:p>37,3333333333</text:p>
          </table:table-cell>
          <table:table-cell table:formula="of:=[.C84]-[.C72]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8" calcext:value-type="float">
            <text:p>18</text:p>
          </table:table-cell>
          <table:table-cell table:formula="of:=SUM([.B74:.B85])/12" office:value-type="float" office:value="36.25" calcext:value-type="float">
            <text:p>36,25</text:p>
          </table:table-cell>
          <table:table-cell table:formula="of:=[.C85]-[.C73]" office:value-type="float" office:value="9.75" calcext:value-type="float">
            <text:p>9,75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5" calcext:value-type="float">
            <text:p>25</text:p>
          </table:table-cell>
          <table:table-cell table:formula="of:=SUM([.B75:.B86])/12" office:value-type="float" office:value="36.3333333333333" calcext:value-type="float">
            <text:p>36,3333333333</text:p>
          </table:table-cell>
          <table:table-cell table:formula="of:=[.C86]-[.C74]" office:value-type="float" office:value="10.1666666666667" calcext:value-type="float">
            <text:p>10,1666666667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9" calcext:value-type="float">
            <text:p>89</text:p>
          </table:table-cell>
          <table:table-cell table:formula="of:=SUM([.B76:.B87])/12" office:value-type="float" office:value="40.8333333333333" calcext:value-type="float">
            <text:p>40,8333333333</text:p>
          </table:table-cell>
          <table:table-cell table:formula="of:=[.C87]-[.C75]" office:value-type="float" office:value="13.6666666666667" calcext:value-type="float">
            <text:p>13,6666666667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3" calcext:value-type="float">
            <text:p>93</text:p>
          </table:table-cell>
          <table:table-cell table:formula="of:=SUM([.B77:.B88])/12" office:value-type="float" office:value="45.9166666666667" calcext:value-type="float">
            <text:p>45,9166666667</text:p>
          </table:table-cell>
          <table:table-cell table:formula="of:=[.C88]-[.C76]" office:value-type="float" office:value="18.75" calcext:value-type="float">
            <text:p>18,75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1" calcext:value-type="float">
            <text:p>21</text:p>
          </table:table-cell>
          <table:table-cell table:formula="of:=SUM([.B78:.B89])/12" office:value-type="float" office:value="45.3333333333333" calcext:value-type="float">
            <text:p>45,3333333333</text:p>
          </table:table-cell>
          <table:table-cell table:formula="of:=[.C89]-[.C77]" office:value-type="float" office:value="18.5833333333333" calcext:value-type="float">
            <text:p>18,5833333333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7" calcext:value-type="float">
            <text:p>17</text:p>
          </table:table-cell>
          <table:table-cell table:formula="of:=SUM([.B79:.B90])/12" office:value-type="float" office:value="43.5" calcext:value-type="float">
            <text:p>43,5</text:p>
          </table:table-cell>
          <table:table-cell table:formula="of:=[.C90]-[.C78]" office:value-type="float" office:value="15.8333333333333" calcext:value-type="float">
            <text:p>15,83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55" calcext:value-type="float">
            <text:p>55</text:p>
          </table:table-cell>
          <table:table-cell table:formula="of:=SUM([.B80:.B91])/12" office:value-type="float" office:value="41.1666666666667" calcext:value-type="float">
            <text:p>41,1666666667</text:p>
          </table:table-cell>
          <table:table-cell table:formula="of:=[.C91]-[.C79]" office:value-type="float" office:value="8.33333333333333" calcext:value-type="float">
            <text:p>8,3333333333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53" calcext:value-type="float">
            <text:p>53</text:p>
          </table:table-cell>
          <table:table-cell table:formula="of:=SUM([.B81:.B92])/12" office:value-type="float" office:value="40.5833333333333" calcext:value-type="float">
            <text:p>40,5833333333</text:p>
          </table:table-cell>
          <table:table-cell table:formula="of:=[.C92]-[.C80]" office:value-type="float" office:value="3.83333333333334" calcext:value-type="float">
            <text:p>3,8333333333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4" calcext:value-type="float">
            <text:p>64</text:p>
          </table:table-cell>
          <table:table-cell table:formula="of:=SUM([.B82:.B93])/12" office:value-type="float" office:value="44.25" calcext:value-type="float">
            <text:p>44,25</text:p>
          </table:table-cell>
          <table:table-cell table:formula="of:=[.C93]-[.C81]" office:value-type="float" office:value="7.33333333333334" calcext:value-type="float">
            <text:p>7,333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31" calcext:value-type="float">
            <text:p>31</text:p>
          </table:table-cell>
          <table:table-cell table:formula="of:=SUM([.B83:.B94])/12" office:value-type="float" office:value="43.8333333333333" calcext:value-type="float">
            <text:p>43,8333333333</text:p>
          </table:table-cell>
          <table:table-cell table:formula="of:=[.C94]-[.C82]" office:value-type="float" office:value="6.5" calcext:value-type="float">
            <text:p>6,5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1" calcext:value-type="float">
            <text:p>61</text:p>
          </table:table-cell>
          <table:table-cell table:formula="of:=SUM([.B84:.B95])/12" office:value-type="float" office:value="46.8333333333333" calcext:value-type="float">
            <text:p>46,8333333333</text:p>
          </table:table-cell>
          <table:table-cell table:formula="of:=[.C95]-[.C83]" office:value-type="float" office:value="10.1666666666667" calcext:value-type="float">
            <text:p>10,1666666667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46" calcext:value-type="float">
            <text:p>46</text:p>
          </table:table-cell>
          <table:table-cell table:formula="of:=SUM([.B85:.B96])/12" office:value-type="float" office:value="47.75" calcext:value-type="float">
            <text:p>47,75</text:p>
          </table:table-cell>
          <table:table-cell table:formula="of:=[.C96]-[.C84]" office:value-type="float" office:value="10.4166666666667" calcext:value-type="float">
            <text:p>10,4166666667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49" calcext:value-type="float">
            <text:p>49</text:p>
          </table:table-cell>
          <table:table-cell table:formula="of:=SUM([.B86:.B97])/12" office:value-type="float" office:value="50.3333333333333" calcext:value-type="float">
            <text:p>50,3333333333</text:p>
          </table:table-cell>
          <table:table-cell table:formula="of:=[.C97]-[.C85]" office:value-type="float" office:value="14.0833333333333" calcext:value-type="float">
            <text:p>14,08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7" calcext:value-type="float">
            <text:p>37</text:p>
          </table:table-cell>
          <table:table-cell table:formula="of:=SUM([.B87:.B98])/12" office:value-type="float" office:value="51.3333333333333" calcext:value-type="float">
            <text:p>51,3333333333</text:p>
          </table:table-cell>
          <table:table-cell table:formula="of:=[.C98]-[.C86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37" calcext:value-type="float">
            <text:p>37</text:p>
          </table:table-cell>
          <table:table-cell table:formula="of:=SUM([.B88:.B99])/12" office:value-type="float" office:value="47" calcext:value-type="float">
            <text:p>47</text:p>
          </table:table-cell>
          <table:table-cell table:formula="of:=[.C99]-[.C87]" office:value-type="float" office:value="6.16666666666666" calcext:value-type="float">
            <text:p>6,1666666667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8" calcext:value-type="float">
            <text:p>108</text:p>
          </table:table-cell>
          <table:table-cell table:formula="of:=SUM([.B89:.B100])/12" office:value-type="float" office:value="48.25" calcext:value-type="float">
            <text:p>48,25</text:p>
          </table:table-cell>
          <table:table-cell table:formula="of:=[.C100]-[.C88]" office:value-type="float" office:value="2.33333333333334" calcext:value-type="float">
            <text:p>2,3333333333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74" calcext:value-type="float">
            <text:p>74</text:p>
          </table:table-cell>
          <table:table-cell table:formula="of:=SUM([.B90:.B101])/12" office:value-type="float" office:value="52.6666666666667" calcext:value-type="float">
            <text:p>52,6666666667</text:p>
          </table:table-cell>
          <table:table-cell table:formula="of:=[.C101]-[.C89]" office:value-type="float" office:value="7.33333333333333" calcext:value-type="float">
            <text:p>7,3333333333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46" calcext:value-type="float">
            <text:p>46</text:p>
          </table:table-cell>
          <table:table-cell table:formula="of:=SUM([.B91:.B102])/12" office:value-type="float" office:value="55.0833333333333" calcext:value-type="float">
            <text:p>55,0833333333</text:p>
          </table:table-cell>
          <table:table-cell table:formula="of:=[.C102]-[.C90]" office:value-type="float" office:value="11.5833333333333" calcext:value-type="float">
            <text:p>11,5833333333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6" calcext:value-type="float">
            <text:p>16</text:p>
          </table:table-cell>
          <table:table-cell table:formula="of:=SUM([.B92:.B103])/12" office:value-type="float" office:value="51.8333333333333" calcext:value-type="float">
            <text:p>51,8333333333</text:p>
          </table:table-cell>
          <table:table-cell table:formula="of:=[.C103]-[.C91]" office:value-type="float" office:value="10.6666666666667" calcext:value-type="float">
            <text:p>10,6666666667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9" calcext:value-type="float">
            <text:p>29</text:p>
          </table:table-cell>
          <table:table-cell table:formula="of:=SUM([.B93:.B104])/12" office:value-type="float" office:value="49.8333333333333" calcext:value-type="float">
            <text:p>49,8333333333</text:p>
          </table:table-cell>
          <table:table-cell table:formula="of:=[.C104]-[.C92]" office:value-type="float" office:value="9.25" calcext:value-type="float">
            <text:p>9,25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9" calcext:value-type="float">
            <text:p>19</text:p>
          </table:table-cell>
          <table:table-cell table:formula="of:=SUM([.B94:.B105])/12" office:value-type="float" office:value="46.0833333333333" calcext:value-type="float">
            <text:p>46,0833333333</text:p>
          </table:table-cell>
          <table:table-cell table:formula="of:=[.C105]-[.C93]" office:value-type="float" office:value="1.83333333333334" calcext:value-type="float">
            <text:p>1,8333333333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3" calcext:value-type="float">
            <text:p>13</text:p>
          </table:table-cell>
          <table:table-cell table:formula="of:=SUM([.B95:.B106])/12" office:value-type="float" office:value="44.5833333333333" calcext:value-type="float">
            <text:p>44,5833333333</text:p>
          </table:table-cell>
          <table:table-cell table:formula="of:=[.C106]-[.C94]" office:value-type="float" office:value="0.75" calcext:value-type="float">
            <text:p>0,75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9" calcext:value-type="float">
            <text:p>19</text:p>
          </table:table-cell>
          <table:table-cell table:formula="of:=SUM([.B96:.B107])/12" office:value-type="float" office:value="41.0833333333333" calcext:value-type="float">
            <text:p>41,0833333333</text:p>
          </table:table-cell>
          <table:table-cell table:formula="of:=[.C107]-[.C95]" office:value-type="float" office:value="-5.75" calcext:value-type="float">
            <text:p>-5,75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0" calcext:value-type="float">
            <text:p>30</text:p>
          </table:table-cell>
          <table:table-cell table:formula="of:=SUM([.B97:.B108])/12" office:value-type="float" office:value="39.75" calcext:value-type="float">
            <text:p>39,75</text:p>
          </table:table-cell>
          <table:table-cell table:formula="of:=[.C108]-[.C96]" office:value-type="float" office:value="-8" calcext:value-type="float">
            <text:p>-8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4" calcext:value-type="float">
            <text:p>34</text:p>
          </table:table-cell>
          <table:table-cell table:formula="of:=SUM([.B98:.B109])/12" office:value-type="float" office:value="38.5" calcext:value-type="float">
            <text:p>38,5</text:p>
          </table:table-cell>
          <table:table-cell table:formula="of:=[.C109]-[.C97]" office:value-type="float" office:value="-11.8333333333333" calcext:value-type="float">
            <text:p>-11,833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7" calcext:value-type="float">
            <text:p>77</text:p>
          </table:table-cell>
          <table:table-cell table:formula="of:=SUM([.B99:.B110])/12" office:value-type="float" office:value="41.8333333333333" calcext:value-type="float">
            <text:p>41,8333333333</text:p>
          </table:table-cell>
          <table:table-cell table:formula="of:=[.C110]-[.C98]" office:value-type="float" office:value="-9.5" calcext:value-type="float">
            <text:p>-9,5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66" calcext:value-type="float">
            <text:p>66</text:p>
          </table:table-cell>
          <table:table-cell table:formula="of:=SUM([.B100:.B111])/12" office:value-type="float" office:value="44.25" calcext:value-type="float">
            <text:p>44,25</text:p>
          </table:table-cell>
          <table:table-cell table:formula="of:=[.C111]-[.C99]" office:value-type="float" office:value="-2.75" calcext:value-type="float">
            <text:p>-2,75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8" calcext:value-type="float">
            <text:p>28</text:p>
          </table:table-cell>
          <table:table-cell table:formula="of:=SUM([.B101:.B112])/12" office:value-type="float" office:value="37.5833333333333" calcext:value-type="float">
            <text:p>37,5833333333</text:p>
          </table:table-cell>
          <table:table-cell table:formula="of:=[.C112]-[.C100]" office:value-type="float" office:value="-10.6666666666667" calcext:value-type="float">
            <text:p>-10,666666666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3" calcext:value-type="float">
            <text:p>13</text:p>
          </table:table-cell>
          <table:table-cell table:formula="of:=SUM([.B102:.B113])/12" office:value-type="float" office:value="32.5" calcext:value-type="float">
            <text:p>32,5</text:p>
          </table:table-cell>
          <table:table-cell table:formula="of:=[.C113]-[.C101]" office:value-type="float" office:value="-20.1666666666667" calcext:value-type="float">
            <text:p>-20,1666666667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1" calcext:value-type="float">
            <text:p>11</text:p>
          </table:table-cell>
          <table:table-cell table:formula="of:=SUM([.B103:.B114])/12" office:value-type="float" office:value="29.5833333333333" calcext:value-type="float">
            <text:p>29,5833333333</text:p>
          </table:table-cell>
          <table:table-cell table:formula="of:=[.C114]-[.C102]" office:value-type="float" office:value="-25.5" calcext:value-type="float">
            <text:p>-25,5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6" calcext:value-type="float">
            <text:p>16</text:p>
          </table:table-cell>
          <table:table-cell table:formula="of:=SUM([.B104:.B115])/12" office:value-type="float" office:value="29.5833333333333" calcext:value-type="float">
            <text:p>29,5833333333</text:p>
          </table:table-cell>
          <table:table-cell table:formula="of:=[.C115]-[.C103]" office:value-type="float" office:value="-22.25" calcext:value-type="float">
            <text:p>-22,25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0" calcext:value-type="float">
            <text:p>30</text:p>
          </table:table-cell>
          <table:table-cell table:formula="of:=SUM([.B105:.B116])/12" office:value-type="float" office:value="29.6666666666667" calcext:value-type="float">
            <text:p>29,6666666667</text:p>
          </table:table-cell>
          <table:table-cell table:formula="of:=[.C116]-[.C104]" office:value-type="float" office:value="-20.1666666666667" calcext:value-type="float">
            <text:p>-20,1666666667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5" calcext:value-type="float">
            <text:p>35</text:p>
          </table:table-cell>
          <table:table-cell table:formula="of:=SUM([.B106:.B117])/12" office:value-type="float" office:value="31" calcext:value-type="float">
            <text:p>31</text:p>
          </table:table-cell>
          <table:table-cell table:formula="of:=[.C117]-[.C105]" office:value-type="float" office:value="-15.0833333333333" calcext:value-type="float">
            <text:p>-15,0833333333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4" calcext:value-type="float">
            <text:p>24</text:p>
          </table:table-cell>
          <table:table-cell table:formula="of:=SUM([.B107:.B118])/12" office:value-type="float" office:value="31.9166666666667" calcext:value-type="float">
            <text:p>31,9166666667</text:p>
          </table:table-cell>
          <table:table-cell table:formula="of:=[.C118]-[.C106]" office:value-type="float" office:value="-12.6666666666667" calcext:value-type="float">
            <text:p>-12,6666666667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6" calcext:value-type="float">
            <text:p>16</text:p>
          </table:table-cell>
          <table:table-cell table:formula="of:=SUM([.B108:.B119])/12" office:value-type="float" office:value="31.6666666666667" calcext:value-type="float">
            <text:p>31,6666666667</text:p>
          </table:table-cell>
          <table:table-cell table:formula="of:=[.C119]-[.C107]" office:value-type="float" office:value="-9.41666666666667" calcext:value-type="float">
            <text:p>-9,4166666667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2" calcext:value-type="float">
            <text:p>12</text:p>
          </table:table-cell>
          <table:table-cell table:formula="of:=SUM([.B109:.B120])/12" office:value-type="float" office:value="30.1666666666667" calcext:value-type="float">
            <text:p>30,1666666667</text:p>
          </table:table-cell>
          <table:table-cell table:formula="of:=[.C120]-[.C108]" office:value-type="float" office:value="-9.58333333333333" calcext:value-type="float">
            <text:p>-9,5833333333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9" calcext:value-type="float">
            <text:p>9</text:p>
          </table:table-cell>
          <table:table-cell table:formula="of:=SUM([.B110:.B121])/12" office:value-type="float" office:value="28.0833333333333" calcext:value-type="float">
            <text:p>28,0833333333</text:p>
          </table:table-cell>
          <table:table-cell table:formula="of:=[.C121]-[.C109]" office:value-type="float" office:value="-10.4166666666667" calcext:value-type="float">
            <text:p>-10,4166666667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8" calcext:value-type="float">
            <text:p>18</text:p>
          </table:table-cell>
          <table:table-cell table:formula="of:=SUM([.B111:.B122])/12" office:value-type="float" office:value="23.1666666666667" calcext:value-type="float">
            <text:p>23,1666666667</text:p>
          </table:table-cell>
          <table:table-cell table:formula="of:=[.C122]-[.C110]" office:value-type="float" office:value="-18.6666666666667" calcext:value-type="float">
            <text:p>-18,6666666667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4" calcext:value-type="float">
            <text:p>24</text:p>
          </table:table-cell>
          <table:table-cell table:formula="of:=SUM([.B112:.B123])/12" office:value-type="float" office:value="19.6666666666667" calcext:value-type="float">
            <text:p>19,6666666667</text:p>
          </table:table-cell>
          <table:table-cell table:formula="of:=[.C123]-[.C111]" office:value-type="float" office:value="-24.5833333333333" calcext:value-type="float">
            <text:p>-24,58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9" calcext:value-type="float">
            <text:p>19</text:p>
          </table:table-cell>
          <table:table-cell table:formula="of:=SUM([.B113:.B124])/12" office:value-type="float" office:value="18.9166666666667" calcext:value-type="float">
            <text:p>18,9166666667</text:p>
          </table:table-cell>
          <table:table-cell table:formula="of:=[.C124]-[.C112]" office:value-type="float" office:value="-18.6666666666667" calcext:value-type="float">
            <text:p>-18,6666666667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0" calcext:value-type="float">
            <text:p>10</text:p>
          </table:table-cell>
          <table:table-cell table:formula="of:=SUM([.B114:.B125])/12" office:value-type="float" office:value="18.6666666666667" calcext:value-type="float">
            <text:p>18,6666666667</text:p>
          </table:table-cell>
          <table:table-cell table:formula="of:=[.C125]-[.C113]" office:value-type="float" office:value="-13.8333333333333" calcext:value-type="float">
            <text:p>-13,8333333333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7" calcext:value-type="float">
            <text:p>7</text:p>
          </table:table-cell>
          <table:table-cell table:formula="of:=SUM([.B115:.B126])/12" office:value-type="float" office:value="18.3333333333333" calcext:value-type="float">
            <text:p>18,3333333333</text:p>
          </table:table-cell>
          <table:table-cell table:formula="of:=[.C126]-[.C114]" office:value-type="float" office:value="-11.25" calcext:value-type="float">
            <text:p>-11,25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8" calcext:value-type="float">
            <text:p>8</text:p>
          </table:table-cell>
          <table:table-cell table:formula="of:=SUM([.B116:.B127])/12" office:value-type="float" office:value="17.6666666666667" calcext:value-type="float">
            <text:p>17,6666666667</text:p>
          </table:table-cell>
          <table:table-cell table:formula="of:=[.C127]-[.C115]" office:value-type="float" office:value="-11.9166666666667" calcext:value-type="float">
            <text:p>-11,9166666667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3" calcext:value-type="float">
            <text:p>13</text:p>
          </table:table-cell>
          <table:table-cell table:formula="of:=SUM([.B117:.B128])/12" office:value-type="float" office:value="16.25" calcext:value-type="float">
            <text:p>16,25</text:p>
          </table:table-cell>
          <table:table-cell table:formula="of:=[.C128]-[.C116]" office:value-type="float" office:value="-13.4166666666667" calcext:value-type="float">
            <text:p>-13,4166666667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2" calcext:value-type="float">
            <text:p>12</text:p>
          </table:table-cell>
          <table:table-cell table:formula="of:=SUM([.B118:.B129])/12" office:value-type="float" office:value="14.3333333333333" calcext:value-type="float">
            <text:p>14,3333333333</text:p>
          </table:table-cell>
          <table:table-cell table:formula="of:=[.C129]-[.C117]" office:value-type="float" office:value="-16.6666666666667" calcext:value-type="float">
            <text:p>-16,6666666667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3" calcext:value-type="float">
            <text:p>53</text:p>
          </table:table-cell>
          <table:table-cell table:formula="of:=SUM([.B119:.B130])/12" office:value-type="float" office:value="16.75" calcext:value-type="float">
            <text:p>16,75</text:p>
          </table:table-cell>
          <table:table-cell table:formula="of:=[.C130]-[.C118]" office:value-type="float" office:value="-15.1666666666667" calcext:value-type="float">
            <text:p>-15,1666666667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9" calcext:value-type="float">
            <text:p>19</text:p>
          </table:table-cell>
          <table:table-cell table:formula="of:=SUM([.B120:.B131])/12" office:value-type="float" office:value="17" calcext:value-type="float">
            <text:p>17</text:p>
          </table:table-cell>
          <table:table-cell table:formula="of:=[.C131]-[.C119]" office:value-type="float" office:value="-14.6666666666667" calcext:value-type="float">
            <text:p>-14,66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0" calcext:value-type="float">
            <text:p>10</text:p>
          </table:table-cell>
          <table:table-cell table:formula="of:=SUM([.B121:.B132])/12" office:value-type="float" office:value="16.8333333333333" calcext:value-type="float">
            <text:p>16,8333333333</text:p>
          </table:table-cell>
          <table:table-cell table:formula="of:=[.C132]-[.C120]" office:value-type="float" office:value="-13.3333333333333" calcext:value-type="float">
            <text:p>-13,3333333333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5" calcext:value-type="float">
            <text:p>15</text:p>
          </table:table-cell>
          <table:table-cell table:formula="of:=SUM([.B122:.B133])/12" office:value-type="float" office:value="17.3333333333333" calcext:value-type="float">
            <text:p>17,3333333333</text:p>
          </table:table-cell>
          <table:table-cell table:formula="of:=[.C133]-[.C121]" office:value-type="float" office:value="-10.75" calcext:value-type="float">
            <text:p>-10,75</text:p>
          </table:table-cell>
          <table:table-cell table:number-columns-repeated="1015"/>
        </table:table-row>
      </table:table>
      <table:table table:name="Edits per article" table:style-name="ta1">
        <table:shapes>
          <draw:frame draw:z-index="0" draw:style-name="gr1" draw:text-style-name="P1" svg:width="159.99mm" svg:height="89.99mm" svg:x="208.82mm" svg:y="1mm">
            <draw:object draw:notify-on-update-of-ranges="'Edits per article'.A1:'Edits per article'.A1 'Edits per article'.A2:'Edits per article'.A133 'Edits per article'.B1:'Edits per article'.B1 'Edits per article'.B2:'Edits per article'.B133 'Edits per article'.C1:'Edits per article'.C1 'Edits per article'.C2:'Edits per article'.C133 'Edits per article'.D1:'Edits per article'.D1 'Edits per article'.D2:'Edits per article'.D1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article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.2" calcext:value-type="float">
            <text:p>3,2</text:p>
          </table:table-cell>
          <table:table-cell table:number-columns-repeated="1017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.3" calcext:value-type="float">
            <text:p>3,3</text:p>
          </table:table-cell>
          <table:table-cell table:number-columns-repeated="1017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.7" calcext:value-type="float">
            <text:p>3,7</text:p>
          </table:table-cell>
          <table:table-cell table:number-columns-repeated="1017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3.6" calcext:value-type="float">
            <text:p>3,6</text:p>
          </table:table-cell>
          <table:table-cell table:number-columns-repeated="1017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.9" calcext:value-type="float">
            <text:p>3,9</text:p>
          </table:table-cell>
          <table:table-cell table:number-columns-repeated="1017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.1" calcext:value-type="float">
            <text:p>4,1</text:p>
          </table:table-cell>
          <table:table-cell table:number-columns-repeated="1017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4.4" calcext:value-type="float">
            <text:p>4,4</text:p>
          </table:table-cell>
          <table:table-cell table:number-columns-repeated="1017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.6" calcext:value-type="float">
            <text:p>4,6</text:p>
          </table:table-cell>
          <table:table-cell table:number-columns-repeated="1017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.7" calcext:value-type="float">
            <text:p>4,7</text:p>
          </table:table-cell>
          <table:table-cell table:number-columns-repeated="1017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.9" calcext:value-type="float">
            <text:p>4,9</text:p>
          </table:table-cell>
          <table:table-cell table:number-columns-repeated="1017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5.3" calcext:value-type="float">
            <text:p>5,3</text:p>
          </table:table-cell>
          <table:table-cell table:formula="of:=SUM([.B2:.B13])/12" office:value-type="float" office:value="4.225" calcext:value-type="float">
            <text:p>4,225</text:p>
          </table:table-cell>
          <table:table-cell table:number-columns-repeated="1016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.6" calcext:value-type="float">
            <text:p>5,6</text:p>
          </table:table-cell>
          <table:table-cell table:formula="of:=SUM([.B3:.B14])/12" office:value-type="float" office:value="4.425" calcext:value-type="float">
            <text:p>4,425</text:p>
          </table:table-cell>
          <table:table-cell table:number-columns-repeated="1016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.9" calcext:value-type="float">
            <text:p>5,9</text:p>
          </table:table-cell>
          <table:table-cell table:formula="of:=SUM([.B4:.B15])/12" office:value-type="float" office:value="4.64166666666667" calcext:value-type="float">
            <text:p>4,6416666667</text:p>
          </table:table-cell>
          <table:table-cell table:number-columns-repeated="1016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.4" calcext:value-type="float">
            <text:p>6,4</text:p>
          </table:table-cell>
          <table:table-cell table:formula="of:=SUM([.B5:.B16])/12" office:value-type="float" office:value="4.86666666666667" calcext:value-type="float">
            <text:p>4,8666666667</text:p>
          </table:table-cell>
          <table:table-cell table:number-columns-repeated="1016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.8" calcext:value-type="float">
            <text:p>6,8</text:p>
          </table:table-cell>
          <table:table-cell table:formula="of:=SUM([.B6:.B17])/12" office:value-type="float" office:value="5.13333333333333" calcext:value-type="float">
            <text:p>5,1333333333</text:p>
          </table:table-cell>
          <table:table-cell table:number-columns-repeated="1016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" calcext:value-type="float">
            <text:p>7</text:p>
          </table:table-cell>
          <table:table-cell table:formula="of:=SUM([.B7:.B18])/12" office:value-type="float" office:value="5.39166666666667" calcext:value-type="float">
            <text:p>5,3916666667</text:p>
          </table:table-cell>
          <table:table-cell table:number-columns-repeated="1016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7.5" calcext:value-type="float">
            <text:p>7,5</text:p>
          </table:table-cell>
          <table:table-cell table:formula="of:=SUM([.B8:.B19])/12" office:value-type="float" office:value="5.675" calcext:value-type="float">
            <text:p>5,675</text:p>
          </table:table-cell>
          <table:table-cell table:number-columns-repeated="1016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" calcext:value-type="float">
            <text:p>8</text:p>
          </table:table-cell>
          <table:table-cell table:formula="of:=SUM([.B9:.B20])/12" office:value-type="float" office:value="5.975" calcext:value-type="float">
            <text:p>5,975</text:p>
          </table:table-cell>
          <table:table-cell table:number-columns-repeated="1016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.6" calcext:value-type="float">
            <text:p>8,6</text:p>
          </table:table-cell>
          <table:table-cell table:formula="of:=SUM([.B10:.B21])/12" office:value-type="float" office:value="6.30833333333333" calcext:value-type="float">
            <text:p>6,3083333333</text:p>
          </table:table-cell>
          <table:table-cell table:number-columns-repeated="1016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.8" calcext:value-type="float">
            <text:p>8,8</text:p>
          </table:table-cell>
          <table:table-cell table:formula="of:=SUM([.B11:.B22])/12" office:value-type="float" office:value="6.65" calcext:value-type="float">
            <text:p>6,65</text:p>
          </table:table-cell>
          <table:table-cell table:number-columns-repeated="1016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.3" calcext:value-type="float">
            <text:p>9,3</text:p>
          </table:table-cell>
          <table:table-cell table:formula="of:=SUM([.B12:.B23])/12" office:value-type="float" office:value="7.01666666666667" calcext:value-type="float">
            <text:p>7,0166666667</text:p>
          </table:table-cell>
          <table:table-cell table:number-columns-repeated="1016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.8" calcext:value-type="float">
            <text:p>9,8</text:p>
          </table:table-cell>
          <table:table-cell table:formula="of:=SUM([.B13:.B24])/12" office:value-type="float" office:value="7.41666666666667" calcext:value-type="float">
            <text:p>7,4166666667</text:p>
          </table:table-cell>
          <table:table-cell table:number-columns-repeated="1016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0.1" calcext:value-type="float">
            <text:p>10,1</text:p>
          </table:table-cell>
          <table:table-cell table:formula="of:=SUM([.B14:.B25])/12" office:value-type="float" office:value="7.81666666666667" calcext:value-type="float">
            <text:p>7,8166666667</text:p>
          </table:table-cell>
          <table:table-cell table:formula="of:=[.C25]-[.C13]" office:value-type="float" office:value="3.59166666666667" calcext:value-type="float">
            <text:p>3,5916666667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.6" calcext:value-type="float">
            <text:p>10,6</text:p>
          </table:table-cell>
          <table:table-cell table:formula="of:=SUM([.B15:.B26])/12" office:value-type="float" office:value="8.23333333333333" calcext:value-type="float">
            <text:p>8,2333333333</text:p>
          </table:table-cell>
          <table:table-cell table:formula="of:=[.C26]-[.C14]" office:value-type="float" office:value="3.80833333333333" calcext:value-type="float">
            <text:p>3,8083333333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.8" calcext:value-type="float">
            <text:p>10,8</text:p>
          </table:table-cell>
          <table:table-cell table:formula="of:=SUM([.B16:.B27])/12" office:value-type="float" office:value="8.64166666666667" calcext:value-type="float">
            <text:p>8,6416666667</text:p>
          </table:table-cell>
          <table:table-cell table:formula="of:=[.C27]-[.C15]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.3" calcext:value-type="float">
            <text:p>11,3</text:p>
          </table:table-cell>
          <table:table-cell table:formula="of:=SUM([.B17:.B28])/12" office:value-type="float" office:value="9.05" calcext:value-type="float">
            <text:p>9,05</text:p>
          </table:table-cell>
          <table:table-cell table:formula="of:=[.C28]-[.C16]" office:value-type="float" office:value="4.18333333333333" calcext:value-type="float">
            <text:p>4,1833333333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1.5" calcext:value-type="float">
            <text:p>11,5</text:p>
          </table:table-cell>
          <table:table-cell table:formula="of:=SUM([.B18:.B29])/12" office:value-type="float" office:value="9.44166666666666" calcext:value-type="float">
            <text:p>9,4416666667</text:p>
          </table:table-cell>
          <table:table-cell table:formula="of:=[.C29]-[.C17]" office:value-type="float" office:value="4.30833333333333" calcext:value-type="float">
            <text:p>4,3083333333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1.8" calcext:value-type="float">
            <text:p>11,8</text:p>
          </table:table-cell>
          <table:table-cell table:formula="of:=SUM([.B19:.B30])/12" office:value-type="float" office:value="9.84166666666667" calcext:value-type="float">
            <text:p>9,8416666667</text:p>
          </table:table-cell>
          <table:table-cell table:formula="of:=[.C30]-[.C18]" office:value-type="float" office:value="4.45" calcext:value-type="float">
            <text:p>4,45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2" calcext:value-type="float">
            <text:p>12</text:p>
          </table:table-cell>
          <table:table-cell table:formula="of:=SUM([.B20:.B31])/12" office:value-type="float" office:value="10.2166666666667" calcext:value-type="float">
            <text:p>10,2166666667</text:p>
          </table:table-cell>
          <table:table-cell table:formula="of:=[.C31]-[.C19]" office:value-type="float" office:value="4.54166666666667" calcext:value-type="float">
            <text:p>4,5416666667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" calcext:value-type="float">
            <text:p>12</text:p>
          </table:table-cell>
          <table:table-cell table:formula="of:=SUM([.B21:.B32])/12" office:value-type="float" office:value="10.55" calcext:value-type="float">
            <text:p>10,55</text:p>
          </table:table-cell>
          <table:table-cell table:formula="of:=[.C32]-[.C20]" office:value-type="float" office:value="4.575" calcext:value-type="float">
            <text:p>4,575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2.3" calcext:value-type="float">
            <text:p>12,3</text:p>
          </table:table-cell>
          <table:table-cell table:formula="of:=SUM([.B22:.B33])/12" office:value-type="float" office:value="10.8583333333333" calcext:value-type="float">
            <text:p>10,8583333333</text:p>
          </table:table-cell>
          <table:table-cell table:formula="of:=[.C33]-[.C21]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2.6" calcext:value-type="float">
            <text:p>12,6</text:p>
          </table:table-cell>
          <table:table-cell table:formula="of:=SUM([.B23:.B34])/12" office:value-type="float" office:value="11.175" calcext:value-type="float">
            <text:p>11,175</text:p>
          </table:table-cell>
          <table:table-cell table:formula="of:=[.C34]-[.C22]" office:value-type="float" office:value="4.525" calcext:value-type="float">
            <text:p>4,525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2.9" calcext:value-type="float">
            <text:p>12,9</text:p>
          </table:table-cell>
          <table:table-cell table:formula="of:=SUM([.B24:.B35])/12" office:value-type="float" office:value="11.475" calcext:value-type="float">
            <text:p>11,475</text:p>
          </table:table-cell>
          <table:table-cell table:formula="of:=[.C35]-[.C23]" office:value-type="float" office:value="4.45833333333333" calcext:value-type="float">
            <text:p>4,4583333333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3.1" calcext:value-type="float">
            <text:p>13,1</text:p>
          </table:table-cell>
          <table:table-cell table:formula="of:=SUM([.B25:.B36])/12" office:value-type="float" office:value="11.75" calcext:value-type="float">
            <text:p>11,75</text:p>
          </table:table-cell>
          <table:table-cell table:formula="of:=[.C36]-[.C24]" office:value-type="float" office:value="4.33333333333333" calcext:value-type="float">
            <text:p>4,3333333333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3.4" calcext:value-type="float">
            <text:p>13,4</text:p>
          </table:table-cell>
          <table:table-cell table:formula="of:=SUM([.B26:.B37])/12" office:value-type="float" office:value="12.025" calcext:value-type="float">
            <text:p>12,025</text:p>
          </table:table-cell>
          <table:table-cell table:formula="of:=[.C37]-[.C25]" office:value-type="float" office:value="4.20833333333333" calcext:value-type="float">
            <text:p>4,2083333333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3.6" calcext:value-type="float">
            <text:p>13,6</text:p>
          </table:table-cell>
          <table:table-cell table:formula="of:=SUM([.B27:.B38])/12" office:value-type="float" office:value="12.275" calcext:value-type="float">
            <text:p>12,275</text:p>
          </table:table-cell>
          <table:table-cell table:formula="of:=[.C38]-[.C26]" office:value-type="float" office:value="4.04166666666667" calcext:value-type="float">
            <text:p>4,0416666667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3.6" calcext:value-type="float">
            <text:p>13,6</text:p>
          </table:table-cell>
          <table:table-cell table:formula="of:=SUM([.B28:.B39])/12" office:value-type="float" office:value="12.5083333333333" calcext:value-type="float">
            <text:p>12,5083333333</text:p>
          </table:table-cell>
          <table:table-cell table:formula="of:=[.C39]-[.C27]" office:value-type="float" office:value="3.86666666666667" calcext:value-type="float">
            <text:p>3,8666666667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3.3" calcext:value-type="float">
            <text:p>13,3</text:p>
          </table:table-cell>
          <table:table-cell table:formula="of:=SUM([.B29:.B40])/12" office:value-type="float" office:value="12.675" calcext:value-type="float">
            <text:p>12,675</text:p>
          </table:table-cell>
          <table:table-cell table:formula="of:=[.C40]-[.C28]" office:value-type="float" office:value="3.625" calcext:value-type="float">
            <text:p>3,625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2.8" calcext:value-type="float">
            <text:p>12,8</text:p>
          </table:table-cell>
          <table:table-cell table:formula="of:=SUM([.B30:.B41])/12" office:value-type="float" office:value="12.7833333333333" calcext:value-type="float">
            <text:p>12,7833333333</text:p>
          </table:table-cell>
          <table:table-cell table:formula="of:=[.C41]-[.C29]" office:value-type="float" office:value="3.34166666666667" calcext:value-type="float">
            <text:p>3,3416666667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2.7" calcext:value-type="float">
            <text:p>12,7</text:p>
          </table:table-cell>
          <table:table-cell table:formula="of:=SUM([.B31:.B42])/12" office:value-type="float" office:value="12.8583333333333" calcext:value-type="float">
            <text:p>12,8583333333</text:p>
          </table:table-cell>
          <table:table-cell table:formula="of:=[.C42]-[.C30]" office:value-type="float" office:value="3.01666666666667" calcext:value-type="float">
            <text:p>3,0166666667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" calcext:value-type="float">
            <text:p>13</text:p>
          </table:table-cell>
          <table:table-cell table:formula="of:=SUM([.B32:.B43])/12" office:value-type="float" office:value="12.9416666666667" calcext:value-type="float">
            <text:p>12,9416666667</text:p>
          </table:table-cell>
          <table:table-cell table:formula="of:=[.C43]-[.C31]" office:value-type="float" office:value="2.725" calcext:value-type="float">
            <text:p>2,725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3.3" calcext:value-type="float">
            <text:p>13,3</text:p>
          </table:table-cell>
          <table:table-cell table:formula="of:=SUM([.B33:.B44])/12" office:value-type="float" office:value="13.05" calcext:value-type="float">
            <text:p>13,05</text:p>
          </table:table-cell>
          <table:table-cell table:formula="of:=[.C44]-[.C32]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3.6" calcext:value-type="float">
            <text:p>13,6</text:p>
          </table:table-cell>
          <table:table-cell table:formula="of:=SUM([.B34:.B45])/12" office:value-type="float" office:value="13.1583333333333" calcext:value-type="float">
            <text:p>13,1583333333</text:p>
          </table:table-cell>
          <table:table-cell table:formula="of:=[.C45]-[.C33]" office:value-type="float" office:value="2.3" calcext:value-type="float">
            <text:p>2,3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.7" calcext:value-type="float">
            <text:p>13,7</text:p>
          </table:table-cell>
          <table:table-cell table:formula="of:=SUM([.B35:.B46])/12" office:value-type="float" office:value="13.25" calcext:value-type="float">
            <text:p>13,25</text:p>
          </table:table-cell>
          <table:table-cell table:formula="of:=[.C46]-[.C34]" office:value-type="float" office:value="2.075" calcext:value-type="float">
            <text:p>2,075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4" calcext:value-type="float">
            <text:p>14</text:p>
          </table:table-cell>
          <table:table-cell table:formula="of:=SUM([.B36:.B47])/12" office:value-type="float" office:value="13.3416666666667" calcext:value-type="float">
            <text:p>13,3416666667</text:p>
          </table:table-cell>
          <table:table-cell table:formula="of:=[.C47]-[.C35]" office:value-type="float" office:value="1.86666666666667" calcext:value-type="float">
            <text:p>1,8666666667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4.1" calcext:value-type="float">
            <text:p>14,1</text:p>
          </table:table-cell>
          <table:table-cell table:formula="of:=SUM([.B37:.B48])/12" office:value-type="float" office:value="13.425" calcext:value-type="float">
            <text:p>13,425</text:p>
          </table:table-cell>
          <table:table-cell table:formula="of:=[.C48]-[.C36]" office:value-type="float" office:value="1.675" calcext:value-type="float">
            <text:p>1,675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4.2" calcext:value-type="float">
            <text:p>14,2</text:p>
          </table:table-cell>
          <table:table-cell table:formula="of:=SUM([.B38:.B49])/12" office:value-type="float" office:value="13.4916666666667" calcext:value-type="float">
            <text:p>13,4916666667</text:p>
          </table:table-cell>
          <table:table-cell table:formula="of:=[.C49]-[.C37]" office:value-type="float" office:value="1.46666666666667" calcext:value-type="float">
            <text:p>1,4666666667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4.3" calcext:value-type="float">
            <text:p>14,3</text:p>
          </table:table-cell>
          <table:table-cell table:formula="of:=SUM([.B39:.B50])/12" office:value-type="float" office:value="13.55" calcext:value-type="float">
            <text:p>13,55</text:p>
          </table:table-cell>
          <table:table-cell table:formula="of:=[.C50]-[.C38]" office:value-type="float" office:value="1.275" calcext:value-type="float">
            <text:p>1,275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4.4" calcext:value-type="float">
            <text:p>14,4</text:p>
          </table:table-cell>
          <table:table-cell table:formula="of:=SUM([.B40:.B51])/12" office:value-type="float" office:value="13.6166666666667" calcext:value-type="float">
            <text:p>13,6166666667</text:p>
          </table:table-cell>
          <table:table-cell table:formula="of:=[.C51]-[.C39]" office:value-type="float" office:value="1.10833333333333" calcext:value-type="float">
            <text:p>1,1083333333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4.5" calcext:value-type="float">
            <text:p>14,5</text:p>
          </table:table-cell>
          <table:table-cell table:formula="of:=SUM([.B41:.B52])/12" office:value-type="float" office:value="13.7166666666667" calcext:value-type="float">
            <text:p>13,7166666667</text:p>
          </table:table-cell>
          <table:table-cell table:formula="of:=[.C52]-[.C40]" office:value-type="float" office:value="1.04166666666667" calcext:value-type="float">
            <text:p>1,0416666667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.6" calcext:value-type="float">
            <text:p>14,6</text:p>
          </table:table-cell>
          <table:table-cell table:formula="of:=SUM([.B42:.B53])/12" office:value-type="float" office:value="13.8666666666667" calcext:value-type="float">
            <text:p>13,8666666667</text:p>
          </table:table-cell>
          <table:table-cell table:formula="of:=[.C53]-[.C41]" office:value-type="float" office:value="1.08333333333333" calcext:value-type="float">
            <text:p>1,0833333333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4.9" calcext:value-type="float">
            <text:p>14,9</text:p>
          </table:table-cell>
          <table:table-cell table:formula="of:=SUM([.B43:.B54])/12" office:value-type="float" office:value="14.05" calcext:value-type="float">
            <text:p>14,05</text:p>
          </table:table-cell>
          <table:table-cell table:formula="of:=[.C54]-[.C42]" office:value-type="float" office:value="1.19166666666667" calcext:value-type="float">
            <text:p>1,1916666667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5" calcext:value-type="float">
            <text:p>15</text:p>
          </table:table-cell>
          <table:table-cell table:formula="of:=SUM([.B44:.B55])/12" office:value-type="float" office:value="14.2166666666667" calcext:value-type="float">
            <text:p>14,2166666667</text:p>
          </table:table-cell>
          <table:table-cell table:formula="of:=[.C55]-[.C43]" office:value-type="float" office:value="1.275" calcext:value-type="float">
            <text:p>1,275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5.2" calcext:value-type="float">
            <text:p>15,2</text:p>
          </table:table-cell>
          <table:table-cell table:formula="of:=SUM([.B45:.B56])/12" office:value-type="float" office:value="14.375" calcext:value-type="float">
            <text:p>14,375</text:p>
          </table:table-cell>
          <table:table-cell table:formula="of:=[.C56]-[.C44]" office:value-type="float" office:value="1.325" calcext:value-type="float">
            <text:p>1,325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.5" calcext:value-type="float">
            <text:p>15,5</text:p>
          </table:table-cell>
          <table:table-cell table:formula="of:=SUM([.B46:.B57])/12" office:value-type="float" office:value="14.5333333333333" calcext:value-type="float">
            <text:p>14,5333333333</text:p>
          </table:table-cell>
          <table:table-cell table:formula="of:=[.C57]-[.C45]" office:value-type="float" office:value="1.375" calcext:value-type="float">
            <text:p>1,375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5.6" calcext:value-type="float">
            <text:p>15,6</text:p>
          </table:table-cell>
          <table:table-cell table:formula="of:=SUM([.B47:.B58])/12" office:value-type="float" office:value="14.6916666666667" calcext:value-type="float">
            <text:p>14,6916666667</text:p>
          </table:table-cell>
          <table:table-cell table:formula="of:=[.C58]-[.C46]" office:value-type="float" office:value="1.44166666666667" calcext:value-type="float">
            <text:p>1,4416666667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5.7" calcext:value-type="float">
            <text:p>15,7</text:p>
          </table:table-cell>
          <table:table-cell table:formula="of:=SUM([.B48:.B59])/12" office:value-type="float" office:value="14.8333333333333" calcext:value-type="float">
            <text:p>14,8333333333</text:p>
          </table:table-cell>
          <table:table-cell table:formula="of:=[.C59]-[.C47]" office:value-type="float" office:value="1.49166666666666" calcext:value-type="float">
            <text:p>1,4916666667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6" calcext:value-type="float">
            <text:p>16</text:p>
          </table:table-cell>
          <table:table-cell table:formula="of:=SUM([.B49:.B60])/12" office:value-type="float" office:value="14.9916666666667" calcext:value-type="float">
            <text:p>14,9916666667</text:p>
          </table:table-cell>
          <table:table-cell table:formula="of:=[.C60]-[.C48]" office:value-type="float" office:value="1.56666666666667" calcext:value-type="float">
            <text:p>1,56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6.2" calcext:value-type="float">
            <text:p>16,2</text:p>
          </table:table-cell>
          <table:table-cell table:formula="of:=SUM([.B50:.B61])/12" office:value-type="float" office:value="15.1583333333333" calcext:value-type="float">
            <text:p>15,1583333333</text:p>
          </table:table-cell>
          <table:table-cell table:formula="of:=[.C61]-[.C49]" office:value-type="float" office:value="1.66666666666667" calcext:value-type="float">
            <text:p>1,6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6.4" calcext:value-type="float">
            <text:p>16,4</text:p>
          </table:table-cell>
          <table:table-cell table:formula="of:=SUM([.B51:.B62])/12" office:value-type="float" office:value="15.3333333333333" calcext:value-type="float">
            <text:p>15,3333333333</text:p>
          </table:table-cell>
          <table:table-cell table:formula="of:=[.C62]-[.C50]" office:value-type="float" office:value="1.78333333333334" calcext:value-type="float">
            <text:p>1,7833333333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.6" calcext:value-type="float">
            <text:p>16,6</text:p>
          </table:table-cell>
          <table:table-cell table:formula="of:=SUM([.B52:.B63])/12" office:value-type="float" office:value="15.5166666666667" calcext:value-type="float">
            <text:p>15,5166666667</text:p>
          </table:table-cell>
          <table:table-cell table:formula="of:=[.C63]-[.C51]" office:value-type="float" office:value="1.9" calcext:value-type="float">
            <text:p>1,9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6.6" calcext:value-type="float">
            <text:p>16,6</text:p>
          </table:table-cell>
          <table:table-cell table:formula="of:=SUM([.B53:.B64])/12" office:value-type="float" office:value="15.6916666666667" calcext:value-type="float">
            <text:p>15,6916666667</text:p>
          </table:table-cell>
          <table:table-cell table:formula="of:=[.C64]-[.C52]" office:value-type="float" office:value="1.975" calcext:value-type="float">
            <text:p>1,975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6.7" calcext:value-type="float">
            <text:p>16,7</text:p>
          </table:table-cell>
          <table:table-cell table:formula="of:=SUM([.B54:.B65])/12" office:value-type="float" office:value="15.8666666666667" calcext:value-type="float">
            <text:p>15,8666666667</text:p>
          </table:table-cell>
          <table:table-cell table:formula="of:=[.C65]-[.C53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.8" calcext:value-type="float">
            <text:p>16,8</text:p>
          </table:table-cell>
          <table:table-cell table:formula="of:=SUM([.B55:.B66])/12" office:value-type="float" office:value="16.025" calcext:value-type="float">
            <text:p>16,025</text:p>
          </table:table-cell>
          <table:table-cell table:formula="of:=[.C66]-[.C54]" office:value-type="float" office:value="1.975" calcext:value-type="float">
            <text:p>1,975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7" calcext:value-type="float">
            <text:p>17</text:p>
          </table:table-cell>
          <table:table-cell table:formula="of:=SUM([.B56:.B67])/12" office:value-type="float" office:value="16.1916666666667" calcext:value-type="float">
            <text:p>16,1916666667</text:p>
          </table:table-cell>
          <table:table-cell table:formula="of:=[.C67]-[.C55]" office:value-type="float" office:value="1.975" calcext:value-type="float">
            <text:p>1,975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7.1" calcext:value-type="float">
            <text:p>17,1</text:p>
          </table:table-cell>
          <table:table-cell table:formula="of:=SUM([.B57:.B68])/12" office:value-type="float" office:value="16.35" calcext:value-type="float">
            <text:p>16,35</text:p>
          </table:table-cell>
          <table:table-cell table:formula="of:=[.C68]-[.C56]" office:value-type="float" office:value="1.975" calcext:value-type="float">
            <text:p>1,975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7.3" calcext:value-type="float">
            <text:p>17,3</text:p>
          </table:table-cell>
          <table:table-cell table:formula="of:=SUM([.B58:.B69])/12" office:value-type="float" office:value="16.5" calcext:value-type="float">
            <text:p>16,5</text:p>
          </table:table-cell>
          <table:table-cell table:formula="of:=[.C69]-[.C57]" office:value-type="float" office:value="1.96666666666667" calcext:value-type="float">
            <text:p>1,9666666667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7.5" calcext:value-type="float">
            <text:p>17,5</text:p>
          </table:table-cell>
          <table:table-cell table:formula="of:=SUM([.B59:.B70])/12" office:value-type="float" office:value="16.6583333333333" calcext:value-type="float">
            <text:p>16,6583333333</text:p>
          </table:table-cell>
          <table:table-cell table:formula="of:=[.C70]-[.C58]" office:value-type="float" office:value="1.96666666666667" calcext:value-type="float">
            <text:p>1,966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7.5" calcext:value-type="float">
            <text:p>17,5</text:p>
          </table:table-cell>
          <table:table-cell table:formula="of:=SUM([.B60:.B71])/12" office:value-type="float" office:value="16.8083333333333" calcext:value-type="float">
            <text:p>16,8083333333</text:p>
          </table:table-cell>
          <table:table-cell table:formula="of:=[.C71]-[.C59]" office:value-type="float" office:value="1.975" calcext:value-type="float">
            <text:p>1,975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7.5" calcext:value-type="float">
            <text:p>17,5</text:p>
          </table:table-cell>
          <table:table-cell table:formula="of:=SUM([.B61:.B72])/12" office:value-type="float" office:value="16.9333333333333" calcext:value-type="float">
            <text:p>16,9333333333</text:p>
          </table:table-cell>
          <table:table-cell table:formula="of:=[.C72]-[.C60]" office:value-type="float" office:value="1.94166666666667" calcext:value-type="float">
            <text:p>1,9416666667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7.5" calcext:value-type="float">
            <text:p>17,5</text:p>
          </table:table-cell>
          <table:table-cell table:formula="of:=SUM([.B62:.B73])/12" office:value-type="float" office:value="17.0416666666667" calcext:value-type="float">
            <text:p>17,0416666667</text:p>
          </table:table-cell>
          <table:table-cell table:formula="of:=[.C73]-[.C61]" office:value-type="float" office:value="1.88333333333334" calcext:value-type="float">
            <text:p>1,8833333333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7.7" calcext:value-type="float">
            <text:p>17,7</text:p>
          </table:table-cell>
          <table:table-cell table:formula="of:=SUM([.B63:.B74])/12" office:value-type="float" office:value="17.15" calcext:value-type="float">
            <text:p>17,15</text:p>
          </table:table-cell>
          <table:table-cell table:formula="of:=[.C74]-[.C62]" office:value-type="float" office:value="1.81666666666667" calcext:value-type="float">
            <text:p>1,8166666667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7.8" calcext:value-type="float">
            <text:p>17,8</text:p>
          </table:table-cell>
          <table:table-cell table:formula="of:=SUM([.B64:.B75])/12" office:value-type="float" office:value="17.25" calcext:value-type="float">
            <text:p>17,25</text:p>
          </table:table-cell>
          <table:table-cell table:formula="of:=[.C75]-[.C63]" office:value-type="float" office:value="1.73333333333333" calcext:value-type="float">
            <text:p>1,73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7.9" calcext:value-type="float">
            <text:p>17,9</text:p>
          </table:table-cell>
          <table:table-cell table:formula="of:=SUM([.B65:.B76])/12" office:value-type="float" office:value="17.3583333333333" calcext:value-type="float">
            <text:p>17,3583333333</text:p>
          </table:table-cell>
          <table:table-cell table:formula="of:=[.C76]-[.C64]" office:value-type="float" office:value="1.66666666666667" calcext:value-type="float">
            <text:p>1,6666666667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8" calcext:value-type="float">
            <text:p>18</text:p>
          </table:table-cell>
          <table:table-cell table:formula="of:=SUM([.B66:.B77])/12" office:value-type="float" office:value="17.4666666666667" calcext:value-type="float">
            <text:p>17,4666666667</text:p>
          </table:table-cell>
          <table:table-cell table:formula="of:=[.C77]-[.C65]" office:value-type="float" office:value="1.6" calcext:value-type="float">
            <text:p>1,6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8" calcext:value-type="float">
            <text:p>18</text:p>
          </table:table-cell>
          <table:table-cell table:formula="of:=SUM([.B67:.B78])/12" office:value-type="float" office:value="17.5666666666667" calcext:value-type="float">
            <text:p>17,5666666667</text:p>
          </table:table-cell>
          <table:table-cell table:formula="of:=[.C78]-[.C66]" office:value-type="float" office:value="1.54166666666667" calcext:value-type="float">
            <text:p>1,541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7.7" calcext:value-type="float">
            <text:p>17,7</text:p>
          </table:table-cell>
          <table:table-cell table:formula="of:=SUM([.B68:.B79])/12" office:value-type="float" office:value="17.625" calcext:value-type="float">
            <text:p>17,625</text:p>
          </table:table-cell>
          <table:table-cell table:formula="of:=[.C79]-[.C67]" office:value-type="float" office:value="1.43333333333333" calcext:value-type="float">
            <text:p>1,4333333333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7.5" calcext:value-type="float">
            <text:p>17,5</text:p>
          </table:table-cell>
          <table:table-cell table:formula="of:=SUM([.B69:.B80])/12" office:value-type="float" office:value="17.6583333333333" calcext:value-type="float">
            <text:p>17,6583333333</text:p>
          </table:table-cell>
          <table:table-cell table:formula="of:=[.C80]-[.C68]" office:value-type="float" office:value="1.30833333333333" calcext:value-type="float">
            <text:p>1,3083333333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7.6" calcext:value-type="float">
            <text:p>17,6</text:p>
          </table:table-cell>
          <table:table-cell table:formula="of:=SUM([.B70:.B81])/12" office:value-type="float" office:value="17.6833333333333" calcext:value-type="float">
            <text:p>17,6833333333</text:p>
          </table:table-cell>
          <table:table-cell table:formula="of:=[.C81]-[.C69]" office:value-type="float" office:value="1.18333333333333" calcext:value-type="float">
            <text:p>1,1833333333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7.7" calcext:value-type="float">
            <text:p>17,7</text:p>
          </table:table-cell>
          <table:table-cell table:formula="of:=SUM([.B71:.B82])/12" office:value-type="float" office:value="17.7" calcext:value-type="float">
            <text:p>17,7</text:p>
          </table:table-cell>
          <table:table-cell table:formula="of:=[.C82]-[.C70]" office:value-type="float" office:value="1.04166666666666" calcext:value-type="float">
            <text:p>1,0416666667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7.8" calcext:value-type="float">
            <text:p>17,8</text:p>
          </table:table-cell>
          <table:table-cell table:formula="of:=SUM([.B72:.B83])/12" office:value-type="float" office:value="17.725" calcext:value-type="float">
            <text:p>17,725</text:p>
          </table:table-cell>
          <table:table-cell table:formula="of:=[.C83]-[.C71]" office:value-type="float" office:value="0.916666666666664" calcext:value-type="float">
            <text:p>0,916666666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7.8" calcext:value-type="float">
            <text:p>17,8</text:p>
          </table:table-cell>
          <table:table-cell table:formula="of:=SUM([.B73:.B84])/12" office:value-type="float" office:value="17.75" calcext:value-type="float">
            <text:p>17,75</text:p>
          </table:table-cell>
          <table:table-cell table:formula="of:=[.C84]-[.C72]" office:value-type="float" office:value="0.81666666666667" calcext:value-type="float">
            <text:p>0,8166666667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7.9" calcext:value-type="float">
            <text:p>17,9</text:p>
          </table:table-cell>
          <table:table-cell table:formula="of:=SUM([.B74:.B85])/12" office:value-type="float" office:value="17.7833333333333" calcext:value-type="float">
            <text:p>17,7833333333</text:p>
          </table:table-cell>
          <table:table-cell table:formula="of:=[.C85]-[.C73]" office:value-type="float" office:value="0.741666666666667" calcext:value-type="float">
            <text:p>0,741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8" calcext:value-type="float">
            <text:p>18</text:p>
          </table:table-cell>
          <table:table-cell table:formula="of:=SUM([.B75:.B86])/12" office:value-type="float" office:value="17.8083333333333" calcext:value-type="float">
            <text:p>17,8083333333</text:p>
          </table:table-cell>
          <table:table-cell table:formula="of:=[.C86]-[.C74]" office:value-type="float" office:value="0.658333333333331" calcext:value-type="float">
            <text:p>0,6583333333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.7" calcext:value-type="float">
            <text:p>17,7</text:p>
          </table:table-cell>
          <table:table-cell table:formula="of:=SUM([.B76:.B87])/12" office:value-type="float" office:value="17.8" calcext:value-type="float">
            <text:p>17,8</text:p>
          </table:table-cell>
          <table:table-cell table:formula="of:=[.C87]-[.C75]" office:value-type="float" office:value="0.550000000000001" calcext:value-type="float">
            <text:p>0,55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7.3" calcext:value-type="float">
            <text:p>17,3</text:p>
          </table:table-cell>
          <table:table-cell table:formula="of:=SUM([.B77:.B88])/12" office:value-type="float" office:value="17.75" calcext:value-type="float">
            <text:p>17,75</text:p>
          </table:table-cell>
          <table:table-cell table:formula="of:=[.C88]-[.C76]" office:value-type="float" office:value="0.391666666666673" calcext:value-type="float">
            <text:p>0,3916666667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7.4" calcext:value-type="float">
            <text:p>17,4</text:p>
          </table:table-cell>
          <table:table-cell table:formula="of:=SUM([.B78:.B89])/12" office:value-type="float" office:value="17.7" calcext:value-type="float">
            <text:p>17,7</text:p>
          </table:table-cell>
          <table:table-cell table:formula="of:=[.C89]-[.C77]" office:value-type="float" office:value="0.233333333333334" calcext:value-type="float">
            <text:p>0,2333333333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7.5" calcext:value-type="float">
            <text:p>17,5</text:p>
          </table:table-cell>
          <table:table-cell table:formula="of:=SUM([.B79:.B90])/12" office:value-type="float" office:value="17.6583333333333" calcext:value-type="float">
            <text:p>17,6583333333</text:p>
          </table:table-cell>
          <table:table-cell table:formula="of:=[.C90]-[.C78]" office:value-type="float" office:value="0.0916666666666686" calcext:value-type="float">
            <text:p>0,0916666667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7.5" calcext:value-type="float">
            <text:p>17,5</text:p>
          </table:table-cell>
          <table:table-cell table:formula="of:=SUM([.B80:.B91])/12" office:value-type="float" office:value="17.6416666666667" calcext:value-type="float">
            <text:p>17,6416666667</text:p>
          </table:table-cell>
          <table:table-cell table:formula="of:=[.C91]-[.C79]" office:value-type="float" office:value="0.0166666666666657" calcext:value-type="float">
            <text:p>0,0166666667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7.4" calcext:value-type="float">
            <text:p>17,4</text:p>
          </table:table-cell>
          <table:table-cell table:formula="of:=SUM([.B81:.B92])/12" office:value-type="float" office:value="17.6333333333333" calcext:value-type="float">
            <text:p>17,6333333333</text:p>
          </table:table-cell>
          <table:table-cell table:formula="of:=[.C92]-[.C80]" office:value-type="float" office:value="-0.0249999999999986" calcext:value-type="float">
            <text:p>-0,02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7.4" calcext:value-type="float">
            <text:p>17,4</text:p>
          </table:table-cell>
          <table:table-cell table:formula="of:=SUM([.B82:.B93])/12" office:value-type="float" office:value="17.6166666666667" calcext:value-type="float">
            <text:p>17,6166666667</text:p>
          </table:table-cell>
          <table:table-cell table:formula="of:=[.C93]-[.C81]" office:value-type="float" office:value="-0.0666666666666664" calcext:value-type="float">
            <text:p>-0,0666666667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7.5" calcext:value-type="float">
            <text:p>17,5</text:p>
          </table:table-cell>
          <table:table-cell table:formula="of:=SUM([.B83:.B94])/12" office:value-type="float" office:value="17.6" calcext:value-type="float">
            <text:p>17,6</text:p>
          </table:table-cell>
          <table:table-cell table:formula="of:=[.C94]-[.C82]" office:value-type="float" office:value="-0.0999999999999979" calcext:value-type="float">
            <text:p>-0,1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7.4" calcext:value-type="float">
            <text:p>17,4</text:p>
          </table:table-cell>
          <table:table-cell table:formula="of:=SUM([.B84:.B95])/12" office:value-type="float" office:value="17.5666666666667" calcext:value-type="float">
            <text:p>17,5666666667</text:p>
          </table:table-cell>
          <table:table-cell table:formula="of:=[.C95]-[.C83]" office:value-type="float" office:value="-0.158333333333331" calcext:value-type="float">
            <text:p>-0,158333333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7.4" calcext:value-type="float">
            <text:p>17,4</text:p>
          </table:table-cell>
          <table:table-cell table:formula="of:=SUM([.B85:.B96])/12" office:value-type="float" office:value="17.5333333333333" calcext:value-type="float">
            <text:p>17,5333333333</text:p>
          </table:table-cell>
          <table:table-cell table:formula="of:=[.C96]-[.C84]" office:value-type="float" office:value="-0.216666666666669" calcext:value-type="float">
            <text:p>-0,2166666667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7.4" calcext:value-type="float">
            <text:p>17,4</text:p>
          </table:table-cell>
          <table:table-cell table:formula="of:=SUM([.B86:.B97])/12" office:value-type="float" office:value="17.4916666666667" calcext:value-type="float">
            <text:p>17,4916666667</text:p>
          </table:table-cell>
          <table:table-cell table:formula="of:=[.C97]-[.C85]" office:value-type="float" office:value="-0.291666666666664" calcext:value-type="float">
            <text:p>-0,2916666667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7.4" calcext:value-type="float">
            <text:p>17,4</text:p>
          </table:table-cell>
          <table:table-cell table:formula="of:=SUM([.B87:.B98])/12" office:value-type="float" office:value="17.4416666666667" calcext:value-type="float">
            <text:p>17,4416666667</text:p>
          </table:table-cell>
          <table:table-cell table:formula="of:=[.C98]-[.C86]" office:value-type="float" office:value="-0.366666666666664" calcext:value-type="float">
            <text:p>-0,3666666667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7.5" calcext:value-type="float">
            <text:p>17,5</text:p>
          </table:table-cell>
          <table:table-cell table:formula="of:=SUM([.B88:.B99])/12" office:value-type="float" office:value="17.425" calcext:value-type="float">
            <text:p>17,425</text:p>
          </table:table-cell>
          <table:table-cell table:formula="of:=[.C99]-[.C87]" office:value-type="float" office:value="-0.375" calcext:value-type="float">
            <text:p>-0,375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7.9" calcext:value-type="float">
            <text:p>17,9</text:p>
          </table:table-cell>
          <table:table-cell table:formula="of:=SUM([.B89:.B100])/12" office:value-type="float" office:value="17.475" calcext:value-type="float">
            <text:p>17,475</text:p>
          </table:table-cell>
          <table:table-cell table:formula="of:=[.C100]-[.C88]" office:value-type="float" office:value="-0.275000000000002" calcext:value-type="float">
            <text:p>-0,275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7.7" calcext:value-type="float">
            <text:p>17,7</text:p>
          </table:table-cell>
          <table:table-cell table:formula="of:=SUM([.B90:.B101])/12" office:value-type="float" office:value="17.5" calcext:value-type="float">
            <text:p>17,5</text:p>
          </table:table-cell>
          <table:table-cell table:formula="of:=[.C101]-[.C89]" office:value-type="float" office:value="-0.199999999999999" calcext:value-type="float">
            <text:p>-0,2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8" calcext:value-type="float">
            <text:p>18</text:p>
          </table:table-cell>
          <table:table-cell table:formula="of:=SUM([.B91:.B102])/12" office:value-type="float" office:value="17.5416666666667" calcext:value-type="float">
            <text:p>17,5416666667</text:p>
          </table:table-cell>
          <table:table-cell table:formula="of:=[.C102]-[.C90]" office:value-type="float" office:value="-0.116666666666667" calcext:value-type="float">
            <text:p>-0,1166666667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7.9" calcext:value-type="float">
            <text:p>17,9</text:p>
          </table:table-cell>
          <table:table-cell table:formula="of:=SUM([.B92:.B103])/12" office:value-type="float" office:value="17.575" calcext:value-type="float">
            <text:p>17,575</text:p>
          </table:table-cell>
          <table:table-cell table:formula="of:=[.C103]-[.C91]" office:value-type="float" office:value="-0.0666666666666664" calcext:value-type="float">
            <text:p>-0,0666666667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7.8" calcext:value-type="float">
            <text:p>17,8</text:p>
          </table:table-cell>
          <table:table-cell table:formula="of:=SUM([.B93:.B104])/12" office:value-type="float" office:value="17.6083333333333" calcext:value-type="float">
            <text:p>17,6083333333</text:p>
          </table:table-cell>
          <table:table-cell table:formula="of:=[.C104]-[.C92]" office:value-type="float" office:value="-0.0249999999999986" calcext:value-type="float">
            <text:p>-0,025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7.8" calcext:value-type="float">
            <text:p>17,8</text:p>
          </table:table-cell>
          <table:table-cell table:formula="of:=SUM([.B94:.B105])/12" office:value-type="float" office:value="17.6416666666667" calcext:value-type="float">
            <text:p>17,6416666667</text:p>
          </table:table-cell>
          <table:table-cell table:formula="of:=[.C105]-[.C93]" office:value-type="float" office:value="0.0250000000000021" calcext:value-type="float">
            <text:p>0,025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7.8" calcext:value-type="float">
            <text:p>17,8</text:p>
          </table:table-cell>
          <table:table-cell table:formula="of:=SUM([.B95:.B106])/12" office:value-type="float" office:value="17.6666666666667" calcext:value-type="float">
            <text:p>17,6666666667</text:p>
          </table:table-cell>
          <table:table-cell table:formula="of:=[.C106]-[.C94]" office:value-type="float" office:value="0.0666666666666664" calcext:value-type="float">
            <text:p>0,0666666667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7.7" calcext:value-type="float">
            <text:p>17,7</text:p>
          </table:table-cell>
          <table:table-cell table:formula="of:=SUM([.B96:.B107])/12" office:value-type="float" office:value="17.6916666666667" calcext:value-type="float">
            <text:p>17,6916666667</text:p>
          </table:table-cell>
          <table:table-cell table:formula="of:=[.C107]-[.C95]" office:value-type="float" office:value="0.125" calcext:value-type="float">
            <text:p>0,125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7.6" calcext:value-type="float">
            <text:p>17,6</text:p>
          </table:table-cell>
          <table:table-cell table:formula="of:=SUM([.B97:.B108])/12" office:value-type="float" office:value="17.7083333333333" calcext:value-type="float">
            <text:p>17,7083333333</text:p>
          </table:table-cell>
          <table:table-cell table:formula="of:=[.C108]-[.C96]" office:value-type="float" office:value="0.174999999999997" calcext:value-type="float">
            <text:p>0,175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7.5" calcext:value-type="float">
            <text:p>17,5</text:p>
          </table:table-cell>
          <table:table-cell table:formula="of:=SUM([.B98:.B109])/12" office:value-type="float" office:value="17.7166666666667" calcext:value-type="float">
            <text:p>17,7166666667</text:p>
          </table:table-cell>
          <table:table-cell table:formula="of:=[.C109]-[.C97]" office:value-type="float" office:value="0.224999999999994" calcext:value-type="float">
            <text:p>0,225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7.2" calcext:value-type="float">
            <text:p>17,2</text:p>
          </table:table-cell>
          <table:table-cell table:formula="of:=SUM([.B99:.B110])/12" office:value-type="float" office:value="17.7" calcext:value-type="float">
            <text:p>17,7</text:p>
          </table:table-cell>
          <table:table-cell table:formula="of:=[.C110]-[.C98]" office:value-type="float" office:value="0.258333333333329" calcext:value-type="float">
            <text:p>0,2583333333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7" calcext:value-type="float">
            <text:p>17</text:p>
          </table:table-cell>
          <table:table-cell table:formula="of:=SUM([.B100:.B111])/12" office:value-type="float" office:value="17.6583333333333" calcext:value-type="float">
            <text:p>17,6583333333</text:p>
          </table:table-cell>
          <table:table-cell table:formula="of:=[.C111]-[.C99]" office:value-type="float" office:value="0.233333333333331" calcext:value-type="float">
            <text:p>0,2333333333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6.9" calcext:value-type="float">
            <text:p>16,9</text:p>
          </table:table-cell>
          <table:table-cell table:formula="of:=SUM([.B101:.B112])/12" office:value-type="float" office:value="17.575" calcext:value-type="float">
            <text:p>17,575</text:p>
          </table:table-cell>
          <table:table-cell table:formula="of:=[.C112]-[.C100]" office:value-type="float" office:value="0.0999999999999979" calcext:value-type="float">
            <text:p>0,1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6.9" calcext:value-type="float">
            <text:p>16,9</text:p>
          </table:table-cell>
          <table:table-cell table:formula="of:=SUM([.B102:.B113])/12" office:value-type="float" office:value="17.5083333333333" calcext:value-type="float">
            <text:p>17,5083333333</text:p>
          </table:table-cell>
          <table:table-cell table:formula="of:=[.C113]-[.C101]" office:value-type="float" office:value="0.00833333333333286" calcext:value-type="float">
            <text:p>0,0083333333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6.8" calcext:value-type="float">
            <text:p>16,8</text:p>
          </table:table-cell>
          <table:table-cell table:formula="of:=SUM([.B103:.B114])/12" office:value-type="float" office:value="17.4083333333333" calcext:value-type="float">
            <text:p>17,4083333333</text:p>
          </table:table-cell>
          <table:table-cell table:formula="of:=[.C114]-[.C102]" office:value-type="float" office:value="-0.133333333333333" calcext:value-type="float">
            <text:p>-0,1333333333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6.8" calcext:value-type="float">
            <text:p>16,8</text:p>
          </table:table-cell>
          <table:table-cell table:formula="of:=SUM([.B104:.B115])/12" office:value-type="float" office:value="17.3166666666667" calcext:value-type="float">
            <text:p>17,3166666667</text:p>
          </table:table-cell>
          <table:table-cell table:formula="of:=[.C115]-[.C103]" office:value-type="float" office:value="-0.258333333333326" calcext:value-type="float">
            <text:p>-0,2583333333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6.7" calcext:value-type="float">
            <text:p>16,7</text:p>
          </table:table-cell>
          <table:table-cell table:formula="of:=SUM([.B105:.B116])/12" office:value-type="float" office:value="17.225" calcext:value-type="float">
            <text:p>17,225</text:p>
          </table:table-cell>
          <table:table-cell table:formula="of:=[.C116]-[.C104]" office:value-type="float" office:value="-0.383333333333333" calcext:value-type="float">
            <text:p>-0,3833333333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6.6" calcext:value-type="float">
            <text:p>16,6</text:p>
          </table:table-cell>
          <table:table-cell table:formula="of:=SUM([.B106:.B117])/12" office:value-type="float" office:value="17.125" calcext:value-type="float">
            <text:p>17,125</text:p>
          </table:table-cell>
          <table:table-cell table:formula="of:=[.C117]-[.C105]" office:value-type="float" office:value="-0.516666666666669" calcext:value-type="float">
            <text:p>-0,5166666667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6.5" calcext:value-type="float">
            <text:p>16,5</text:p>
          </table:table-cell>
          <table:table-cell table:formula="of:=SUM([.B107:.B118])/12" office:value-type="float" office:value="17.0166666666667" calcext:value-type="float">
            <text:p>17,0166666667</text:p>
          </table:table-cell>
          <table:table-cell table:formula="of:=[.C118]-[.C106]" office:value-type="float" office:value="-0.649999999999999" calcext:value-type="float">
            <text:p>-0,65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6.5" calcext:value-type="float">
            <text:p>16,5</text:p>
          </table:table-cell>
          <table:table-cell table:formula="of:=SUM([.B108:.B119])/12" office:value-type="float" office:value="16.9166666666667" calcext:value-type="float">
            <text:p>16,9166666667</text:p>
          </table:table-cell>
          <table:table-cell table:formula="of:=[.C119]-[.C107]" office:value-type="float" office:value="-0.775000000000002" calcext:value-type="float">
            <text:p>-0,775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6.5" calcext:value-type="float">
            <text:p>16,5</text:p>
          </table:table-cell>
          <table:table-cell table:formula="of:=SUM([.B109:.B120])/12" office:value-type="float" office:value="16.825" calcext:value-type="float">
            <text:p>16,825</text:p>
          </table:table-cell>
          <table:table-cell table:formula="of:=[.C120]-[.C108]" office:value-type="float" office:value="-0.883333333333333" calcext:value-type="float">
            <text:p>-0,8833333333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6.5" calcext:value-type="float">
            <text:p>16,5</text:p>
          </table:table-cell>
          <table:table-cell table:formula="of:=SUM([.B110:.B121])/12" office:value-type="float" office:value="16.7416666666667" calcext:value-type="float">
            <text:p>16,7416666667</text:p>
          </table:table-cell>
          <table:table-cell table:formula="of:=[.C121]-[.C109]" office:value-type="float" office:value="-0.974999999999998" calcext:value-type="float">
            <text:p>-0,975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6.5" calcext:value-type="float">
            <text:p>16,5</text:p>
          </table:table-cell>
          <table:table-cell table:formula="of:=SUM([.B111:.B122])/12" office:value-type="float" office:value="16.6833333333333" calcext:value-type="float">
            <text:p>16,6833333333</text:p>
          </table:table-cell>
          <table:table-cell table:formula="of:=[.C122]-[.C110]" office:value-type="float" office:value="-1.01666666666667" calcext:value-type="float">
            <text:p>-1,0166666667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6.4" calcext:value-type="float">
            <text:p>16,4</text:p>
          </table:table-cell>
          <table:table-cell table:formula="of:=SUM([.B112:.B123])/12" office:value-type="float" office:value="16.6333333333333" calcext:value-type="float">
            <text:p>16,6333333333</text:p>
          </table:table-cell>
          <table:table-cell table:formula="of:=[.C123]-[.C111]" office:value-type="float" office:value="-1.025" calcext:value-type="float">
            <text:p>-1,02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6.4" calcext:value-type="float">
            <text:p>16,4</text:p>
          </table:table-cell>
          <table:table-cell table:formula="of:=SUM([.B113:.B124])/12" office:value-type="float" office:value="16.5916666666667" calcext:value-type="float">
            <text:p>16,5916666667</text:p>
          </table:table-cell>
          <table:table-cell table:formula="of:=[.C124]-[.C112]" office:value-type="float" office:value="-0.983333333333331" calcext:value-type="float">
            <text:p>-0,9833333333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6.4" calcext:value-type="float">
            <text:p>16,4</text:p>
          </table:table-cell>
          <table:table-cell table:formula="of:=SUM([.B114:.B125])/12" office:value-type="float" office:value="16.55" calcext:value-type="float">
            <text:p>16,55</text:p>
          </table:table-cell>
          <table:table-cell table:formula="of:=[.C125]-[.C113]" office:value-type="float" office:value="-0.958333333333332" calcext:value-type="float">
            <text:p>-0,9583333333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6.4" calcext:value-type="float">
            <text:p>16,4</text:p>
          </table:table-cell>
          <table:table-cell table:formula="of:=SUM([.B115:.B126])/12" office:value-type="float" office:value="16.5166666666667" calcext:value-type="float">
            <text:p>16,5166666667</text:p>
          </table:table-cell>
          <table:table-cell table:formula="of:=[.C126]-[.C114]" office:value-type="float" office:value="-0.891666666666666" calcext:value-type="float">
            <text:p>-0,8916666667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6.4" calcext:value-type="float">
            <text:p>16,4</text:p>
          </table:table-cell>
          <table:table-cell table:formula="of:=SUM([.B116:.B127])/12" office:value-type="float" office:value="16.4833333333333" calcext:value-type="float">
            <text:p>16,4833333333</text:p>
          </table:table-cell>
          <table:table-cell table:formula="of:=[.C127]-[.C115]" office:value-type="float" office:value="-0.833333333333339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6.4" calcext:value-type="float">
            <text:p>16,4</text:p>
          </table:table-cell>
          <table:table-cell table:formula="of:=SUM([.B117:.B128])/12" office:value-type="float" office:value="16.4583333333333" calcext:value-type="float">
            <text:p>16,4583333333</text:p>
          </table:table-cell>
          <table:table-cell table:formula="of:=[.C128]-[.C116]" office:value-type="float" office:value="-0.766666666666666" calcext:value-type="float">
            <text:p>-0,7666666667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6.4" calcext:value-type="float">
            <text:p>16,4</text:p>
          </table:table-cell>
          <table:table-cell table:formula="of:=SUM([.B118:.B129])/12" office:value-type="float" office:value="16.4416666666667" calcext:value-type="float">
            <text:p>16,4416666667</text:p>
          </table:table-cell>
          <table:table-cell table:formula="of:=[.C129]-[.C117]" office:value-type="float" office:value="-0.68333333333333" calcext:value-type="float">
            <text:p>-0,68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6.2" calcext:value-type="float">
            <text:p>16,2</text:p>
          </table:table-cell>
          <table:table-cell table:formula="of:=SUM([.B119:.B130])/12" office:value-type="float" office:value="16.4166666666667" calcext:value-type="float">
            <text:p>16,4166666667</text:p>
          </table:table-cell>
          <table:table-cell table:formula="of:=[.C130]-[.C118]" office:value-type="float" office:value="-0.600000000000001" calcext:value-type="float">
            <text:p>-0,6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6.2" calcext:value-type="float">
            <text:p>16,2</text:p>
          </table:table-cell>
          <table:table-cell table:formula="of:=SUM([.B120:.B131])/12" office:value-type="float" office:value="16.3916666666667" calcext:value-type="float">
            <text:p>16,3916666667</text:p>
          </table:table-cell>
          <table:table-cell table:formula="of:=[.C131]-[.C119]" office:value-type="float" office:value="-0.524999999999995" calcext:value-type="float">
            <text:p>-0,52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6.2" calcext:value-type="float">
            <text:p>16,2</text:p>
          </table:table-cell>
          <table:table-cell table:formula="of:=SUM([.B121:.B132])/12" office:value-type="float" office:value="16.3666666666667" calcext:value-type="float">
            <text:p>16,3666666667</text:p>
          </table:table-cell>
          <table:table-cell table:formula="of:=[.C132]-[.C120]" office:value-type="float" office:value="-0.458333333333336" calcext:value-type="float">
            <text:p>-0,4583333333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6.1" calcext:value-type="float">
            <text:p>16,1</text:p>
          </table:table-cell>
          <table:table-cell table:formula="of:=SUM([.B122:.B133])/12" office:value-type="float" office:value="16.3333333333333" calcext:value-type="float">
            <text:p>16,3333333333</text:p>
          </table:table-cell>
          <table:table-cell table:formula="of:=[.C133]-[.C121]" office:value-type="float" office:value="-0.408333333333335" calcext:value-type="float">
            <text:p>-0,4083333333</text:p>
          </table:table-cell>
          <table:table-cell table:number-columns-repeated="1015"/>
        </table:table-row>
      </table:table>
      <table:table table:name="Edits per month" table:style-name="ta1">
        <table:shapes>
          <draw:frame draw:z-index="0" draw:style-name="gr1" draw:text-style-name="P1" svg:width="159.99mm" svg:height="89.99mm" svg:x="208.82mm" svg:y="1mm">
            <draw:object draw:notify-on-update-of-ranges="'Edits per month'.A1:'Edits per month'.A1 'Edits per month'.A2:'Edits per month'.A133 'Edits per month'.B1:'Edits per month'.B1 'Edits per month'.B2:'Edits per month'.B133 'Edits per month'.C1:'Edits per month'.C1 'Edits per month'.C2:'Edits per month'.C133 'Edits per month'.D1:'Edits per month'.D1 'Edits per month'.D2:'Edits per month'.D1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month</text:p>
          </table:table-cell>
          <table:table-cell table:style-name="ce5" office:value-type="string" calcext:value-type="string">
            <text:p>Sliding mean</text:p>
          </table:table-cell>
          <table:table-cell table:style-name="ce5" office:value-type="string" calcext:value-type="string">
            <text:p>Sliding diff</text:p>
          </table:table-cell>
          <table:table-cell table:style-name="ce5" table:number-columns-repeated="1015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300" calcext:value-type="float">
            <text:p>2300</text:p>
          </table:table-cell>
          <table:table-cell table:number-columns-repeated="1017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300" calcext:value-type="float">
            <text:p>3300</text:p>
          </table:table-cell>
          <table:table-cell table:number-columns-repeated="1017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100" calcext:value-type="float">
            <text:p>5100</text:p>
          </table:table-cell>
          <table:table-cell table:number-columns-repeated="1017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5600" calcext:value-type="float">
            <text:p>5600</text:p>
          </table:table-cell>
          <table:table-cell table:number-columns-repeated="1017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7400" calcext:value-type="float">
            <text:p>7400</text:p>
          </table:table-cell>
          <table:table-cell table:number-columns-repeated="1017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400" calcext:value-type="float">
            <text:p>4400</text:p>
          </table:table-cell>
          <table:table-cell table:number-columns-repeated="1017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5700" calcext:value-type="float">
            <text:p>5700</text:p>
          </table:table-cell>
          <table:table-cell table:number-columns-repeated="1017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400" calcext:value-type="float">
            <text:p>4400</text:p>
          </table:table-cell>
          <table:table-cell table:number-columns-repeated="1017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800" calcext:value-type="float">
            <text:p>3800</text:p>
          </table:table-cell>
          <table:table-cell table:number-columns-repeated="1017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400" calcext:value-type="float">
            <text:p>4400</text:p>
          </table:table-cell>
          <table:table-cell table:number-columns-repeated="1017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5500" calcext:value-type="float">
            <text:p>5500</text:p>
          </table:table-cell>
          <table:table-cell table:number-columns-repeated="1017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900" calcext:value-type="float">
            <text:p>6900</text:p>
          </table:table-cell>
          <table:table-cell table:formula="of:=SUM([.B2:.B13])/12" office:value-type="float" office:value="4900" calcext:value-type="float">
            <text:p>4900</text:p>
          </table:table-cell>
          <table:table-cell table:number-columns-repeated="1016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700" calcext:value-type="float">
            <text:p>6700</text:p>
          </table:table-cell>
          <table:table-cell table:formula="of:=SUM([.B3:.B14])/12" office:value-type="float" office:value="5266.66666666667" calcext:value-type="float">
            <text:p>5266,6666666667</text:p>
          </table:table-cell>
          <table:table-cell table:number-columns-repeated="1016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600" calcext:value-type="float">
            <text:p>6600</text:p>
          </table:table-cell>
          <table:table-cell table:formula="of:=SUM([.B4:.B15])/12" office:value-type="float" office:value="5541.66666666667" calcext:value-type="float">
            <text:p>5541,6666666667</text:p>
          </table:table-cell>
          <table:table-cell table:number-columns-repeated="1016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000" calcext:value-type="float">
            <text:p>10000</text:p>
          </table:table-cell>
          <table:table-cell table:formula="of:=SUM([.B5:.B16])/12" office:value-type="float" office:value="5950" calcext:value-type="float">
            <text:p>5950</text:p>
          </table:table-cell>
          <table:table-cell table:number-columns-repeated="1016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8400" calcext:value-type="float">
            <text:p>8400</text:p>
          </table:table-cell>
          <table:table-cell table:formula="of:=SUM([.B6:.B17])/12" office:value-type="float" office:value="6183.33333333333" calcext:value-type="float">
            <text:p>6183,3333333333</text:p>
          </table:table-cell>
          <table:table-cell table:number-columns-repeated="1016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800" calcext:value-type="float">
            <text:p>7800</text:p>
          </table:table-cell>
          <table:table-cell table:formula="of:=SUM([.B7:.B18])/12" office:value-type="float" office:value="6216.66666666667" calcext:value-type="float">
            <text:p>6216,6666666667</text:p>
          </table:table-cell>
          <table:table-cell table:number-columns-repeated="1016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9600" calcext:value-type="float">
            <text:p>9600</text:p>
          </table:table-cell>
          <table:table-cell table:formula="of:=SUM([.B8:.B19])/12" office:value-type="float" office:value="6650" calcext:value-type="float">
            <text:p>6650</text:p>
          </table:table-cell>
          <table:table-cell table:number-columns-repeated="1016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0000" calcext:value-type="float">
            <text:p>10000</text:p>
          </table:table-cell>
          <table:table-cell table:formula="of:=SUM([.B9:.B20])/12" office:value-type="float" office:value="7008.33333333333" calcext:value-type="float">
            <text:p>7008,3333333333</text:p>
          </table:table-cell>
          <table:table-cell table:number-columns-repeated="1016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000" calcext:value-type="float">
            <text:p>12000</text:p>
          </table:table-cell>
          <table:table-cell table:formula="of:=SUM([.B10:.B21])/12" office:value-type="float" office:value="7641.66666666667" calcext:value-type="float">
            <text:p>7641,6666666667</text:p>
          </table:table-cell>
          <table:table-cell table:number-columns-repeated="1016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400" calcext:value-type="float">
            <text:p>7400</text:p>
          </table:table-cell>
          <table:table-cell table:formula="of:=SUM([.B11:.B22])/12" office:value-type="float" office:value="7941.66666666667" calcext:value-type="float">
            <text:p>7941,6666666667</text:p>
          </table:table-cell>
          <table:table-cell table:number-columns-repeated="1016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000" calcext:value-type="float">
            <text:p>14000</text:p>
          </table:table-cell>
          <table:table-cell table:formula="of:=SUM([.B12:.B23])/12" office:value-type="float" office:value="8741.66666666667" calcext:value-type="float">
            <text:p>8741,6666666667</text:p>
          </table:table-cell>
          <table:table-cell table:number-columns-repeated="1016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000" calcext:value-type="float">
            <text:p>13000</text:p>
          </table:table-cell>
          <table:table-cell table:formula="of:=SUM([.B13:.B24])/12" office:value-type="float" office:value="9366.66666666667" calcext:value-type="float">
            <text:p>9366,6666666667</text:p>
          </table:table-cell>
          <table:table-cell table:number-columns-repeated="1016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4000" calcext:value-type="float">
            <text:p>14000</text:p>
          </table:table-cell>
          <table:table-cell table:formula="of:=SUM([.B14:.B25])/12" office:value-type="float" office:value="9958.33333333333" calcext:value-type="float">
            <text:p>9958,3333333333</text:p>
          </table:table-cell>
          <table:table-cell table:formula="of:=[.C25]-[.C13]" office:value-type="float" office:value="5058.33333333333" calcext:value-type="float">
            <text:p>5058,3333333333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7000" calcext:value-type="float">
            <text:p>17000</text:p>
          </table:table-cell>
          <table:table-cell table:formula="of:=SUM([.B15:.B26])/12" office:value-type="float" office:value="10816.6666666667" calcext:value-type="float">
            <text:p>10816,6666666667</text:p>
          </table:table-cell>
          <table:table-cell table:formula="of:=[.C26]-[.C14]" office:value-type="float" office:value="5550" calcext:value-type="float">
            <text:p>5550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1000" calcext:value-type="float">
            <text:p>11000</text:p>
          </table:table-cell>
          <table:table-cell table:formula="of:=SUM([.B16:.B27])/12" office:value-type="float" office:value="11183.3333333333" calcext:value-type="float">
            <text:p>11183,3333333333</text:p>
          </table:table-cell>
          <table:table-cell table:formula="of:=[.C27]-[.C15]" office:value-type="float" office:value="5641.66666666667" calcext:value-type="float">
            <text:p>5641,6666666667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000" calcext:value-type="float">
            <text:p>16000</text:p>
          </table:table-cell>
          <table:table-cell table:formula="of:=SUM([.B17:.B28])/12" office:value-type="float" office:value="11683.3333333333" calcext:value-type="float">
            <text:p>11683,3333333333</text:p>
          </table:table-cell>
          <table:table-cell table:formula="of:=[.C28]-[.C16]" office:value-type="float" office:value="5733.33333333333" calcext:value-type="float">
            <text:p>5733,3333333333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000" calcext:value-type="float">
            <text:p>14000</text:p>
          </table:table-cell>
          <table:table-cell table:formula="of:=SUM([.B18:.B29])/12" office:value-type="float" office:value="12150" calcext:value-type="float">
            <text:p>12150</text:p>
          </table:table-cell>
          <table:table-cell table:formula="of:=[.C29]-[.C17]" office:value-type="float" office:value="5966.66666666667" calcext:value-type="float">
            <text:p>5966,6666666667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8000" calcext:value-type="float">
            <text:p>18000</text:p>
          </table:table-cell>
          <table:table-cell table:formula="of:=SUM([.B19:.B30])/12" office:value-type="float" office:value="13000" calcext:value-type="float">
            <text:p>13000</text:p>
          </table:table-cell>
          <table:table-cell table:formula="of:=[.C30]-[.C18]" office:value-type="float" office:value="6783.33333333333" calcext:value-type="float">
            <text:p>6783,3333333333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4000" calcext:value-type="float">
            <text:p>14000</text:p>
          </table:table-cell>
          <table:table-cell table:formula="of:=SUM([.B20:.B31])/12" office:value-type="float" office:value="13366.6666666667" calcext:value-type="float">
            <text:p>13366,6666666667</text:p>
          </table:table-cell>
          <table:table-cell table:formula="of:=[.C31]-[.C19]" office:value-type="float" office:value="6716.66666666667" calcext:value-type="float">
            <text:p>6716,6666666667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1000" calcext:value-type="float">
            <text:p>11000</text:p>
          </table:table-cell>
          <table:table-cell table:formula="of:=SUM([.B21:.B32])/12" office:value-type="float" office:value="13450" calcext:value-type="float">
            <text:p>13450</text:p>
          </table:table-cell>
          <table:table-cell table:formula="of:=[.C32]-[.C20]" office:value-type="float" office:value="6441.66666666667" calcext:value-type="float">
            <text:p>6441,6666666667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4000" calcext:value-type="float">
            <text:p>14000</text:p>
          </table:table-cell>
          <table:table-cell table:formula="of:=SUM([.B22:.B33])/12" office:value-type="float" office:value="13616.6666666667" calcext:value-type="float">
            <text:p>13616,6666666667</text:p>
          </table:table-cell>
          <table:table-cell table:formula="of:=[.C33]-[.C21]" office:value-type="float" office:value="5975" calcext:value-type="float">
            <text:p>5975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000" calcext:value-type="float">
            <text:p>16000</text:p>
          </table:table-cell>
          <table:table-cell table:formula="of:=SUM([.B23:.B34])/12" office:value-type="float" office:value="14333.3333333333" calcext:value-type="float">
            <text:p>14333,3333333333</text:p>
          </table:table-cell>
          <table:table-cell table:formula="of:=[.C34]-[.C22]" office:value-type="float" office:value="6391.66666666667" calcext:value-type="float">
            <text:p>6391,6666666667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0000" calcext:value-type="float">
            <text:p>20000</text:p>
          </table:table-cell>
          <table:table-cell table:formula="of:=SUM([.B24:.B35])/12" office:value-type="float" office:value="14833.3333333333" calcext:value-type="float">
            <text:p>14833,3333333333</text:p>
          </table:table-cell>
          <table:table-cell table:formula="of:=[.C35]-[.C23]" office:value-type="float" office:value="6091.66666666667" calcext:value-type="float">
            <text:p>6091,6666666667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000" calcext:value-type="float">
            <text:p>17000</text:p>
          </table:table-cell>
          <table:table-cell table:formula="of:=SUM([.B25:.B36])/12" office:value-type="float" office:value="15166.6666666667" calcext:value-type="float">
            <text:p>15166,6666666667</text:p>
          </table:table-cell>
          <table:table-cell table:formula="of:=[.C36]-[.C24]" office:value-type="float" office:value="5800" calcext:value-type="float">
            <text:p>5800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8000" calcext:value-type="float">
            <text:p>18000</text:p>
          </table:table-cell>
          <table:table-cell table:formula="of:=SUM([.B26:.B37])/12" office:value-type="float" office:value="15500" calcext:value-type="float">
            <text:p>15500</text:p>
          </table:table-cell>
          <table:table-cell table:formula="of:=[.C37]-[.C25]" office:value-type="float" office:value="5541.66666666667" calcext:value-type="float">
            <text:p>5541,6666666667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000" calcext:value-type="float">
            <text:p>16000</text:p>
          </table:table-cell>
          <table:table-cell table:formula="of:=SUM([.B27:.B38])/12" office:value-type="float" office:value="15416.6666666667" calcext:value-type="float">
            <text:p>15416,6666666667</text:p>
          </table:table-cell>
          <table:table-cell table:formula="of:=[.C38]-[.C26]" office:value-type="float" office:value="4600" calcext:value-type="float">
            <text:p>4600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8000" calcext:value-type="float">
            <text:p>18000</text:p>
          </table:table-cell>
          <table:table-cell table:formula="of:=SUM([.B28:.B39])/12" office:value-type="float" office:value="16000" calcext:value-type="float">
            <text:p>16000</text:p>
          </table:table-cell>
          <table:table-cell table:formula="of:=[.C39]-[.C27]" office:value-type="float" office:value="4816.66666666667" calcext:value-type="float">
            <text:p>4816,6666666667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9000" calcext:value-type="float">
            <text:p>19000</text:p>
          </table:table-cell>
          <table:table-cell table:formula="of:=SUM([.B29:.B40])/12" office:value-type="float" office:value="16250" calcext:value-type="float">
            <text:p>16250</text:p>
          </table:table-cell>
          <table:table-cell table:formula="of:=[.C40]-[.C28]" office:value-type="float" office:value="4566.66666666667" calcext:value-type="float">
            <text:p>4566,6666666667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21000" calcext:value-type="float">
            <text:p>21000</text:p>
          </table:table-cell>
          <table:table-cell table:formula="of:=SUM([.B30:.B41])/12" office:value-type="float" office:value="16833.3333333333" calcext:value-type="float">
            <text:p>16833,3333333333</text:p>
          </table:table-cell>
          <table:table-cell table:formula="of:=[.C41]-[.C29]" office:value-type="float" office:value="4683.33333333333" calcext:value-type="float">
            <text:p>4683,3333333333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4000" calcext:value-type="float">
            <text:p>24000</text:p>
          </table:table-cell>
          <table:table-cell table:formula="of:=SUM([.B31:.B42])/12" office:value-type="float" office:value="17333.3333333333" calcext:value-type="float">
            <text:p>17333,3333333333</text:p>
          </table:table-cell>
          <table:table-cell table:formula="of:=[.C42]-[.C30]" office:value-type="float" office:value="4333.33333333333" calcext:value-type="float">
            <text:p>4333,3333333333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000" calcext:value-type="float">
            <text:p>17000</text:p>
          </table:table-cell>
          <table:table-cell table:formula="of:=SUM([.B32:.B43])/12" office:value-type="float" office:value="17583.3333333333" calcext:value-type="float">
            <text:p>17583,3333333333</text:p>
          </table:table-cell>
          <table:table-cell table:formula="of:=[.C43]-[.C31]" office:value-type="float" office:value="4216.66666666667" calcext:value-type="float">
            <text:p>4216,6666666667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21000" calcext:value-type="float">
            <text:p>21000</text:p>
          </table:table-cell>
          <table:table-cell table:formula="of:=SUM([.B33:.B44])/12" office:value-type="float" office:value="18416.6666666667" calcext:value-type="float">
            <text:p>18416,6666666667</text:p>
          </table:table-cell>
          <table:table-cell table:formula="of:=[.C44]-[.C32]" office:value-type="float" office:value="4966.66666666667" calcext:value-type="float">
            <text:p>4966,6666666667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2000" calcext:value-type="float">
            <text:p>22000</text:p>
          </table:table-cell>
          <table:table-cell table:formula="of:=SUM([.B34:.B45])/12" office:value-type="float" office:value="19083.3333333333" calcext:value-type="float">
            <text:p>19083,3333333333</text:p>
          </table:table-cell>
          <table:table-cell table:formula="of:=[.C45]-[.C33]" office:value-type="float" office:value="5466.66666666667" calcext:value-type="float">
            <text:p>5466,6666666667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4000" calcext:value-type="float">
            <text:p>14000</text:p>
          </table:table-cell>
          <table:table-cell table:formula="of:=SUM([.B35:.B46])/12" office:value-type="float" office:value="18916.6666666667" calcext:value-type="float">
            <text:p>18916,6666666667</text:p>
          </table:table-cell>
          <table:table-cell table:formula="of:=[.C46]-[.C34]" office:value-type="float" office:value="4583.33333333333" calcext:value-type="float">
            <text:p>4583,3333333333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33000" calcext:value-type="float">
            <text:p>33000</text:p>
          </table:table-cell>
          <table:table-cell table:formula="of:=SUM([.B36:.B47])/12" office:value-type="float" office:value="20000" calcext:value-type="float">
            <text:p>20000</text:p>
          </table:table-cell>
          <table:table-cell table:formula="of:=[.C47]-[.C35]" office:value-type="float" office:value="5166.66666666667" calcext:value-type="float">
            <text:p>5166,6666666667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7000" calcext:value-type="float">
            <text:p>17000</text:p>
          </table:table-cell>
          <table:table-cell table:formula="of:=SUM([.B37:.B48])/12" office:value-type="float" office:value="20000" calcext:value-type="float">
            <text:p>20000</text:p>
          </table:table-cell>
          <table:table-cell table:formula="of:=[.C48]-[.C36]" office:value-type="float" office:value="4833.33333333333" calcext:value-type="float">
            <text:p>4833,3333333333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4000" calcext:value-type="float">
            <text:p>24000</text:p>
          </table:table-cell>
          <table:table-cell table:formula="of:=SUM([.B38:.B49])/12" office:value-type="float" office:value="20500" calcext:value-type="float">
            <text:p>20500</text:p>
          </table:table-cell>
          <table:table-cell table:formula="of:=[.C49]-[.C37]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3000" calcext:value-type="float">
            <text:p>23000</text:p>
          </table:table-cell>
          <table:table-cell table:formula="of:=SUM([.B39:.B50])/12" office:value-type="float" office:value="21083.3333333333" calcext:value-type="float">
            <text:p>21083,3333333333</text:p>
          </table:table-cell>
          <table:table-cell table:formula="of:=[.C50]-[.C38]" office:value-type="float" office:value="5666.66666666667" calcext:value-type="float">
            <text:p>5666,6666666667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5000" calcext:value-type="float">
            <text:p>15000</text:p>
          </table:table-cell>
          <table:table-cell table:formula="of:=SUM([.B40:.B51])/12" office:value-type="float" office:value="20833.3333333333" calcext:value-type="float">
            <text:p>20833,3333333333</text:p>
          </table:table-cell>
          <table:table-cell table:formula="of:=[.C51]-[.C39]" office:value-type="float" office:value="4833.33333333333" calcext:value-type="float">
            <text:p>4833,3333333333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8000" calcext:value-type="float">
            <text:p>18000</text:p>
          </table:table-cell>
          <table:table-cell table:formula="of:=SUM([.B41:.B52])/12" office:value-type="float" office:value="20750" calcext:value-type="float">
            <text:p>20750</text:p>
          </table:table-cell>
          <table:table-cell table:formula="of:=[.C52]-[.C40]" office:value-type="float" office:value="4500" calcext:value-type="float">
            <text:p>4500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000" calcext:value-type="float">
            <text:p>19000</text:p>
          </table:table-cell>
          <table:table-cell table:formula="of:=SUM([.B42:.B53])/12" office:value-type="float" office:value="20583.3333333333" calcext:value-type="float">
            <text:p>20583,3333333333</text:p>
          </table:table-cell>
          <table:table-cell table:formula="of:=[.C53]-[.C41]" office:value-type="float" office:value="3750" calcext:value-type="float">
            <text:p>3750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4000" calcext:value-type="float">
            <text:p>24000</text:p>
          </table:table-cell>
          <table:table-cell table:formula="of:=SUM([.B43:.B54])/12" office:value-type="float" office:value="20583.3333333333" calcext:value-type="float">
            <text:p>20583,3333333333</text:p>
          </table:table-cell>
          <table:table-cell table:formula="of:=[.C54]-[.C42]" office:value-type="float" office:value="3250" calcext:value-type="float">
            <text:p>3250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6000" calcext:value-type="float">
            <text:p>16000</text:p>
          </table:table-cell>
          <table:table-cell table:formula="of:=SUM([.B44:.B55])/12" office:value-type="float" office:value="20500" calcext:value-type="float">
            <text:p>20500</text:p>
          </table:table-cell>
          <table:table-cell table:formula="of:=[.C55]-[.C43]" office:value-type="float" office:value="2916.66666666667" calcext:value-type="float">
            <text:p>2916,6666666667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1000" calcext:value-type="float">
            <text:p>21000</text:p>
          </table:table-cell>
          <table:table-cell table:formula="of:=SUM([.B45:.B56])/12" office:value-type="float" office:value="20500" calcext:value-type="float">
            <text:p>20500</text:p>
          </table:table-cell>
          <table:table-cell table:formula="of:=[.C56]-[.C44]" office:value-type="float" office:value="2083.33333333333" calcext:value-type="float">
            <text:p>2083,3333333333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000" calcext:value-type="float">
            <text:p>20000</text:p>
          </table:table-cell>
          <table:table-cell table:formula="of:=SUM([.B46:.B57])/12" office:value-type="float" office:value="20333.3333333333" calcext:value-type="float">
            <text:p>20333,3333333333</text:p>
          </table:table-cell>
          <table:table-cell table:formula="of:=[.C57]-[.C45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8000" calcext:value-type="float">
            <text:p>18000</text:p>
          </table:table-cell>
          <table:table-cell table:formula="of:=SUM([.B47:.B58])/12" office:value-type="float" office:value="20666.6666666667" calcext:value-type="float">
            <text:p>20666,6666666667</text:p>
          </table:table-cell>
          <table:table-cell table:formula="of:=[.C58]-[.C46]" office:value-type="float" office:value="1750" calcext:value-type="float">
            <text:p>1750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9000" calcext:value-type="float">
            <text:p>19000</text:p>
          </table:table-cell>
          <table:table-cell table:formula="of:=SUM([.B48:.B59])/12" office:value-type="float" office:value="19500" calcext:value-type="float">
            <text:p>19500</text:p>
          </table:table-cell>
          <table:table-cell table:formula="of:=[.C59]-[.C47]" office:value-type="float" office:value="-500" calcext:value-type="float">
            <text:p>-500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3000" calcext:value-type="float">
            <text:p>23000</text:p>
          </table:table-cell>
          <table:table-cell table:formula="of:=SUM([.B49:.B60])/12" office:value-type="float" office:value="20000" calcext:value-type="float">
            <text:p>20000</text:p>
          </table:table-cell>
          <table:table-cell table:formula="of:=[.C60]-[.C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7000" calcext:value-type="float">
            <text:p>17000</text:p>
          </table:table-cell>
          <table:table-cell table:formula="of:=SUM([.B50:.B61])/12" office:value-type="float" office:value="19416.6666666667" calcext:value-type="float">
            <text:p>19416,6666666667</text:p>
          </table:table-cell>
          <table:table-cell table:formula="of:=[.C61]-[.C49]" office:value-type="float" office:value="-1083.33333333333" calcext:value-type="float">
            <text:p>-1083,3333333333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8000" calcext:value-type="float">
            <text:p>28000</text:p>
          </table:table-cell>
          <table:table-cell table:formula="of:=SUM([.B51:.B62])/12" office:value-type="float" office:value="19833.3333333333" calcext:value-type="float">
            <text:p>19833,3333333333</text:p>
          </table:table-cell>
          <table:table-cell table:formula="of:=[.C62]-[.C50]" office:value-type="float" office:value="-1250" calcext:value-type="float">
            <text:p>-1250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9000" calcext:value-type="float">
            <text:p>19000</text:p>
          </table:table-cell>
          <table:table-cell table:formula="of:=SUM([.B52:.B63])/12" office:value-type="float" office:value="20166.6666666667" calcext:value-type="float">
            <text:p>20166,6666666667</text:p>
          </table:table-cell>
          <table:table-cell table:formula="of:=[.C63]-[.C51]" office:value-type="float" office:value="-666.666666666664" calcext:value-type="float">
            <text:p>-666,6666666667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000" calcext:value-type="float">
            <text:p>18000</text:p>
          </table:table-cell>
          <table:table-cell table:formula="of:=SUM([.B53:.B64])/12" office:value-type="float" office:value="20166.6666666667" calcext:value-type="float">
            <text:p>20166,6666666667</text:p>
          </table:table-cell>
          <table:table-cell table:formula="of:=[.C64]-[.C52]" office:value-type="float" office:value="-583.333333333332" calcext:value-type="float">
            <text:p>-583,3333333333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000" calcext:value-type="float">
            <text:p>20000</text:p>
          </table:table-cell>
          <table:table-cell table:formula="of:=SUM([.B54:.B65])/12" office:value-type="float" office:value="20250" calcext:value-type="float">
            <text:p>20250</text:p>
          </table:table-cell>
          <table:table-cell table:formula="of:=[.C65]-[.C53]" office:value-type="float" office:value="-333.333333333332" calcext:value-type="float">
            <text:p>-333,3333333333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000" calcext:value-type="float">
            <text:p>21000</text:p>
          </table:table-cell>
          <table:table-cell table:formula="of:=SUM([.B55:.B66])/12" office:value-type="float" office:value="20000" calcext:value-type="float">
            <text:p>20000</text:p>
          </table:table-cell>
          <table:table-cell table:formula="of:=[.C66]-[.C54]" office:value-type="float" office:value="-583.333333333332" calcext:value-type="float">
            <text:p>-583,3333333333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2000" calcext:value-type="float">
            <text:p>22000</text:p>
          </table:table-cell>
          <table:table-cell table:formula="of:=SUM([.B56:.B67])/12" office:value-type="float" office:value="20500" calcext:value-type="float">
            <text:p>20500</text:p>
          </table:table-cell>
          <table:table-cell table:formula="of:=[.C67]-[.C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6000" calcext:value-type="float">
            <text:p>16000</text:p>
          </table:table-cell>
          <table:table-cell table:formula="of:=SUM([.B57:.B68])/12" office:value-type="float" office:value="20083.3333333333" calcext:value-type="float">
            <text:p>20083,3333333333</text:p>
          </table:table-cell>
          <table:table-cell table:formula="of:=[.C68]-[.C56]" office:value-type="float" office:value="-416.666666666668" calcext:value-type="float">
            <text:p>-416,6666666667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2000" calcext:value-type="float">
            <text:p>22000</text:p>
          </table:table-cell>
          <table:table-cell table:formula="of:=SUM([.B58:.B69])/12" office:value-type="float" office:value="20250" calcext:value-type="float">
            <text:p>20250</text:p>
          </table:table-cell>
          <table:table-cell table:formula="of:=[.C69]-[.C57]" office:value-type="float" office:value="-83.3333333333321" calcext:value-type="float">
            <text:p>-83,3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5000" calcext:value-type="float">
            <text:p>25000</text:p>
          </table:table-cell>
          <table:table-cell table:formula="of:=SUM([.B59:.B70])/12" office:value-type="float" office:value="20833.3333333333" calcext:value-type="float">
            <text:p>20833,3333333333</text:p>
          </table:table-cell>
          <table:table-cell table:formula="of:=[.C70]-[.C58]" office:value-type="float" office:value="166.666666666664" calcext:value-type="float">
            <text:p>166,666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8000" calcext:value-type="float">
            <text:p>18000</text:p>
          </table:table-cell>
          <table:table-cell table:formula="of:=SUM([.B60:.B71])/12" office:value-type="float" office:value="20750" calcext:value-type="float">
            <text:p>20750</text:p>
          </table:table-cell>
          <table:table-cell table:formula="of:=[.C71]-[.C59]" office:value-type="float" office:value="1250" calcext:value-type="float">
            <text:p>1250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8000" calcext:value-type="float">
            <text:p>18000</text:p>
          </table:table-cell>
          <table:table-cell table:formula="of:=SUM([.B61:.B72])/12" office:value-type="float" office:value="20333.3333333333" calcext:value-type="float">
            <text:p>20333,3333333333</text:p>
          </table:table-cell>
          <table:table-cell table:formula="of:=[.C72]-[.C60]" office:value-type="float" office:value="333.333333333332" calcext:value-type="float">
            <text:p>333,3333333333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6000" calcext:value-type="float">
            <text:p>16000</text:p>
          </table:table-cell>
          <table:table-cell table:formula="of:=SUM([.B62:.B73])/12" office:value-type="float" office:value="20250" calcext:value-type="float">
            <text:p>20250</text:p>
          </table:table-cell>
          <table:table-cell table:formula="of:=[.C73]-[.C61]" office:value-type="float" office:value="833.333333333332" calcext:value-type="float">
            <text:p>833,3333333333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3000" calcext:value-type="float">
            <text:p>23000</text:p>
          </table:table-cell>
          <table:table-cell table:formula="of:=SUM([.B63:.B74])/12" office:value-type="float" office:value="19833.3333333333" calcext:value-type="float">
            <text:p>19833,3333333333</text:p>
          </table:table-cell>
          <table:table-cell table:formula="of:=[.C74]-[.C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000" calcext:value-type="float">
            <text:p>21000</text:p>
          </table:table-cell>
          <table:table-cell table:formula="of:=SUM([.B64:.B75])/12" office:value-type="float" office:value="20000" calcext:value-type="float">
            <text:p>20000</text:p>
          </table:table-cell>
          <table:table-cell table:formula="of:=[.C75]-[.C63]" office:value-type="float" office:value="-166.666666666668" calcext:value-type="float">
            <text:p>-166,6666666667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6000" calcext:value-type="float">
            <text:p>26000</text:p>
          </table:table-cell>
          <table:table-cell table:formula="of:=SUM([.B65:.B76])/12" office:value-type="float" office:value="20666.6666666667" calcext:value-type="float">
            <text:p>20666,6666666667</text:p>
          </table:table-cell>
          <table:table-cell table:formula="of:=[.C76]-[.C64]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1000" calcext:value-type="float">
            <text:p>21000</text:p>
          </table:table-cell>
          <table:table-cell table:formula="of:=SUM([.B66:.B77])/12" office:value-type="float" office:value="20750" calcext:value-type="float">
            <text:p>20750</text:p>
          </table:table-cell>
          <table:table-cell table:formula="of:=[.C77]-[.C65]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3000" calcext:value-type="float">
            <text:p>23000</text:p>
          </table:table-cell>
          <table:table-cell table:formula="of:=SUM([.B67:.B78])/12" office:value-type="float" office:value="20916.6666666667" calcext:value-type="float">
            <text:p>20916,6666666667</text:p>
          </table:table-cell>
          <table:table-cell table:formula="of:=[.C78]-[.C66]" office:value-type="float" office:value="916.666666666668" calcext:value-type="float">
            <text:p>916,66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3000" calcext:value-type="float">
            <text:p>23000</text:p>
          </table:table-cell>
          <table:table-cell table:formula="of:=SUM([.B68:.B79])/12" office:value-type="float" office:value="21000" calcext:value-type="float">
            <text:p>21000</text:p>
          </table:table-cell>
          <table:table-cell table:formula="of:=[.C79]-[.C67]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000" calcext:value-type="float">
            <text:p>22000</text:p>
          </table:table-cell>
          <table:table-cell table:formula="of:=SUM([.B69:.B80])/12" office:value-type="float" office:value="21500" calcext:value-type="float">
            <text:p>21500</text:p>
          </table:table-cell>
          <table:table-cell table:formula="of:=[.C80]-[.C68]" office:value-type="float" office:value="1416.66666666667" calcext:value-type="float">
            <text:p>1416,6666666667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8000" calcext:value-type="float">
            <text:p>18000</text:p>
          </table:table-cell>
          <table:table-cell table:formula="of:=SUM([.B70:.B81])/12" office:value-type="float" office:value="21166.6666666667" calcext:value-type="float">
            <text:p>21166,6666666667</text:p>
          </table:table-cell>
          <table:table-cell table:formula="of:=[.C81]-[.C69]" office:value-type="float" office:value="916.666666666668" calcext:value-type="float">
            <text:p>916,666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1000" calcext:value-type="float">
            <text:p>21000</text:p>
          </table:table-cell>
          <table:table-cell table:formula="of:=SUM([.B71:.B82])/12" office:value-type="float" office:value="20833.3333333333" calcext:value-type="float">
            <text:p>20833,3333333333</text:p>
          </table:table-cell>
          <table:table-cell table:formula="of:=[.C82]-[.C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1000" calcext:value-type="float">
            <text:p>21000</text:p>
          </table:table-cell>
          <table:table-cell table:formula="of:=SUM([.B72:.B83])/12" office:value-type="float" office:value="21083.3333333333" calcext:value-type="float">
            <text:p>21083,3333333333</text:p>
          </table:table-cell>
          <table:table-cell table:formula="of:=[.C83]-[.C71]" office:value-type="float" office:value="333.333333333332" calcext:value-type="float">
            <text:p>333,3333333333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9000" calcext:value-type="float">
            <text:p>19000</text:p>
          </table:table-cell>
          <table:table-cell table:formula="of:=SUM([.B73:.B84])/12" office:value-type="float" office:value="21166.6666666667" calcext:value-type="float">
            <text:p>21166,6666666667</text:p>
          </table:table-cell>
          <table:table-cell table:formula="of:=[.C84]-[.C72]" office:value-type="float" office:value="833.333333333336" calcext:value-type="float">
            <text:p>833,3333333333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8000" calcext:value-type="float">
            <text:p>18000</text:p>
          </table:table-cell>
          <table:table-cell table:formula="of:=SUM([.B74:.B85])/12" office:value-type="float" office:value="21333.3333333333" calcext:value-type="float">
            <text:p>21333,3333333333</text:p>
          </table:table-cell>
          <table:table-cell table:formula="of:=[.C85]-[.C73]" office:value-type="float" office:value="1083.33333333333" calcext:value-type="float">
            <text:p>1083,3333333333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1000" calcext:value-type="float">
            <text:p>21000</text:p>
          </table:table-cell>
          <table:table-cell table:formula="of:=SUM([.B75:.B86])/12" office:value-type="float" office:value="21166.6666666667" calcext:value-type="float">
            <text:p>21166,6666666667</text:p>
          </table:table-cell>
          <table:table-cell table:formula="of:=[.C86]-[.C74]" office:value-type="float" office:value="1333.33333333334" calcext:value-type="float">
            <text:p>1333,3333333333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000" calcext:value-type="float">
            <text:p>23000</text:p>
          </table:table-cell>
          <table:table-cell table:formula="of:=SUM([.B76:.B87])/12" office:value-type="float" office:value="21333.3333333333" calcext:value-type="float">
            <text:p>21333,3333333333</text:p>
          </table:table-cell>
          <table:table-cell table:formula="of:=[.C87]-[.C75]" office:value-type="float" office:value="1333.33333333333" calcext:value-type="float">
            <text:p>1333,33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000" calcext:value-type="float">
            <text:p>23000</text:p>
          </table:table-cell>
          <table:table-cell table:formula="of:=SUM([.B77:.B88])/12" office:value-type="float" office:value="21083.3333333333" calcext:value-type="float">
            <text:p>21083,3333333333</text:p>
          </table:table-cell>
          <table:table-cell table:formula="of:=[.C88]-[.C76]" office:value-type="float" office:value="416.666666666664" calcext:value-type="float">
            <text:p>416,6666666667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8000" calcext:value-type="float">
            <text:p>18000</text:p>
          </table:table-cell>
          <table:table-cell table:formula="of:=SUM([.B78:.B89])/12" office:value-type="float" office:value="20833.3333333333" calcext:value-type="float">
            <text:p>20833,3333333333</text:p>
          </table:table-cell>
          <table:table-cell table:formula="of:=[.C89]-[.C77]" office:value-type="float" office:value="83.3333333333321" calcext:value-type="float">
            <text:p>83,3333333333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0000" calcext:value-type="float">
            <text:p>20000</text:p>
          </table:table-cell>
          <table:table-cell table:formula="of:=SUM([.B79:.B90])/12" office:value-type="float" office:value="20583.3333333333" calcext:value-type="float">
            <text:p>20583,3333333333</text:p>
          </table:table-cell>
          <table:table-cell table:formula="of:=[.C90]-[.C78]" office:value-type="float" office:value="-333.333333333336" calcext:value-type="float">
            <text:p>-333,33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2000" calcext:value-type="float">
            <text:p>22000</text:p>
          </table:table-cell>
          <table:table-cell table:formula="of:=SUM([.B80:.B91])/12" office:value-type="float" office:value="20500" calcext:value-type="float">
            <text:p>20500</text:p>
          </table:table-cell>
          <table:table-cell table:formula="of:=[.C91]-[.C79]" office:value-type="float" office:value="-500" calcext:value-type="float">
            <text:p>-500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000" calcext:value-type="float">
            <text:p>24000</text:p>
          </table:table-cell>
          <table:table-cell table:formula="of:=SUM([.B81:.B92])/12" office:value-type="float" office:value="20666.6666666667" calcext:value-type="float">
            <text:p>20666,6666666667</text:p>
          </table:table-cell>
          <table:table-cell table:formula="of:=[.C92]-[.C80]" office:value-type="float" office:value="-833.333333333332" calcext:value-type="float">
            <text:p>-833,3333333333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8000" calcext:value-type="float">
            <text:p>38000</text:p>
          </table:table-cell>
          <table:table-cell table:formula="of:=SUM([.B82:.B93])/12" office:value-type="float" office:value="22333.3333333333" calcext:value-type="float">
            <text:p>22333,3333333333</text:p>
          </table:table-cell>
          <table:table-cell table:formula="of:=[.C93]-[.C81]" office:value-type="float" office:value="1166.66666666666" calcext:value-type="float">
            <text:p>1166,6666666667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000" calcext:value-type="float">
            <text:p>24000</text:p>
          </table:table-cell>
          <table:table-cell table:formula="of:=SUM([.B83:.B94])/12" office:value-type="float" office:value="22583.3333333333" calcext:value-type="float">
            <text:p>22583,3333333333</text:p>
          </table:table-cell>
          <table:table-cell table:formula="of:=[.C94]-[.C82]" office:value-type="float" office:value="1750" calcext:value-type="float">
            <text:p>1750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5000" calcext:value-type="float">
            <text:p>25000</text:p>
          </table:table-cell>
          <table:table-cell table:formula="of:=SUM([.B84:.B95])/12" office:value-type="float" office:value="22916.6666666667" calcext:value-type="float">
            <text:p>22916,6666666667</text:p>
          </table:table-cell>
          <table:table-cell table:formula="of:=[.C95]-[.C83]" office:value-type="float" office:value="1833.33333333334" calcext:value-type="float">
            <text:p>1833,333333333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0" calcext:value-type="float">
            <text:p>19000</text:p>
          </table:table-cell>
          <table:table-cell table:formula="of:=SUM([.B85:.B96])/12" office:value-type="float" office:value="22916.6666666667" calcext:value-type="float">
            <text:p>22916,6666666667</text:p>
          </table:table-cell>
          <table:table-cell table:formula="of:=[.C96]-[.C84]" office:value-type="float" office:value="1750" calcext:value-type="float">
            <text:p>1750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000" calcext:value-type="float">
            <text:p>24000</text:p>
          </table:table-cell>
          <table:table-cell table:formula="of:=SUM([.B86:.B97])/12" office:value-type="float" office:value="23416.6666666667" calcext:value-type="float">
            <text:p>23416,6666666667</text:p>
          </table:table-cell>
          <table:table-cell table:formula="of:=[.C97]-[.C85]" office:value-type="float" office:value="2083.33333333334" calcext:value-type="float">
            <text:p>2083,33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3000" calcext:value-type="float">
            <text:p>23000</text:p>
          </table:table-cell>
          <table:table-cell table:formula="of:=SUM([.B87:.B98])/12" office:value-type="float" office:value="23583.3333333333" calcext:value-type="float">
            <text:p>23583,3333333333</text:p>
          </table:table-cell>
          <table:table-cell table:formula="of:=[.C98]-[.C86]" office:value-type="float" office:value="2416.66666666666" calcext:value-type="float">
            <text:p>2416,6666666667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000" calcext:value-type="float">
            <text:p>25000</text:p>
          </table:table-cell>
          <table:table-cell table:formula="of:=SUM([.B88:.B99])/12" office:value-type="float" office:value="23750" calcext:value-type="float">
            <text:p>23750</text:p>
          </table:table-cell>
          <table:table-cell table:formula="of:=[.C99]-[.C87]" office:value-type="float" office:value="2416.66666666667" calcext:value-type="float">
            <text:p>2416,6666666667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3000" calcext:value-type="float">
            <text:p>103000</text:p>
          </table:table-cell>
          <table:table-cell table:formula="of:=SUM([.B89:.B100])/12" office:value-type="float" office:value="30416.6666666667" calcext:value-type="float">
            <text:p>30416,6666666667</text:p>
          </table:table-cell>
          <table:table-cell table:formula="of:=[.C100]-[.C88]" office:value-type="float" office:value="9333.33333333334" calcext:value-type="float">
            <text:p>9333,3333333333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9000" calcext:value-type="float">
            <text:p>19000</text:p>
          </table:table-cell>
          <table:table-cell table:formula="of:=SUM([.B90:.B101])/12" office:value-type="float" office:value="30500" calcext:value-type="float">
            <text:p>30500</text:p>
          </table:table-cell>
          <table:table-cell table:formula="of:=[.C101]-[.C89]" office:value-type="float" office:value="9666.66666666667" calcext:value-type="float">
            <text:p>9666,6666666667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3000" calcext:value-type="float">
            <text:p>53000</text:p>
          </table:table-cell>
          <table:table-cell table:formula="of:=SUM([.B91:.B102])/12" office:value-type="float" office:value="33250" calcext:value-type="float">
            <text:p>33250</text:p>
          </table:table-cell>
          <table:table-cell table:formula="of:=[.C102]-[.C90]" office:value-type="float" office:value="12666.6666666667" calcext:value-type="float">
            <text:p>12666,6666666667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5500" calcext:value-type="float">
            <text:p>5500</text:p>
          </table:table-cell>
          <table:table-cell table:formula="of:=SUM([.B92:.B103])/12" office:value-type="float" office:value="31875" calcext:value-type="float">
            <text:p>31875</text:p>
          </table:table-cell>
          <table:table-cell table:formula="of:=[.C103]-[.C91]" office:value-type="float" office:value="11375" calcext:value-type="float">
            <text:p>11375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5400" calcext:value-type="float">
            <text:p>5400</text:p>
          </table:table-cell>
          <table:table-cell table:formula="of:=SUM([.B93:.B104])/12" office:value-type="float" office:value="30325" calcext:value-type="float">
            <text:p>30325</text:p>
          </table:table-cell>
          <table:table-cell table:formula="of:=[.C104]-[.C92]" office:value-type="float" office:value="9658.33333333333" calcext:value-type="float">
            <text:p>9658,3333333333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500" calcext:value-type="float">
            <text:p>7500</text:p>
          </table:table-cell>
          <table:table-cell table:formula="of:=SUM([.B94:.B105])/12" office:value-type="float" office:value="27783.3333333333" calcext:value-type="float">
            <text:p>27783,3333333333</text:p>
          </table:table-cell>
          <table:table-cell table:formula="of:=[.C105]-[.C93]" office:value-type="float" office:value="5450" calcext:value-type="float">
            <text:p>5450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600" calcext:value-type="float">
            <text:p>4600</text:p>
          </table:table-cell>
          <table:table-cell table:formula="of:=SUM([.B95:.B106])/12" office:value-type="float" office:value="26166.6666666667" calcext:value-type="float">
            <text:p>26166,6666666667</text:p>
          </table:table-cell>
          <table:table-cell table:formula="of:=[.C106]-[.C94]" office:value-type="float" office:value="3583.33333333334" calcext:value-type="float">
            <text:p>3583,3333333333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200" calcext:value-type="float">
            <text:p>5200</text:p>
          </table:table-cell>
          <table:table-cell table:formula="of:=SUM([.B96:.B107])/12" office:value-type="float" office:value="24516.6666666667" calcext:value-type="float">
            <text:p>24516,6666666667</text:p>
          </table:table-cell>
          <table:table-cell table:formula="of:=[.C107]-[.C95]" office:value-type="float" office:value="1600" calcext:value-type="float">
            <text:p>1600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5200" calcext:value-type="float">
            <text:p>5200</text:p>
          </table:table-cell>
          <table:table-cell table:formula="of:=SUM([.B97:.B108])/12" office:value-type="float" office:value="23366.6666666667" calcext:value-type="float">
            <text:p>23366,6666666667</text:p>
          </table:table-cell>
          <table:table-cell table:formula="of:=[.C108]-[.C96]"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900" calcext:value-type="float">
            <text:p>4900</text:p>
          </table:table-cell>
          <table:table-cell table:formula="of:=SUM([.B98:.B109])/12" office:value-type="float" office:value="21775" calcext:value-type="float">
            <text:p>21775</text:p>
          </table:table-cell>
          <table:table-cell table:formula="of:=[.C109]-[.C97]" office:value-type="float" office:value="-1641.66666666667" calcext:value-type="float">
            <text:p>-1641,6666666667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000" calcext:value-type="float">
            <text:p>7000</text:p>
          </table:table-cell>
          <table:table-cell table:formula="of:=SUM([.B99:.B110])/12" office:value-type="float" office:value="20441.6666666667" calcext:value-type="float">
            <text:p>20441,6666666667</text:p>
          </table:table-cell>
          <table:table-cell table:formula="of:=[.C110]-[.C98]" office:value-type="float" office:value="-3141.66666666666" calcext:value-type="float">
            <text:p>-3141,666666666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6900" calcext:value-type="float">
            <text:p>6900</text:p>
          </table:table-cell>
          <table:table-cell table:formula="of:=SUM([.B100:.B111])/12" office:value-type="float" office:value="18933.3333333333" calcext:value-type="float">
            <text:p>18933,3333333333</text:p>
          </table:table-cell>
          <table:table-cell table:formula="of:=[.C111]-[.C99]" office:value-type="float" office:value="-4816.66666666667" calcext:value-type="float">
            <text:p>-4816,6666666667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5800" calcext:value-type="float">
            <text:p>5800</text:p>
          </table:table-cell>
          <table:table-cell table:formula="of:=SUM([.B101:.B112])/12" office:value-type="float" office:value="10833.3333333333" calcext:value-type="float">
            <text:p>10833,3333333333</text:p>
          </table:table-cell>
          <table:table-cell table:formula="of:=[.C112]-[.C100]" office:value-type="float" office:value="-19583.3333333333" calcext:value-type="float">
            <text:p>-19583,3333333333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000" calcext:value-type="float">
            <text:p>4000</text:p>
          </table:table-cell>
          <table:table-cell table:formula="of:=SUM([.B102:.B113])/12" office:value-type="float" office:value="9583.33333333333" calcext:value-type="float">
            <text:p>9583,3333333333</text:p>
          </table:table-cell>
          <table:table-cell table:formula="of:=[.C113]-[.C101]" office:value-type="float" office:value="-20916.6666666667" calcext:value-type="float">
            <text:p>-20916,6666666667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300" calcext:value-type="float">
            <text:p>3300</text:p>
          </table:table-cell>
          <table:table-cell table:formula="of:=SUM([.B103:.B114])/12" office:value-type="float" office:value="5441.66666666667" calcext:value-type="float">
            <text:p>5441,6666666667</text:p>
          </table:table-cell>
          <table:table-cell table:formula="of:=[.C114]-[.C102]" office:value-type="float" office:value="-27808.3333333333" calcext:value-type="float">
            <text:p>-27808,3333333333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700" calcext:value-type="float">
            <text:p>3700</text:p>
          </table:table-cell>
          <table:table-cell table:formula="of:=SUM([.B104:.B115])/12" office:value-type="float" office:value="5291.66666666667" calcext:value-type="float">
            <text:p>5291,6666666667</text:p>
          </table:table-cell>
          <table:table-cell table:formula="of:=[.C115]-[.C103]" office:value-type="float" office:value="-26583.3333333333" calcext:value-type="float">
            <text:p>-26583,3333333333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600" calcext:value-type="float">
            <text:p>4600</text:p>
          </table:table-cell>
          <table:table-cell table:formula="of:=SUM([.B105:.B116])/12" office:value-type="float" office:value="5225" calcext:value-type="float">
            <text:p>5225</text:p>
          </table:table-cell>
          <table:table-cell table:formula="of:=[.C116]-[.C104]" office:value-type="float" office:value="-25100" calcext:value-type="float">
            <text:p>-25100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500" calcext:value-type="float">
            <text:p>4500</text:p>
          </table:table-cell>
          <table:table-cell table:formula="of:=SUM([.B106:.B117])/12" office:value-type="float" office:value="4975" calcext:value-type="float">
            <text:p>4975</text:p>
          </table:table-cell>
          <table:table-cell table:formula="of:=[.C117]-[.C105]" office:value-type="float" office:value="-22808.3333333333" calcext:value-type="float">
            <text:p>-22808,3333333333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600" calcext:value-type="float">
            <text:p>3600</text:p>
          </table:table-cell>
          <table:table-cell table:formula="of:=SUM([.B107:.B118])/12" office:value-type="float" office:value="4891.66666666667" calcext:value-type="float">
            <text:p>4891,6666666667</text:p>
          </table:table-cell>
          <table:table-cell table:formula="of:=[.C118]-[.C106]" office:value-type="float" office:value="-21275" calcext:value-type="float">
            <text:p>-21275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800" calcext:value-type="float">
            <text:p>5800</text:p>
          </table:table-cell>
          <table:table-cell table:formula="of:=SUM([.B108:.B119])/12" office:value-type="float" office:value="4941.66666666667" calcext:value-type="float">
            <text:p>4941,6666666667</text:p>
          </table:table-cell>
          <table:table-cell table:formula="of:=[.C119]-[.C107]" office:value-type="float" office:value="-19575" calcext:value-type="float">
            <text:p>-19575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" calcext:value-type="float">
            <text:p>3800</text:p>
          </table:table-cell>
          <table:table-cell table:formula="of:=SUM([.B109:.B120])/12" office:value-type="float" office:value="4825" calcext:value-type="float">
            <text:p>4825</text:p>
          </table:table-cell>
          <table:table-cell table:formula="of:=[.C120]-[.C108]" office:value-type="float" office:value="-18541.6666666667" calcext:value-type="float">
            <text:p>-18541,6666666667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4800" calcext:value-type="float">
            <text:p>4800</text:p>
          </table:table-cell>
          <table:table-cell table:formula="of:=SUM([.B110:.B121])/12" office:value-type="float" office:value="4816.66666666667" calcext:value-type="float">
            <text:p>4816,6666666667</text:p>
          </table:table-cell>
          <table:table-cell table:formula="of:=[.C121]-[.C109]" office:value-type="float" office:value="-16958.3333333333" calcext:value-type="float">
            <text:p>-16958,3333333333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5400" calcext:value-type="float">
            <text:p>5400</text:p>
          </table:table-cell>
          <table:table-cell table:formula="of:=SUM([.B111:.B122])/12" office:value-type="float" office:value="4683.33333333333" calcext:value-type="float">
            <text:p>4683,3333333333</text:p>
          </table:table-cell>
          <table:table-cell table:formula="of:=[.C122]-[.C110]" office:value-type="float" office:value="-15758.3333333333" calcext:value-type="float">
            <text:p>-15758,3333333333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800" calcext:value-type="float">
            <text:p>4800</text:p>
          </table:table-cell>
          <table:table-cell table:formula="of:=SUM([.B112:.B123])/12" office:value-type="float" office:value="4508.33333333333" calcext:value-type="float">
            <text:p>4508,3333333333</text:p>
          </table:table-cell>
          <table:table-cell table:formula="of:=[.C123]-[.C111]" office:value-type="float" office:value="-14425" calcext:value-type="float">
            <text:p>-1442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6600" calcext:value-type="float">
            <text:p>6600</text:p>
          </table:table-cell>
          <table:table-cell table:formula="of:=SUM([.B113:.B124])/12" office:value-type="float" office:value="4575" calcext:value-type="float">
            <text:p>4575</text:p>
          </table:table-cell>
          <table:table-cell table:formula="of:=[.C124]-[.C112]" office:value-type="float" office:value="-6258.33333333333" calcext:value-type="float">
            <text:p>-6258,3333333333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4200" calcext:value-type="float">
            <text:p>4200</text:p>
          </table:table-cell>
          <table:table-cell table:formula="of:=SUM([.B114:.B125])/12" office:value-type="float" office:value="4591.66666666667" calcext:value-type="float">
            <text:p>4591,6666666667</text:p>
          </table:table-cell>
          <table:table-cell table:formula="of:=[.C125]-[.C113]" office:value-type="float" office:value="-4991.66666666667" calcext:value-type="float">
            <text:p>-4991,6666666667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9900" calcext:value-type="float">
            <text:p>9900</text:p>
          </table:table-cell>
          <table:table-cell table:formula="of:=SUM([.B115:.B126])/12" office:value-type="float" office:value="5141.66666666667" calcext:value-type="float">
            <text:p>5141,6666666667</text:p>
          </table:table-cell>
          <table:table-cell table:formula="of:=[.C126]-[.C114]" office:value-type="float" office:value="-300" calcext:value-type="float">
            <text:p>-300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800" calcext:value-type="float">
            <text:p>3800</text:p>
          </table:table-cell>
          <table:table-cell table:formula="of:=SUM([.B116:.B127])/12" office:value-type="float" office:value="5150" calcext:value-type="float">
            <text:p>5150</text:p>
          </table:table-cell>
          <table:table-cell table:formula="of:=[.C127]-[.C115]" office:value-type="float" office:value="-141.666666666667" calcext:value-type="float">
            <text:p>-141,6666666667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4600" calcext:value-type="float">
            <text:p>4600</text:p>
          </table:table-cell>
          <table:table-cell table:formula="of:=SUM([.B117:.B128])/12" office:value-type="float" office:value="5150" calcext:value-type="float">
            <text:p>5150</text:p>
          </table:table-cell>
          <table:table-cell table:formula="of:=[.C128]-[.C116]" office:value-type="float" office:value="-75" calcext:value-type="float">
            <text:p>-75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700" calcext:value-type="float">
            <text:p>3700</text:p>
          </table:table-cell>
          <table:table-cell table:formula="of:=SUM([.B118:.B129])/12" office:value-type="float" office:value="5083.33333333333" calcext:value-type="float">
            <text:p>5083,3333333333</text:p>
          </table:table-cell>
          <table:table-cell table:formula="of:=[.C129]-[.C117]" office:value-type="float" office:value="108.333333333333" calcext:value-type="float">
            <text:p>108,33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800" calcext:value-type="float">
            <text:p>5800</text:p>
          </table:table-cell>
          <table:table-cell table:formula="of:=SUM([.B119:.B130])/12" office:value-type="float" office:value="5266.66666666667" calcext:value-type="float">
            <text:p>5266,6666666667</text:p>
          </table:table-cell>
          <table:table-cell table:formula="of:=[.C130]-[.C118]" office:value-type="float" office:value="375" calcext:value-type="float">
            <text:p>375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000" calcext:value-type="float">
            <text:p>4000</text:p>
          </table:table-cell>
          <table:table-cell table:formula="of:=SUM([.B120:.B131])/12" office:value-type="float" office:value="5116.66666666667" calcext:value-type="float">
            <text:p>5116,6666666667</text:p>
          </table:table-cell>
          <table:table-cell table:formula="of:=[.C131]-[.C119]" office:value-type="float" office:value="175" calcext:value-type="float">
            <text:p>17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200" calcext:value-type="float">
            <text:p>3200</text:p>
          </table:table-cell>
          <table:table-cell table:formula="of:=SUM([.B121:.B132])/12" office:value-type="float" office:value="5066.66666666667" calcext:value-type="float">
            <text:p>5066,6666666667</text:p>
          </table:table-cell>
          <table:table-cell table:formula="of:=[.C132]-[.C120]" office:value-type="float" office:value="241.666666666667" calcext:value-type="float">
            <text:p>241,6666666667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000" calcext:value-type="float">
            <text:p>3000</text:p>
          </table:table-cell>
          <table:table-cell table:formula="of:=SUM([.B122:.B133])/12" office:value-type="float" office:value="4916.66666666667" calcext:value-type="float">
            <text:p>4916,6666666667</text:p>
          </table:table-cell>
          <table:table-cell table:formula="of:=[.C133]-[.C121]" office:value-type="float" office:value="100" calcext:value-type="float">
            <text:p>100</text:p>
          </table:table-cell>
          <table:table-cell table:number-columns-repeated="1015"/>
        </table:table-row>
      </table:table>
      <table:named-expressions>
        <table:named-range table:name="HTML_1" table:base-cell-address="$'New users'.$A$1" table:cell-range-address=".$A$2:.$I$133"/>
        <table:named-range table:name="HTML_all" table:base-cell-address="$'New users'.$A$1" table:cell-range-address=".$A$2:.$I$133"/>
        <table:named-range table:name="HTML_tables" table:base-cell-address="$'New users'.$A$1" table:cell-range-address=".$A$2:.$A$2"/>
      </table:named-expressions>
      <table:database-ranges>
        <table:database-range table:name="__Anonymous_Sheet_DB__0" table:target-range-address="'New users'.A2:'New users'.ALR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01:07:25.350522445</dc:date>
    <meta:editing-duration>PT3H10M5S</meta:editing-duration>
    <meta:editing-cycles>1</meta:editing-cycles>
    <meta:document-statistic meta:table-count="6" meta:cell-count="2988" meta:object-count="6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Norwegian (nynorsk) Wikipedia</text:p>
        </chart:title>
        <chart:subtitle svg:x="6.567cm" svg:y="1.301cm" chart:style-name="ch3">
          <text:p>Edits per month</text:p>
        </chart:subtitle>
        <chart:legend chart:legend-position="end" svg:x="12.222cm" svg:y="3.703cm" style:legend-expansion="high" chart:style-name="ch4"/>
        <chart:plot-area chart:style-name="ch5" table:cell-range-address="'Edits per month'.A1:'Edits per month'.D133" chart:data-source-has-labels="both" svg:x="1.331cm" svg:y="2.19cm" svg:width="10.571cm" svg:height="5.649cm">
          <chartooo:coordinate-region svg:x="2.693cm" svg:y="2.389cm" svg:width="9.209cm" svg:height="5.251cm"/>
          <chart:axis chart:dimension="x" chart:name="primary-x" chart:style-name="ch6" chartooo:axis-type="auto">
            <chartooo:date-scale/>
            <chart:title svg:x="6.135cm" svg:y="8.019cm" chart:style-name="ch7">
              <text:p>Dates</text:p>
            </chart:title>
            <chart:categories table:cell-range-address="'Edits per month'.A2:'Edits per month'.A133"/>
            <chart:grid chart:style-name="ch8" chart:class="major"/>
          </chart:axis>
          <chart:axis chart:dimension="y" chart:name="primary-y" chart:style-name="ch9">
            <chart:title svg:x="0.451cm" svg:y="5.428cm" chart:style-name="ch10">
              <text:p>Edits</text:p>
            </chart:title>
            <chart:grid chart:style-name="ch8" chart:class="major"/>
          </chart:axis>
          <chart:series chart:style-name="ch11" chart:values-cell-range-address="'Edits per month'.B2:'Edits per month'.B133" chart:label-cell-address="'Edits per month'.B1:'Edits per month'.B1" chart:class="chart:line">
            <chart:data-point chart:repeated="132"/>
          </chart:series>
          <chart:series chart:style-name="ch12" chart:values-cell-range-address="'Edits per month'.C2:'Edits per month'.C133" chart:label-cell-address="'Edits per month'.C1:'Edits per month'.C1" chart:class="chart:line">
            <chart:data-point chart:repeated="132"/>
          </chart:series>
          <chart:series chart:style-name="ch13" chart:values-cell-range-address="'Edits per month'.D2:'Edits per month'.D133" chart:label-cell-address="'Edits per month'.D1:'Edits per month'.D1" chart:class="chart:line">
            <chart:data-point chart:repeated="1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month</text:p>
                <draw:g>
                  <svg:desc>'Edits per month'.B1:'Edits per month'.B1</svg:desc>
                </draw:g>
              </table:table-cell>
              <table:table-cell office:value-type="string">
                <text:p>Sliding mean</text:p>
                <draw:g>
                  <svg:desc>'Edits per month'.C1:'Edits per month'.C1</svg:desc>
                </draw:g>
              </table:table-cell>
              <table:table-cell office:value-type="string">
                <text:p>Sliding diff</text:p>
                <draw:g>
                  <svg:desc>'Edits per month'.D1:'Edits per month'.D1</svg:desc>
                </draw:g>
              </table:table-cell>
            </table:table-row>
          </table:table-header-rows>
          <table:table-rows>
            <table:table-row>
              <table:table-cell office:value-type="float" office:value="38353">
                <text:p>38350</text:p>
                <draw:g>
                  <svg:desc>'Edits per month'.A2:'Edits per month'.A133</svg:desc>
                </draw:g>
              </table:table-cell>
              <table:table-cell office:value-type="float" office:value="2300">
                <text:p>2300</text:p>
                <draw:g>
                  <svg:desc>'Edits per month'.B2:'Edits per month'.B133</svg:desc>
                </draw:g>
              </table:table-cell>
              <table:table-cell office:value-type="float" office:value="NaN">
                <text:p>NaN</text:p>
                <draw:g>
                  <svg:desc>'Edits per month'.C2:'Edits per month'.C133</svg:desc>
                </draw:g>
              </table:table-cell>
              <table:table-cell office:value-type="float" office:value="NaN">
                <text:p>NaN</text:p>
                <draw:g>
                  <svg:desc>'Edits per month'.D2:'Edits per month'.D133</svg:desc>
                </draw:g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5100">
                <text:p>5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7400">
                <text:p>7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5500">
                <text:p>5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6900">
                <text:p>6900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6700">
                <text:p>6700</text:p>
              </table:table-cell>
              <table:table-cell office:value-type="float" office:value="5266.66666666667">
                <text:p>5266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6600">
                <text:p>6600</text:p>
              </table:table-cell>
              <table:table-cell office:value-type="float" office:value="5541.66666666667">
                <text:p>5541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0000">
                <text:p>10000</text:p>
              </table:table-cell>
              <table:table-cell office:value-type="float" office:value="5950">
                <text:p>5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8400">
                <text:p>8400</text:p>
              </table:table-cell>
              <table:table-cell office:value-type="float" office:value="6183.33333333333">
                <text:p>6183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7800">
                <text:p>7800</text:p>
              </table:table-cell>
              <table:table-cell office:value-type="float" office:value="6216.66666666667">
                <text:p>6216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9600">
                <text:p>9600</text:p>
              </table:table-cell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10000">
                <text:p>10000</text:p>
              </table:table-cell>
              <table:table-cell office:value-type="float" office:value="7008.33333333333">
                <text:p>7008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2000">
                <text:p>12000</text:p>
              </table:table-cell>
              <table:table-cell office:value-type="float" office:value="7641.66666666667">
                <text:p>7641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7400">
                <text:p>7400</text:p>
              </table:table-cell>
              <table:table-cell office:value-type="float" office:value="7941.66666666667">
                <text:p>7941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4000">
                <text:p>14000</text:p>
              </table:table-cell>
              <table:table-cell office:value-type="float" office:value="8741.66666666667">
                <text:p>8741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3000">
                <text:p>13000</text:p>
              </table:table-cell>
              <table:table-cell office:value-type="float" office:value="9366.66666666667">
                <text:p>9366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4000">
                <text:p>14000</text:p>
              </table:table-cell>
              <table:table-cell office:value-type="float" office:value="9958.33333333333">
                <text:p>9958.33333333333</text:p>
              </table:table-cell>
              <table:table-cell office:value-type="float" office:value="5058.33333333333">
                <text:p>5058.33333333333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7000">
                <text:p>17000</text:p>
              </table:table-cell>
              <table:table-cell office:value-type="float" office:value="10816.6666666667">
                <text:p>10816.6666666667</text:p>
              </table:table-cell>
              <table:table-cell office:value-type="float" office:value="5550">
                <text:p>5550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1000">
                <text:p>11000</text:p>
              </table:table-cell>
              <table:table-cell office:value-type="float" office:value="11183.3333333333">
                <text:p>11183.3333333333</text:p>
              </table:table-cell>
              <table:table-cell office:value-type="float" office:value="5641.66666666667">
                <text:p>5641.66666666667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6000">
                <text:p>16000</text:p>
              </table:table-cell>
              <table:table-cell office:value-type="float" office:value="11683.3333333333">
                <text:p>11683.3333333333</text:p>
              </table:table-cell>
              <table:table-cell office:value-type="float" office:value="5733.33333333333">
                <text:p>5733.333333333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4000">
                <text:p>14000</text:p>
              </table:table-cell>
              <table:table-cell office:value-type="float" office:value="12150">
                <text:p>12150</text:p>
              </table:table-cell>
              <table:table-cell office:value-type="float" office:value="5966.66666666667">
                <text:p>5966.66666666667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8000">
                <text:p>18000</text:p>
              </table:table-cell>
              <table:table-cell office:value-type="float" office:value="13000">
                <text:p>13000</text:p>
              </table:table-cell>
              <table:table-cell office:value-type="float" office:value="6783.33333333333">
                <text:p>6783.33333333333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4000">
                <text:p>14000</text:p>
              </table:table-cell>
              <table:table-cell office:value-type="float" office:value="13366.6666666667">
                <text:p>13366.6666666667</text:p>
              </table:table-cell>
              <table:table-cell office:value-type="float" office:value="6716.66666666667">
                <text:p>6716.6666666666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1000">
                <text:p>11000</text:p>
              </table:table-cell>
              <table:table-cell office:value-type="float" office:value="13450">
                <text:p>13450</text:p>
              </table:table-cell>
              <table:table-cell office:value-type="float" office:value="6441.66666666667">
                <text:p>6441.66666666667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4000">
                <text:p>14000</text:p>
              </table:table-cell>
              <table:table-cell office:value-type="float" office:value="13616.6666666667">
                <text:p>13616.6666666667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6000">
                <text:p>16000</text:p>
              </table:table-cell>
              <table:table-cell office:value-type="float" office:value="14333.3333333333">
                <text:p>14333.3333333333</text:p>
              </table:table-cell>
              <table:table-cell office:value-type="float" office:value="6391.66666666667">
                <text:p>6391.66666666667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20000">
                <text:p>20000</text:p>
              </table:table-cell>
              <table:table-cell office:value-type="float" office:value="14833.3333333333">
                <text:p>14833.3333333333</text:p>
              </table:table-cell>
              <table:table-cell office:value-type="float" office:value="6091.66666666667">
                <text:p>6091.66666666667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7000">
                <text:p>17000</text:p>
              </table:table-cell>
              <table:table-cell office:value-type="float" office:value="15166.6666666667">
                <text:p>15166.6666666667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8000">
                <text:p>18000</text:p>
              </table:table-cell>
              <table:table-cell office:value-type="float" office:value="15500">
                <text:p>15500</text:p>
              </table:table-cell>
              <table:table-cell office:value-type="float" office:value="5541.66666666667">
                <text:p>5541.6666666666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6000">
                <text:p>16000</text:p>
              </table:table-cell>
              <table:table-cell office:value-type="float" office:value="15416.6666666667">
                <text:p>15416.6666666667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8000">
                <text:p>18000</text:p>
              </table:table-cell>
              <table:table-cell office:value-type="float" office:value="16000">
                <text:p>16000</text:p>
              </table:table-cell>
              <table:table-cell office:value-type="float" office:value="4816.66666666667">
                <text:p>4816.66666666667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9000">
                <text:p>19000</text:p>
              </table:table-cell>
              <table:table-cell office:value-type="float" office:value="16250">
                <text:p>16250</text:p>
              </table:table-cell>
              <table:table-cell office:value-type="float" office:value="4566.66666666667">
                <text:p>4566.66666666667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21000">
                <text:p>21000</text:p>
              </table:table-cell>
              <table:table-cell office:value-type="float" office:value="16833.3333333333">
                <text:p>16833.3333333333</text:p>
              </table:table-cell>
              <table:table-cell office:value-type="float" office:value="4683.33333333333">
                <text:p>4683.33333333333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4000">
                <text:p>24000</text:p>
              </table:table-cell>
              <table:table-cell office:value-type="float" office:value="17333.3333333333">
                <text:p>17333.3333333333</text:p>
              </table:table-cell>
              <table:table-cell office:value-type="float" office:value="4333.33333333333">
                <text:p>4333.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000">
                <text:p>17000</text:p>
              </table:table-cell>
              <table:table-cell office:value-type="float" office:value="17583.3333333333">
                <text:p>17583.3333333333</text:p>
              </table:table-cell>
              <table:table-cell office:value-type="float" office:value="4216.66666666667">
                <text:p>4216.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1000">
                <text:p>21000</text:p>
              </table:table-cell>
              <table:table-cell office:value-type="float" office:value="18416.6666666667">
                <text:p>18416.6666666667</text:p>
              </table:table-cell>
              <table:table-cell office:value-type="float" office:value="4966.66666666667">
                <text:p>4966.66666666667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22000">
                <text:p>22000</text:p>
              </table:table-cell>
              <table:table-cell office:value-type="float" office:value="19083.3333333333">
                <text:p>19083.3333333333</text:p>
              </table:table-cell>
              <table:table-cell office:value-type="float" office:value="5466.66666666667">
                <text:p>5466.66666666667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4000">
                <text:p>14000</text:p>
              </table:table-cell>
              <table:table-cell office:value-type="float" office:value="18916.6666666667">
                <text:p>18916.6666666667</text:p>
              </table:table-cell>
              <table:table-cell office:value-type="float" office:value="4583.33333333333">
                <text:p>4583.33333333333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33000">
                <text:p>33000</text:p>
              </table:table-cell>
              <table:table-cell office:value-type="float" office:value="20000">
                <text:p>20000</text:p>
              </table:table-cell>
              <table:table-cell office:value-type="float" office:value="5166.66666666667">
                <text:p>5166.66666666667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7000">
                <text:p>17000</text:p>
              </table:table-cell>
              <table:table-cell office:value-type="float" office:value="20000">
                <text:p>20000</text:p>
              </table:table-cell>
              <table:table-cell office:value-type="float" office:value="4833.33333333333">
                <text:p>4833.3333333333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24000">
                <text:p>24000</text:p>
              </table:table-cell>
              <table:table-cell office:value-type="float" office:value="20500">
                <text:p>205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23000">
                <text:p>23000</text:p>
              </table:table-cell>
              <table:table-cell office:value-type="float" office:value="21083.3333333333">
                <text:p>21083.3333333333</text:p>
              </table:table-cell>
              <table:table-cell office:value-type="float" office:value="5666.66666666667">
                <text:p>5666.66666666667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5000">
                <text:p>15000</text:p>
              </table:table-cell>
              <table:table-cell office:value-type="float" office:value="20833.3333333333">
                <text:p>20833.3333333333</text:p>
              </table:table-cell>
              <table:table-cell office:value-type="float" office:value="4833.33333333333">
                <text:p>4833.33333333333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8000">
                <text:p>18000</text:p>
              </table:table-cell>
              <table:table-cell office:value-type="float" office:value="20750">
                <text:p>2075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9000">
                <text:p>19000</text:p>
              </table:table-cell>
              <table:table-cell office:value-type="float" office:value="20583.3333333333">
                <text:p>20583.333333333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24000">
                <text:p>24000</text:p>
              </table:table-cell>
              <table:table-cell office:value-type="float" office:value="20583.3333333333">
                <text:p>20583.333333333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6000">
                <text:p>16000</text:p>
              </table:table-cell>
              <table:table-cell office:value-type="float" office:value="20500">
                <text:p>20500</text:p>
              </table:table-cell>
              <table:table-cell office:value-type="float" office:value="2916.66666666667">
                <text:p>2916.66666666667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21000">
                <text:p>21000</text:p>
              </table:table-cell>
              <table:table-cell office:value-type="float" office:value="20500">
                <text:p>20500</text:p>
              </table:table-cell>
              <table:table-cell office:value-type="float" office:value="2083.33333333333">
                <text:p>2083.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20000">
                <text:p>20000</text:p>
              </table:table-cell>
              <table:table-cell office:value-type="float" office:value="20333.3333333333">
                <text:p>20333.3333333333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8000">
                <text:p>18000</text:p>
              </table:table-cell>
              <table:table-cell office:value-type="float" office:value="20666.6666666667">
                <text:p>20666.666666666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9000">
                <text:p>19000</text:p>
              </table:table-cell>
              <table:table-cell office:value-type="float" office:value="19500">
                <text:p>1950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23000">
                <text:p>23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7000">
                <text:p>17000</text:p>
              </table:table-cell>
              <table:table-cell office:value-type="float" office:value="19416.6666666667">
                <text:p>19416.6666666667</text:p>
              </table:table-cell>
              <table:table-cell office:value-type="float" office:value="-1083.33333333333">
                <text:p>-1083.33333333333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28000">
                <text:p>28000</text:p>
              </table:table-cell>
              <table:table-cell office:value-type="float" office:value="19833.3333333333">
                <text:p>19833.3333333333</text:p>
              </table:table-cell>
              <table:table-cell office:value-type="float" office:value="-1250">
                <text:p>-125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9000">
                <text:p>19000</text:p>
              </table:table-cell>
              <table:table-cell office:value-type="float" office:value="20166.6666666667">
                <text:p>20166.6666666667</text:p>
              </table:table-cell>
              <table:table-cell office:value-type="float" office:value="-666.666666666664">
                <text:p>-666.66666666666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8000">
                <text:p>18000</text:p>
              </table:table-cell>
              <table:table-cell office:value-type="float" office:value="20166.6666666667">
                <text:p>20166.6666666667</text:p>
              </table:table-cell>
              <table:table-cell office:value-type="float" office:value="-583.333333333332">
                <text:p>-583.333333333332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20000">
                <text:p>20000</text:p>
              </table:table-cell>
              <table:table-cell office:value-type="float" office:value="20250">
                <text:p>20250</text:p>
              </table:table-cell>
              <table:table-cell office:value-type="float" office:value="-333.333333333332">
                <text:p>-333.333333333332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1000">
                <text:p>21000</text:p>
              </table:table-cell>
              <table:table-cell office:value-type="float" office:value="20000">
                <text:p>20000</text:p>
              </table:table-cell>
              <table:table-cell office:value-type="float" office:value="-583.333333333332">
                <text:p>-583.333333333332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2000">
                <text:p>22000</text:p>
              </table:table-cell>
              <table:table-cell office:value-type="float" office:value="20500">
                <text:p>20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6000">
                <text:p>16000</text:p>
              </table:table-cell>
              <table:table-cell office:value-type="float" office:value="20083.3333333333">
                <text:p>20083.3333333333</text:p>
              </table:table-cell>
              <table:table-cell office:value-type="float" office:value="-416.666666666668">
                <text:p>-416.666666666668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22000">
                <text:p>22000</text:p>
              </table:table-cell>
              <table:table-cell office:value-type="float" office:value="20250">
                <text:p>20250</text:p>
              </table:table-cell>
              <table:table-cell office:value-type="float" office:value="-83.3333333333321">
                <text:p>-83.3333333333321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25000">
                <text:p>25000</text:p>
              </table:table-cell>
              <table:table-cell office:value-type="float" office:value="20833.3333333333">
                <text:p>20833.3333333333</text:p>
              </table:table-cell>
              <table:table-cell office:value-type="float" office:value="166.666666666664">
                <text:p>166.666666666664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8000">
                <text:p>18000</text:p>
              </table:table-cell>
              <table:table-cell office:value-type="float" office:value="20750">
                <text:p>207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8000">
                <text:p>18000</text:p>
              </table:table-cell>
              <table:table-cell office:value-type="float" office:value="20333.3333333333">
                <text:p>20333.3333333333</text:p>
              </table:table-cell>
              <table:table-cell office:value-type="float" office:value="333.333333333332">
                <text:p>333.333333333332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6000">
                <text:p>16000</text:p>
              </table:table-cell>
              <table:table-cell office:value-type="float" office:value="20250">
                <text:p>20250</text:p>
              </table:table-cell>
              <table:table-cell office:value-type="float" office:value="833.333333333332">
                <text:p>833.333333333332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3000">
                <text:p>23000</text:p>
              </table:table-cell>
              <table:table-cell office:value-type="float" office:value="19833.3333333333">
                <text:p>19833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21000">
                <text:p>21000</text:p>
              </table:table-cell>
              <table:table-cell office:value-type="float" office:value="20000">
                <text:p>20000</text:p>
              </table:table-cell>
              <table:table-cell office:value-type="float" office:value="-166.666666666668">
                <text:p>-166.666666666668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6000">
                <text:p>26000</text:p>
              </table:table-cell>
              <table:table-cell office:value-type="float" office:value="20666.6666666667">
                <text:p>20666.666666666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21000">
                <text:p>21000</text:p>
              </table:table-cell>
              <table:table-cell office:value-type="float" office:value="20750">
                <text:p>207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23000">
                <text:p>23000</text:p>
              </table:table-cell>
              <table:table-cell office:value-type="float" office:value="20916.6666666667">
                <text:p>20916.6666666667</text:p>
              </table:table-cell>
              <table:table-cell office:value-type="float" office:value="916.666666666668">
                <text:p>916.666666666668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23000">
                <text:p>23000</text:p>
              </table:table-cell>
              <table:table-cell office:value-type="float" office:value="21000">
                <text:p>21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2000">
                <text:p>22000</text:p>
              </table:table-cell>
              <table:table-cell office:value-type="float" office:value="21500">
                <text:p>21500</text:p>
              </table:table-cell>
              <table:table-cell office:value-type="float" office:value="1416.66666666667">
                <text:p>1416.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8000">
                <text:p>18000</text:p>
              </table:table-cell>
              <table:table-cell office:value-type="float" office:value="21166.6666666667">
                <text:p>21166.6666666667</text:p>
              </table:table-cell>
              <table:table-cell office:value-type="float" office:value="916.666666666668">
                <text:p>916.666666666668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1000">
                <text:p>21000</text:p>
              </table:table-cell>
              <table:table-cell office:value-type="float" office:value="20833.3333333333">
                <text:p>20833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1000">
                <text:p>21000</text:p>
              </table:table-cell>
              <table:table-cell office:value-type="float" office:value="21083.3333333333">
                <text:p>21083.3333333333</text:p>
              </table:table-cell>
              <table:table-cell office:value-type="float" office:value="333.333333333332">
                <text:p>333.333333333332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9000">
                <text:p>19000</text:p>
              </table:table-cell>
              <table:table-cell office:value-type="float" office:value="21166.6666666667">
                <text:p>21166.6666666667</text:p>
              </table:table-cell>
              <table:table-cell office:value-type="float" office:value="833.333333333336">
                <text:p>833.333333333336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8000">
                <text:p>18000</text:p>
              </table:table-cell>
              <table:table-cell office:value-type="float" office:value="21333.3333333333">
                <text:p>21333.3333333333</text:p>
              </table:table-cell>
              <table:table-cell office:value-type="float" office:value="1083.33333333333">
                <text:p>1083.33333333333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21000">
                <text:p>21000</text:p>
              </table:table-cell>
              <table:table-cell office:value-type="float" office:value="21166.6666666667">
                <text:p>21166.6666666667</text:p>
              </table:table-cell>
              <table:table-cell office:value-type="float" office:value="1333.33333333334">
                <text:p>1333.3333333333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3000">
                <text:p>23000</text:p>
              </table:table-cell>
              <table:table-cell office:value-type="float" office:value="21333.3333333333">
                <text:p>21333.3333333333</text:p>
              </table:table-cell>
              <table:table-cell office:value-type="float" office:value="1333.33333333333">
                <text:p>1333.33333333333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23000">
                <text:p>23000</text:p>
              </table:table-cell>
              <table:table-cell office:value-type="float" office:value="21083.3333333333">
                <text:p>21083.3333333333</text:p>
              </table:table-cell>
              <table:table-cell office:value-type="float" office:value="416.666666666664">
                <text:p>416.66666666666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8000">
                <text:p>18000</text:p>
              </table:table-cell>
              <table:table-cell office:value-type="float" office:value="20833.3333333333">
                <text:p>20833.3333333333</text:p>
              </table:table-cell>
              <table:table-cell office:value-type="float" office:value="83.3333333333321">
                <text:p>83.333333333332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0000">
                <text:p>20000</text:p>
              </table:table-cell>
              <table:table-cell office:value-type="float" office:value="20583.3333333333">
                <text:p>20583.3333333333</text:p>
              </table:table-cell>
              <table:table-cell office:value-type="float" office:value="-333.333333333336">
                <text:p>-333.333333333336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2000">
                <text:p>22000</text:p>
              </table:table-cell>
              <table:table-cell office:value-type="float" office:value="20500">
                <text:p>2050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4000">
                <text:p>24000</text:p>
              </table:table-cell>
              <table:table-cell office:value-type="float" office:value="20666.6666666667">
                <text:p>20666.6666666667</text:p>
              </table:table-cell>
              <table:table-cell office:value-type="float" office:value="-833.333333333332">
                <text:p>-833.333333333332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38000">
                <text:p>38000</text:p>
              </table:table-cell>
              <table:table-cell office:value-type="float" office:value="22333.3333333333">
                <text:p>22333.3333333333</text:p>
              </table:table-cell>
              <table:table-cell office:value-type="float" office:value="1166.66666666666">
                <text:p>1166.66666666666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24000">
                <text:p>24000</text:p>
              </table:table-cell>
              <table:table-cell office:value-type="float" office:value="22583.3333333333">
                <text:p>22583.333333333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5000">
                <text:p>25000</text:p>
              </table:table-cell>
              <table:table-cell office:value-type="float" office:value="22916.6666666667">
                <text:p>22916.6666666667</text:p>
              </table:table-cell>
              <table:table-cell office:value-type="float" office:value="1833.33333333334">
                <text:p>1833.33333333334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9000">
                <text:p>19000</text:p>
              </table:table-cell>
              <table:table-cell office:value-type="float" office:value="22916.6666666667">
                <text:p>22916.666666666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4000">
                <text:p>24000</text:p>
              </table:table-cell>
              <table:table-cell office:value-type="float" office:value="23416.6666666667">
                <text:p>23416.6666666667</text:p>
              </table:table-cell>
              <table:table-cell office:value-type="float" office:value="2083.33333333334">
                <text:p>2083.3333333333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3000">
                <text:p>23000</text:p>
              </table:table-cell>
              <table:table-cell office:value-type="float" office:value="23583.3333333333">
                <text:p>23583.3333333333</text:p>
              </table:table-cell>
              <table:table-cell office:value-type="float" office:value="2416.66666666666">
                <text:p>2416.6666666666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5000">
                <text:p>25000</text:p>
              </table:table-cell>
              <table:table-cell office:value-type="float" office:value="23750">
                <text:p>23750</text:p>
              </table:table-cell>
              <table:table-cell office:value-type="float" office:value="2416.66666666667">
                <text:p>2416.66666666667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03000">
                <text:p>103000</text:p>
              </table:table-cell>
              <table:table-cell office:value-type="float" office:value="30416.6666666667">
                <text:p>30416.6666666667</text:p>
              </table:table-cell>
              <table:table-cell office:value-type="float" office:value="9333.33333333334">
                <text:p>9333.33333333334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9000">
                <text:p>19000</text:p>
              </table:table-cell>
              <table:table-cell office:value-type="float" office:value="30500">
                <text:p>30500</text:p>
              </table:table-cell>
              <table:table-cell office:value-type="float" office:value="9666.66666666667">
                <text:p>9666.6666666666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53000">
                <text:p>53000</text:p>
              </table:table-cell>
              <table:table-cell office:value-type="float" office:value="33250">
                <text:p>33250</text:p>
              </table:table-cell>
              <table:table-cell office:value-type="float" office:value="12666.6666666667">
                <text:p>12666.6666666667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5500">
                <text:p>5500</text:p>
              </table:table-cell>
              <table:table-cell office:value-type="float" office:value="31875">
                <text:p>31875</text:p>
              </table:table-cell>
              <table:table-cell office:value-type="float" office:value="11375">
                <text:p>1137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5400">
                <text:p>5400</text:p>
              </table:table-cell>
              <table:table-cell office:value-type="float" office:value="30325">
                <text:p>30325</text:p>
              </table:table-cell>
              <table:table-cell office:value-type="float" office:value="9658.33333333333">
                <text:p>9658.33333333333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7500">
                <text:p>7500</text:p>
              </table:table-cell>
              <table:table-cell office:value-type="float" office:value="27783.3333333333">
                <text:p>27783.3333333333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4600">
                <text:p>4600</text:p>
              </table:table-cell>
              <table:table-cell office:value-type="float" office:value="26166.6666666667">
                <text:p>26166.6666666667</text:p>
              </table:table-cell>
              <table:table-cell office:value-type="float" office:value="3583.33333333334">
                <text:p>3583.33333333334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5200">
                <text:p>5200</text:p>
              </table:table-cell>
              <table:table-cell office:value-type="float" office:value="24516.6666666667">
                <text:p>24516.66666666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5200">
                <text:p>5200</text:p>
              </table:table-cell>
              <table:table-cell office:value-type="float" office:value="23366.6666666667">
                <text:p>23366.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900">
                <text:p>4900</text:p>
              </table:table-cell>
              <table:table-cell office:value-type="float" office:value="21775">
                <text:p>21775</text:p>
              </table:table-cell>
              <table:table-cell office:value-type="float" office:value="-1641.66666666667">
                <text:p>-1641.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000">
                <text:p>7000</text:p>
              </table:table-cell>
              <table:table-cell office:value-type="float" office:value="20441.6666666667">
                <text:p>20441.6666666667</text:p>
              </table:table-cell>
              <table:table-cell office:value-type="float" office:value="-3141.66666666666">
                <text:p>-3141.66666666666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6900">
                <text:p>6900</text:p>
              </table:table-cell>
              <table:table-cell office:value-type="float" office:value="18933.3333333333">
                <text:p>18933.3333333333</text:p>
              </table:table-cell>
              <table:table-cell office:value-type="float" office:value="-4816.66666666667">
                <text:p>-4816.6666666666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5800">
                <text:p>5800</text:p>
              </table:table-cell>
              <table:table-cell office:value-type="float" office:value="10833.3333333333">
                <text:p>10833.3333333333</text:p>
              </table:table-cell>
              <table:table-cell office:value-type="float" office:value="-19583.3333333333">
                <text:p>-19583.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000">
                <text:p>4000</text:p>
              </table:table-cell>
              <table:table-cell office:value-type="float" office:value="9583.33333333333">
                <text:p>9583.33333333333</text:p>
              </table:table-cell>
              <table:table-cell office:value-type="float" office:value="-20916.6666666667">
                <text:p>-20916.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3300">
                <text:p>3300</text:p>
              </table:table-cell>
              <table:table-cell office:value-type="float" office:value="5441.66666666667">
                <text:p>5441.66666666667</text:p>
              </table:table-cell>
              <table:table-cell office:value-type="float" office:value="-27808.3333333333">
                <text:p>-27808.3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3700">
                <text:p>3700</text:p>
              </table:table-cell>
              <table:table-cell office:value-type="float" office:value="5291.66666666667">
                <text:p>5291.66666666667</text:p>
              </table:table-cell>
              <table:table-cell office:value-type="float" office:value="-26583.3333333333">
                <text:p>-26583.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4600">
                <text:p>4600</text:p>
              </table:table-cell>
              <table:table-cell office:value-type="float" office:value="5225">
                <text:p>5225</text:p>
              </table:table-cell>
              <table:table-cell office:value-type="float" office:value="-25100">
                <text:p>-25100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4500">
                <text:p>4500</text:p>
              </table:table-cell>
              <table:table-cell office:value-type="float" office:value="4975">
                <text:p>4975</text:p>
              </table:table-cell>
              <table:table-cell office:value-type="float" office:value="-22808.3333333333">
                <text:p>-22808.3333333333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3600">
                <text:p>3600</text:p>
              </table:table-cell>
              <table:table-cell office:value-type="float" office:value="4891.66666666667">
                <text:p>4891.66666666667</text:p>
              </table:table-cell>
              <table:table-cell office:value-type="float" office:value="-21275">
                <text:p>-21275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5800">
                <text:p>5800</text:p>
              </table:table-cell>
              <table:table-cell office:value-type="float" office:value="4941.66666666667">
                <text:p>4941.66666666667</text:p>
              </table:table-cell>
              <table:table-cell office:value-type="float" office:value="-19575">
                <text:p>-19575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3800">
                <text:p>3800</text:p>
              </table:table-cell>
              <table:table-cell office:value-type="float" office:value="4825">
                <text:p>4825</text:p>
              </table:table-cell>
              <table:table-cell office:value-type="float" office:value="-18541.6666666667">
                <text:p>-18541.666666666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4800">
                <text:p>4800</text:p>
              </table:table-cell>
              <table:table-cell office:value-type="float" office:value="4816.66666666667">
                <text:p>4816.66666666667</text:p>
              </table:table-cell>
              <table:table-cell office:value-type="float" office:value="-16958.3333333333">
                <text:p>-16958.3333333333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5400">
                <text:p>5400</text:p>
              </table:table-cell>
              <table:table-cell office:value-type="float" office:value="4683.33333333333">
                <text:p>4683.33333333333</text:p>
              </table:table-cell>
              <table:table-cell office:value-type="float" office:value="-15758.3333333333">
                <text:p>-15758.3333333333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4800">
                <text:p>4800</text:p>
              </table:table-cell>
              <table:table-cell office:value-type="float" office:value="4508.33333333333">
                <text:p>4508.33333333333</text:p>
              </table:table-cell>
              <table:table-cell office:value-type="float" office:value="-14425">
                <text:p>-1442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6600">
                <text:p>6600</text:p>
              </table:table-cell>
              <table:table-cell office:value-type="float" office:value="4575">
                <text:p>4575</text:p>
              </table:table-cell>
              <table:table-cell office:value-type="float" office:value="-6258.33333333333">
                <text:p>-6258.33333333333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4200">
                <text:p>4200</text:p>
              </table:table-cell>
              <table:table-cell office:value-type="float" office:value="4591.66666666667">
                <text:p>4591.66666666667</text:p>
              </table:table-cell>
              <table:table-cell office:value-type="float" office:value="-4991.66666666667">
                <text:p>-4991.66666666667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9900">
                <text:p>9900</text:p>
              </table:table-cell>
              <table:table-cell office:value-type="float" office:value="5141.66666666667">
                <text:p>5141.66666666667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3800">
                <text:p>3800</text:p>
              </table:table-cell>
              <table:table-cell office:value-type="float" office:value="5150">
                <text:p>5150</text:p>
              </table:table-cell>
              <table:table-cell office:value-type="float" office:value="-141.666666666667">
                <text:p>-141.666666666667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4600">
                <text:p>4600</text:p>
              </table:table-cell>
              <table:table-cell office:value-type="float" office:value="5150">
                <text:p>515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3700">
                <text:p>3700</text:p>
              </table:table-cell>
              <table:table-cell office:value-type="float" office:value="5083.33333333333">
                <text:p>5083.33333333333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5800">
                <text:p>5800</text:p>
              </table:table-cell>
              <table:table-cell office:value-type="float" office:value="5266.66666666667">
                <text:p>5266.6666666666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4000">
                <text:p>4000</text:p>
              </table:table-cell>
              <table:table-cell office:value-type="float" office:value="5116.66666666667">
                <text:p>5116.666666666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3200">
                <text:p>3200</text:p>
              </table:table-cell>
              <table:table-cell office:value-type="float" office:value="5066.66666666667">
                <text:p>5066.66666666667</text:p>
              </table:table-cell>
              <table:table-cell office:value-type="float" office:value="241.666666666667">
                <text:p>241.66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000">
                <text:p>3000</text:p>
              </table:table-cell>
              <table:table-cell office:value-type="float" office:value="4916.66666666667">
                <text:p>4916.6666666666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Wikipedia (nynorsk) Wikipedia</text:p>
        </chart:title>
        <chart:subtitle svg:x="6.594cm" svg:y="1.301cm" chart:style-name="ch3">
          <text:p>Edits per article</text:p>
        </chart:subtitle>
        <chart:legend chart:legend-position="end" svg:x="12.248cm" svg:y="3.703cm" style:legend-expansion="high" chart:style-name="ch4"/>
        <chart:plot-area chart:style-name="ch5" table:cell-range-address="'Edits per article'.A1:'Edits per article'.D133" chart:data-source-has-labels="both" svg:x="1.331cm" svg:y="2.19cm" svg:width="10.597cm" svg:height="5.649cm">
          <chartooo:coordinate-region svg:x="2.144cm" svg:y="2.389cm" svg:width="9.784cm" svg:height="5.251cm"/>
          <chart:axis chart:dimension="x" chart:name="primary-x" chart:style-name="ch6" chartooo:axis-type="auto">
            <chartooo:date-scale/>
            <chart:title svg:x="6.148cm" svg:y="8.019cm" chart:style-name="ch7">
              <text:p>Dates</text:p>
            </chart:title>
            <chart:categories table:cell-range-address="'Edits per article'.A2:'Edits per article'.A133"/>
            <chart:grid chart:style-name="ch8" chart:class="major"/>
          </chart:axis>
          <chart:axis chart:dimension="y" chart:name="primary-y" chart:style-name="ch9">
            <chart:title svg:x="0.451cm" svg:y="5.428cm" chart:style-name="ch10">
              <text:p>Edits</text:p>
            </chart:title>
            <chart:grid chart:style-name="ch8" chart:class="major"/>
          </chart:axis>
          <chart:series chart:style-name="ch11" chart:values-cell-range-address="'Edits per article'.B2:'Edits per article'.B133" chart:label-cell-address="'Edits per article'.B1:'Edits per article'.B1" chart:class="chart:line">
            <chart:data-point chart:repeated="132"/>
          </chart:series>
          <chart:series chart:style-name="ch12" chart:values-cell-range-address="'Edits per article'.C2:'Edits per article'.C133" chart:label-cell-address="'Edits per article'.C1:'Edits per article'.C1" chart:class="chart:line">
            <chart:data-point chart:repeated="132"/>
          </chart:series>
          <chart:series chart:style-name="ch13" chart:values-cell-range-address="'Edits per article'.D2:'Edits per article'.D133" chart:label-cell-address="'Edits per article'.D1:'Edits per article'.D1" chart:class="chart:line">
            <chart:data-point chart:repeated="1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article</text:p>
                <draw:g>
                  <svg:desc>'Edits per article'.B1:'Edits per article'.B1</svg:desc>
                </draw:g>
              </table:table-cell>
              <table:table-cell office:value-type="string">
                <text:p>Sliding mean</text:p>
                <draw:g>
                  <svg:desc>'Edits per article'.C1:'Edits per article'.C1</svg:desc>
                </draw:g>
              </table:table-cell>
              <table:table-cell office:value-type="string">
                <text:p>Sliding diff</text:p>
                <draw:g>
                  <svg:desc>'Edits per article'.D1:'Edits per article'.D1</svg:desc>
                </draw:g>
              </table:table-cell>
            </table:table-row>
          </table:table-header-rows>
          <table:table-rows>
            <table:table-row>
              <table:table-cell office:value-type="float" office:value="38353">
                <text:p>38350</text:p>
                <draw:g>
                  <svg:desc>'Edits per article'.A2:'Edits per article'.A133</svg:desc>
                </draw:g>
              </table:table-cell>
              <table:table-cell office:value-type="float" office:value="3.2">
                <text:p>3.2</text:p>
                <draw:g>
                  <svg:desc>'Edits per article'.B2:'Edits per article'.B133</svg:desc>
                </draw:g>
              </table:table-cell>
              <table:table-cell office:value-type="float" office:value="NaN">
                <text:p>NaN</text:p>
                <draw:g>
                  <svg:desc>'Edits per article'.C2:'Edits per article'.C133</svg:desc>
                </draw:g>
              </table:table-cell>
              <table:table-cell office:value-type="float" office:value="NaN">
                <text:p>NaN</text:p>
                <draw:g>
                  <svg:desc>'Edits per article'.D2:'Edits per article'.D133</svg:desc>
                </draw:g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5.3">
                <text:p>5.3</text:p>
              </table:table-cell>
              <table:table-cell office:value-type="float" office:value="4.225">
                <text:p>4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5.6">
                <text:p>5.6</text:p>
              </table:table-cell>
              <table:table-cell office:value-type="float" office:value="4.425">
                <text:p>4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5.9">
                <text:p>5.9</text:p>
              </table:table-cell>
              <table:table-cell office:value-type="float" office:value="4.64166666666667">
                <text:p>4.6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6.4">
                <text:p>6.4</text:p>
              </table:table-cell>
              <table:table-cell office:value-type="float" office:value="4.86666666666667">
                <text:p>4.8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6.8">
                <text:p>6.8</text:p>
              </table:table-cell>
              <table:table-cell office:value-type="float" office:value="5.13333333333333">
                <text:p>5.1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7">
                <text:p>7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7.5">
                <text:p>7.5</text:p>
              </table:table-cell>
              <table:table-cell office:value-type="float" office:value="5.675">
                <text:p>5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8">
                <text:p>8</text:p>
              </table:table-cell>
              <table:table-cell office:value-type="float" office:value="5.975">
                <text:p>5.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8.6">
                <text:p>8.6</text:p>
              </table:table-cell>
              <table:table-cell office:value-type="float" office:value="6.30833333333333">
                <text:p>6.3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8.8">
                <text:p>8.8</text:p>
              </table:table-cell>
              <table:table-cell office:value-type="float" office:value="6.65">
                <text:p>6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9.3">
                <text:p>9.3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9.8">
                <text:p>9.8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0.1">
                <text:p>10.1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3.59166666666667">
                <text:p>3.59166666666667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0.6">
                <text:p>10.6</text:p>
              </table:table-cell>
              <table:table-cell office:value-type="float" office:value="8.23333333333333">
                <text:p>8.23333333333333</text:p>
              </table:table-cell>
              <table:table-cell office:value-type="float" office:value="3.80833333333333">
                <text:p>3.8083333333333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0.8">
                <text:p>10.8</text:p>
              </table:table-cell>
              <table:table-cell office:value-type="float" office:value="8.64166666666667">
                <text:p>8.641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1.3">
                <text:p>11.3</text:p>
              </table:table-cell>
              <table:table-cell office:value-type="float" office:value="9.05">
                <text:p>9.05</text:p>
              </table:table-cell>
              <table:table-cell office:value-type="float" office:value="4.18333333333333">
                <text:p>4.183333333333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1.5">
                <text:p>11.5</text:p>
              </table:table-cell>
              <table:table-cell office:value-type="float" office:value="9.44166666666666">
                <text:p>9.44166666666666</text:p>
              </table:table-cell>
              <table:table-cell office:value-type="float" office:value="4.30833333333333">
                <text:p>4.30833333333333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1.8">
                <text:p>11.8</text:p>
              </table:table-cell>
              <table:table-cell office:value-type="float" office:value="9.84166666666667">
                <text:p>9.8416666666666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2">
                <text:p>12</text:p>
              </table:table-cell>
              <table:table-cell office:value-type="float" office:value="10.2166666666667">
                <text:p>10.2166666666667</text:p>
              </table:table-cell>
              <table:table-cell office:value-type="float" office:value="4.54166666666667">
                <text:p>4.5416666666666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2">
                <text:p>12</text:p>
              </table:table-cell>
              <table:table-cell office:value-type="float" office:value="10.55">
                <text:p>10.55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2.3">
                <text:p>12.3</text:p>
              </table:table-cell>
              <table:table-cell office:value-type="float" office:value="10.8583333333333">
                <text:p>10.8583333333333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2.6">
                <text:p>12.6</text:p>
              </table:table-cell>
              <table:table-cell office:value-type="float" office:value="11.175">
                <text:p>11.175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2.9">
                <text:p>12.9</text:p>
              </table:table-cell>
              <table:table-cell office:value-type="float" office:value="11.475">
                <text:p>11.475</text:p>
              </table:table-cell>
              <table:table-cell office:value-type="float" office:value="4.45833333333333">
                <text:p>4.45833333333333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3.1">
                <text:p>13.1</text:p>
              </table:table-cell>
              <table:table-cell office:value-type="float" office:value="11.75">
                <text:p>11.7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3.4">
                <text:p>13.4</text:p>
              </table:table-cell>
              <table:table-cell office:value-type="float" office:value="12.025">
                <text:p>12.025</text:p>
              </table:table-cell>
              <table:table-cell office:value-type="float" office:value="4.20833333333333">
                <text:p>4.20833333333333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3.6">
                <text:p>13.6</text:p>
              </table:table-cell>
              <table:table-cell office:value-type="float" office:value="12.275">
                <text:p>12.275</text:p>
              </table:table-cell>
              <table:table-cell office:value-type="float" office:value="4.04166666666667">
                <text:p>4.04166666666667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3.6">
                <text:p>13.6</text:p>
              </table:table-cell>
              <table:table-cell office:value-type="float" office:value="12.5083333333333">
                <text:p>12.5083333333333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3.3">
                <text:p>13.3</text:p>
              </table:table-cell>
              <table:table-cell office:value-type="float" office:value="12.675">
                <text:p>12.67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2.8">
                <text:p>12.8</text:p>
              </table:table-cell>
              <table:table-cell office:value-type="float" office:value="12.7833333333333">
                <text:p>12.7833333333333</text:p>
              </table:table-cell>
              <table:table-cell office:value-type="float" office:value="3.34166666666667">
                <text:p>3.34166666666667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2.7">
                <text:p>12.7</text:p>
              </table:table-cell>
              <table:table-cell office:value-type="float" office:value="12.8583333333333">
                <text:p>12.8583333333333</text:p>
              </table:table-cell>
              <table:table-cell office:value-type="float" office:value="3.01666666666667">
                <text:p>3.01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">
                <text:p>13</text:p>
              </table:table-cell>
              <table:table-cell office:value-type="float" office:value="12.9416666666667">
                <text:p>12.9416666666667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3.3">
                <text:p>13.3</text:p>
              </table:table-cell>
              <table:table-cell office:value-type="float" office:value="13.05">
                <text:p>13.0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3.6">
                <text:p>13.6</text:p>
              </table:table-cell>
              <table:table-cell office:value-type="float" office:value="13.1583333333333">
                <text:p>13.158333333333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3.7">
                <text:p>13.7</text:p>
              </table:table-cell>
              <table:table-cell office:value-type="float" office:value="13.25">
                <text:p>13.25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4">
                <text:p>14</text:p>
              </table:table-cell>
              <table:table-cell office:value-type="float" office:value="13.3416666666667">
                <text:p>13.3416666666667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4.1">
                <text:p>14.1</text:p>
              </table:table-cell>
              <table:table-cell office:value-type="float" office:value="13.425">
                <text:p>13.425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4.2">
                <text:p>14.2</text:p>
              </table:table-cell>
              <table:table-cell office:value-type="float" office:value="13.4916666666667">
                <text:p>13.4916666666667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4.3">
                <text:p>14.3</text:p>
              </table:table-cell>
              <table:table-cell office:value-type="float" office:value="13.55">
                <text:p>13.5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4.4">
                <text:p>14.4</text:p>
              </table:table-cell>
              <table:table-cell office:value-type="float" office:value="13.6166666666667">
                <text:p>13.6166666666667</text:p>
              </table:table-cell>
              <table:table-cell office:value-type="float" office:value="1.10833333333333">
                <text:p>1.10833333333333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4.5">
                <text:p>14.5</text:p>
              </table:table-cell>
              <table:table-cell office:value-type="float" office:value="13.7166666666667">
                <text:p>13.7166666666667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4.6">
                <text:p>14.6</text:p>
              </table:table-cell>
              <table:table-cell office:value-type="float" office:value="13.8666666666667">
                <text:p>13.86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4.9">
                <text:p>14.9</text:p>
              </table:table-cell>
              <table:table-cell office:value-type="float" office:value="14.05">
                <text:p>14.05</text:p>
              </table:table-cell>
              <table:table-cell office:value-type="float" office:value="1.19166666666667">
                <text:p>1.19166666666667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5">
                <text:p>15</text:p>
              </table:table-cell>
              <table:table-cell office:value-type="float" office:value="14.2166666666667">
                <text:p>14.2166666666667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5.2">
                <text:p>15.2</text:p>
              </table:table-cell>
              <table:table-cell office:value-type="float" office:value="14.375">
                <text:p>14.375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5.5">
                <text:p>15.5</text:p>
              </table:table-cell>
              <table:table-cell office:value-type="float" office:value="14.5333333333333">
                <text:p>14.5333333333333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5.6">
                <text:p>15.6</text:p>
              </table:table-cell>
              <table:table-cell office:value-type="float" office:value="14.6916666666667">
                <text:p>14.6916666666667</text:p>
              </table:table-cell>
              <table:table-cell office:value-type="float" office:value="1.44166666666667">
                <text:p>1.44166666666667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5.7">
                <text:p>15.7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1.49166666666666">
                <text:p>1.49166666666666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6">
                <text:p>16</text:p>
              </table:table-cell>
              <table:table-cell office:value-type="float" office:value="14.9916666666667">
                <text:p>14.9916666666667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6.2">
                <text:p>16.2</text:p>
              </table:table-cell>
              <table:table-cell office:value-type="float" office:value="15.1583333333333">
                <text:p>15.158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6.4">
                <text:p>16.4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1.78333333333334">
                <text:p>1.7833333333333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.6">
                <text:p>16.6</text:p>
              </table:table-cell>
              <table:table-cell office:value-type="float" office:value="15.5166666666667">
                <text:p>15.516666666666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6.6">
                <text:p>16.6</text:p>
              </table:table-cell>
              <table:table-cell office:value-type="float" office:value="15.6916666666667">
                <text:p>15.6916666666667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6.7">
                <text:p>16.7</text:p>
              </table:table-cell>
              <table:table-cell office:value-type="float" office:value="15.8666666666667">
                <text:p>15.8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6.8">
                <text:p>16.8</text:p>
              </table:table-cell>
              <table:table-cell office:value-type="float" office:value="16.025">
                <text:p>16.025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7">
                <text:p>17</text:p>
              </table:table-cell>
              <table:table-cell office:value-type="float" office:value="16.1916666666667">
                <text:p>16.1916666666667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7.1">
                <text:p>17.1</text:p>
              </table:table-cell>
              <table:table-cell office:value-type="float" office:value="16.35">
                <text:p>16.35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7.3">
                <text:p>17.3</text:p>
              </table:table-cell>
              <table:table-cell office:value-type="float" office:value="16.5">
                <text:p>16.5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7.5">
                <text:p>17.5</text:p>
              </table:table-cell>
              <table:table-cell office:value-type="float" office:value="16.6583333333333">
                <text:p>16.6583333333333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7.5">
                <text:p>17.5</text:p>
              </table:table-cell>
              <table:table-cell office:value-type="float" office:value="16.8083333333333">
                <text:p>16.8083333333333</text:p>
              </table:table-cell>
              <table:table-cell office:value-type="float" office:value="1.975">
                <text:p>1.975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7.5">
                <text:p>17.5</text:p>
              </table:table-cell>
              <table:table-cell office:value-type="float" office:value="16.9333333333333">
                <text:p>16.9333333333333</text:p>
              </table:table-cell>
              <table:table-cell office:value-type="float" office:value="1.94166666666667">
                <text:p>1.94166666666667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7.5">
                <text:p>17.5</text:p>
              </table:table-cell>
              <table:table-cell office:value-type="float" office:value="17.0416666666667">
                <text:p>17.0416666666667</text:p>
              </table:table-cell>
              <table:table-cell office:value-type="float" office:value="1.88333333333334">
                <text:p>1.88333333333334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7.7">
                <text:p>17.7</text:p>
              </table:table-cell>
              <table:table-cell office:value-type="float" office:value="17.15">
                <text:p>17.15</text:p>
              </table:table-cell>
              <table:table-cell office:value-type="float" office:value="1.81666666666667">
                <text:p>1.81666666666667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7.8">
                <text:p>17.8</text:p>
              </table:table-cell>
              <table:table-cell office:value-type="float" office:value="17.25">
                <text:p>17.25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7.9">
                <text:p>17.9</text:p>
              </table:table-cell>
              <table:table-cell office:value-type="float" office:value="17.3583333333333">
                <text:p>17.358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8">
                <text:p>18</text:p>
              </table:table-cell>
              <table:table-cell office:value-type="float" office:value="17.4666666666667">
                <text:p>17.46666666666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8">
                <text:p>18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1.54166666666667">
                <text:p>1.541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7.7">
                <text:p>17.7</text:p>
              </table:table-cell>
              <table:table-cell office:value-type="float" office:value="17.625">
                <text:p>17.625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7.5">
                <text:p>17.5</text:p>
              </table:table-cell>
              <table:table-cell office:value-type="float" office:value="17.6583333333333">
                <text:p>17.6583333333333</text:p>
              </table:table-cell>
              <table:table-cell office:value-type="float" office:value="1.30833333333333">
                <text:p>1.3083333333333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7.6">
                <text:p>17.6</text:p>
              </table:table-cell>
              <table:table-cell office:value-type="float" office:value="17.6833333333333">
                <text:p>17.6833333333333</text:p>
              </table:table-cell>
              <table:table-cell office:value-type="float" office:value="1.18333333333333">
                <text:p>1.1833333333333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7.7">
                <text:p>17.7</text:p>
              </table:table-cell>
              <table:table-cell office:value-type="float" office:value="17.7">
                <text:p>17.7</text:p>
              </table:table-cell>
              <table:table-cell office:value-type="float" office:value="1.04166666666666">
                <text:p>1.04166666666666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7.8">
                <text:p>17.8</text:p>
              </table:table-cell>
              <table:table-cell office:value-type="float" office:value="17.725">
                <text:p>17.725</text:p>
              </table:table-cell>
              <table:table-cell office:value-type="float" office:value="0.916666666666664">
                <text:p>0.916666666666664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7.8">
                <text:p>17.8</text:p>
              </table:table-cell>
              <table:table-cell office:value-type="float" office:value="17.75">
                <text:p>17.75</text:p>
              </table:table-cell>
              <table:table-cell office:value-type="float" office:value="0.81666666666667">
                <text:p>0.81666666666667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7.9">
                <text:p>17.9</text:p>
              </table:table-cell>
              <table:table-cell office:value-type="float" office:value="17.7833333333333">
                <text:p>17.7833333333333</text:p>
              </table:table-cell>
              <table:table-cell office:value-type="float" office:value="0.741666666666667">
                <text:p>0.7416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8">
                <text:p>18</text:p>
              </table:table-cell>
              <table:table-cell office:value-type="float" office:value="17.8083333333333">
                <text:p>17.8083333333333</text:p>
              </table:table-cell>
              <table:table-cell office:value-type="float" office:value="0.658333333333331">
                <text:p>0.65833333333333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7.7">
                <text:p>17.7</text:p>
              </table:table-cell>
              <table:table-cell office:value-type="float" office:value="17.8">
                <text:p>17.8</text:p>
              </table:table-cell>
              <table:table-cell office:value-type="float" office:value="0.550000000000001">
                <text:p>0.550000000000001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7.3">
                <text:p>17.3</text:p>
              </table:table-cell>
              <table:table-cell office:value-type="float" office:value="17.75">
                <text:p>17.75</text:p>
              </table:table-cell>
              <table:table-cell office:value-type="float" office:value="0.391666666666673">
                <text:p>0.39166666666667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7.4">
                <text:p>17.4</text:p>
              </table:table-cell>
              <table:table-cell office:value-type="float" office:value="17.7">
                <text:p>17.7</text:p>
              </table:table-cell>
              <table:table-cell office:value-type="float" office:value="0.233333333333334">
                <text:p>0.2333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7.5">
                <text:p>17.5</text:p>
              </table:table-cell>
              <table:table-cell office:value-type="float" office:value="17.6583333333333">
                <text:p>17.6583333333333</text:p>
              </table:table-cell>
              <table:table-cell office:value-type="float" office:value="0.0916666666666686">
                <text:p>0.0916666666666686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7.5">
                <text:p>17.5</text:p>
              </table:table-cell>
              <table:table-cell office:value-type="float" office:value="17.6416666666667">
                <text:p>17.6416666666667</text:p>
              </table:table-cell>
              <table:table-cell office:value-type="float" office:value="0.0166666666666657">
                <text:p>0.0166666666666657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7.4">
                <text:p>17.4</text:p>
              </table:table-cell>
              <table:table-cell office:value-type="float" office:value="17.6333333333333">
                <text:p>17.6333333333333</text:p>
              </table:table-cell>
              <table:table-cell office:value-type="float" office:value="-0.0249999999999986">
                <text:p>-0.0249999999999986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7.4">
                <text:p>17.4</text:p>
              </table:table-cell>
              <table:table-cell office:value-type="float" office:value="17.6166666666667">
                <text:p>17.6166666666667</text:p>
              </table:table-cell>
              <table:table-cell office:value-type="float" office:value="-0.0666666666666664">
                <text:p>-0.066666666666666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7.5">
                <text:p>17.5</text:p>
              </table:table-cell>
              <table:table-cell office:value-type="float" office:value="17.6">
                <text:p>17.6</text:p>
              </table:table-cell>
              <table:table-cell office:value-type="float" office:value="-0.0999999999999979">
                <text:p>-0.0999999999999979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7.4">
                <text:p>17.4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-0.158333333333331">
                <text:p>-0.158333333333331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7.4">
                <text:p>17.4</text:p>
              </table:table-cell>
              <table:table-cell office:value-type="float" office:value="17.5333333333333">
                <text:p>17.5333333333333</text:p>
              </table:table-cell>
              <table:table-cell office:value-type="float" office:value="-0.216666666666669">
                <text:p>-0.216666666666669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7.4">
                <text:p>17.4</text:p>
              </table:table-cell>
              <table:table-cell office:value-type="float" office:value="17.4916666666667">
                <text:p>17.4916666666667</text:p>
              </table:table-cell>
              <table:table-cell office:value-type="float" office:value="-0.291666666666664">
                <text:p>-0.29166666666666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7.4">
                <text:p>17.4</text:p>
              </table:table-cell>
              <table:table-cell office:value-type="float" office:value="17.4416666666667">
                <text:p>17.4416666666667</text:p>
              </table:table-cell>
              <table:table-cell office:value-type="float" office:value="-0.366666666666664">
                <text:p>-0.366666666666664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17.5">
                <text:p>17.5</text:p>
              </table:table-cell>
              <table:table-cell office:value-type="float" office:value="17.425">
                <text:p>17.42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7.9">
                <text:p>17.9</text:p>
              </table:table-cell>
              <table:table-cell office:value-type="float" office:value="17.475">
                <text:p>17.475</text:p>
              </table:table-cell>
              <table:table-cell office:value-type="float" office:value="-0.275000000000002">
                <text:p>-0.275000000000002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7.7">
                <text:p>17.7</text:p>
              </table:table-cell>
              <table:table-cell office:value-type="float" office:value="17.5">
                <text:p>17.5</text:p>
              </table:table-cell>
              <table:table-cell office:value-type="float" office:value="-0.199999999999999">
                <text:p>-0.199999999999999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18">
                <text:p>18</text:p>
              </table:table-cell>
              <table:table-cell office:value-type="float" office:value="17.5416666666667">
                <text:p>17.5416666666667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17.9">
                <text:p>17.9</text:p>
              </table:table-cell>
              <table:table-cell office:value-type="float" office:value="17.575">
                <text:p>17.575</text:p>
              </table:table-cell>
              <table:table-cell office:value-type="float" office:value="-0.0666666666666664">
                <text:p>-0.0666666666666664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17.8">
                <text:p>17.8</text:p>
              </table:table-cell>
              <table:table-cell office:value-type="float" office:value="17.6083333333333">
                <text:p>17.6083333333333</text:p>
              </table:table-cell>
              <table:table-cell office:value-type="float" office:value="-0.0249999999999986">
                <text:p>-0.0249999999999986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17.8">
                <text:p>17.8</text:p>
              </table:table-cell>
              <table:table-cell office:value-type="float" office:value="17.6416666666667">
                <text:p>17.6416666666667</text:p>
              </table:table-cell>
              <table:table-cell office:value-type="float" office:value="0.0250000000000021">
                <text:p>0.0250000000000021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17.8">
                <text:p>17.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0.0666666666666664">
                <text:p>0.0666666666666664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17.7">
                <text:p>17.7</text:p>
              </table:table-cell>
              <table:table-cell office:value-type="float" office:value="17.6916666666667">
                <text:p>17.691666666666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7.6">
                <text:p>17.6</text:p>
              </table:table-cell>
              <table:table-cell office:value-type="float" office:value="17.7083333333333">
                <text:p>17.7083333333333</text:p>
              </table:table-cell>
              <table:table-cell office:value-type="float" office:value="0.174999999999997">
                <text:p>0.17499999999999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7.5">
                <text:p>17.5</text:p>
              </table:table-cell>
              <table:table-cell office:value-type="float" office:value="17.7166666666667">
                <text:p>17.7166666666667</text:p>
              </table:table-cell>
              <table:table-cell office:value-type="float" office:value="0.224999999999994">
                <text:p>0.22499999999999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7.2">
                <text:p>17.2</text:p>
              </table:table-cell>
              <table:table-cell office:value-type="float" office:value="17.7">
                <text:p>17.7</text:p>
              </table:table-cell>
              <table:table-cell office:value-type="float" office:value="0.258333333333329">
                <text:p>0.258333333333329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17">
                <text:p>17</text:p>
              </table:table-cell>
              <table:table-cell office:value-type="float" office:value="17.6583333333333">
                <text:p>17.6583333333333</text:p>
              </table:table-cell>
              <table:table-cell office:value-type="float" office:value="0.233333333333331">
                <text:p>0.233333333333331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16.9">
                <text:p>16.9</text:p>
              </table:table-cell>
              <table:table-cell office:value-type="float" office:value="17.575">
                <text:p>17.575</text:p>
              </table:table-cell>
              <table:table-cell office:value-type="float" office:value="0.0999999999999979">
                <text:p>0.0999999999999979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6.9">
                <text:p>16.9</text:p>
              </table:table-cell>
              <table:table-cell office:value-type="float" office:value="17.5083333333333">
                <text:p>17.5083333333333</text:p>
              </table:table-cell>
              <table:table-cell office:value-type="float" office:value="0.00833333333333286">
                <text:p>0.0083333333333328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6.8">
                <text:p>16.8</text:p>
              </table:table-cell>
              <table:table-cell office:value-type="float" office:value="17.4083333333333">
                <text:p>17.4083333333333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16.8">
                <text:p>16.8</text:p>
              </table:table-cell>
              <table:table-cell office:value-type="float" office:value="17.3166666666667">
                <text:p>17.3166666666667</text:p>
              </table:table-cell>
              <table:table-cell office:value-type="float" office:value="-0.258333333333326">
                <text:p>-0.258333333333326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16.7">
                <text:p>16.7</text:p>
              </table:table-cell>
              <table:table-cell office:value-type="float" office:value="17.225">
                <text:p>17.225</text:p>
              </table:table-cell>
              <table:table-cell office:value-type="float" office:value="-0.383333333333333">
                <text:p>-0.383333333333333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16.6">
                <text:p>16.6</text:p>
              </table:table-cell>
              <table:table-cell office:value-type="float" office:value="17.125">
                <text:p>17.125</text:p>
              </table:table-cell>
              <table:table-cell office:value-type="float" office:value="-0.516666666666669">
                <text:p>-0.516666666666669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16.5">
                <text:p>16.5</text:p>
              </table:table-cell>
              <table:table-cell office:value-type="float" office:value="17.0166666666667">
                <text:p>17.0166666666667</text:p>
              </table:table-cell>
              <table:table-cell office:value-type="float" office:value="-0.649999999999999">
                <text:p>-0.649999999999999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16.5">
                <text:p>16.5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-0.775000000000002">
                <text:p>-0.775000000000002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16.5">
                <text:p>16.5</text:p>
              </table:table-cell>
              <table:table-cell office:value-type="float" office:value="16.825">
                <text:p>16.825</text:p>
              </table:table-cell>
              <table:table-cell office:value-type="float" office:value="-0.883333333333333">
                <text:p>-0.883333333333333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16.5">
                <text:p>16.5</text:p>
              </table:table-cell>
              <table:table-cell office:value-type="float" office:value="16.7416666666667">
                <text:p>16.7416666666667</text:p>
              </table:table-cell>
              <table:table-cell office:value-type="float" office:value="-0.974999999999998">
                <text:p>-0.974999999999998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16.5">
                <text:p>16.5</text:p>
              </table:table-cell>
              <table:table-cell office:value-type="float" office:value="16.6833333333333">
                <text:p>16.6833333333333</text:p>
              </table:table-cell>
              <table:table-cell office:value-type="float" office:value="-1.01666666666667">
                <text:p>-1.01666666666667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16.4">
                <text:p>16.4</text:p>
              </table:table-cell>
              <table:table-cell office:value-type="float" office:value="16.6333333333333">
                <text:p>16.6333333333333</text:p>
              </table:table-cell>
              <table:table-cell office:value-type="float" office:value="-1.025">
                <text:p>-1.02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16.4">
                <text:p>16.4</text:p>
              </table:table-cell>
              <table:table-cell office:value-type="float" office:value="16.5916666666667">
                <text:p>16.5916666666667</text:p>
              </table:table-cell>
              <table:table-cell office:value-type="float" office:value="-0.983333333333331">
                <text:p>-0.983333333333331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16.4">
                <text:p>16.4</text:p>
              </table:table-cell>
              <table:table-cell office:value-type="float" office:value="16.55">
                <text:p>16.55</text:p>
              </table:table-cell>
              <table:table-cell office:value-type="float" office:value="-0.958333333333332">
                <text:p>-0.958333333333332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16.4">
                <text:p>16.4</text:p>
              </table:table-cell>
              <table:table-cell office:value-type="float" office:value="16.5166666666667">
                <text:p>16.5166666666667</text:p>
              </table:table-cell>
              <table:table-cell office:value-type="float" office:value="-0.891666666666666">
                <text:p>-0.891666666666666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16.4">
                <text:p>16.4</text:p>
              </table:table-cell>
              <table:table-cell office:value-type="float" office:value="16.4833333333333">
                <text:p>16.4833333333333</text:p>
              </table:table-cell>
              <table:table-cell office:value-type="float" office:value="-0.833333333333339">
                <text:p>-0.833333333333339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16.4">
                <text:p>16.4</text:p>
              </table:table-cell>
              <table:table-cell office:value-type="float" office:value="16.4583333333333">
                <text:p>16.4583333333333</text:p>
              </table:table-cell>
              <table:table-cell office:value-type="float" office:value="-0.766666666666666">
                <text:p>-0.766666666666666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16.4">
                <text:p>16.4</text:p>
              </table:table-cell>
              <table:table-cell office:value-type="float" office:value="16.4416666666667">
                <text:p>16.4416666666667</text:p>
              </table:table-cell>
              <table:table-cell office:value-type="float" office:value="-0.68333333333333">
                <text:p>-0.683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16.2">
                <text:p>16.2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-0.600000000000001">
                <text:p>-0.600000000000001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6.2">
                <text:p>16.2</text:p>
              </table:table-cell>
              <table:table-cell office:value-type="float" office:value="16.3916666666667">
                <text:p>16.3916666666667</text:p>
              </table:table-cell>
              <table:table-cell office:value-type="float" office:value="-0.524999999999995">
                <text:p>-0.524999999999995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6.2">
                <text:p>16.2</text:p>
              </table:table-cell>
              <table:table-cell office:value-type="float" office:value="16.3666666666667">
                <text:p>16.3666666666667</text:p>
              </table:table-cell>
              <table:table-cell office:value-type="float" office:value="-0.458333333333336">
                <text:p>-0.458333333333336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6.1">
                <text:p>16.1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-0.408333333333335">
                <text:p>-0.408333333333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Norwegian (nynorsk) Wikipedia</text:p>
        </chart:title>
        <chart:subtitle svg:x="6.157cm" svg:y="1.301cm" chart:style-name="ch3">
          <text:p>New articles per day</text:p>
        </chart:subtitle>
        <chart:legend chart:legend-position="end" svg:x="11.534cm" svg:y="3.703cm" style:legend-expansion="high" chart:style-name="ch4"/>
        <chart:plot-area chart:style-name="ch5" table:cell-range-address="'New articles'.A1:'New articles'.D133" chart:data-source-has-labels="both" svg:x="1.331cm" svg:y="2.19cm" svg:width="9.883cm" svg:height="5.649cm">
          <chartooo:coordinate-region svg:x="2.146cm" svg:y="2.389cm" svg:width="9.068cm" svg:height="5.251cm"/>
          <chart:axis chart:dimension="x" chart:name="primary-x" chart:style-name="ch6" chartooo:axis-type="auto">
            <chartooo:date-scale/>
            <chart:title svg:x="5.791cm" svg:y="8.019cm" chart:style-name="ch7">
              <text:p>Dates</text:p>
            </chart:title>
            <chart:categories table:cell-range-address="'New articles'.A2:'New articles'.A133"/>
            <chart:grid chart:style-name="ch8" chart:class="major"/>
          </chart:axis>
          <chart:axis chart:dimension="y" chart:name="primary-y" chart:style-name="ch9">
            <chart:title svg:x="0.451cm" svg:y="5.6cm" chart:style-name="ch10">
              <text:p>Articles</text:p>
            </chart:title>
            <chart:grid chart:style-name="ch8" chart:class="major"/>
          </chart:axis>
          <chart:series chart:style-name="ch11" chart:values-cell-range-address="'New articles'.B2:'New articles'.B133" chart:label-cell-address="'New articles'.B1:'New articles'.B1" chart:class="chart:line">
            <chart:data-point chart:repeated="132"/>
          </chart:series>
          <chart:series chart:style-name="ch12" chart:values-cell-range-address="'New articles'.C2:'New articles'.C133" chart:label-cell-address="'New articles'.C1:'New articles'.C1" chart:class="chart:line">
            <chart:data-point chart:repeated="132"/>
          </chart:series>
          <chart:series chart:style-name="ch13" chart:values-cell-range-address="'New articles'.D2:'New articles'.D133" chart:label-cell-address="'New articles'.D1:'New articles'.D1" chart:class="chart:line">
            <chart:data-point chart:repeated="1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articles per day</text:p>
                <draw:g>
                  <svg:desc>'New articles'.B1:'New articles'.B1</svg:desc>
                </draw:g>
              </table:table-cell>
              <table:table-cell office:value-type="string">
                <text:p>Sliding mean</text:p>
                <draw:g>
                  <svg:desc>'New articles'.C1:'New articles'.C1</svg:desc>
                </draw:g>
              </table:table-cell>
              <table:table-cell office:value-type="string">
                <text:p>Sliding diff</text:p>
                <draw:g>
                  <svg:desc>'New articles'.D1:'New articles'.D1</svg:desc>
                </draw:g>
              </table:table-cell>
            </table:table-row>
          </table:table-header-rows>
          <table:table-rows>
            <table:table-row>
              <table:table-cell office:value-type="float" office:value="38353">
                <text:p>38350</text:p>
                <draw:g>
                  <svg:desc>'New articles'.A2:'New articles'.A133</svg:desc>
                </draw:g>
              </table:table-cell>
              <table:table-cell office:value-type="float" office:value="18">
                <text:p>18</text:p>
                <draw:g>
                  <svg:desc>'New articles'.B2:'New articles'.B133</svg:desc>
                </draw:g>
              </table:table-cell>
              <table:table-cell office:value-type="float" office:value="NaN">
                <text:p>NaN</text:p>
                <draw:g>
                  <svg:desc>'New articles'.C2:'New articles'.C133</svg:desc>
                </draw:g>
              </table:table-cell>
              <table:table-cell office:value-type="float" office:value="NaN">
                <text:p>NaN</text:p>
                <draw:g>
                  <svg:desc>'New articles'.D2:'New articles'.D133</svg:desc>
                </draw:g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19">
                <text:p>19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20">
                <text:p>2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16">
                <text:p>16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9">
                <text:p>19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5">
                <text:p>15</text:p>
              </table:table-cell>
              <table:table-cell office:value-type="float" office:value="21.75">
                <text:p>2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6">
                <text:p>16</text:p>
              </table:table-cell>
              <table:table-cell office:value-type="float" office:value="19.25">
                <text:p>1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4">
                <text:p>14</text:p>
              </table:table-cell>
              <table:table-cell office:value-type="float" office:value="18.4166666666667">
                <text:p>18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7">
                <text:p>7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1">
                <text:p>11</text:p>
              </table:table-cell>
              <table:table-cell office:value-type="float" office:value="16.5833333333333">
                <text:p>16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20">
                <text:p>20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6">
                <text:p>1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21">
                <text:p>21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23">
                <text:p>23</text:p>
              </table:table-cell>
              <table:table-cell office:value-type="float" office:value="16.5">
                <text:p>16.5</text:p>
              </table:table-cell>
              <table:table-cell office:value-type="float" office:value="-10.8333333333333">
                <text:p>-10.8333333333333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24">
                <text:p>24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24">
                <text:p>24</text:p>
              </table:table-cell>
              <table:table-cell office:value-type="float" office:value="17.5">
                <text:p>17.5</text:p>
              </table:table-cell>
              <table:table-cell office:value-type="float" office:value="-8.58333333333333">
                <text:p>-8.58333333333333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20">
                <text:p>20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-7.58333333333334">
                <text:p>-7.58333333333334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27">
                <text:p>27</text:p>
              </table:table-cell>
              <table:table-cell office:value-type="float" office:value="18.5833333333333">
                <text:p>18.5833333333333</text:p>
              </table:table-cell>
              <table:table-cell office:value-type="float" office:value="-3.16666666666667">
                <text:p>-3.16666666666667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30">
                <text:p>30</text:p>
              </table:table-cell>
              <table:table-cell office:value-type="float" office:value="19.75">
                <text:p>19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31">
                <text:p>31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26">
                <text:p>26</text:p>
              </table:table-cell>
              <table:table-cell office:value-type="float" office:value="22.75">
                <text:p>22.7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1">
                <text:p>21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24">
                <text:p>24</text:p>
              </table:table-cell>
              <table:table-cell office:value-type="float" office:value="23.9166666666667">
                <text:p>23.9166666666667</text:p>
              </table:table-cell>
              <table:table-cell office:value-type="float" office:value="7.08333333333334">
                <text:p>7.08333333333334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31">
                <text:p>31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29">
                <text:p>29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9.66666666666666">
                <text:p>9.66666666666666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21">
                <text:p>21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44">
                <text:p>44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10.1666666666667">
                <text:p>10.1666666666667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66">
                <text:p>66</text:p>
              </table:table-cell>
              <table:table-cell office:value-type="float" office:value="31.5">
                <text:p>31.5</text:p>
              </table:table-cell>
              <table:table-cell office:value-type="float" office:value="13.9166666666667">
                <text:p>13.9166666666667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02">
                <text:p>102</text:p>
              </table:table-cell>
              <table:table-cell office:value-type="float" office:value="37.75">
                <text:p>37.75</text:p>
              </table:table-cell>
              <table:table-cell office:value-type="float" office:value="19.1666666666667">
                <text:p>19.1666666666667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67">
                <text:p>6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21.0833333333333">
                <text:p>21.08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">
                <text:p>1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3">
                <text:p>23</text:p>
              </table:table-cell>
              <table:table-cell office:value-type="float" office:value="39.4166666666667">
                <text:p>39.416666666666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16.4166666666667">
                <text:p>16.4166666666667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28">
                <text:p>28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16.4166666666667">
                <text:p>16.4166666666667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41">
                <text:p>41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34">
                <text:p>34</text:p>
              </table:table-cell>
              <table:table-cell office:value-type="float" office:value="41.5833333333333">
                <text:p>41.583333333333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43">
                <text:p>43</text:p>
              </table:table-cell>
              <table:table-cell office:value-type="float" office:value="43.4166666666667">
                <text:p>43.4166666666667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40">
                <text:p>40</text:p>
              </table:table-cell>
              <table:table-cell office:value-type="float" office:value="44.4166666666667">
                <text:p>44.4166666666667</text:p>
              </table:table-cell>
              <table:table-cell office:value-type="float" office:value="18.4166666666667">
                <text:p>18.4166666666667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34">
                <text:p>34</text:p>
              </table:table-cell>
              <table:table-cell office:value-type="float" office:value="43.5833333333333">
                <text:p>43.5833333333333</text:p>
              </table:table-cell>
              <table:table-cell office:value-type="float" office:value="15.9166666666667">
                <text:p>15.916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28">
                <text:p>28</text:p>
              </table:table-cell>
              <table:table-cell office:value-type="float" office:value="40.4166666666667">
                <text:p>40.4166666666667</text:p>
              </table:table-cell>
              <table:table-cell office:value-type="float" office:value="8.91666666666666">
                <text:p>8.91666666666666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28">
                <text:p>28</text:p>
              </table:table-cell>
              <table:table-cell office:value-type="float" office:value="34.25">
                <text:p>34.2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29">
                <text:p>29</text:p>
              </table:table-cell>
              <table:table-cell office:value-type="float" office:value="31.0833333333333">
                <text:p>31.0833333333333</text:p>
              </table:table-cell>
              <table:table-cell office:value-type="float" office:value="-9.75">
                <text:p>-9.75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20">
                <text:p>2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20">
                <text:p>20</text:p>
              </table:table-cell>
              <table:table-cell office:value-type="float" office:value="31.0833333333333">
                <text:p>31.0833333333333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3">
                <text:p>13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9">
                <text:p>29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25">
                <text:p>25</text:p>
              </table:table-cell>
              <table:table-cell office:value-type="float" office:value="28.5833333333333">
                <text:p>28.5833333333333</text:p>
              </table:table-cell>
              <table:table-cell office:value-type="float" office:value="-12.5833333333333">
                <text:p>-12.5833333333333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21">
                <text:p>21</text:p>
              </table:table-cell>
              <table:table-cell office:value-type="float" office:value="27.5">
                <text:p>27.5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7">
                <text:p>17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-18.0833333333333">
                <text:p>-18.0833333333333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28">
                <text:p>2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-20.0833333333333">
                <text:p>-20.083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3">
                <text:p>23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-20.1666666666667">
                <text:p>-20.1666666666667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32">
                <text:p>32</text:p>
              </table:table-cell>
              <table:table-cell office:value-type="float" office:value="23.75">
                <text:p>23.75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33">
                <text:p>33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-10.0833333333333">
                <text:p>-10.0833333333333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8">
                <text:p>28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1">
                <text:p>21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-7.16666666666666">
                <text:p>-7.166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3">
                <text:p>13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-5.83333333333333">
                <text:p>-5.833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31">
                <text:p>31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33">
                <text:p>33</text:p>
              </table:table-cell>
              <table:table-cell office:value-type="float" office:value="24.8333333333333">
                <text:p>24.833333333333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27">
                <text:p>27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-2.16666666666667">
                <text:p>-2.16666666666667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31">
                <text:p>31</text:p>
              </table:table-cell>
              <table:table-cell office:value-type="float" office:value="26.5">
                <text:p>26.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4">
                <text:p>24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1.83333333333334">
                <text:p>1.83333333333334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35">
                <text:p>35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32">
                <text:p>32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28">
                <text:p>28</text:p>
              </table:table-cell>
              <table:table-cell office:value-type="float" office:value="26.75">
                <text:p>26.75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39">
                <text:p>3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.58333333333334">
                <text:p>3.58333333333334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83">
                <text:p>83</text:p>
              </table:table-cell>
              <table:table-cell office:value-type="float" office:value="32.8333333333333">
                <text:p>32.833333333333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60">
                <text:p>60</text:p>
              </table:table-cell>
              <table:table-cell office:value-type="float" office:value="36.75">
                <text:p>36.75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0">
                <text:p>20</text:p>
              </table:table-cell>
              <table:table-cell office:value-type="float" office:value="36.9166666666667">
                <text:p>36.9166666666667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36">
                <text:p>36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5">
                <text:p>25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35">
                <text:p>35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8">
                <text:p>18</text:p>
              </table:table-cell>
              <table:table-cell office:value-type="float" office:value="36.25">
                <text:p>36.2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25">
                <text:p>25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0.1666666666667">
                <text:p>10.1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9">
                <text:p>89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93">
                <text:p>93</text:p>
              </table:table-cell>
              <table:table-cell office:value-type="float" office:value="45.9166666666667">
                <text:p>45.9166666666667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1">
                <text:p>21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18.5833333333333">
                <text:p>18.58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7">
                <text:p>17</text:p>
              </table:table-cell>
              <table:table-cell office:value-type="float" office:value="43.5">
                <text:p>43.5</text:p>
              </table:table-cell>
              <table:table-cell office:value-type="float" office:value="15.8333333333333">
                <text:p>15.83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55">
                <text:p>55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53">
                <text:p>53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3.83333333333334">
                <text:p>3.83333333333334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64">
                <text:p>64</text:p>
              </table:table-cell>
              <table:table-cell office:value-type="float" office:value="44.25">
                <text:p>44.25</text:p>
              </table:table-cell>
              <table:table-cell office:value-type="float" office:value="7.33333333333334">
                <text:p>7.3333333333333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31">
                <text:p>31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61">
                <text:p>61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10.1666666666667">
                <text:p>10.1666666666667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46">
                <text:p>46</text:p>
              </table:table-cell>
              <table:table-cell office:value-type="float" office:value="47.75">
                <text:p>47.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49">
                <text:p>49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14.0833333333333">
                <text:p>14.083333333333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37">
                <text:p>37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6.16666666666666">
                <text:p>6.16666666666666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08">
                <text:p>108</text:p>
              </table:table-cell>
              <table:table-cell office:value-type="float" office:value="48.25">
                <text:p>48.25</text:p>
              </table:table-cell>
              <table:table-cell office:value-type="float" office:value="2.33333333333334">
                <text:p>2.33333333333334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74">
                <text:p>74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46">
                <text:p>46</text:p>
              </table:table-cell>
              <table:table-cell office:value-type="float" office:value="55.0833333333333">
                <text:p>55.0833333333333</text:p>
              </table:table-cell>
              <table:table-cell office:value-type="float" office:value="11.5833333333333">
                <text:p>11.583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16">
                <text:p>16</text:p>
              </table:table-cell>
              <table:table-cell office:value-type="float" office:value="51.8333333333333">
                <text:p>51.8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9">
                <text:p>29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19">
                <text:p>19</text:p>
              </table:table-cell>
              <table:table-cell office:value-type="float" office:value="46.0833333333333">
                <text:p>46.0833333333333</text:p>
              </table:table-cell>
              <table:table-cell office:value-type="float" office:value="1.83333333333334">
                <text:p>1.83333333333334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13">
                <text:p>13</text:p>
              </table:table-cell>
              <table:table-cell office:value-type="float" office:value="44.5833333333333">
                <text:p>44.58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19">
                <text:p>19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30">
                <text:p>30</text:p>
              </table:table-cell>
              <table:table-cell office:value-type="float" office:value="39.75">
                <text:p>39.7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4">
                <text:p>34</text:p>
              </table:table-cell>
              <table:table-cell office:value-type="float" office:value="38.5">
                <text:p>38.5</text:p>
              </table:table-cell>
              <table:table-cell office:value-type="float" office:value="-11.8333333333333">
                <text:p>-11.8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7">
                <text:p>77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66">
                <text:p>66</text:p>
              </table:table-cell>
              <table:table-cell office:value-type="float" office:value="44.25">
                <text:p>44.25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8">
                <text:p>28</text:p>
              </table:table-cell>
              <table:table-cell office:value-type="float" office:value="37.5833333333333">
                <text:p>37.5833333333333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3">
                <text:p>13</text:p>
              </table:table-cell>
              <table:table-cell office:value-type="float" office:value="32.5">
                <text:p>32.5</text:p>
              </table:table-cell>
              <table:table-cell office:value-type="float" office:value="-20.1666666666667">
                <text:p>-20.16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1">
                <text:p>11</text:p>
              </table:table-cell>
              <table:table-cell office:value-type="float" office:value="29.5833333333333">
                <text:p>29.5833333333333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16">
                <text:p>16</text:p>
              </table:table-cell>
              <table:table-cell office:value-type="float" office:value="29.5833333333333">
                <text:p>29.5833333333333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30">
                <text:p>30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-20.1666666666667">
                <text:p>-20.1666666666667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-15.0833333333333">
                <text:p>-15.0833333333333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4">
                <text:p>24</text:p>
              </table:table-cell>
              <table:table-cell office:value-type="float" office:value="31.9166666666667">
                <text:p>31.9166666666667</text:p>
              </table:table-cell>
              <table:table-cell office:value-type="float" office:value="-12.6666666666667">
                <text:p>-12.66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16">
                <text:p>16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-9.41666666666667">
                <text:p>-9.41666666666667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12">
                <text:p>12</text:p>
              </table:table-cell>
              <table:table-cell office:value-type="float" office:value="30.1666666666667">
                <text:p>30.1666666666667</text:p>
              </table:table-cell>
              <table:table-cell office:value-type="float" office:value="-9.58333333333333">
                <text:p>-9.58333333333333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9">
                <text:p>9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18">
                <text:p>18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-18.6666666666667">
                <text:p>-18.6666666666667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4">
                <text:p>24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-24.5833333333333">
                <text:p>-24.583333333333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19">
                <text:p>19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-18.6666666666667">
                <text:p>-18.6666666666667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10">
                <text:p>10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-13.8333333333333">
                <text:p>-13.833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7">
                <text:p>7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-11.25">
                <text:p>-11.25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8">
                <text:p>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-11.9166666666667">
                <text:p>-11.9166666666667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13">
                <text:p>13</text:p>
              </table:table-cell>
              <table:table-cell office:value-type="float" office:value="16.25">
                <text:p>16.25</text:p>
              </table:table-cell>
              <table:table-cell office:value-type="float" office:value="-13.4166666666667">
                <text:p>-13.4166666666667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53">
                <text:p>53</text:p>
              </table:table-cell>
              <table:table-cell office:value-type="float" office:value="16.75">
                <text:p>16.75</text:p>
              </table:table-cell>
              <table:table-cell office:value-type="float" office:value="-15.1666666666667">
                <text:p>-15.166666666666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-14.6666666666667">
                <text:p>-14.666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0">
                <text:p>10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5">
                <text:p>15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-10.75">
                <text:p>-10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Norwegian (nynorsk) Wikipedia</text:p>
        </chart:title>
        <chart:subtitle svg:x="6.051cm" svg:y="1.301cm" chart:style-name="ch3">
          <text:p>Users with &gt;100 edits</text:p>
        </chart:subtitle>
        <chart:legend chart:legend-position="end" svg:x="11.428cm" svg:y="3.703cm" style:legend-expansion="high" chart:style-name="ch4"/>
        <chart:plot-area chart:style-name="ch5" table:cell-range-address="'&gt;100'.A1:'&gt;100'.D133" chart:data-source-has-labels="both" svg:x="1.331cm" svg:y="2.19cm" svg:width="9.777cm" svg:height="5.649cm">
          <chartooo:coordinate-region svg:x="2.147cm" svg:y="2.389cm" svg:width="8.961cm" svg:height="5.251cm"/>
          <chart:axis chart:dimension="x" chart:name="primary-x" chart:style-name="ch6" chartooo:axis-type="auto">
            <chartooo:date-scale/>
            <chart:title svg:x="5.738cm" svg:y="8.019cm" chart:style-name="ch7">
              <text:p>Dates</text:p>
            </chart:title>
            <chart:categories table:cell-range-address="'&gt;100'.A2:'&gt;100'.A133"/>
            <chart:grid chart:style-name="ch8" chart:class="major"/>
          </chart:axis>
          <chart:axis chart:dimension="y" chart:name="primary-y" chart:style-name="ch9">
            <chart:title svg:x="0.451cm" svg:y="5.495cm" chart:style-name="ch10">
              <text:p>Users</text:p>
            </chart:title>
            <chart:grid chart:style-name="ch8" chart:class="major"/>
          </chart:axis>
          <chart:series chart:style-name="ch11" chart:values-cell-range-address="'&gt;100'.B2:'&gt;100'.B133" chart:label-cell-address="'&gt;100'.B1:'&gt;100'.B1" chart:class="chart:line">
            <chart:data-point chart:repeated="132"/>
          </chart:series>
          <chart:series chart:style-name="ch12" chart:values-cell-range-address="'&gt;100'.C2:'&gt;100'.C133" chart:label-cell-address="'&gt;100'.C1:'&gt;100'.C1" chart:class="chart:line">
            <chart:data-point chart:repeated="132"/>
          </chart:series>
          <chart:series chart:style-name="ch13" chart:values-cell-range-address="'&gt;100'.D2:'&gt;100'.D133" chart:label-cell-address="'&gt;100'.D1:'&gt;100'.D1" chart:class="chart:line">
            <chart:data-point chart:repeated="1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with &gt;100 edits</text:p>
                <draw:g>
                  <svg:desc>'&gt;100'.B1:'&gt;100'.B1</svg:desc>
                </draw:g>
              </table:table-cell>
              <table:table-cell office:value-type="string">
                <text:p>Sliding mean</text:p>
                <draw:g>
                  <svg:desc>'&gt;100'.C1:'&gt;100'.C1</svg:desc>
                </draw:g>
              </table:table-cell>
              <table:table-cell office:value-type="string">
                <text:p>Sliding diff</text:p>
                <draw:g>
                  <svg:desc>'&gt;100'.D1:'&gt;100'.D1</svg:desc>
                </draw:g>
              </table:table-cell>
            </table:table-row>
          </table:table-header-rows>
          <table:table-rows>
            <table:table-row>
              <table:table-cell office:value-type="float" office:value="38353">
                <text:p>38350</text:p>
                <draw:g>
                  <svg:desc>'&gt;100'.A2:'&gt;100'.A133</svg:desc>
                </draw:g>
              </table:table-cell>
              <table:table-cell office:value-type="float" office:value="7">
                <text:p>7</text:p>
                <draw:g>
                  <svg:desc>'&gt;100'.B2:'&gt;100'.B133</svg:desc>
                </draw:g>
              </table:table-cell>
              <table:table-cell office:value-type="float" office:value="NaN">
                <text:p>NaN</text:p>
                <draw:g>
                  <svg:desc>'&gt;100'.C2:'&gt;100'.C133</svg:desc>
                </draw:g>
              </table:table-cell>
              <table:table-cell office:value-type="float" office:value="NaN">
                <text:p>NaN</text:p>
                <draw:g>
                  <svg:desc>'&gt;100'.D2:'&gt;100'.D133</svg:desc>
                </draw:g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10">
                <text:p>10</text:p>
              </table:table-cell>
              <table:table-cell office:value-type="float" office:value="9.75">
                <text:p>9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6">
                <text:p>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9">
                <text:p>9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8">
                <text:p>8</text:p>
              </table:table-cell>
              <table:table-cell office:value-type="float" office:value="9.25">
                <text:p>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9">
                <text:p>9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8">
                <text:p>8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7">
                <text:p>7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7">
                <text:p>7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7">
                <text:p>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1">
                <text:p>11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1">
                <text:p>11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6">
                <text:p>16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-0.666666666666666">
                <text:p>-0.666666666666666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1">
                <text:p>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-0.833333333333334">
                <text:p>-0.833333333333334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8">
                <text:p>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-0.583333333333332">
                <text:p>-0.583333333333332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7">
                <text:p>7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-0.416666666666668">
                <text:p>-0.416666666666668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8">
                <text:p>8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-0.0833333333333339">
                <text:p>-0.0833333333333339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0">
                <text:p>10</text:p>
              </table:table-cell>
              <table:table-cell office:value-type="float" office:value="9.25">
                <text:p>9.25</text:p>
              </table:table-cell>
              <table:table-cell office:value-type="float" office:value="0.333333333333334">
                <text:p>0.333333333333334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8">
                <text:p>8</text:p>
              </table:table-cell>
              <table:table-cell office:value-type="float" office:value="9.25">
                <text:p>9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9">
                <text:p>9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.833333333333332">
                <text:p>0.833333333333332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8">
                <text:p>8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8">
                <text:p>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666666666666668">
                <text:p>0.666666666666668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6">
                <text:p>6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0.333333333333332">
                <text:p>0.333333333333332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3">
                <text:p>1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-0.416666666666668">
                <text:p>-0.416666666666668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4">
                <text:p>14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6">
                <text:p>16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1">
                <text:p>11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5">
                <text:p>15</text:p>
              </table:table-cell>
              <table:table-cell office:value-type="float" office:value="10.5">
                <text:p>10.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7">
                <text:p>7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">
                <text:p>11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6">
                <text:p>6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8">
                <text:p>8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0">
                <text:p>10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2">
                <text:p>12</text:p>
              </table:table-cell>
              <table:table-cell office:value-type="float" office:value="10.25">
                <text:p>10.2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6">
                <text:p>6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-0.166666666666668">
                <text:p>-0.166666666666668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-0.416666666666666">
                <text:p>-0.416666666666666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2">
                <text:p>1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0">
                <text:p>10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9">
                <text:p>9</text:p>
              </table:table-cell>
              <table:table-cell office:value-type="float" office:value="9.25">
                <text:p>9.2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0">
                <text:p>10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1">
                <text:p>11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2">
                <text:p>12</text:p>
              </table:table-cell>
              <table:table-cell office:value-type="float" office:value="10.25">
                <text:p>10.25</text:p>
              </table:table-cell>
              <table:table-cell office:value-type="float" office:value="-0.416666666666666">
                <text:p>-0.416666666666666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8">
                <text:p>8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-0.333333333333332">
                <text:p>-0.333333333333332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3">
                <text:p>13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-0.0833333333333339">
                <text:p>-0.0833333333333339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2">
                <text:p>12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3">
                <text:p>13</text:p>
              </table:table-cell>
              <table:table-cell office:value-type="float" office:value="10.75">
                <text:p>10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9">
                <text:p>9</text:p>
              </table:table-cell>
              <table:table-cell office:value-type="float" office:value="10.75">
                <text:p>10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1">
                <text:p>11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8">
                <text:p>8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0.833333333333334">
                <text:p>0.833333333333334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0">
                <text:p>10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3">
                <text:p>1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8">
                <text:p>8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33333333333332">
                <text:p>0.333333333333332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4">
                <text:p>14</text:p>
              </table:table-cell>
              <table:table-cell office:value-type="float" office:value="10.5">
                <text:p>10.5</text:p>
              </table:table-cell>
              <table:table-cell office:value-type="float" office:value="0.333333333333334">
                <text:p>0.333333333333334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1">
                <text:p>11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9">
                <text:p>9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-0.666666666666666">
                <text:p>-0.666666666666666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0">
                <text:p>10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-0.583333333333334">
                <text:p>-0.583333333333334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6">
                <text:p>16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-0.0833333333333322">
                <text:p>-0.0833333333333322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0">
                <text:p>10</text:p>
              </table:table-cell>
              <table:table-cell office:value-type="float" office:value="10.75">
                <text:p>1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0">
                <text:p>10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0.333333333333334">
                <text:p>0.333333333333334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2">
                <text:p>12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0.833333333333332">
                <text:p>0.833333333333332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0">
                <text:p>10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0.833333333333332">
                <text:p>0.833333333333332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2">
                <text:p>12</text:p>
              </table:table-cell>
              <table:table-cell office:value-type="float" office:value="10.9166666666667">
                <text:p>10.91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6">
                <text:p>6</text:p>
              </table:table-cell>
              <table:table-cell office:value-type="float" office:value="10.75">
                <text:p>10.75</text:p>
              </table:table-cell>
              <table:table-cell office:value-type="float" office:value="0.333333333333334">
                <text:p>0.333333333333334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0">
                <text:p>10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-0.0833333333333339">
                <text:p>-0.0833333333333339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2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0.0833333333333339">
                <text:p>0.0833333333333339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8">
                <text:p>8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33333333333332">
                <text:p>0.33333333333333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9">
                <text:p>9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0.166666666666668">
                <text:p>0.166666666666668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0">
                <text:p>10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4">
                <text:p>14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-0.583333333333334">
                <text:p>-0.583333333333334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9">
                <text:p>9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4">
                <text:p>14</text:p>
              </table:table-cell>
              <table:table-cell office:value-type="float" office:value="10.25">
                <text:p>10.25</text:p>
              </table:table-cell>
              <table:table-cell office:value-type="float" office:value="-0.916666666666666">
                <text:p>-0.916666666666666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0.833333333333332">
                <text:p>-0.833333333333332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0">
                <text:p>10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0.583333333333332">
                <text:p>-0.583333333333332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7">
                <text:p>7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-0.333333333333334">
                <text:p>-0.33333333333333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3">
                <text:p>1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6">
                <text:p>6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-0.333333333333334">
                <text:p>-0.333333333333334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2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0.0833333333333339">
                <text:p>0.0833333333333339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13">
                <text:p>13</text:p>
              </table:table-cell>
              <table:table-cell office:value-type="float" office:value="10.75">
                <text:p>10.75</text:p>
              </table:table-cell>
              <table:table-cell office:value-type="float" office:value="0.916666666666666">
                <text:p>0.916666666666666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8">
                <text:p>8</text:p>
              </table:table-cell>
              <table:table-cell office:value-type="float" office:value="10.25">
                <text:p>10.25</text:p>
              </table:table-cell>
              <table:table-cell office:value-type="float" office:value="0.0833333333333339">
                <text:p>0.0833333333333339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8">
                <text:p>8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0.0833333333333322">
                <text:p>0.0833333333333322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11">
                <text:p>11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-0.333333333333334">
                <text:p>-0.333333333333334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7">
                <text:p>7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9">
                <text:p>9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9">
                <text:p>9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8">
                <text:p>8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6">
                <text:p>6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-2.16666666666667">
                <text:p>-2.166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">
                <text:p>4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-3.16666666666667">
                <text:p>-3.16666666666667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8">
                <text:p>8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9">
                <text:p>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7">
                <text:p>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5">
                <text:p>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7">
                <text:p>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7">
                <text:p>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7">
                <text:p>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10">
                <text:p>10</text:p>
              </table:table-cell>
              <table:table-cell office:value-type="float" office:value="7.25">
                <text:p>7.25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8">
                <text:p>8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7">
                <text:p>7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9">
                <text:p>9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5">
                <text:p>5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-0.166666666666666">
                <text:p>-0.166666666666666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7">
                <text:p>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7">
                <text:p>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8">
                <text:p>8</text:p>
              </table:table-cell>
              <table:table-cell office:value-type="float" office:value="7.25">
                <text:p>7.25</text:p>
              </table:table-cell>
              <table:table-cell office:value-type="float" office:value="-0.083333333333333">
                <text:p>-0.0833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7">
                <text:p>7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6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0.083333333333333">
                <text:p>0.083333333333333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7">
                <text:p>7</text:p>
              </table:table-cell>
              <table:table-cell office:value-type="float" office:value="7.25">
                <text:p>7.25</text:p>
              </table:table-cell>
              <table:table-cell office:value-type="float" office:value="0.083333333333333">
                <text:p>0.08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Norwegian (nynorsk) Wikipedia</text:p>
        </chart:title>
        <chart:subtitle svg:x="6.263cm" svg:y="1.301cm" chart:style-name="ch3">
          <text:p>Users with &gt;5 edits</text:p>
        </chart:subtitle>
        <chart:legend chart:legend-position="end" svg:x="11.693cm" svg:y="3.703cm" style:legend-expansion="high" chart:style-name="ch4"/>
        <chart:plot-area chart:style-name="ch5" table:cell-range-address="'&gt;5'.A1:'&gt;5'.D133" chart:data-source-has-labels="both" svg:x="1.331cm" svg:y="2.19cm" svg:width="10.042cm" svg:height="5.649cm">
          <chartooo:coordinate-region svg:x="2.146cm" svg:y="2.389cm" svg:width="9.227cm" svg:height="5.251cm"/>
          <chart:axis chart:dimension="x" chart:name="primary-x" chart:style-name="ch6" chartooo:axis-type="auto">
            <chartooo:date-scale/>
            <chart:title svg:x="5.871cm" svg:y="8.019cm" chart:style-name="ch7">
              <text:p>Dates</text:p>
            </chart:title>
            <chart:categories table:cell-range-address="'&gt;5'.A2:'&gt;5'.A133"/>
            <chart:grid chart:style-name="ch8" chart:class="major"/>
          </chart:axis>
          <chart:axis chart:dimension="y" chart:name="primary-y" chart:style-name="ch9">
            <chart:title svg:x="0.451cm" svg:y="5.495cm" chart:style-name="ch10">
              <text:p>Users</text:p>
            </chart:title>
            <chart:grid chart:style-name="ch8" chart:class="major"/>
          </chart:axis>
          <chart:series chart:style-name="ch11" chart:values-cell-range-address="'&gt;5'.B2:'&gt;5'.B133" chart:label-cell-address="'&gt;5'.B1:'&gt;5'.B1" chart:class="chart:line">
            <chart:data-point chart:repeated="132"/>
          </chart:series>
          <chart:series chart:style-name="ch12" chart:values-cell-range-address="'&gt;5'.C2:'&gt;5'.C133" chart:label-cell-address="'&gt;5'.C1:'&gt;5'.C1" chart:class="chart:line">
            <chart:data-point chart:repeated="132"/>
          </chart:series>
          <chart:series chart:style-name="ch13" chart:values-cell-range-address="'&gt;5'.D2:'&gt;5'.D133" chart:label-cell-address="'&gt;5'.D1:'&gt;5'.D1" chart:class="chart:line">
            <chart:data-point chart:repeated="1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 with &gt;5 edits</text:p>
                <draw:g>
                  <svg:desc>'&gt;5'.B1:'&gt;5'.B1</svg:desc>
                </draw:g>
              </table:table-cell>
              <table:table-cell office:value-type="string">
                <text:p>Sliding mean</text:p>
                <draw:g>
                  <svg:desc>'&gt;5'.C1:'&gt;5'.C1</svg:desc>
                </draw:g>
              </table:table-cell>
              <table:table-cell office:value-type="string">
                <text:p>Sliding diff</text:p>
                <draw:g>
                  <svg:desc>'&gt;5'.D1:'&gt;5'.D1</svg:desc>
                </draw:g>
              </table:table-cell>
            </table:table-row>
          </table:table-header-rows>
          <table:table-rows>
            <table:table-row>
              <table:table-cell office:value-type="float" office:value="38353">
                <text:p>38350</text:p>
                <draw:g>
                  <svg:desc>'&gt;5'.A2:'&gt;5'.A133</svg:desc>
                </draw:g>
              </table:table-cell>
              <table:table-cell office:value-type="float" office:value="20">
                <text:p>20</text:p>
                <draw:g>
                  <svg:desc>'&gt;5'.B2:'&gt;5'.B133</svg:desc>
                </draw:g>
              </table:table-cell>
              <table:table-cell office:value-type="float" office:value="NaN">
                <text:p>NaN</text:p>
                <draw:g>
                  <svg:desc>'&gt;5'.C2:'&gt;5'.C133</svg:desc>
                </draw:g>
              </table:table-cell>
              <table:table-cell office:value-type="float" office:value="NaN">
                <text:p>NaN</text:p>
                <draw:g>
                  <svg:desc>'&gt;5'.D2:'&gt;5'.D133</svg:desc>
                </draw:g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40">
                <text:p>40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33">
                <text:p>33</text:p>
              </table:table-cell>
              <table:table-cell office:value-type="float" office:value="36.75">
                <text:p>3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39">
                <text:p>39</text:p>
              </table:table-cell>
              <table:table-cell office:value-type="float" office:value="37.25">
                <text:p>3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39">
                <text:p>39</text:p>
              </table:table-cell>
              <table:table-cell office:value-type="float" office:value="38.25">
                <text:p>3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37">
                <text:p>37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26">
                <text:p>26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36">
                <text:p>36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63">
                <text:p>63</text:p>
              </table:table-cell>
              <table:table-cell office:value-type="float" office:value="40.25">
                <text:p>4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53">
                <text:p>53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51">
                <text:p>51</text:p>
              </table:table-cell>
              <table:table-cell office:value-type="float" office:value="42.0833333333333">
                <text:p>42.0833333333333</text:p>
              </table:table-cell>
              <table:table-cell office:value-type="float" office:value="6.08333333333334">
                <text:p>6.08333333333334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45">
                <text:p>45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6.33333333333334">
                <text:p>6.33333333333334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56">
                <text:p>56</text:p>
              </table:table-cell>
              <table:table-cell office:value-type="float" office:value="44.5">
                <text:p>44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51">
                <text:p>51</text:p>
              </table:table-cell>
              <table:table-cell office:value-type="float" office:value="45.25">
                <text:p>45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44">
                <text:p>44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7.41666666666666">
                <text:p>7.41666666666666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46">
                <text:p>46</text:p>
              </table:table-cell>
              <table:table-cell office:value-type="float" office:value="46.4166666666667">
                <text:p>46.4166666666667</text:p>
              </table:table-cell>
              <table:table-cell office:value-type="float" office:value="7.91666666666666">
                <text:p>7.91666666666666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44">
                <text:p>44</text:p>
              </table:table-cell>
              <table:table-cell office:value-type="float" office:value="47.9166666666667">
                <text:p>47.9166666666667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45">
                <text:p>45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54">
                <text:p>54</text:p>
              </table:table-cell>
              <table:table-cell office:value-type="float" office:value="49.5">
                <text:p>49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41">
                <text:p>41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7.41666666666666">
                <text:p>7.41666666666666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54">
                <text:p>54</text:p>
              </table:table-cell>
              <table:table-cell office:value-type="float" office:value="47.75">
                <text:p>47.75</text:p>
              </table:table-cell>
              <table:table-cell office:value-type="float" office:value="6.41666666666666">
                <text:p>6.41666666666666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61">
                <text:p>61</text:p>
              </table:table-cell>
              <table:table-cell office:value-type="float" office:value="48.5833333333333">
                <text:p>48.583333333333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54">
                <text:p>54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53">
                <text:p>53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4.58333333333334">
                <text:p>4.58333333333334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53">
                <text:p>53</text:p>
              </table:table-cell>
              <table:table-cell office:value-type="float" office:value="49.25">
                <text:p>49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47">
                <text:p>47</text:p>
              </table:table-cell>
              <table:table-cell office:value-type="float" office:value="49.5">
                <text:p>49.5</text:p>
              </table:table-cell>
              <table:table-cell office:value-type="float" office:value="3.83333333333334">
                <text:p>3.8333333333333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2.58333333333334">
                <text:p>2.58333333333334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55">
                <text:p>55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54">
                <text:p>54</text:p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47">
                <text:p>47</text:p>
              </table:table-cell>
              <table:table-cell office:value-type="float" office:value="51.0833333333333">
                <text:p>51.0833333333333</text:p>
              </table:table-cell>
              <table:table-cell office:value-type="float" office:value="2.08333333333334">
                <text:p>2.08333333333334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55">
                <text:p>55</text:p>
              </table:table-cell>
              <table:table-cell office:value-type="float" office:value="51.1666666666667">
                <text:p>51.1666666666667</text:p>
              </table:table-cell>
              <table:table-cell office:value-type="float" office:value="1.66666666666666">
                <text:p>1.66666666666666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55">
                <text:p>55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56">
                <text:p>56</text:p>
              </table:table-cell>
              <table:table-cell office:value-type="float" office:value="52.5">
                <text:p>52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56">
                <text:p>56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47">
                <text:p>47</text:p>
              </table:table-cell>
              <table:table-cell office:value-type="float" office:value="51.5">
                <text:p>51.5</text:p>
              </table:table-cell>
              <table:table-cell office:value-type="float" office:value="2.16666666666666">
                <text:p>2.16666666666666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61">
                <text:p>61</text:p>
              </table:table-cell>
              <table:table-cell office:value-type="float" office:value="52.1666666666667">
                <text:p>52.1666666666667</text:p>
              </table:table-cell>
              <table:table-cell office:value-type="float" office:value="3.08333333333333">
                <text:p>3.08333333333333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54">
                <text:p>54</text:p>
              </table:table-cell>
              <table:table-cell office:value-type="float" office:value="52.25">
                <text:p>52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59">
                <text:p>59</text:p>
              </table:table-cell>
              <table:table-cell office:value-type="float" office:value="53.25">
                <text:p>53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50">
                <text:p>50</text:p>
              </table:table-cell>
              <table:table-cell office:value-type="float" office:value="54.0833333333333">
                <text:p>54.0833333333333</text:p>
              </table:table-cell>
              <table:table-cell office:value-type="float" office:value="5.08333333333334">
                <text:p>5.08333333333334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53">
                <text:p>53</text:p>
              </table:table-cell>
              <table:table-cell office:value-type="float" office:value="53.9166666666667">
                <text:p>53.91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52">
                <text:p>52</text:p>
              </table:table-cell>
              <table:table-cell office:value-type="float" office:value="53.75">
                <text:p>53.75</text:p>
              </table:table-cell>
              <table:table-cell office:value-type="float" office:value="3.08333333333334">
                <text:p>3.08333333333334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40">
                <text:p>40</text:p>
              </table:table-cell>
              <table:table-cell office:value-type="float" office:value="53.1666666666667">
                <text:p>53.1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44">
                <text:p>44</text:p>
              </table:table-cell>
              <table:table-cell office:value-type="float" office:value="52.25">
                <text:p>52.25</text:p>
              </table:table-cell>
              <table:table-cell office:value-type="float" office:value="1.08333333333334">
                <text:p>1.08333333333334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54">
                <text:p>54</text:p>
              </table:table-cell>
              <table:table-cell office:value-type="float" office:value="52.1666666666667">
                <text:p>52.1666666666667</text:p>
              </table:table-cell>
              <table:table-cell office:value-type="float" office:value="-0.166666666666671">
                <text:p>-0.166666666666671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49">
                <text:p>49</text:p>
              </table:table-cell>
              <table:table-cell office:value-type="float" office:value="51.5833333333333">
                <text:p>51.5833333333333</text:p>
              </table:table-cell>
              <table:table-cell office:value-type="float" office:value="-0.916666666666664">
                <text:p>-0.916666666666664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64">
                <text:p>64</text:p>
              </table:table-cell>
              <table:table-cell office:value-type="float" office:value="52.25">
                <text:p>52.25</text:p>
              </table:table-cell>
              <table:table-cell office:value-type="float" office:value="0.166666666666664">
                <text:p>0.16666666666666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54">
                <text:p>54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1.33333333333334">
                <text:p>1.3333333333333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50">
                <text:p>50</text:p>
              </table:table-cell>
              <table:table-cell office:value-type="float" office:value="51.9166666666667">
                <text:p>51.91666666666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48">
                <text:p>48</text:p>
              </table:table-cell>
              <table:table-cell office:value-type="float" office:value="51.4166666666667">
                <text:p>51.4166666666667</text:p>
              </table:table-cell>
              <table:table-cell office:value-type="float" office:value="-0.833333333333336">
                <text:p>-0.833333333333336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58">
                <text:p>58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-1.91666666666666">
                <text:p>-1.916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61">
                <text:p>61</text:p>
              </table:table-cell>
              <table:table-cell office:value-type="float" office:value="52.25">
                <text:p>52.25</text:p>
              </table:table-cell>
              <table:table-cell office:value-type="float" office:value="-1.83333333333334">
                <text:p>-1.8333333333333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44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-2.41666666666666">
                <text:p>-2.41666666666666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43">
                <text:p>43</text:p>
              </table:table-cell>
              <table:table-cell office:value-type="float" office:value="50.75">
                <text:p>50.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-1.16666666666666">
                <text:p>-1.16666666666666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41">
                <text:p>41</text:p>
              </table:table-cell>
              <table:table-cell office:value-type="float" office:value="51.75">
                <text:p>51.7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53">
                <text:p>5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48">
                <text:p>48</text:p>
              </table:table-cell>
              <table:table-cell office:value-type="float" office:value="51.5833333333333">
                <text:p>51.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55">
                <text:p>55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-1.41666666666666">
                <text:p>-1.41666666666666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50">
                <text:p>50</text:p>
              </table:table-cell>
              <table:table-cell office:value-type="float" office:value="50.5">
                <text:p>50.5</text:p>
              </table:table-cell>
              <table:table-cell office:value-type="float" office:value="-2.33333333333334">
                <text:p>-2.33333333333334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45">
                <text:p>45</text:p>
              </table:table-cell>
              <table:table-cell office:value-type="float" office:value="50.0833333333333">
                <text:p>50.0833333333333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51">
                <text:p>51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47">
                <text:p>47</text:p>
              </table:table-cell>
              <table:table-cell office:value-type="float" office:value="49.4166666666667">
                <text:p>49.4166666666667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37">
                <text:p>37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-4.83333333333334">
                <text:p>-4.83333333333334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53">
                <text:p>53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-3.33333333333334">
                <text:p>-3.33333333333334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57">
                <text:p>57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-1.41666666666666">
                <text:p>-1.41666666666666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52">
                <text:p>52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-2.91666666666666">
                <text:p>-2.91666666666666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51">
                <text:p>51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-1.83333333333334">
                <text:p>-1.83333333333334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61">
                <text:p>61</text:p>
              </table:table-cell>
              <table:table-cell office:value-type="float" office:value="50.5833333333333">
                <text:p>50.5833333333333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3">
                <text:p>43</text:p>
              </table:table-cell>
              <table:table-cell office:value-type="float" office:value="50.1666666666667">
                <text:p>50.1666666666667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43">
                <text:p>43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7">
                <text:p>47</text:p>
              </table:table-cell>
              <table:table-cell office:value-type="float" office:value="48.9166666666667">
                <text:p>48.9166666666667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50">
                <text:p>50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7">
                <text:p>57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55">
                <text:p>55</text:p>
              </table:table-cell>
              <table:table-cell office:value-type="float" office:value="50.5">
                <text:p>50.5</text:p>
              </table:table-cell>
              <table:table-cell office:value-type="float" office:value="1.08333333333334">
                <text:p>1.08333333333334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42">
                <text:p>42</text:p>
              </table:table-cell>
              <table:table-cell office:value-type="float" office:value="50.9166666666667">
                <text:p>50.916666666666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37">
                <text:p>37</text:p>
              </table:table-cell>
              <table:table-cell office:value-type="float" office:value="49.5833333333333">
                <text:p>49.5833333333333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44">
                <text:p>44</text:p>
              </table:table-cell>
              <table:table-cell office:value-type="float" office:value="48.5">
                <text:p>48.5</text:p>
              </table:table-cell>
              <table:table-cell office:value-type="float" office:value="-0.833333333333336">
                <text:p>-0.833333333333336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44">
                <text:p>44</text:p>
              </table:table-cell>
              <table:table-cell office:value-type="float" office:value="47.8333333333333">
                <text:p>47.83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40">
                <text:p>40</text:p>
              </table:table-cell>
              <table:table-cell office:value-type="float" office:value="46.9166666666667">
                <text:p>46.91666666666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55">
                <text:p>55</text:p>
              </table:table-cell>
              <table:table-cell office:value-type="float" office:value="46.4166666666667">
                <text:p>46.4166666666667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52">
                <text:p>52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7">
                <text:p>47</text:p>
              </table:table-cell>
              <table:table-cell office:value-type="float" office:value="47.5">
                <text:p>47.5</text:p>
              </table:table-cell>
              <table:table-cell office:value-type="float" office:value="-1.66666666666666">
                <text:p>-1.6666666666666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5">
                <text:p>55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50">
                <text:p>50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45">
                <text:p>45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43">
                <text:p>43</text:p>
              </table:table-cell>
              <table:table-cell office:value-type="float" office:value="46.1666666666667">
                <text:p>46.1666666666667</text:p>
              </table:table-cell>
              <table:table-cell office:value-type="float" office:value="-4.33333333333334">
                <text:p>-4.33333333333334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33">
                <text:p>33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33">
                <text:p>33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33">
                <text:p>33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-4.33333333333334">
                <text:p>-4.33333333333334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38">
                <text:p>38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37">
                <text:p>37</text:p>
              </table:table-cell>
              <table:table-cell office:value-type="float" office:value="43.4166666666667">
                <text:p>43.416666666666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39">
                <text:p>39</text:p>
              </table:table-cell>
              <table:table-cell office:value-type="float" office:value="42.0833333333333">
                <text:p>42.0833333333333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-6.16666666666666">
                <text:p>-6.16666666666666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2">
                <text:p>42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-6.91666666666666">
                <text:p>-6.91666666666666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40">
                <text:p>40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45">
                <text:p>45</text:p>
              </table:table-cell>
              <table:table-cell office:value-type="float" office:value="38.9166666666667">
                <text:p>38.9166666666667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5">
                <text:p>35</text:p>
              </table:table-cell>
              <table:table-cell office:value-type="float" office:value="38.0833333333333">
                <text:p>38.0833333333333</text:p>
              </table:table-cell>
              <table:table-cell office:value-type="float" office:value="-9.08333333333333">
                <text:p>-9.0833333333333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5">
                <text:p>45</text:p>
              </table:table-cell>
              <table:table-cell office:value-type="float" office:value="38.25">
                <text:p>38.25</text:p>
              </table:table-cell>
              <table:table-cell office:value-type="float" office:value="-7.91666666666666">
                <text:p>-7.91666666666666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36">
                <text:p>36</text:p>
              </table:table-cell>
              <table:table-cell office:value-type="float" office:value="38.5">
                <text:p>38.5</text:p>
              </table:table-cell>
              <table:table-cell office:value-type="float" office:value="-6.91666666666666">
                <text:p>-6.91666666666666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38">
                <text:p>38</text:p>
              </table:table-cell>
              <table:table-cell office:value-type="float" office:value="38.9166666666667">
                <text:p>38.9166666666667</text:p>
              </table:table-cell>
              <table:table-cell office:value-type="float" office:value="-6.16666666666667">
                <text:p>-6.16666666666667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-5.16666666666666">
                <text:p>-5.16666666666666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32">
                <text:p>32</text:p>
              </table:table-cell>
              <table:table-cell office:value-type="float" office:value="38.5">
                <text:p>38.5</text:p>
              </table:table-cell>
              <table:table-cell office:value-type="float" office:value="-5.16666666666666">
                <text:p>-5.1666666666666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7">
                <text:p>37</text:p>
              </table:table-cell>
              <table:table-cell office:value-type="float" office:value="38.5">
                <text:p>38.5</text:p>
              </table:table-cell>
              <table:table-cell office:value-type="float" office:value="-4.91666666666666">
                <text:p>-4.91666666666666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35">
                <text:p>35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34">
                <text:p>34</text:p>
              </table:table-cell>
              <table:table-cell office:value-type="float" office:value="37.75">
                <text:p>37.7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42">
                <text:p>42</text:p>
              </table:table-cell>
              <table:table-cell office:value-type="float" office:value="37.75">
                <text:p>37.75</text:p>
              </table:table-cell>
              <table:table-cell office:value-type="float" office:value="-2.83333333333334">
                <text:p>-2.83333333333334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8">
                <text:p>28</text:p>
              </table:table-cell>
              <table:table-cell office:value-type="float" office:value="36.75">
                <text:p>36.75</text:p>
              </table:table-cell>
              <table:table-cell office:value-type="float" office:value="-2.58333333333334">
                <text:p>-2.58333333333334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38">
                <text:p>38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37">
                <text:p>37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36">
                <text:p>36</text:p>
              </table:table-cell>
              <table:table-cell office:value-type="float" office:value="35.5833333333333">
                <text:p>35.5833333333333</text:p>
              </table:table-cell>
              <table:table-cell office:value-type="float" office:value="-2.66666666666666">
                <text:p>-2.66666666666666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32">
                <text:p>32</text:p>
              </table:table-cell>
              <table:table-cell office:value-type="float" office:value="35.25">
                <text:p>35.2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36">
                <text:p>36</text:p>
              </table:table-cell>
              <table:table-cell office:value-type="float" office:value="35.0833333333333">
                <text:p>35.0833333333333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36">
                <text:p>36</text:p>
              </table:table-cell>
              <table:table-cell office:value-type="float" office:value="35.25">
                <text:p>35.2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1">
                <text:p>31</text:p>
              </table:table-cell>
              <table:table-cell office:value-type="float" office:value="35.1666666666667">
                <text:p>35.1666666666667</text:p>
              </table:table-cell>
              <table:table-cell office:value-type="float" office:value="-3.33333333333334">
                <text:p>-3.33333333333334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39">
                <text:p>39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-3.16666666666666">
                <text:p>-3.16666666666666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37">
                <text:p>37</text:p>
              </table:table-cell>
              <table:table-cell office:value-type="float" office:value="35.5">
                <text:p>35.5</text:p>
              </table:table-cell>
              <table:table-cell office:value-type="float" office:value="-2.66666666666666">
                <text:p>-2.66666666666666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3">
                <text:p>33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-2.33333333333334">
                <text:p>-2.333333333333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Norwegian (nynorsk) Wikipedia</text:p>
        </chart:title>
        <chart:subtitle svg:x="6.99cm" svg:y="1.301cm" chart:style-name="ch3">
          <text:p>New users</text:p>
        </chart:subtitle>
        <chart:legend chart:legend-position="end" svg:x="12.672cm" svg:y="3.703cm" style:legend-expansion="high" chart:style-name="ch4"/>
        <chart:plot-area chart:style-name="ch5" table:cell-range-address="'New users'.A1:'New users'.D133" chart:data-source-has-labels="both" svg:x="1.331cm" svg:y="2.19cm" svg:width="11.021cm" svg:height="5.649cm">
          <chartooo:coordinate-region svg:x="2.142cm" svg:y="2.389cm" svg:width="10.21cm" svg:height="5.251cm"/>
          <chart:axis chart:dimension="x" chart:name="primary-x" chart:style-name="ch6" chartooo:axis-type="auto">
            <chartooo:date-scale/>
            <chart:title svg:x="6.36cm" svg:y="8.019cm" chart:style-name="ch7">
              <text:p>Dates</text:p>
            </chart:title>
            <chart:categories table:cell-range-address="'New users'.A2:'New users'.A133"/>
            <chart:grid chart:style-name="ch8" chart:class="major"/>
          </chart:axis>
          <chart:axis chart:dimension="y" chart:name="primary-y" chart:style-name="ch9">
            <chart:title svg:x="0.451cm" svg:y="5.495cm" chart:style-name="ch10">
              <text:p>Users</text:p>
            </chart:title>
            <chart:grid chart:style-name="ch8" chart:class="major"/>
          </chart:axis>
          <chart:series chart:style-name="ch11" chart:values-cell-range-address="'New users'.B2:'New users'.B133" chart:label-cell-address="'New users'.B1:'New users'.B1" chart:class="chart:line">
            <chart:data-point chart:repeated="132"/>
          </chart:series>
          <chart:series chart:style-name="ch12" chart:values-cell-range-address="'New users'.C2:'New users'.C133" chart:label-cell-address="'New users'.C1:'New users'.C1" chart:class="chart:line">
            <chart:data-point chart:repeated="132"/>
          </chart:series>
          <chart:series chart:style-name="ch13" chart:values-cell-range-address="'New users'.D2:'New users'.D133" chart:label-cell-address="'New users'.D1:'New users'.D1" chart:class="chart:line">
            <chart:data-point chart:repeated="1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users</text:p>
                <draw:g>
                  <svg:desc>'New users'.B1:'New users'.B1</svg:desc>
                </draw:g>
              </table:table-cell>
              <table:table-cell office:value-type="string">
                <text:p>Sliding mean</text:p>
                <draw:g>
                  <svg:desc>'New users'.C1:'New users'.C1</svg:desc>
                </draw:g>
              </table:table-cell>
              <table:table-cell office:value-type="string">
                <text:p>Sliding diff</text:p>
                <draw:g>
                  <svg:desc>'New users'.D1:'New users'.D1</svg:desc>
                </draw:g>
              </table:table-cell>
            </table:table-row>
          </table:table-header-rows>
          <table:table-rows>
            <table:table-row>
              <table:table-cell office:value-type="float" office:value="38353">
                <text:p>38350</text:p>
                <draw:g>
                  <svg:desc>'New users'.A2:'New users'.A133</svg:desc>
                </draw:g>
              </table:table-cell>
              <table:table-cell office:value-type="float" office:value="6">
                <text:p>6</text:p>
                <draw:g>
                  <svg:desc>'New users'.B2:'New users'.B133</svg:desc>
                </draw:g>
              </table:table-cell>
              <table:table-cell office:value-type="float" office:value="NaN">
                <text:p>NaN</text:p>
                <draw:g>
                  <svg:desc>'New users'.C2:'New users'.C133</svg:desc>
                </draw:g>
              </table:table-cell>
              <table:table-cell office:value-type="float" office:value="NaN">
                <text:p>NaN</text:p>
                <draw:g>
                  <svg:desc>'New users'.D2:'New users'.D133</svg:desc>
                </draw:g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8">
                <text:p>8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10">
                <text:p>1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5">
                <text:p>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5">
                <text:p>5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3">
                <text:p>1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2">
                <text:p>12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4">
                <text:p>4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9">
                <text:p>9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9">
                <text:p>9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4">
                <text:p>14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9">
                <text:p>9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7">
                <text:p>7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0">
                <text:p>10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0.416666666666668">
                <text:p>0.416666666666668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8">
                <text:p>8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21">
                <text:p>21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9">
                <text:p>9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9">
                <text:p>9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9">
                <text:p>9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7">
                <text:p>7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2">
                <text:p>12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6">
                <text:p>6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9">
                <text:p>9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7">
                <text:p>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0">
                <text:p>10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2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5">
                <text:p>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">
                <text:p>5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6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0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5">
                <text:p>5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20">
                <text:p>20</text:p>
              </table:table-cell>
              <table:table-cell office:value-type="float" office:value="8.75">
                <text:p>8.75</text:p>
              </table:table-cell>
              <table:table-cell office:value-type="float" office:value="-0.916666666666666">
                <text:p>-0.916666666666666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1">
                <text:p>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4">
                <text:p>4</text:p>
              </table:table-cell>
              <table:table-cell office:value-type="float" office:value="8.75">
                <text:p>8.75</text:p>
              </table:table-cell>
              <table:table-cell office:value-type="float" office:value="-0.833333333333334">
                <text:p>-0.833333333333334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2">
                <text:p>1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-0.166666666666668">
                <text:p>-0.166666666666668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5">
                <text:p>5</text:p>
              </table:table-cell>
              <table:table-cell office:value-type="float" office:value="8.75">
                <text:p>8.7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416666666666666">
                <text:p>0.416666666666666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7">
                <text:p>7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-0.166666666666666">
                <text:p>-0.166666666666666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4">
                <text:p>14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916666666666668">
                <text:p>0.916666666666668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8">
                <text:p>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1">
                <text:p>11</text:p>
              </table:table-cell>
              <table:table-cell office:value-type="float" office:value="9.75">
                <text:p>9.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6">
                <text:p>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8">
                <text:p>8</text:p>
              </table:table-cell>
              <table:table-cell office:value-type="float" office:value="8.75">
                <text:p>8.75</text:p>
              </table:table-cell>
              <table:table-cell office:value-type="float" office:value="-0.416666666666666">
                <text:p>-0.416666666666666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6">
                <text:p>6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4">
                <text:p>14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-0.0833333333333322">
                <text:p>-0.0833333333333322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2">
                <text:p>12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916666666666666">
                <text:p>0.916666666666666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4">
                <text:p>14</text:p>
              </table:table-cell>
              <table:table-cell office:value-type="float" office:value="9.75">
                <text:p>9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3">
                <text:p>13</text:p>
              </table:table-cell>
              <table:table-cell office:value-type="float" office:value="10.25">
                <text:p>10.25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6">
                <text:p>16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1">
                <text:p>11</text:p>
              </table:table-cell>
              <table:table-cell office:value-type="float" office:value="10.75">
                <text:p>10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">
                <text:p>5</text:p>
              </table:table-cell>
              <table:table-cell office:value-type="float" office:value="10.5">
                <text:p>10.5</text:p>
              </table:table-cell>
              <table:table-cell office:value-type="float" office:value="0.833333333333334">
                <text:p>0.833333333333334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6">
                <text:p>6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0.333333333333334">
                <text:p>0.333333333333334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6">
                <text:p>6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5">
                <text:p>15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6">
                <text:p>6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6">
                <text:p>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0.833333333333332">
                <text:p>0.833333333333332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6">
                <text:p>6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5">
                <text:p>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8">
                <text:p>8</text:p>
              </table:table-cell>
              <table:table-cell office:value-type="float" office:value="8.25">
                <text:p>8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0">
                <text:p>10</text:p>
              </table:table-cell>
              <table:table-cell office:value-type="float" office:value="7.75">
                <text:p>7.75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5">
                <text:p>5</text:p>
              </table:table-cell>
              <table:table-cell office:value-type="float" office:value="7.25">
                <text:p>7.2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4">
                <text:p>14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1">
                <text:p>11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4">
                <text:p>14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9">
                <text:p>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-0.916666666666668">
                <text:p>-0.916666666666668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7">
                <text:p>7</text:p>
              </table:table-cell>
              <table:table-cell office:value-type="float" office:value="9.75">
                <text:p>9.75</text:p>
              </table:table-cell>
              <table:table-cell office:value-type="float" office:value="-0.166666666666666">
                <text:p>-0.166666666666666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">
                <text:p>11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1">
                <text:p>11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7">
                <text:p>7</text:p>
              </table:table-cell>
              <table:table-cell office:value-type="float" office:value="11.4166666666667">
                <text:p>11.4166666666667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7">
                <text:p>7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2">
                <text:p>12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3">
                <text:p>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6">
                <text:p>1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0.416666666666668">
                <text:p>0.416666666666668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33333333333334">
                <text:p>0.333333333333334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6">
                <text:p>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0.166666666666666">
                <text:p>0.16666666666666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">
                <text:p>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3">
                <text:p>3</text:p>
              </table:table-cell>
              <table:table-cell office:value-type="float" office:value="8.75">
                <text:p>8.7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2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6">
                <text:p>6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3">
                <text:p>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-3.58333333333333">
                <text:p>-3.5833333333333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11">
                <text:p>11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13">
                <text:p>13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2">
                <text:p>12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3">
                <text:p>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-2.83333333333333">
                <text:p>-2.83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">
                <text:p>5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5">
                <text:p>15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6">
                <text:p>6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8">
                <text:p>8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4">
                <text:p>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5">
                <text:p>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7">
                <text:p>7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0.916666666666666">
                <text:p>-0.916666666666666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5">
                <text:p>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0.0833333333333339">
                <text:p>-0.0833333333333339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7">
                <text:p>7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3">
                <text:p>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11">
                <text:p>11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6">
                <text:p>6</text:p>
              </table:table-cell>
              <table:table-cell office:value-type="float" office:value="6.25">
                <text:p>6.25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8">
                <text:p>8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1">
                <text:p>1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7">
                <text:p>7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5">
                <text:p>5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7">
                <text:p>7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">
                <text:p>3</text:p>
              </table:table-cell>
              <table:table-cell office:value-type="float" office:value="5.75">
                <text:p>5.75</text:p>
              </table:table-cell>
              <table:table-cell office:value-type="float" office:value="-1.33333333333333">
                <text:p>-1.33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